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Helv" svg:font-family="Helv" style:font-family-generic="swiss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92.34mm"/>
    </style:style>
    <style:style style:name="co3" style:family="table-column">
      <style:table-column-properties fo:break-before="auto" style:column-width="24.34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52.39mm"/>
    </style:style>
    <style:style style:name="co6" style:family="table-column">
      <style:table-column-properties fo:break-before="auto" style:column-width="18.26mm"/>
    </style:style>
    <style:style style:name="co7" style:family="table-column">
      <style:table-column-properties fo:break-before="auto" style:column-width="25.93mm"/>
    </style:style>
    <style:style style:name="co8" style:family="table-column">
      <style:table-column-properties fo:break-before="auto" style:column-width="51.33mm"/>
    </style:style>
    <style:style style:name="co9" style:family="table-column">
      <style:table-column-properties fo:break-before="auto" style:column-width="19.58mm"/>
    </style:style>
    <style:style style:name="ro1" style:family="table-row">
      <style:table-row-properties style:row-height="9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13.76mm" fo:break-before="auto" style:use-optimal-row-height="false"/>
    </style:style>
    <style:style style:name="ro6" style:family="table-row">
      <style:table-row-properties style:row-height="11.64mm" fo:break-before="auto" style:use-optimal-row-height="true"/>
    </style:style>
    <style:style style:name="ro7" style:family="table-row">
      <style:table-row-properties style:row-height="5.82mm" fo:break-before="auto" style:use-optimal-row-height="true"/>
    </style:style>
    <style:style style:name="ro8" style:family="table-row">
      <style:table-row-properties style:row-height="11.38mm" fo:break-before="auto" style:use-optimal-row-height="false"/>
    </style:style>
    <style:style style:name="ro9" style:family="table-row">
      <style:table-row-properties style:row-height="17.46mm" fo:break-before="auto" style:use-optimal-row-height="true"/>
    </style:style>
    <style:style style:name="ro10" style:family="table-row">
      <style:table-row-properties style:row-height="11.11mm" fo:break-before="auto" style:use-optimal-row-height="false"/>
    </style:style>
    <style:style style:name="ro11" style:family="table-row">
      <style:table-row-properties style:row-height="46.57mm" fo:break-before="auto" style:use-optimal-row-height="true"/>
    </style:style>
    <style:style style:name="ro12" style:family="table-row">
      <style:table-row-properties style:row-height="29.1mm" fo:break-before="auto" style:use-optimal-row-height="true"/>
    </style:style>
    <style:style style:name="ro13" style:family="table-row">
      <style:table-row-properties style:row-height="98.95mm" fo:break-before="auto" style:use-optimal-row-height="true"/>
    </style:style>
    <style:style style:name="ro14" style:family="table-row">
      <style:table-row-properties style:row-height="12.17mm" fo:break-before="auto" style:use-optimal-row-height="false"/>
    </style:style>
    <style:style style:name="ro15" style:family="table-row">
      <style:table-row-properties style:row-height="11.91mm" fo:break-before="auto" style:use-optimal-row-height="false"/>
    </style:style>
    <style:style style:name="ro16" style:family="table-row">
      <style:table-row-properties style:row-height="23.28mm" fo:break-before="auto" style:use-optimal-row-height="true"/>
    </style:style>
    <style:style style:name="ro17" style:family="table-row">
      <style:table-row-properties style:row-height="11.64mm" fo:break-before="auto" style:use-optimal-row-height="false"/>
    </style:style>
    <style:style style:name="ro18" style:family="table-row">
      <style:table-row-properties style:row-height="12.44mm" fo:break-before="auto" style:use-optimal-row-height="false"/>
    </style:style>
    <style:style style:name="ro19" style:family="table-row">
      <style:table-row-properties style:row-height="10.85mm" fo:break-before="auto" style:use-optimal-row-height="false"/>
    </style:style>
    <style:style style:name="ro20" style:family="table-row">
      <style:table-row-properties style:row-height="12.7mm" fo:break-before="auto" style:use-optimal-row-height="false"/>
    </style:style>
    <style:style style:name="ro21" style:family="table-row">
      <style:table-row-properties style:row-height="19.05mm" fo:break-before="auto" style:use-optimal-row-height="false"/>
    </style:style>
    <style:style style:name="ro22" style:family="table-row">
      <style:table-row-properties style:row-height="10.27m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5f_議員所提地方建設建議事項處理明細表Y1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一般_5f_議員所提地方建設建議事項處理明細表Y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一般_5f_議員所提地方建設建議事項處理明細表Y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議員所提地方建設建議事項處理明細表Y1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議員所提地方建設建議事項處理明細表Y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3" style:family="table-cell" style:parent-style-name="一般_5f_議員所提地方建設建議事項處理明細表Y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Excel_20_Built-in_20_Comma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一般_5f_議員所提地方建設建議事項處理明細表Y1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8" style:family="table-cell" style:parent-style-name="Default" style:data-style-name="N137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 style:data-style-name="N137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20_Built-in_20_Comma" style:data-style-name="N13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37">
      <style:table-cell-properties fo:background-color="#ffffff"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37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Excel_20_Built-in_20_Comma" style:data-style-name="N14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Excel_20_Built-in_20_Comma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Comma" style:data-style-name="N144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議員所提地方建設建議事項處理明細表Y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9" style:family="table-cell" style:parent-style-name="Excel_20_Built-in_20_Comma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Comma" style:data-style-name="N144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32" style:family="table-cell" style:parent-style-name="一般_5f_議員所提地方建設建議事項處理明細表Y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一般_5f_議員所提地方建設建議事項處理明細表Y1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議員4" table:style-name="ta1" table:protected="true" table:protection-key="q7hO3dCLzEAGdiqU1CXFwzVUf/c=" table:protection-key-digest-algorithm="http://docs.oasis-open.org/office/ns/table/legacy-hash-excel" loext:protection-key-digest-algorithm-2="http://www.w3.org/2000/09/xmldsig#sha1" table:print-ranges="議員4.A1:議員4.I1397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16"/>
        <table:table-column table:style-name="co4" table:number-columns-repeated="2" table:default-cell-style-name="ce21"/>
        <table:table-column table:style-name="co5" table:default-cell-style-name="ce8"/>
        <table:table-column table:style-name="co6" table:default-cell-style-name="ce31"/>
        <table:table-column table:style-name="co7" table:default-cell-style-name="ce8"/>
        <table:table-column table:style-name="co8" table:default-cell-style-name="ce8"/>
        <table:table-column table:style-name="co9" table:number-columns-repeated="1015" table:default-cell-style-name="ce8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高雄市政府102年度對議員所提地方建設建議事項處理明細表</text:p>
            </table:table-cell>
            <table:covered-table-cell table:style-name="ce9"/>
            <table:covered-table-cell table:style-name="ce12"/>
            <table:covered-table-cell table:number-columns-repeated="2" table:style-name="ce17"/>
            <table:covered-table-cell table:style-name="ce12"/>
            <table:covered-table-cell table:number-columns-repeated="2" table:style-name="ce28"/>
            <table:covered-table-cell table:style-name="ce9"/>
            <table:table-cell table:style-name="ce34" table:number-columns-repeated="1015"/>
          </table:table-row>
          <table:table-row table:style-name="ro2">
            <table:table-cell table:style-name="ce1" office:value-type="string" calcext:value-type="string" table:number-columns-spanned="9" table:number-rows-spanned="1">
              <text:p>至102年12月止</text:p>
            </table:table-cell>
            <table:covered-table-cell table:style-name="ce9"/>
            <table:covered-table-cell table:style-name="ce12"/>
            <table:covered-table-cell table:number-columns-repeated="2" table:style-name="ce17"/>
            <table:covered-table-cell table:style-name="ce12"/>
            <table:covered-table-cell table:number-columns-repeated="2" table:style-name="ce28"/>
            <table:covered-table-cell table:style-name="ce9"/>
            <table:table-cell table:style-name="ce34" table:number-columns-repeated="1015"/>
          </table:table-row>
          <table:table-row table:style-name="ro3">
            <table:table-cell table:style-name="ce2" office:value-type="string" calcext:value-type="string">
              <text:p>表<text:span text:style-name="T1"> 4</text:span></text:p>
            </table:table-cell>
            <table:table-cell table:style-name="ce10" office:value-type="string" calcext:value-type="string" table:number-columns-spanned="7" table:number-rows-spanned="1">
              <text:p><text:s text:c="9"/>(本表為半年報)</text:p>
            </table:table-cell>
            <table:covered-table-cell table:number-columns-repeated="6" table:style-name="ce13"/>
            <table:table-cell table:style-name="ce32" office:value-type="string" calcext:value-type="string">
              <text:p>單位：千元</text:p>
            </table:table-cell>
            <table:table-cell table:style-name="Default" table:number-columns-repeated="1015"/>
          </table:table-row>
          <table:table-row table:style-name="ro4">
            <table:table-cell table:style-name="ce3" office:value-type="string" calcext:value-type="string" table:number-columns-spanned="1" table:number-rows-spanned="2">
              <text:p>議員姓名</text:p>
            </table:table-cell>
            <table:table-cell table:style-name="ce3" office:value-type="string" calcext:value-type="string" table:number-columns-spanned="1" table:number-rows-spanned="2">
              <text:p>建議項目及內容</text:p>
            </table:table-cell>
            <table:table-cell table:style-name="ce3" office:value-type="string" calcext:value-type="string" table:number-columns-spanned="1" table:number-rows-spanned="2">
              <text:p>建議地點</text:p>
            </table:table-cell>
            <table:table-cell table:style-name="ce18" office:value-type="string" office:string-value="建議金額" calcext:value-type="string" table:number-columns-spanned="1" table:number-rows-spanned="2">
              <text:p><text:s/>建議金額 </text:p>
            </table:table-cell>
            <table:table-cell table:style-name="ce3" office:value-type="string" calcext:value-type="string" table:number-columns-spanned="5" table:number-rows-spanned="1">
              <text:p>核定情形</text:p>
            </table:table-cell>
            <table:covered-table-cell table:number-columns-repeated="3" table:style-name="ce24"/>
            <table:covered-table-cell table:style-name="ce33"/>
            <table:table-cell table:style-name="ce35" table:number-columns-repeated="1015"/>
          </table:table-row>
          <table:table-row table:style-name="ro5">
            <table:covered-table-cell table:number-columns-repeated="3" table:style-name="ce4"/>
            <table:covered-table-cell table:style-name="ce19"/>
            <table:table-cell table:style-name="ce22" office:value-type="string" office:string-value="核定金額" calcext:value-type="string">
              <text:p><text:s/>核定金額 </text:p>
            </table:table-cell>
            <table:table-cell table:style-name="ce25" office:value-type="string" calcext:value-type="string">
              <text:p>經費支用科目</text:p>
            </table:table-cell>
            <table:table-cell table:style-name="ce25" office:value-type="string" calcext:value-type="string">
              <text:p>主辦機關</text:p>
            </table:table-cell>
            <table:table-cell table:style-name="ce25" office:value-type="string" calcext:value-type="string">
              <text:p>招標方式</text:p>
            </table:table-cell>
            <table:table-cell table:style-name="ce25" office:value-type="string" calcext:value-type="string">
              <text:p>得標廠商</text:p>
            </table:table-cell>
            <table:table-cell table:style-name="Default" table:number-columns-repeated="1015"/>
          </table:table-row>
        </table:table-header-rows>
        <table:table-row table:style-name="ro6">
          <table:table-cell table:style-name="ce5" office:value-type="string" calcext:value-type="string">
            <text:p>曾俊傑</text:p>
          </table:table-cell>
          <table:table-cell table:style-name="ce6" office:value-type="string" calcext:value-type="string">
            <text:p>三民區德北里「通化街30巷（康平街至通化街段）南側路溝工程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569" calcext:value-type="float">
            <text:p><text:s/>569 </text:p>
          </table:table-cell>
          <table:table-cell table:style-name="ce20" office:value-type="float" office:value="482" calcext:value-type="float">
            <text:p><text:s/>482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9" office:value-type="string" calcext:value-type="string">
            <text:p>民政局 </text:p>
          </table:table-cell>
          <table:table-cell table:style-name="ce26" office:value-type="string" calcext:value-type="string">
            <text:p>公開取得 </text:p>
          </table:table-cell>
          <table:table-cell table:style-name="ce26" office:value-type="string" calcext:value-type="string">
            <text:p>良溢土木包工業有限公司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林武忠</text:p>
          </table:table-cell>
          <table:table-cell table:style-name="ce6" office:value-type="string" calcext:value-type="string">
            <text:p>三民區公所「應安街240巷路面工程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104" calcext:value-type="float">
            <text:p><text:s/>104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9" office:value-type="string" calcext:value-type="string">
            <text:p>民政局 </text:p>
          </table:table-cell>
          <table:table-cell table:style-name="ce26" office:value-type="string" calcext:value-type="string">
            <text:p>公開取得 </text:p>
          </table:table-cell>
          <table:table-cell table:style-name="ce26" office:value-type="string" calcext:value-type="string">
            <text:p>紀成工程有限公司</text:p>
          </table:table-cell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康裕成</text:p>
          </table:table-cell>
          <table:table-cell table:style-name="ce6" office:value-type="string" calcext:value-type="string">
            <text:p>三民區本文里「立志街126巷路面及大昌一路29巷25號旁路溝改善工程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483" calcext:value-type="float">
            <text:p><text:s/>483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取得 </text:p>
          </table:table-cell>
          <table:table-cell table:style-name="ce26" office:value-type="string" calcext:value-type="string">
            <text:p>良溢土木包工業有限公司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鄭光峰</text:p>
          </table:table-cell>
          <table:table-cell table:style-name="ce6" office:value-type="string" calcext:value-type="string">
            <text:p>殯葬管理處「家族傳承樹系統建置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2970" calcext:value-type="float">
            <text:p><text:s/>2,970 </text:p>
          </table:table-cell>
          <table:table-cell table:style-name="ce20" office:value-type="float" office:value="2300" calcext:value-type="float">
            <text:p><text:s/>2,300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同創科技股份有限公司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黃淑美</text:p>
          </table:table-cell>
          <table:table-cell table:style-name="ce6" office:value-type="string" calcext:value-type="string">
            <text:p>三民區有光路187巷路面翻修工程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130" calcext:value-type="float">
            <text:p><text:s/>130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取得 </text:p>
          </table:table-cell>
          <table:table-cell table:style-name="ce26" office:value-type="string" calcext:value-type="string">
            <text:p>泓昇土木包工業有限公司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洪平朗</text:p>
          </table:table-cell>
          <table:table-cell table:style-name="ce6" office:value-type="string" calcext:value-type="string">
            <text:p>三民區天民路80巷特色巷道造街工程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830" calcext:value-type="float">
            <text:p><text:s/>830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取得 </text:p>
          </table:table-cell>
          <table:table-cell table:style-name="ce26" office:value-type="string" calcext:value-type="string">
            <text:p>泓昇土木包工業有限公司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三民區澄和路208巷等路面工程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392" calcext:value-type="float">
            <text:p><text:s/>392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取得 </text:p>
          </table:table-cell>
          <table:table-cell table:style-name="ce26" office:value-type="string" calcext:value-type="string">
            <text:p>泓昇土木包工業有限公司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大寮區德昌街、濃公路等3路段整修工程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233" calcext:value-type="float">
            <text:p><text:s/>233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昇晟營造有限公司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黃天煌</text:p>
          </table:table-cell>
          <table:table-cell table:style-name="ce6" office:value-type="string" calcext:value-type="string">
            <text:p>大寮區大寮里永隆街等道路整修工程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758" calcext:value-type="float">
            <text:p><text:s/>758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昇晟營造有限公司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黃天煌</text:p>
          </table:table-cell>
          <table:table-cell table:style-name="ce6" office:value-type="string" calcext:value-type="string">
            <text:p>大寮區中興里中興路等柏油工程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1072" calcext:value-type="float">
            <text:p><text:s/>1,072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昇晟營造有限公司</text:p>
          </table:table-cell>
          <table:table-cell table:style-name="Default" table:number-columns-repeated="1015"/>
        </table:table-row>
        <table:table-row table:style-name="ro8">
          <table:table-cell table:style-name="ce5" office:value-type="string" calcext:value-type="string">
            <text:p>黃天煌</text:p>
          </table:table-cell>
          <table:table-cell table:style-name="ce6" office:value-type="string" calcext:value-type="string">
            <text:p>大寮區內坑里內坑路26-3號前AC道路整修工程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814" calcext:value-type="float">
            <text:p><text:s/>814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昇晟營造有限公司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大寮區「翁園路151-22號前道路整修工程」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173" calcext:value-type="float">
            <text:p><text:s/>173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昇晟營造有限公司</text:p>
          </table:table-cell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黃天煌</text:p>
          </table:table-cell>
          <table:table-cell table:style-name="ce6" office:value-type="string" calcext:value-type="string">
            <text:p>大寮區大明路120巷7號等4處道路整修工程(大寮區大寮里大寮路等2處道路整修工程)</text:p>
          </table:table-cell>
          <table:table-cell table:style-name="ce14" office:value-type="string" calcext:value-type="string">
            <text:p>大寮區</text:p>
          </table:table-cell>
          <table:table-cell table:style-name="ce20" office:value-type="float" office:value="681" calcext:value-type="float">
            <text:p><text:s/>681 </text:p>
          </table:table-cell>
          <table:table-cell table:style-name="ce20" office:value-type="float" office:value="243" calcext:value-type="float">
            <text:p><text:s/>243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昇晟營造有限公司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黃天煌</text:p>
          </table:table-cell>
          <table:table-cell table:style-name="ce6" office:value-type="string" calcext:value-type="string">
            <text:p>大寮區過溪里正大街等路面工程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556" calcext:value-type="float">
            <text:p><text:s/>556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昇晟營造有限公司</text:p>
          </table:table-cell>
          <table:table-cell table:style-name="Default" table:number-columns-repeated="1015"/>
        </table:table-row>
        <table:table-row table:style-name="ro9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大寮區翁園路19號、87號、102號、農場路2號、巷尾路63號、巷尾路72-1號等6處周遭路段整修工程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1311" calcext:value-type="float">
            <text:p><text:s/>1,311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峻源營造有限公司</text:p>
          </table:table-cell>
          <table:table-cell table:style-name="Default" table:number-columns-repeated="1015"/>
        </table:table-row>
        <table:table-row table:style-name="ro9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大寮區永芳路50號、內坑路109號與112-15至116號、拷潭路153號、鳳林三路301巷等5處周遭路段整修工程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1458" calcext:value-type="float">
            <text:p><text:s/>1,458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峻源營造有限公司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大樹區嶺口擋土牆工程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538" calcext:value-type="float">
            <text:p><text:s/>538 </text:p>
          </table:table-cell>
          <table:table-cell table:style-name="ce26" office:value-type="string" calcext:value-type="string">
            <text:p>區公所業務-業務管理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統建土木包工業</text:p>
          </table:table-cell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小港區二苓鳳宮國宅社區「（宏亮里活動中心3樓）增設活動廁所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101" calcext:value-type="float">
            <text:p><text:s/>101 </text:p>
          </table:table-cell>
          <table:table-cell table:style-name="ce20" office:value-type="float" office:value="95" calcext:value-type="float">
            <text:p><text:s/>95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小額採購</text:p>
          </table:table-cell>
          <table:table-cell table:style-name="ce26" office:value-type="string" calcext:value-type="string">
            <text:p>寶佳利企業有限公司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內門區「內東里等道路改善工程」</text:p>
          </table:table-cell>
          <table:table-cell table:style-name="ce14" office:value-type="string" calcext:value-type="string">
            <text:p>內門區</text:p>
          </table:table-cell>
          <table:table-cell table:style-name="ce20" office:value-type="float" office:value="2325" calcext:value-type="float">
            <text:p><text:s/>2,325 </text:p>
          </table:table-cell>
          <table:table-cell table:style-name="ce20" office:value-type="float" office:value="2140" calcext:value-type="float">
            <text:p><text:s/>2,140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慶昇營造有限公司</text:p>
          </table:table-cell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林富寶</text:p>
          </table:table-cell>
          <table:table-cell table:style-name="ce6" office:value-type="string" calcext:value-type="string">
            <text:p>內門區中埔派出所旁道路增設紐澤西護欄工程及施設矮牆工程</text:p>
          </table:table-cell>
          <table:table-cell table:style-name="ce14" office:value-type="string" calcext:value-type="string">
            <text:p>內門區</text:p>
          </table:table-cell>
          <table:table-cell table:number-columns-repeated="2" table:style-name="ce20" office:value-type="float" office:value="176" calcext:value-type="float">
            <text:p><text:s/>176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宏揚土木包工業</text:p>
          </table:table-cell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林富寶</text:p>
          </table:table-cell>
          <table:table-cell table:style-name="ce6" office:value-type="string" calcext:value-type="string">
            <text:p>內門區內興里太和7號前新設截水溝工程、頂厝12號前2條平行過路溝工程</text:p>
          </table:table-cell>
          <table:table-cell table:style-name="ce14" office:value-type="string" calcext:value-type="string">
            <text:p>內門區</text:p>
          </table:table-cell>
          <table:table-cell table:number-columns-repeated="2" table:style-name="ce20" office:value-type="float" office:value="137" calcext:value-type="float">
            <text:p><text:s/>137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宏揚土木包工業</text:p>
          </table:table-cell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林富寶</text:p>
          </table:table-cell>
          <table:table-cell table:style-name="ce6" office:value-type="string" calcext:value-type="string">
            <text:p>內門區內興里石內12號前新設截水溝及AC路面改善</text:p>
          </table:table-cell>
          <table:table-cell table:style-name="ce14" office:value-type="string" calcext:value-type="string">
            <text:p>內門區</text:p>
          </table:table-cell>
          <table:table-cell table:number-columns-repeated="2" table:style-name="ce20" office:value-type="float" office:value="622" calcext:value-type="float">
            <text:p><text:s/>622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宏揚土木包工業</text:p>
          </table:table-cell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林富寶</text:p>
          </table:table-cell>
          <table:table-cell table:style-name="ce6" office:value-type="string" calcext:value-type="string">
            <text:p>內門區三平烏西崙26-3號旁水溝改善、鍍鋅溝蓋工程</text:p>
          </table:table-cell>
          <table:table-cell table:style-name="ce14" office:value-type="string" calcext:value-type="string">
            <text:p>內門區</text:p>
          </table:table-cell>
          <table:table-cell table:number-columns-repeated="2" table:style-name="ce20" office:value-type="float" office:value="203" calcext:value-type="float">
            <text:p><text:s/>203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宏揚土木包工業</text:p>
          </table:table-cell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林富寶</text:p>
          </table:table-cell>
          <table:table-cell table:style-name="ce6" office:value-type="string" calcext:value-type="string">
            <text:p>內門區溝坪里華山路路面改善及新設駁坎及護欄工程</text:p>
          </table:table-cell>
          <table:table-cell table:style-name="ce14" office:value-type="string" calcext:value-type="string">
            <text:p>內門區</text:p>
          </table:table-cell>
          <table:table-cell table:number-columns-repeated="2" table:style-name="ce20" office:value-type="float" office:value="515" calcext:value-type="float">
            <text:p><text:s/>515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宏揚土木包工業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陳政聞</text:p>
          </table:table-cell>
          <table:table-cell table:style-name="ce6" office:value-type="string" calcext:value-type="string">
            <text:p>永安區草田溝產業路護欄修建工程</text:p>
          </table:table-cell>
          <table:table-cell table:style-name="ce14" office:value-type="string" calcext:value-type="string">
            <text:p>永安區</text:p>
          </table:table-cell>
          <table:table-cell table:style-name="ce20" office:value-type="float" office:value="367" calcext:value-type="float">
            <text:p><text:s/>367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民政局 </text:p>
          </table:table-cell>
          <table:table-cell table:style-name="ce26" table:number-columns-repeated="2"/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永安區維新路光明三巷及光明九巷路面改善工程</text:p>
          </table:table-cell>
          <table:table-cell table:style-name="ce14" office:value-type="string" calcext:value-type="string">
            <text:p>永安區</text:p>
          </table:table-cell>
          <table:table-cell table:number-columns-repeated="2" table:style-name="ce20" office:value-type="float" office:value="1465" calcext:value-type="float">
            <text:p><text:s/>1,465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信肱土木包工業</text:p>
          </table:table-cell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田寮區大同里辦公室「廣播視聽設備改善工程」</text:p>
          </table:table-cell>
          <table:table-cell table:style-name="ce14" office:value-type="string" calcext:value-type="string">
            <text:p>田寮區</text:p>
          </table:table-cell>
          <table:table-cell table:number-columns-repeated="2"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取得 </text:p>
          </table:table-cell>
          <table:table-cell table:style-name="ce26" office:value-type="string" calcext:value-type="string">
            <text:p>龍安科技企業社</text:p>
          </table:table-cell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田寮區高14-2線鄉道大同路47號旁巷道及宅萊路通往林良志宅前道路改善工程</text:p>
          </table:table-cell>
          <table:table-cell table:style-name="ce14" office:value-type="string" calcext:value-type="string">
            <text:p>田寮區</text:p>
          </table:table-cell>
          <table:table-cell table:number-columns-repeated="2" table:style-name="ce20" office:value-type="float" office:value="400" calcext:value-type="float">
            <text:p><text:s/>400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取得 </text:p>
          </table:table-cell>
          <table:table-cell table:style-name="ce26" office:value-type="string" calcext:value-type="string">
            <text:p>晉乾營造有限公司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陳明澤</text:p>
          </table:table-cell>
          <table:table-cell table:style-name="ce6" office:value-type="string" calcext:value-type="string">
            <text:p>田寮區崇德里噯哮溝道路改善工程</text:p>
          </table:table-cell>
          <table:table-cell table:style-name="ce14" office:value-type="string" calcext:value-type="string">
            <text:p>田寮區</text:p>
          </table:table-cell>
          <table:table-cell table:number-columns-repeated="2" table:style-name="ce20" office:value-type="float" office:value="524" calcext:value-type="float">
            <text:p><text:s/>524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取得 </text:p>
          </table:table-cell>
          <table:table-cell table:style-name="ce26" office:value-type="string" calcext:value-type="string">
            <text:p>昌盛土木包工業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林富寶</text:p>
          </table:table-cell>
          <table:table-cell table:style-name="ce6" office:value-type="string" calcext:value-type="string">
            <text:p>高130線旁義民廟前道路改善工程</text:p>
          </table:table-cell>
          <table:table-cell table:style-name="ce14" office:value-type="string" calcext:value-type="string">
            <text:p>甲仙區</text:p>
          </table:table-cell>
          <table:table-cell table:style-name="ce20" office:value-type="float" office:value="566" calcext:value-type="float">
            <text:p><text:s/>566 </text:p>
          </table:table-cell>
          <table:table-cell table:style-name="ce20" office:value-type="float" office:value="560" calcext:value-type="float">
            <text:p><text:s/>560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取得 </text:p>
          </table:table-cell>
          <table:table-cell table:style-name="ce26" office:value-type="string" calcext:value-type="string">
            <text:p>宏揚土木包工業</text:p>
          </table:table-cell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岡山區阿公店路二段208巷及公園西路二段128巷路面改善工程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160" calcext:value-type="float">
            <text:p><text:s/>160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取得 </text:p>
          </table:table-cell>
          <table:table-cell table:style-name="ce26" office:value-type="string" calcext:value-type="string">
            <text:p>鈺祺工程有限公司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張文瑞</text:p>
          </table:table-cell>
          <table:table-cell table:style-name="ce6" office:value-type="string" calcext:value-type="string">
            <text:p>阿蓮區峰山里「道路改善工程」</text:p>
          </table:table-cell>
          <table:table-cell table:style-name="ce14" office:value-type="string" calcext:value-type="string">
            <text:p>阿蓮區</text:p>
          </table:table-cell>
          <table:table-cell table:style-name="ce20" office:value-type="float" office:value="250" calcext:value-type="float">
            <text:p><text:s/>250 </text:p>
          </table:table-cell>
          <table:table-cell table:style-name="ce20" office:value-type="float" office:value="237" calcext:value-type="float">
            <text:p><text:s/>237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取得 </text:p>
          </table:table-cell>
          <table:table-cell table:style-name="ce26" office:value-type="string" calcext:value-type="string">
            <text:p>竣賢土木包工業</text:p>
          </table:table-cell>
          <table:table-cell table:style-name="Default" table:number-columns-repeated="1015"/>
        </table:table-row>
        <table:table-row table:style-name="ro10">
          <table:table-cell table:style-name="ce5" office:value-type="string" calcext:value-type="string">
            <text:p>張文瑞</text:p>
          </table:table-cell>
          <table:table-cell table:style-name="ce6" office:value-type="string" calcext:value-type="string">
            <text:p>阿蓮區峰山里活動中心廣場「鋪面改善工程」</text:p>
          </table:table-cell>
          <table:table-cell table:style-name="ce14" office:value-type="string" calcext:value-type="string">
            <text:p>阿蓮區</text:p>
          </table:table-cell>
          <table:table-cell table:style-name="ce20" office:value-type="float" office:value="265" calcext:value-type="float">
            <text:p><text:s/>265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民政局 </text:p>
          </table:table-cell>
          <table:table-cell table:style-name="ce26" table:number-columns-repeated="2"/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張文瑞</text:p>
          </table:table-cell>
          <table:table-cell table:style-name="ce6" office:value-type="string" calcext:value-type="string">
            <text:p>阿蓮區阿蓮里廣播設備-擴音器工程</text:p>
          </table:table-cell>
          <table:table-cell table:style-name="ce14" office:value-type="string" calcext:value-type="string">
            <text:p>阿蓮區</text:p>
          </table:table-cell>
          <table:table-cell table:number-columns-repeated="2" table:style-name="ce20" office:value-type="float" office:value="198" calcext:value-type="float">
            <text:p><text:s/>198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取得 </text:p>
          </table:table-cell>
          <table:table-cell table:style-name="ce26" office:value-type="string" calcext:value-type="string">
            <text:p>元朗科技股份有限公司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前金區草江里瑞源路141巷路面改善工程</text:p>
          </table:table-cell>
          <table:table-cell table:style-name="ce14" office:value-type="string" calcext:value-type="string">
            <text:p>前金區</text:p>
          </table:table-cell>
          <table:table-cell table:style-name="ce20" office:value-type="float" office:value="290" calcext:value-type="float">
            <text:p><text:s/>290 </text:p>
          </table:table-cell>
          <table:table-cell table:style-name="ce20" office:value-type="float" office:value="289" calcext:value-type="float">
            <text:p><text:s/>289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取得 </text:p>
          </table:table-cell>
          <table:table-cell table:style-name="ce26" office:value-type="string" calcext:value-type="string">
            <text:p>泓昇土木包工業有限公司</text:p>
          </table:table-cell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鄭光峰</text:p>
          </table:table-cell>
          <table:table-cell table:style-name="ce6" office:value-type="string" calcext:value-type="string">
            <text:p>前鎮區竹西里里民活動中心「活動中心整修及隔音工程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326" calcext:value-type="float">
            <text:p><text:s/>326 </text:p>
          </table:table-cell>
          <table:table-cell table:style-name="ce20" office:value-type="float" office:value="291" calcext:value-type="float">
            <text:p><text:s/>291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祥昕企業有限公司</text:p>
          </table:table-cell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前鎮區竹西里里民活動中心「視聽設備暨監視器設備改善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137" calcext:value-type="float">
            <text:p><text:s/>137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民政局 </text:p>
          </table:table-cell>
          <table:table-cell table:style-name="ce26" table:number-columns-repeated="2"/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前鎮區竹西里里民活動中心「室內裝潢暨空調設備改善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133" calcext:value-type="float">
            <text:p><text:s/>133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祥昕企業有限公司</text:p>
          </table:table-cell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鄭光峰</text:p>
          </table:table-cell>
          <table:table-cell table:style-name="ce6" office:value-type="string" calcext:value-type="string">
            <text:p>前鎮區興東里辦公處「增設活動中心數位資訊看板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991" calcext:value-type="float">
            <text:p><text:s/>991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民政局 </text:p>
          </table:table-cell>
          <table:table-cell table:style-name="ce26" table:number-columns-repeated="2"/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鄭光峰</text:p>
          </table:table-cell>
          <table:table-cell table:style-name="ce6" office:value-type="string" calcext:value-type="string">
            <text:p>前鎮區興東里活動中心「場地活化設備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183" calcext:value-type="float">
            <text:p><text:s/>183 </text:p>
          </table:table-cell>
          <table:table-cell table:style-name="ce20" office:value-type="float" office:value="99" calcext:value-type="float">
            <text:p><text:s/>99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小額採購</text:p>
          </table:table-cell>
          <table:table-cell table:style-name="ce26" office:value-type="string" calcext:value-type="string">
            <text:p>一尾小魚科技有限公司 <text:s text:c="10"/>頌昀企業有限公司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美濃區戶政事務所「新製作樓梯遮雨棚」</text:p>
          </table:table-cell>
          <table:table-cell table:style-name="ce14" office:value-type="string" calcext:value-type="string">
            <text:p>美濃區</text:p>
          </table:table-cell>
          <table:table-cell table:number-columns-repeated="2" table:style-name="ce20" office:value-type="float" office:value="215" calcext:value-type="float">
            <text:p><text:s/>215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取得 </text:p>
          </table:table-cell>
          <table:table-cell table:style-name="ce26" office:value-type="string" calcext:value-type="string">
            <text:p>淐毅企業有限公司</text:p>
          </table:table-cell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莊啟旺</text:p>
          </table:table-cell>
          <table:table-cell table:style-name="ce6" office:value-type="string" calcext:value-type="string">
            <text:p>苓雅區林富里里辦公處「裝設三色字幕機看板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147" calcext:value-type="float">
            <text:p><text:s/>147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民政局 </text:p>
          </table:table-cell>
          <table:table-cell table:style-name="ce26" table:number-columns-repeated="2"/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蕭永達</text:p>
          </table:table-cell>
          <table:table-cell table:style-name="ce6" office:value-type="string" calcext:value-type="string">
            <text:p>河北路97巷等水溝改善工程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461" calcext:value-type="float">
            <text:p><text:s/>461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取得 </text:p>
          </table:table-cell>
          <table:table-cell table:style-name="ce26" office:value-type="string" calcext:value-type="string">
            <text:p>紀成工程有限公司</text:p>
          </table:table-cell>
          <table:table-cell table:style-name="Default" table:number-columns-repeated="1015"/>
        </table:table-row>
        <table:table-row table:style-name="ro9">
          <table:table-cell table:style-name="ce6" office:value-type="string" calcext:value-type="string">
            <text:p>伊斯坦大‧貝雅夫‧正福</text:p>
          </table:table-cell>
          <table:table-cell table:style-name="ce6" office:value-type="string" calcext:value-type="string">
            <text:p>桃源區戶政事務所「改善辦公廳舍」</text:p>
          </table:table-cell>
          <table:table-cell table:style-name="ce14" office:value-type="string" calcext:value-type="string">
            <text:p>桃源區</text:p>
          </table:table-cell>
          <table:table-cell table:number-columns-repeated="2" table:style-name="ce20" office:value-type="float" office:value="391" calcext:value-type="float">
            <text:p><text:s/>391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取得 </text:p>
          </table:table-cell>
          <table:table-cell table:style-name="ce26" office:value-type="string" calcext:value-type="string">
            <text:p>祥廷室內裝修行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許福森</text:p>
          </table:table-cell>
          <table:table-cell table:style-name="ce6" office:value-type="string" calcext:value-type="string">
            <text:p>梓官區赤東里保生三巷路面整修</text:p>
          </table:table-cell>
          <table:table-cell table:style-name="ce14" office:value-type="string" calcext:value-type="string">
            <text:p>梓官區</text:p>
          </table:table-cell>
          <table:table-cell table:style-name="ce20" office:value-type="float" office:value="380" calcext:value-type="float">
            <text:p><text:s/>380 </text:p>
          </table:table-cell>
          <table:table-cell table:style-name="ce20" office:value-type="float" office:value="282" calcext:value-type="float">
            <text:p><text:s/>282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瑀騰營造有限公司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陳明澤</text:p>
          </table:table-cell>
          <table:table-cell table:style-name="ce6" office:value-type="string" calcext:value-type="string">
            <text:p>湖內區第二納骨塔屋頂改善工程</text:p>
          </table:table-cell>
          <table:table-cell table:style-name="ce14" office:value-type="string" calcext:value-type="string">
            <text:p>湖內區</text:p>
          </table:table-cell>
          <table:table-cell table:number-columns-repeated="2" table:style-name="ce20" office:value-type="float" office:value="2150" calcext:value-type="float">
            <text:p><text:s/>2,150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恩藝土木包工業</text:p>
          </table:table-cell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新興區公所「民權一路247巷水溝路面改善工程」（德順街至五福一街）</text:p>
          </table:table-cell>
          <table:table-cell table:style-name="ce14" office:value-type="string" calcext:value-type="string">
            <text:p>新興區</text:p>
          </table:table-cell>
          <table:table-cell table:number-columns-repeated="2" table:style-name="ce20" office:value-type="float" office:value="1837" calcext:value-type="float">
            <text:p><text:s/>1,837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東昌土木包工業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郭建盟</text:p>
          </table:table-cell>
          <table:table-cell table:style-name="ce6" office:value-type="string" calcext:value-type="string">
            <text:p>新興區公所「榕之屋步道改善工程」</text:p>
          </table:table-cell>
          <table:table-cell table:style-name="ce14" office:value-type="string" calcext:value-type="string">
            <text:p>新興區</text:p>
          </table:table-cell>
          <table:table-cell table:number-columns-repeated="2" table:style-name="ce20" office:value-type="float" office:value="1142" calcext:value-type="float">
            <text:p><text:s/>1,142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浩城土木包工業有限公司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新興區青年一路200巷路面改善工程</text:p>
          </table:table-cell>
          <table:table-cell table:style-name="ce14" office:value-type="string" calcext:value-type="string">
            <text:p>新興區</text:p>
          </table:table-cell>
          <table:table-cell table:number-columns-repeated="2" table:style-name="ce20" office:value-type="float" office:value="105" calcext:value-type="float">
            <text:p><text:s/>105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泓昇土木包工業有限公司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新興區明莊里「南台路62巷路面改善工程」</text:p>
          </table:table-cell>
          <table:table-cell table:style-name="ce14" office:value-type="string" calcext:value-type="string">
            <text:p>新興區</text:p>
          </table:table-cell>
          <table:table-cell table:number-columns-repeated="2" table:style-name="ce20" office:value-type="float" office:value="202" calcext:value-type="float">
            <text:p><text:s/>202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泓昇土木包工業有限公司</text:p>
          </table:table-cell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郭建盟</text:p>
          </table:table-cell>
          <table:table-cell table:style-name="ce6" office:value-type="string" calcext:value-type="string">
            <text:p>新興區德生里聯合活動中心「防水改善工程暨LED數位電子看板」</text:p>
          </table:table-cell>
          <table:table-cell table:style-name="ce14" office:value-type="string" calcext:value-type="string">
            <text:p>新興區</text:p>
          </table:table-cell>
          <table:table-cell table:style-name="ce20" office:value-type="float" office:value="274" calcext:value-type="float">
            <text:p><text:s/>274 </text:p>
          </table:table-cell>
          <table:table-cell table:style-name="ce20" office:value-type="float" office:value="193" calcext:value-type="float">
            <text:p><text:s/>193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小額採購</text:p>
          </table:table-cell>
          <table:table-cell table:style-name="ce26" office:value-type="string" calcext:value-type="string">
            <text:p>防水:東泰土木包工業</text:p>
            <text:p>防火:麗茂實業有限公司</text:p>
          </table:table-cell>
          <table:table-cell table:style-name="Default" table:number-columns-repeated="1015"/>
        </table:table-row>
        <table:table-row table:style-name="ro11">
          <table:table-cell table:style-name="ce5" office:value-type="string" calcext:value-type="string">
            <text:p>藍星木</text:p>
          </table:table-cell>
          <table:table-cell table:style-name="ce6" office:value-type="string" calcext:value-type="string">
            <text:p>楠梓區梓仁昌里活動中心「基本設備購置及修繕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282" calcext:value-type="float">
            <text:p><text:s/>282 </text:p>
          </table:table-cell>
          <table:table-cell table:style-name="ce20" office:value-type="float" office:value="276" calcext:value-type="float">
            <text:p><text:s/>276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1.4.共同供應契約。</text:p>
            <text:p>2.3.5.小額採購。 </text:p>
          </table:table-cell>
          <table:table-cell table:style-name="ce26" office:value-type="string" calcext:value-type="string">
            <text:p>1.冷氣-同大電器行。2.消防設備檢修-嘉利通信資訊工程行。3.地下室天花板漏水處理工程-青山紅有限公司。4.LED字幕機-台積光電科技有限公司。5.拉門-上豪裝潢工程行。</text:p>
          </table:table-cell>
          <table:table-cell table:style-name="Default" table:number-columns-repeated="1015"/>
        </table:table-row>
        <table:table-row table:style-name="ro12">
          <table:table-cell table:style-name="ce5" office:value-type="string" calcext:value-type="string">
            <text:p>藍星木</text:p>
          </table:table-cell>
          <table:table-cell table:style-name="ce6" office:value-type="string" calcext:value-type="string">
            <text:p>楠梓區仁昌里「里活動中心基本設備購置及修繕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151" calcext:value-type="float">
            <text:p><text:s/>151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1.共同供應契約。</text:p>
            <text:p>2.3.小額採購。</text:p>
          </table:table-cell>
          <table:table-cell table:style-name="ce26" office:value-type="string" calcext:value-type="string">
            <text:p>1.冷氣-大同綜合訊電股份有限公司高雄分公司。2.抽水馬達-輝宏電機企業行。3.活動式窗戶更換-盛鴻鋁門窗工程行</text:p>
          </table:table-cell>
          <table:table-cell table:style-name="Default" table:number-columns-repeated="1015"/>
        </table:table-row>
        <table:table-row table:style-name="ro13">
          <table:table-cell table:style-name="ce5" office:value-type="string" calcext:value-type="string">
            <text:p>李眉蓁</text:p>
          </table:table-cell>
          <table:table-cell table:style-name="ce6" office:value-type="string" calcext:value-type="string">
            <text:p>楠梓區翠屏里「里活動中心設備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651" calcext:value-type="float">
            <text:p><text:s/>651 </text:p>
          </table:table-cell>
          <table:table-cell table:style-name="ce20" office:value-type="float" office:value="642" calcext:value-type="float">
            <text:p><text:s/>642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1-10小額採購。</text:p>
            <text:p>11-12共同供應契約。</text:p>
          </table:table-cell>
          <table:table-cell table:style-name="ce26" office:value-type="string" calcext:value-type="string">
            <text:p>1.電腦-愛之村藝文有限公司。2.附屬休憩區設施-壹壹壹資產開發有限公司。3.會議桌椅-宏達家具有限公司。4.電扇-福源電器行。5.佈告欄玻璃修繕-楠翔玻璃行。6.擴音設備-辰星貿易有限公司。7.血壓計-騰育商行。8.置物櫃-風城企業行。9.白板-雨竺廣告社。10.照明設備損壞-福源電器行。11.冷氣-大同綜合訊電股份有限公司高雄分公司。12.LED字幕機&amp;佈告欄-鋒丞科技有限公司</text:p>
          </table:table-cell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蔡金晏</text:p>
          </table:table-cell>
          <table:table-cell table:style-name="ce6" office:value-type="string" calcext:value-type="string">
            <text:p>鼓山區公所「鼓山三路61、101、109巷AC路面等3件工程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999" calcext:value-type="float">
            <text:p><text:s/>999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億信土木包工業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連立堅</text:p>
          </table:table-cell>
          <table:table-cell table:style-name="ce6" office:value-type="string" calcext:value-type="string">
            <text:p>鼓山區大榮街22巷周邊路溝工程（第2期）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250" calcext:value-type="float">
            <text:p><text:s/>250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泓昇土木包工業有限公司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蔡金晏</text:p>
          </table:table-cell>
          <table:table-cell table:style-name="ce6" office:value-type="string" calcext:value-type="string">
            <text:p>鼓山區葆禎路68巷路溝工程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智銘工程有限公司</text:p>
          </table:table-cell>
          <table:table-cell table:style-name="Default" table:number-columns-repeated="1015"/>
        </table:table-row>
        <table:table-row table:style-name="ro9">
          <table:table-cell table:style-name="ce5" office:value-type="string" calcext:value-type="string">
            <text:p>林富寶</text:p>
          </table:table-cell>
          <table:table-cell table:style-name="ce6" office:value-type="string" calcext:value-type="string">
            <text:p>旗山區湄洲里活動中心「擴充相關設備及2樓恢復供電設施」</text:p>
          </table:table-cell>
          <table:table-cell table:style-name="ce14" office:value-type="string" calcext:value-type="string">
            <text:p>旗山區</text:p>
          </table:table-cell>
          <table:table-cell table:style-name="ce20" office:value-type="float" office:value="122" calcext:value-type="float">
            <text:p><text:s/>122 </text:p>
          </table:table-cell>
          <table:table-cell table:style-name="ce20" office:value-type="float" office:value="115" calcext:value-type="float">
            <text:p><text:s/>115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小額採購</text:p>
          </table:table-cell>
          <table:table-cell table:style-name="ce26" office:value-type="string" calcext:value-type="string">
            <text:p>和正電器針車行、旗山水電行、百惠資訊事業有限公司 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蘇琦莉</text:p>
          </table:table-cell>
          <table:table-cell table:style-name="ce6" office:value-type="string" calcext:value-type="string">
            <text:p>旗山區三協里「武鹿巷支線道路改善工程」</text:p>
          </table:table-cell>
          <table:table-cell table:style-name="ce14" office:value-type="string" calcext:value-type="string">
            <text:p>旗山區</text:p>
          </table:table-cell>
          <table:table-cell table:number-columns-repeated="2" table:style-name="ce20" office:value-type="float" office:value="1729" calcext:value-type="float">
            <text:p><text:s/>1,729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宏揚土木包工業 </text:p>
          </table:table-cell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陳美雅</text:p>
          </table:table-cell>
          <table:table-cell table:style-name="ce6" office:value-type="string" calcext:value-type="string">
            <text:p>旗山區道路及排水改善工程(泰山一巷路面改善工程等8案)</text:p>
          </table:table-cell>
          <table:table-cell table:style-name="ce14" office:value-type="string" calcext:value-type="string">
            <text:p>旗山區</text:p>
          </table:table-cell>
          <table:table-cell table:number-columns-repeated="2" table:style-name="ce20" office:value-type="float" office:value="2000" calcext:value-type="float">
            <text:p><text:s/>2,000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三民土木包工業 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蔡金晏</text:p>
          </table:table-cell>
          <table:table-cell table:style-name="ce6" office:value-type="string" calcext:value-type="string">
            <text:p>旗津區廟前路21-1號旁路溝工程改善</text:p>
          </table:table-cell>
          <table:table-cell table:style-name="ce14" office:value-type="string" calcext:value-type="string">
            <text:p>旗津區</text:p>
          </table:table-cell>
          <table:table-cell table:number-columns-repeated="2" table:style-name="ce20" office:value-type="float" office:value="450" calcext:value-type="float">
            <text:p><text:s/>450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取得 </text:p>
          </table:table-cell>
          <table:table-cell table:style-name="ce26" office:value-type="string" calcext:value-type="string">
            <text:p>智銘工程有限公司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徐榮延</text:p>
          </table:table-cell>
          <table:table-cell table:style-name="ce6" office:value-type="string" calcext:value-type="string">
            <text:p>鳳山區南江街114巷排水改善工程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750" calcext:value-type="float">
            <text:p><text:s/>750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取得 </text:p>
          </table:table-cell>
          <table:table-cell table:style-name="ce26" office:value-type="string" calcext:value-type="string">
            <text:p>獅湖土木包工業</text:p>
          </table:table-cell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徐榮延</text:p>
          </table:table-cell>
          <table:table-cell table:style-name="ce6" office:value-type="string" calcext:value-type="string">
            <text:p>鳳山區第一戶政事務所「採購電腦及軟體設備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187" calcext:value-type="float">
            <text:p><text:s/>187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共同供應契約</text:p>
          </table:table-cell>
          <table:table-cell table:style-name="ce26" office:value-type="string" calcext:value-type="string">
            <text:p>詮翊電腦股份有限公司</text:p>
          </table:table-cell>
          <table:table-cell table:style-name="Default" table:number-columns-repeated="1015"/>
        </table:table-row>
        <table:table-row table:style-name="ro6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橋頭區里林西路40-2巷水泥路面改鋪柏油路面及通黃巷路面刨鋪工程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取得 </text:p>
          </table:table-cell>
          <table:table-cell table:style-name="ce26" office:value-type="string" calcext:value-type="string">
            <text:p>宏箖營造有限公司</text:p>
          </table:table-cell>
          <table:table-cell table:style-name="Default" table:number-columns-repeated="1015"/>
        </table:table-row>
        <table:table-row table:style-name="ro10">
          <table:table-cell table:style-name="ce5" office:value-type="string" calcext:value-type="string">
            <text:p>陳政聞</text:p>
          </table:table-cell>
          <table:table-cell table:style-name="ce6" office:value-type="string" calcext:value-type="string">
            <text:p>橋頭區仕和里神農巷38弄8號前路面修復工程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181" calcext:value-type="float">
            <text:p><text:s/>181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取得 </text:p>
          </table:table-cell>
          <table:table-cell table:style-name="ce26" office:value-type="string" calcext:value-type="string">
            <text:p>宏箖營造有限公司</text:p>
          </table:table-cell>
          <table:table-cell table:style-name="Default" table:number-columns-repeated="1015"/>
        </table:table-row>
        <table:table-row table:style-name="ro10">
          <table:table-cell table:style-name="ce5" office:value-type="string" calcext:value-type="string">
            <text:p>陳政聞</text:p>
          </table:table-cell>
          <table:table-cell table:style-name="ce6" office:value-type="string" calcext:value-type="string">
            <text:p>燕巢區瓊林里「瓊林路64巷AC路面改善工程」</text:p>
          </table:table-cell>
          <table:table-cell table:style-name="ce14" office:value-type="string" calcext:value-type="string">
            <text:p>燕巢區</text:p>
          </table:table-cell>
          <table:table-cell table:number-columns-repeated="2" table:style-name="ce20" office:value-type="float" office:value="178" calcext:value-type="float">
            <text:p><text:s/>178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公開取得 </text:p>
          </table:table-cell>
          <table:table-cell table:style-name="ce26" office:value-type="string" calcext:value-type="string">
            <text:p>宏箖營造有限公司</text:p>
          </table:table-cell>
          <table:table-cell table:style-name="Default" table:number-columns-repeated="1015"/>
        </table:table-row>
        <table:table-row table:style-name="ro14">
          <table:table-cell table:style-name="ce5" office:value-type="string" calcext:value-type="string">
            <text:p>方信淵</text:p>
          </table:table-cell>
          <table:table-cell table:style-name="ce6" office:value-type="string" calcext:value-type="string">
            <text:p>燕巢區橫山里(大仁路)16-19號前道路改善工程</text:p>
          </table:table-cell>
          <table:table-cell table:style-name="ce14" office:value-type="string" calcext:value-type="string">
            <text:p>燕巢區</text:p>
          </table:table-cell>
          <table:table-cell table:number-columns-repeated="2"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基層建設-小型工程</text:p>
          </table:table-cell>
          <table:table-cell table:style-name="ce26" office:value-type="string" calcext:value-type="string">
            <text:p>民政局 </text:p>
          </table:table-cell>
          <table:table-cell table:style-name="ce26" office:value-type="string" calcext:value-type="string">
            <text:p>小額採購</text:p>
          </table:table-cell>
          <table:table-cell table:style-name="ce26" office:value-type="string" calcext:value-type="string">
            <text:p>石清土木包工業</text:p>
          </table:table-cell>
          <table:table-cell table:style-name="Default" table:number-columns-repeated="1015"/>
        </table:table-row>
        <table:table-row table:style-name="ro7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大樹區井腳里娘姑婆前道路改善工程</text:p>
          </table:table-cell>
          <table:table-cell table:style-name="ce14" office:value-type="string" calcext:value-type="string">
            <text:p>大樹區</text:p>
          </table:table-cell>
          <table:table-cell table:style-name="ce20" office:value-type="float" office:value="140" calcext:value-type="float">
            <text:p><text:s/>140 </text:p>
          </table:table-cell>
          <table:table-cell table:style-name="ce23" office:value-type="string" calcext:value-type="string">
            <text:p>尚未核定</text:p>
          </table:table-cell>
          <table:table-cell table:style-name="ce26"/>
          <table:table-cell table:style-name="ce26" office:value-type="string" calcext:value-type="string">
            <text:p>民政局 </text:p>
          </table:table-cell>
          <table:table-cell table:style-name="ce26" table:number-columns-repeated="2"/>
          <table:table-cell table:style-name="ce36" table:number-columns-repeated="1015"/>
        </table:table-row>
        <table:table-row table:style-name="ro7">
          <table:table-cell table:style-name="ce5" office:value-type="string" calcext:value-type="string">
            <text:p>吳益政</text:p>
          </table:table-cell>
          <table:table-cell table:style-name="ce6" office:value-type="string" calcext:value-type="string">
            <text:p>大仁國民中學「體育團隊住宿環境改善工程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877" calcext:value-type="float">
            <text:p><text:s/>877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梓維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吳益政</text:p>
          </table:table-cell>
          <table:table-cell table:style-name="ce6" office:value-type="string" calcext:value-type="string">
            <text:p>苓雅區凱旋國民小學「樂隊購置樂器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957" calcext:value-type="float">
            <text:p><text:s/>957 </text:p>
          </table:table-cell>
          <table:table-cell table:style-name="ce20" office:value-type="float" office:value="797" calcext:value-type="float">
            <text:p><text:s/>797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功學社樂器股份有限公司高雄五福分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吳益政</text:p>
          </table:table-cell>
          <table:table-cell table:style-name="ce6" office:value-type="string" calcext:value-type="string">
            <text:p>新興區大同國民小學「民生樓會議室設備更新」</text:p>
          </table:table-cell>
          <table:table-cell table:style-name="ce14" office:value-type="string" calcext:value-type="string">
            <text:p>新興區</text:p>
          </table:table-cell>
          <table:table-cell table:style-name="ce20" office:value-type="float" office:value="197" calcext:value-type="float">
            <text:p><text:s/>197 </text:p>
          </table:table-cell>
          <table:table-cell table:style-name="ce20" office:value-type="float" office:value="189" calcext:value-type="float">
            <text:p><text:s/>189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佰億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吳益政</text:p>
          </table:table-cell>
          <table:table-cell table:style-name="ce6" office:value-type="string" calcext:value-type="string">
            <text:p>新興區大同國民小學「辦理民生樓教室吊扇更新工程」</text:p>
          </table:table-cell>
          <table:table-cell table:style-name="ce14" office:value-type="string" calcext:value-type="string">
            <text:p>新興區</text:p>
          </table:table-cell>
          <table:table-cell table:number-columns-repeated="2" table:style-name="ce20" office:value-type="float" office:value="180" calcext:value-type="float">
            <text:p><text:s/>180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吉鳳祥行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吳益政</text:p>
          </table:table-cell>
          <table:table-cell table:style-name="ce6" office:value-type="string" calcext:value-type="string">
            <text:p>新興區七賢國民小學「充實行政辦公室辦公設備」</text:p>
          </table:table-cell>
          <table:table-cell table:style-name="ce14" office:value-type="string" calcext:value-type="string">
            <text:p>新興區</text:p>
          </table:table-cell>
          <table:table-cell table:style-name="ce20" office:value-type="float" office:value="655" calcext:value-type="float">
            <text:p><text:s/>655 </text:p>
          </table:table-cell>
          <table:table-cell table:style-name="ce20" office:value-type="float" office:value="605" calcext:value-type="float">
            <text:p><text:s/>60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三本工程有限公司高雄分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吳益政</text:p>
          </table:table-cell>
          <table:table-cell table:style-name="ce6" office:value-type="string" calcext:value-type="string">
            <text:p>高雄高級中學「更新體育教學環境及設備購置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990" calcext:value-type="float">
            <text:p><text:s/>99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全騏營造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吳益政</text:p>
          </table:table-cell>
          <table:table-cell table:style-name="ce6" office:value-type="string" calcext:value-type="string">
            <text:p>苓雅區成功國民小學「發展多元音樂藝術課程教學設備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110" calcext:value-type="float">
            <text:p><text:s/>110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美聲樂器行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吳益政</text:p>
          </table:table-cell>
          <table:table-cell table:style-name="ce6" office:value-type="string" calcext:value-type="string">
            <text:p>苓雅區中正國民小學「改善學校棒球代表隊集訓環境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129" calcext:value-type="float">
            <text:p><text:s/>12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麗聲電器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吳益政</text:p>
          </table:table-cell>
          <table:table-cell table:style-name="ce6" office:value-type="string" calcext:value-type="string">
            <text:p>苓雅區中正國民小學「購置樂器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1894" calcext:value-type="float">
            <text:p><text:s/>1,894 </text:p>
          </table:table-cell>
          <table:table-cell table:style-name="ce20" office:value-type="float" office:value="1887" calcext:value-type="float">
            <text:p><text:s/>1,887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華軒樂器文教事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周鍾㴴</text:p>
          </table:table-cell>
          <table:table-cell table:style-name="ce6" office:value-type="string" calcext:value-type="string">
            <text:p>楠梓區油廠國民小學「校園尖角牆柱裝置防撞條設備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上豪裝潢工程行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周鍾㴴</text:p>
          </table:table-cell>
          <table:table-cell table:style-name="ce6" office:value-type="string" calcext:value-type="string">
            <text:p>左營區文府國民小學「購置模組化作文教學圖書設備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325" calcext:value-type="float">
            <text:p><text:s/>325 </text:p>
          </table:table-cell>
          <table:table-cell table:style-name="ce20" office:value-type="float" office:value="293" calcext:value-type="float">
            <text:p><text:s/>293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絕點子事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湖內區湖內國中「購置專項運動器材設備」</text:p>
          </table:table-cell>
          <table:table-cell table:style-name="ce14" office:value-type="string" calcext:value-type="string">
            <text:p>湖內區</text:p>
          </table:table-cell>
          <table:table-cell table:style-name="ce20" office:value-type="float" office:value="498" calcext:value-type="float">
            <text:p><text:s/>498 </text:p>
          </table:table-cell>
          <table:table-cell table:style-name="ce20" office:value-type="float" office:value="486" calcext:value-type="float">
            <text:p><text:s/>486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金冠軍體育用品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蕙蕙</text:p>
          </table:table-cell>
          <table:table-cell table:style-name="ce6" office:value-type="string" calcext:value-type="string">
            <text:p>燕巢區燕巢國民小學「風雨操場改建擴充工程」</text:p>
          </table:table-cell>
          <table:table-cell table:style-name="ce14" office:value-type="string" calcext:value-type="string">
            <text:p>燕巢區</text:p>
          </table:table-cell>
          <table:table-cell table:number-columns-repeated="2" table:style-name="ce20" office:value-type="float" office:value="2800" calcext:value-type="float">
            <text:p><text:s/>2,8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松恩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慧文</text:p>
          </table:table-cell>
          <table:table-cell table:style-name="ce6" office:value-type="string" calcext:value-type="string">
            <text:p>燕巢區燕巢國民小學「風雨操場改建擴充工程」</text:p>
          </table:table-cell>
          <table:table-cell table:style-name="ce14" office:value-type="string" calcext:value-type="string">
            <text:p>燕巢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松恩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慧文</text:p>
          </table:table-cell>
          <table:table-cell table:style-name="ce6" office:value-type="string" calcext:value-type="string">
            <text:p>鳳山區福誠國民小學「籃球場地整建工程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560" calcext:value-type="float">
            <text:p><text:s/>56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建鋒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宛蓉</text:p>
          </table:table-cell>
          <table:table-cell table:style-name="ce6" office:value-type="string" calcext:value-type="string">
            <text:p>六龜區六龜國民小學「視訊會議室設備」</text:p>
          </table:table-cell>
          <table:table-cell table:style-name="ce14" office:value-type="string" calcext:value-type="string">
            <text:p>六龜區</text:p>
          </table:table-cell>
          <table:table-cell table:style-name="ce20" office:value-type="float" office:value="120" calcext:value-type="float">
            <text:p><text:s/>120 </text:p>
          </table:table-cell>
          <table:table-cell table:style-name="ce20" office:value-type="float" office:value="116" calcext:value-type="float">
            <text:p><text:s/>116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挺有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宛蓉</text:p>
          </table:table-cell>
          <table:table-cell table:style-name="ce6" office:value-type="string" calcext:value-type="string">
            <text:p>旗津區大汕國民小學「增置電子白板等E化教育設備」</text:p>
          </table:table-cell>
          <table:table-cell table:style-name="ce14" office:value-type="string" calcext:value-type="string">
            <text:p>旗津區</text:p>
          </table:table-cell>
          <table:table-cell table:number-columns-repeated="2" table:style-name="ce20" office:value-type="float" office:value="120" calcext:value-type="float">
            <text:p><text:s/>12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宏新資訊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宛蓉</text:p>
          </table:table-cell>
          <table:table-cell table:style-name="ce6" office:value-type="string" calcext:value-type="string">
            <text:p>前鎮區樂群國民小學「購置樂活教室設備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305" calcext:value-type="float">
            <text:p><text:s/>305 </text:p>
          </table:table-cell>
          <table:table-cell table:style-name="ce20" office:value-type="float" office:value="261" calcext:value-type="float">
            <text:p><text:s/>261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健和體育休閒用品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宛蓉</text:p>
          </table:table-cell>
          <table:table-cell table:style-name="ce6" office:value-type="string" calcext:value-type="string">
            <text:p>岡山區前鋒國民小學「購置會議室兼多功能教室資訊設備」</text:p>
          </table:table-cell>
          <table:table-cell table:style-name="ce14" office:value-type="string" calcext:value-type="string">
            <text:p>岡山區</text:p>
          </table:table-cell>
          <table:table-cell table:style-name="ce20" office:value-type="float" office:value="130" calcext:value-type="float">
            <text:p><text:s/>130 </text:p>
          </table:table-cell>
          <table:table-cell table:style-name="ce20" office:value-type="float" office:value="115" calcext:value-type="float">
            <text:p><text:s/>11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佰億企業行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宛蓉</text:p>
          </table:table-cell>
          <table:table-cell table:style-name="ce6" office:value-type="string" calcext:value-type="string">
            <text:p>前鎮區民權國民小學「低年級數位媒材教學主機更新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海德光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洪秀錦</text:p>
          </table:table-cell>
          <table:table-cell table:style-name="ce6" office:value-type="string" calcext:value-type="string">
            <text:p>彌陀區彌陀國民小學「增置學校體適能器材設備」</text:p>
          </table:table-cell>
          <table:table-cell table:style-name="ce14" office:value-type="string" calcext:value-type="string">
            <text:p>彌陀區</text:p>
          </table:table-cell>
          <table:table-cell table:style-name="ce20" office:value-type="float" office:value="650" calcext:value-type="float">
            <text:p><text:s/>650 </text:p>
          </table:table-cell>
          <table:table-cell table:style-name="ce20" office:value-type="float" office:value="570" calcext:value-type="float">
            <text:p><text:s/>57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汀沃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洪秀錦</text:p>
          </table:table-cell>
          <table:table-cell table:style-name="ce6" office:value-type="string" calcext:value-type="string">
            <text:p>大寮區山頂國民小學「改善校園電子通訊設備」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1800" calcext:value-type="float">
            <text:p><text:s/>1,8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精瑞視聽科技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張漢忠</text:p>
          </table:table-cell>
          <table:table-cell table:style-name="ce6" office:value-type="string" calcext:value-type="string">
            <text:p>鳳山國民中學「藝術大樓排水溝修繕工程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川吉興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張漢忠</text:p>
          </table:table-cell>
          <table:table-cell table:style-name="ce6" office:value-type="string" calcext:value-type="string">
            <text:p>鳳山國民中學「藝術大樓牆壁粉刷工程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700" calcext:value-type="float">
            <text:p><text:s/>7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上實工程行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杉林區新庄國民小學「消防設備發電機及資訊設備電腦」</text:p>
          </table:table-cell>
          <table:table-cell table:style-name="ce14" office:value-type="string" calcext:value-type="string">
            <text:p>杉林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太殿企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彌陀區壽齡國民小學「學校體適能器材設備」</text:p>
          </table:table-cell>
          <table:table-cell table:style-name="ce14" office:value-type="string" calcext:value-type="string">
            <text:p>彌陀區</text:p>
          </table:table-cell>
          <table:table-cell table:style-name="ce20" office:value-type="float" office:value="650" calcext:value-type="float">
            <text:p><text:s/>650 </text:p>
          </table:table-cell>
          <table:table-cell table:style-name="ce20" office:value-type="float" office:value="570" calcext:value-type="float">
            <text:p><text:s/>57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汀沃克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大寮區山頂國民小學「改善體育教學設備」</text:p>
          </table:table-cell>
          <table:table-cell table:style-name="ce14" office:value-type="string" calcext:value-type="string">
            <text:p>大寮區</text:p>
          </table:table-cell>
          <table:table-cell table:style-name="ce20" office:value-type="float" office:value="985" calcext:value-type="float">
            <text:p><text:s/>985 </text:p>
          </table:table-cell>
          <table:table-cell table:style-name="ce20" office:value-type="float" office:value="930" calcext:value-type="float">
            <text:p><text:s/>93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全絃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莊啟旺</text:p>
          </table:table-cell>
          <table:table-cell table:style-name="ce6" office:value-type="string" calcext:value-type="string">
            <text:p>新興區大同國民小學「校門入口地坪改善工程」</text:p>
          </table:table-cell>
          <table:table-cell table:style-name="ce14" office:value-type="string" calcext:value-type="string">
            <text:p>新興區</text:p>
          </table:table-cell>
          <table:table-cell table:number-columns-repeated="2" table:style-name="ce20" office:value-type="float" office:value="168" calcext:value-type="float">
            <text:p><text:s/>16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崧驊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莊啟旺</text:p>
          </table:table-cell>
          <table:table-cell table:style-name="ce6" office:value-type="string" calcext:value-type="string">
            <text:p>前金國民中學「全校廣播系統改善工程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1200" calcext:value-type="float">
            <text:p><text:s/>1,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蜂富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柯路加</text:p>
          </table:table-cell>
          <table:table-cell table:style-name="ce6" office:value-type="string" calcext:value-type="string">
            <text:p>旗山國民中學「辦公資訊設備」</text:p>
          </table:table-cell>
          <table:table-cell table:style-name="ce14" office:value-type="string" calcext:value-type="string">
            <text:p>旗山區</text:p>
          </table:table-cell>
          <table:table-cell table:style-name="ce20" office:value-type="float" office:value="544" calcext:value-type="float">
            <text:p><text:s/>544 </text:p>
          </table:table-cell>
          <table:table-cell table:style-name="ce20" office:value-type="float" office:value="464" calcext:value-type="float">
            <text:p><text:s/>464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詠文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鄭光峰</text:p>
          </table:table-cell>
          <table:table-cell table:style-name="ce6" office:value-type="string" calcext:value-type="string">
            <text:p>前鎮區紅毛港國民小學「改善教學環境設備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366" calcext:value-type="float">
            <text:p><text:s/>366 </text:p>
          </table:table-cell>
          <table:table-cell table:style-name="ce20" office:value-type="float" office:value="320" calcext:value-type="float">
            <text:p><text:s/>32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八ㄚ旺實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鄭光峰</text:p>
          </table:table-cell>
          <table:table-cell table:style-name="ce6" office:value-type="string" calcext:value-type="string">
            <text:p>前鎮區瑞祥國民小學「電話系統更新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820" calcext:value-type="float">
            <text:p><text:s/>82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松科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鄭光峰</text:p>
          </table:table-cell>
          <table:table-cell table:style-name="ce6" office:value-type="string" calcext:value-type="string">
            <text:p>大寮區永芳國民小學「購買E化設備」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遠永大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鄭光峰</text:p>
          </table:table-cell>
          <table:table-cell table:style-name="ce6" office:value-type="string" calcext:value-type="string">
            <text:p>小港區太平國小「購置多功能體育訓練用墊設備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2100" calcext:value-type="float">
            <text:p><text:s/>2,1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臺灣優力建材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漢忠</text:p>
          </table:table-cell>
          <table:table-cell table:style-name="ce6" office:value-type="string" calcext:value-type="string">
            <text:p>彌陀區壽齡國民小學「改善校園教學環境設備」</text:p>
          </table:table-cell>
          <table:table-cell table:style-name="ce14" office:value-type="string" calcext:value-type="string">
            <text:p>彌陀區</text:p>
          </table:table-cell>
          <table:table-cell table:number-columns-repeated="2" table:style-name="ce20" office:value-type="float" office:value="989" calcext:value-type="float">
            <text:p><text:s/>98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漢繼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文瑞</text:p>
          </table:table-cell>
          <table:table-cell table:style-name="ce6" office:value-type="string" calcext:value-type="string">
            <text:p>田寮區新興國民小學「增置視聽教室空調設備」</text:p>
          </table:table-cell>
          <table:table-cell table:style-name="ce14" office:value-type="string" calcext:value-type="string">
            <text:p>田寮區</text:p>
          </table:table-cell>
          <table:table-cell table:style-name="ce20" office:value-type="float" office:value="180" calcext:value-type="float">
            <text:p><text:s/>180 </text:p>
          </table:table-cell>
          <table:table-cell table:style-name="ce20" office:value-type="float" office:value="148" calcext:value-type="float">
            <text:p><text:s/>14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八丫旺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文瑞</text:p>
          </table:table-cell>
          <table:table-cell table:style-name="ce6" office:value-type="string" calcext:value-type="string">
            <text:p>阿蓮區崗山里「運動公園維護」</text:p>
          </table:table-cell>
          <table:table-cell table:style-name="ce14" office:value-type="string" calcext:value-type="string">
            <text:p>阿蓮區</text:p>
          </table:table-cell>
          <table:table-cell table:style-name="ce20" office:value-type="float" office:value="720" calcext:value-type="float">
            <text:p><text:s/>720 </text:p>
          </table:table-cell>
          <table:table-cell table:style-name="ce20" office:value-type="float" office:value="600" calcext:value-type="float">
            <text:p><text:s/>600 </text:p>
          </table:table-cell>
          <table:table-cell table:style-name="ce26" office:value-type="string" calcext:value-type="string">
            <text:p>管理及設備-管理與活動-業務費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偉聖病媒防治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俄鄧‧殷艾</text:p>
          </table:table-cell>
          <table:table-cell table:style-name="ce6" office:value-type="string" calcext:value-type="string">
            <text:p>左營區屏山國民小學「建置現有簡易棒球場圍網工程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250" calcext:value-type="float">
            <text:p><text:s/>1,2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復偉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俄鄧‧殷艾</text:p>
          </table:table-cell>
          <table:table-cell table:style-name="ce6" office:value-type="string" calcext:value-type="string">
            <text:p>鳳山區福誠國民小學「籃球場地整建工程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560" calcext:value-type="float">
            <text:p><text:s/>56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建鋒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俄鄧‧殷艾</text:p>
          </table:table-cell>
          <table:table-cell table:style-name="ce6" office:value-type="string" calcext:value-type="string">
            <text:p>小港國民中學「國民教育精進學校課程及教育資訊專案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3130" calcext:value-type="float">
            <text:p><text:s/>3,13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周鍾㴴</text:p>
          </table:table-cell>
          <table:table-cell table:style-name="ce6" office:value-type="string" calcext:value-type="string">
            <text:p>彌陀區彌陀國民小學「精進教學-創意寫手模組化作文圖書設備」</text:p>
          </table:table-cell>
          <table:table-cell table:style-name="ce14" office:value-type="string" calcext:value-type="string">
            <text:p>彌陀區</text:p>
          </table:table-cell>
          <table:table-cell table:style-name="ce20" office:value-type="float" office:value="175" calcext:value-type="float">
            <text:p><text:s/>175 </text:p>
          </table:table-cell>
          <table:table-cell table:style-name="ce20" office:value-type="float" office:value="158" calcext:value-type="float">
            <text:p><text:s/>15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絕點子事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周鍾㴴</text:p>
          </table:table-cell>
          <table:table-cell table:style-name="ce6" office:value-type="string" calcext:value-type="string">
            <text:p>楠梓區援中國民小學「跳遠場地暨遊戲沙地整修工程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全騏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瑩蓉</text:p>
          </table:table-cell>
          <table:table-cell table:style-name="ce6" office:value-type="string" calcext:value-type="string">
            <text:p>左營區新上國小「改善教學環境設備—購置液晶投影機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640" calcext:value-type="float">
            <text:p><text:s/>64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宏新資訊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徐榮延</text:p>
          </table:table-cell>
          <table:table-cell table:style-name="ce6" office:value-type="string" calcext:value-type="string">
            <text:p>鳳甲國民中學「東側排水溝整修工程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465" calcext:value-type="float">
            <text:p><text:s/>46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宏祐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徐榮延</text:p>
          </table:table-cell>
          <table:table-cell table:style-name="ce6" office:value-type="string" calcext:value-type="string">
            <text:p>鳳甲國民中學「裝置無障礙水溝蓋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恆陽科技有限公司附設庇護工場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徐榮延</text:p>
          </table:table-cell>
          <table:table-cell table:style-name="ce6" office:value-type="string" calcext:value-type="string">
            <text:p>大寮區永芳國民小學「改善校園教學環境工程」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537" calcext:value-type="float">
            <text:p><text:s/>537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千發裝璜企業行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徐榮延</text:p>
          </table:table-cell>
          <table:table-cell table:style-name="ce6" office:value-type="string" calcext:value-type="string">
            <text:p>鳳山區中崙國民小學「增設防蚊氣密盤及水溝蓋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996" calcext:value-type="float">
            <text:p><text:s/>996 </text:p>
          </table:table-cell>
          <table:table-cell table:style-name="ce20" office:value-type="float" office:value="864" calcext:value-type="float">
            <text:p><text:s/>86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社團法人高雄市肢體障礙協會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徐榮延</text:p>
          </table:table-cell>
          <table:table-cell table:style-name="ce6" office:value-type="string" calcext:value-type="string">
            <text:p>鳳山區新甲國小「電腦教室D及低年級班級教室E化設備更新與增設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1070" calcext:value-type="float">
            <text:p><text:s/>1,07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晟星科技電腦行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玫娟</text:p>
          </table:table-cell>
          <table:table-cell table:style-name="ce6" office:value-type="string" calcext:value-type="string">
            <text:p>美濃區龍山國民小學「改善及充實教學環境設備」</text:p>
          </table:table-cell>
          <table:table-cell table:style-name="ce14" office:value-type="string" calcext:value-type="string">
            <text:p>美濃區</text:p>
          </table:table-cell>
          <table:table-cell table:style-name="ce20" office:value-type="float" office:value="230" calcext:value-type="float">
            <text:p><text:s/>230 </text:p>
          </table:table-cell>
          <table:table-cell table:style-name="ce20" office:value-type="float" office:value="224" calcext:value-type="float">
            <text:p><text:s/>224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松科企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喬如</text:p>
          </table:table-cell>
          <table:table-cell table:style-name="ce6" office:value-type="string" calcext:value-type="string">
            <text:p>旗津區大汕國民小學「充實體適能綜合遊具」</text:p>
          </table:table-cell>
          <table:table-cell table:style-name="ce14" office:value-type="string" calcext:value-type="string">
            <text:p>旗津區</text:p>
          </table:table-cell>
          <table:table-cell table:number-columns-repeated="2" table:style-name="ce20" office:value-type="float" office:value="780" calcext:value-type="float">
            <text:p><text:s/>78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一信教育用品社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喬如</text:p>
          </table:table-cell>
          <table:table-cell table:style-name="ce6" office:value-type="string" calcext:value-type="string">
            <text:p>鼓山高級中學「改善教學環境及設備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2279" calcext:value-type="float">
            <text:p><text:s/>2,27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鼎漢國際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喬如</text:p>
          </table:table-cell>
          <table:table-cell table:style-name="ce6" office:value-type="string" calcext:value-type="string">
            <text:p>七賢國民中學「充實學校設施設備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1393" calcext:value-type="float">
            <text:p><text:s/>1,393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台宏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鳥松國民中學「增設多功能媒體會議室」</text:p>
          </table:table-cell>
          <table:table-cell table:style-name="ce14" office:value-type="string" calcext:value-type="string">
            <text:p>鳥松區</text:p>
          </table:table-cell>
          <table:table-cell table:number-columns-repeated="2" table:style-name="ce20" office:value-type="float" office:value="450" calcext:value-type="float">
            <text:p><text:s/>4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祥昕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鳥松區鳥松國民小學「鳥松知心景觀改善工程」</text:p>
          </table:table-cell>
          <table:table-cell table:style-name="ce14" office:value-type="string" calcext:value-type="string">
            <text:p>鳥松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唐氏聯合室內裝修設計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前金區前金國小「購置樂器設備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186" calcext:value-type="float">
            <text:p><text:s/>186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仙靖貿易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圓富國民中學「充實學校基本教學設備」</text:p>
          </table:table-cell>
          <table:table-cell table:style-name="ce14" office:value-type="string" calcext:value-type="string">
            <text:p>旗山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駿霖系統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陽明國民中學「中庭集合場防積水及教室防曬工程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900" calcext:value-type="float">
            <text:p><text:s/>9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創新營造有限公司</text:p>
          </table:table-cell>
          <table:table-cell table:number-columns-repeated="1015"/>
        </table:table-row>
        <table:table-row table:style-name="ro15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三民區三民國小「活化校舍地下室閒置空間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619" calcext:value-type="float">
            <text:p><text:s/>61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彤升土木包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明華國民中學「校園美綠化建置工程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亞力室內裝修工程行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民族國民中學「一樓階梯防滑改善工程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三亞營造有限公司</text:p>
          </table:table-cell>
          <table:table-cell table:number-columns-repeated="1015"/>
        </table:table-row>
        <table:table-row table:style-name="ro16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三民區光武國民小學「改善教學環境工程及設備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1130" calcext:value-type="float">
            <text:p><text:s/>1,13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奧運體育用品社147,775元成珈工程行141,263元新原科技股份有限公司721,888元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鼎金國民中學「改善教學設備—購置國樂樂器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伯牙文化事業社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正興國民中學「廁所更新工程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頡興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福山國民中學「改善教學環境-照明低碳化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982" calcext:value-type="float">
            <text:p><text:s/>982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7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新莊高級中學「改善體育班訓練設備器材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982" calcext:value-type="float">
            <text:p><text:s/>98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全絃企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正興國民中學「添購重量訓練器材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980" calcext:value-type="float">
            <text:p><text:s/>98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全絃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國昌國民中學「增設電子佈告欄LED全彩顯示幕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800" calcext:value-type="float">
            <text:p><text:s/>8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芃柏科技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楠梓區楠梓國民小學「健康樓及幼兒園外牆油漆粉刷工程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350" calcext:value-type="float">
            <text:p><text:s/>3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國欣工程行</text:p>
          </table:table-cell>
          <table:table-cell table:number-columns-repeated="1015"/>
        </table:table-row>
        <table:table-row table:style-name="ro8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龍肚國民中學「儲藏室暨週邊環境改善工程」</text:p>
          </table:table-cell>
          <table:table-cell table:style-name="ce14" office:value-type="string" calcext:value-type="string">
            <text:p>美濃區</text:p>
          </table:table-cell>
          <table:table-cell table:number-columns-repeated="2" table:style-name="ce20" office:value-type="float" office:value="640" calcext:value-type="float">
            <text:p><text:s/>64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和明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杉林區新庄國民小學「改善及美化幼兒園洗手台」</text:p>
          </table:table-cell>
          <table:table-cell table:style-name="ce14" office:value-type="string" calcext:value-type="string">
            <text:p>杉林區</text:p>
          </table:table-cell>
          <table:table-cell table:style-name="ce20" office:value-type="float" office:value="184" calcext:value-type="float">
            <text:p><text:s/>184 </text:p>
          </table:table-cell>
          <table:table-cell table:style-name="ce20" office:value-type="float" office:value="180" calcext:value-type="float">
            <text:p><text:s/>18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慶發土木包工業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蘇琦莉</text:p>
          </table:table-cell>
          <table:table-cell table:style-name="ce6" office:value-type="string" calcext:value-type="string">
            <text:p>三民區三民國民小學「充實教學資訊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1588" calcext:value-type="float">
            <text:p><text:s/>1,588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10">
          <table:table-cell table:style-name="ce5" office:value-type="string" calcext:value-type="string">
            <text:p>蘇琦莉</text:p>
          </table:table-cell>
          <table:table-cell table:style-name="ce6" office:value-type="string" calcext:value-type="string">
            <text:p>三民區河濱國民小學「改善教學環境及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1591" calcext:value-type="float">
            <text:p><text:s/>1,591 </text:p>
          </table:table-cell>
          <table:table-cell table:style-name="ce20" office:value-type="float" office:value="1550" calcext:value-type="float">
            <text:p><text:s/>1,5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捷元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洪秀錦</text:p>
          </table:table-cell>
          <table:table-cell table:style-name="ce6" office:value-type="string" calcext:value-type="string">
            <text:p>中芸國民中學「天文設備添購」</text:p>
          </table:table-cell>
          <table:table-cell table:style-name="ce14" office:value-type="string" calcext:value-type="string">
            <text:p>林園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永光儀器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洪秀錦</text:p>
          </table:table-cell>
          <table:table-cell table:style-name="ce6" office:value-type="string" calcext:value-type="string">
            <text:p>龍華國民中學「設置空氣淨化器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957" calcext:value-type="float">
            <text:p><text:s/>957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潔登環保科技有限公司</text:p>
          </table:table-cell>
          <table:table-cell table:number-columns-repeated="1015"/>
        </table:table-row>
        <table:table-row table:style-name="ro15">
          <table:table-cell table:style-name="ce5" office:value-type="string" calcext:value-type="string">
            <text:p>洪秀錦</text:p>
          </table:table-cell>
          <table:table-cell table:style-name="ce6" office:value-type="string" calcext:value-type="string">
            <text:p>七賢國民中學「購置體育班訓練設備及器材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975" calcext:value-type="float">
            <text:p><text:s/>97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全絃企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洪秀錦</text:p>
          </table:table-cell>
          <table:table-cell table:style-name="ce6" office:value-type="string" calcext:value-type="string">
            <text:p>左營國民中學「購置LED節能燈具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986" calcext:value-type="float">
            <text:p><text:s/>986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崇昊興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徐榮延</text:p>
          </table:table-cell>
          <table:table-cell table:style-name="ce6" office:value-type="string" calcext:value-type="string">
            <text:p>鳳山區鳳山國民小學「改善校園環境設備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962" calcext:value-type="float">
            <text:p><text:s/>962 </text:p>
          </table:table-cell>
          <table:table-cell table:style-name="ce20" office:value-type="float" office:value="960" calcext:value-type="float">
            <text:p><text:s/>96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恆陽科技有限公司附設庇護工場</text:p>
          </table:table-cell>
          <table:table-cell table:number-columns-repeated="1015"/>
        </table:table-row>
        <table:table-row table:style-name="ro17">
          <table:table-cell table:style-name="ce5" office:value-type="string" calcext:value-type="string">
            <text:p>徐榮延</text:p>
          </table:table-cell>
          <table:table-cell table:style-name="ce6" office:value-type="string" calcext:value-type="string">
            <text:p>鳳山區過埤國民小學「綜合遊具組增置維修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一信教育用品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徐榮延</text:p>
          </table:table-cell>
          <table:table-cell table:style-name="ce6" office:value-type="string" calcext:value-type="string">
            <text:p>鳳山區文德國民小學「改善校園環境設備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973" calcext:value-type="float">
            <text:p><text:s/>973 </text:p>
          </table:table-cell>
          <table:table-cell table:style-name="ce20" office:value-type="float" office:value="970" calcext:value-type="float">
            <text:p><text:s/>97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恆陽科技有限公司附設庇護工場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徐榮延</text:p>
          </table:table-cell>
          <table:table-cell table:style-name="ce6" office:value-type="string" calcext:value-type="string">
            <text:p>鳳山國民中學「明德樓廁所整修工程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慶鴻土木包工業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順進</text:p>
          </table:table-cell>
          <table:table-cell table:style-name="ce6" office:value-type="string" calcext:value-type="string">
            <text:p>小港國民中學「充實教學資訊設備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2080" calcext:value-type="float">
            <text:p><text:s/>2,08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7">
          <table:table-cell table:style-name="ce5" office:value-type="string" calcext:value-type="string">
            <text:p>張豐藤</text:p>
          </table:table-cell>
          <table:table-cell table:style-name="ce6" office:value-type="string" calcext:value-type="string">
            <text:p>楠梓區援中國民小學「視聽教室整修工程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彤升土木包工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宛蓉</text:p>
          </table:table-cell>
          <table:table-cell table:style-name="ce6" office:value-type="string" calcext:value-type="string">
            <text:p>小港區明義國民小學「改善教學環境設備-互動式電子白板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宏新資訊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林宛蓉</text:p>
          </table:table-cell>
          <table:table-cell table:style-name="ce6" office:value-type="string" calcext:value-type="string">
            <text:p>大寮區永芳國民小學「購置電腦設備」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遠永大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宛蓉</text:p>
          </table:table-cell>
          <table:table-cell table:style-name="ce6" office:value-type="string" calcext:value-type="string">
            <text:p>大樹國民中學「改善學校監視設備」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121" calcext:value-type="float">
            <text:p><text:s/>121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日宏科技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明澤</text:p>
          </table:table-cell>
          <table:table-cell table:style-name="ce6" office:value-type="string" calcext:value-type="string">
            <text:p>路竹區蔡文國民小學「校舍整修工程」</text:p>
          </table:table-cell>
          <table:table-cell table:style-name="ce14" office:value-type="string" calcext:value-type="string">
            <text:p>路竹區</text:p>
          </table:table-cell>
          <table:table-cell table:number-columns-repeated="2" table:style-name="ce20" office:value-type="float" office:value="320" calcext:value-type="float">
            <text:p><text:s/>32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鎰薪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吳益政</text:p>
          </table:table-cell>
          <table:table-cell table:style-name="ce6" office:value-type="string" calcext:value-type="string">
            <text:p>新興區信義國民小學「購置學生可調式昇降課桌椅設備」</text:p>
          </table:table-cell>
          <table:table-cell table:style-name="ce14" office:value-type="string" calcext:value-type="string">
            <text:p>新興區</text:p>
          </table:table-cell>
          <table:table-cell table:style-name="ce20" office:value-type="float" office:value="432" calcext:value-type="float">
            <text:p><text:s/>432 </text:p>
          </table:table-cell>
          <table:table-cell table:style-name="ce20" office:value-type="float" office:value="384" calcext:value-type="float">
            <text:p><text:s/>384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洪安興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吳益政</text:p>
          </table:table-cell>
          <table:table-cell table:style-name="ce6" office:value-type="string" calcext:value-type="string">
            <text:p>英明國民中學「教室門更新工程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869" calcext:value-type="float">
            <text:p><text:s/>86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東誠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田寮區崇德國民小學「桌球室改善工程及設備」</text:p>
          </table:table-cell>
          <table:table-cell table:style-name="ce14" office:value-type="string" calcext:value-type="string">
            <text:p>田寮區</text:p>
          </table:table-cell>
          <table:table-cell table:number-columns-repeated="2" table:style-name="ce20" office:value-type="float" office:value="330" calcext:value-type="float">
            <text:p><text:s/>33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靖鴻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喬如</text:p>
          </table:table-cell>
          <table:table-cell table:style-name="ce6" office:value-type="string" calcext:value-type="string">
            <text:p>旗津區旗津國民小學「購置中年級學生置物櫃」</text:p>
          </table:table-cell>
          <table:table-cell table:style-name="ce14" office:value-type="string" calcext:value-type="string">
            <text:p>旗津區</text:p>
          </table:table-cell>
          <table:table-cell table:style-name="ce20" office:value-type="float" office:value="519" calcext:value-type="float">
            <text:p><text:s/>519 </text:p>
          </table:table-cell>
          <table:table-cell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龍馥企業社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喬如</text:p>
          </table:table-cell>
          <table:table-cell table:style-name="ce6" office:value-type="string" calcext:value-type="string">
            <text:p>鼓山區龍華國民小學「改善教學電腦」</text:p>
          </table:table-cell>
          <table:table-cell table:style-name="ce14" office:value-type="string" calcext:value-type="string">
            <text:p>鼓山區</text:p>
          </table:table-cell>
          <table:table-cell table:style-name="ce20" office:value-type="float" office:value="999" calcext:value-type="float">
            <text:p><text:s/>999 </text:p>
          </table:table-cell>
          <table:table-cell table:style-name="ce20" office:value-type="float" office:value="990" calcext:value-type="float">
            <text:p><text:s/>99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百泰電腦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彌陀區彌陀國民小學「改善網路影像安全防護系統」</text:p>
          </table:table-cell>
          <table:table-cell table:style-name="ce14" office:value-type="string" calcext:value-type="string">
            <text:p>彌陀區</text:p>
          </table:table-cell>
          <table:table-cell table:style-name="ce20" office:value-type="float" office:value="999" calcext:value-type="float">
            <text:p><text:s/>999 </text:p>
          </table:table-cell>
          <table:table-cell table:style-name="ce20" office:value-type="float" office:value="900" calcext:value-type="float">
            <text:p><text:s/>9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理冠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豐藤</text:p>
          </table:table-cell>
          <table:table-cell table:style-name="ce6" office:value-type="string" calcext:value-type="string">
            <text:p>中正高工「建構數位e化教學設備提昇教學品質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1980" calcext:value-type="float">
            <text:p><text:s/>1,980 </text:p>
          </table:table-cell>
          <table:table-cell table:style-name="ce20" office:value-type="float" office:value="1730" calcext:value-type="float">
            <text:p><text:s/>1,73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元茂國際企業股份有限公司高雄分公司</text:p>
          </table:table-cell>
          <table:table-cell table:number-columns-repeated="1015"/>
        </table:table-row>
        <table:table-row table:style-name="ro15">
          <table:table-cell table:style-name="ce5" office:value-type="string" calcext:value-type="string">
            <text:p>周鍾㴴</text:p>
          </table:table-cell>
          <table:table-cell table:style-name="ce6" office:value-type="string" calcext:value-type="string">
            <text:p>左營國民中學「建置校園環境安全防護系統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988" calcext:value-type="float">
            <text:p><text:s/>988 </text:p>
          </table:table-cell>
          <table:table-cell table:style-name="ce20" office:value-type="float" office:value="940" calcext:value-type="float">
            <text:p><text:s/>94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大森系統整合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吳利成</text:p>
          </table:table-cell>
          <table:table-cell table:style-name="ce6" office:value-type="string" calcext:value-type="string">
            <text:p>苓雅區中正國民小學「改善教學環境設備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2583" calcext:value-type="float">
            <text:p><text:s/>2,583 </text:p>
          </table:table-cell>
          <table:table-cell table:style-name="ce20" office:value-type="float" office:value="2327" calcext:value-type="float">
            <text:p><text:s/>2,327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鼎漢國際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劉德林</text:p>
          </table:table-cell>
          <table:table-cell table:style-name="ce6" office:value-type="string" calcext:value-type="string">
            <text:p>忠孝國民中學「改善棒球運動代表隊集訓環境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129" calcext:value-type="float">
            <text:p><text:s/>12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麗聲電器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劉德林</text:p>
          </table:table-cell>
          <table:table-cell table:style-name="ce6" office:value-type="string" calcext:value-type="string">
            <text:p>鳳山區瑞興國民小學「裝設松木地板棧道」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浩城土木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劉德林</text:p>
          </table:table-cell>
          <table:table-cell table:style-name="ce6" office:value-type="string" calcext:value-type="string">
            <text:p>鳳山區瑞興國民小學「更換各教室LED數位電視設備」</text:p>
          </table:table-cell>
          <table:table-cell table:style-name="ce14" office:value-type="string" calcext:value-type="string">
            <text:p>大寮區</text:p>
          </table:table-cell>
          <table:table-cell table:style-name="ce20" office:value-type="float" office:value="1308" calcext:value-type="float">
            <text:p><text:s/>1,308 </text:p>
          </table:table-cell>
          <table:table-cell table:style-name="ce20" office:value-type="float" office:value="1122" calcext:value-type="float">
            <text:p><text:s/>1,12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日宏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明澤</text:p>
          </table:table-cell>
          <table:table-cell table:style-name="ce6" office:value-type="string" calcext:value-type="string">
            <text:p>茄萣區砂崙國民小學「改善英語專科教室情境佈置工程」</text:p>
          </table:table-cell>
          <table:table-cell table:style-name="ce14" office:value-type="string" calcext:value-type="string">
            <text:p>茄萣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睿朋企業社</text:p>
          </table:table-cell>
          <table:table-cell table:number-columns-repeated="1015"/>
        </table:table-row>
        <table:table-row table:style-name="ro14">
          <table:table-cell table:style-name="ce5" office:value-type="string" calcext:value-type="string">
            <text:p>洪秀錦</text:p>
          </table:table-cell>
          <table:table-cell table:style-name="ce6" office:value-type="string" calcext:value-type="string">
            <text:p>大社區嘉誠國民小學「遊戲器材區設備更新」</text:p>
          </table:table-cell>
          <table:table-cell table:style-name="ce14" office:value-type="string" calcext:value-type="string">
            <text:p>大社區</text:p>
          </table:table-cell>
          <table:table-cell table:style-name="ce20" office:value-type="float" office:value="1999" calcext:value-type="float">
            <text:p><text:s/>1,999 </text:p>
          </table:table-cell>
          <table:table-cell table:style-name="ce20" office:value-type="float" office:value="1900" calcext:value-type="float">
            <text:p><text:s/>1,9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漢繼企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喬如</text:p>
          </table:table-cell>
          <table:table-cell table:style-name="ce6" office:value-type="string" calcext:value-type="string">
            <text:p>明華國民中學「多功能視聽教室新建工程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1500" calcext:value-type="float">
            <text:p><text:s/>1,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旭展室內裝修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玫娟</text:p>
          </table:table-cell>
          <table:table-cell table:style-name="ce6" office:value-type="string" calcext:value-type="string">
            <text:p>內門區觀亭國民小學「改善及充實教學環境設備」</text:p>
          </table:table-cell>
          <table:table-cell table:style-name="ce14" office:value-type="string" calcext:value-type="string">
            <text:p>內門區</text:p>
          </table:table-cell>
          <table:table-cell table:style-name="ce20" office:value-type="float" office:value="230" calcext:value-type="float">
            <text:p><text:s/>230 </text:p>
          </table:table-cell>
          <table:table-cell table:style-name="ce20" office:value-type="float" office:value="209" calcext:value-type="float">
            <text:p><text:s/>209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松科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順進</text:p>
          </table:table-cell>
          <table:table-cell table:style-name="ce6" office:value-type="string" calcext:value-type="string">
            <text:p>小港區明義國民小學「視聽教室化糞池改善工程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600" calcext:value-type="float">
            <text:p><text:s/>6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亞力室內裝修工程行</text:p>
          </table:table-cell>
          <table:table-cell table:number-columns-repeated="1015"/>
        </table:table-row>
        <table:table-row table:style-name="ro15">
          <table:table-cell table:style-name="ce5" office:value-type="string" calcext:value-type="string">
            <text:p>李順進</text:p>
          </table:table-cell>
          <table:table-cell table:style-name="ce6" office:value-type="string" calcext:value-type="string">
            <text:p>小港區青山國民小學「校園警衛室整建工程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700" calcext:value-type="float">
            <text:p><text:s/>7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明正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三民區正興國民小學「改善營養午餐蒸汽鍋爐設備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307" calcext:value-type="float">
            <text:p><text:s/>307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莊鼎實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三民區莊敬國民小學「改善教學環境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602" calcext:value-type="float">
            <text:p><text:s/>602 </text:p>
          </table:table-cell>
          <table:table-cell table:style-name="ce20" office:value-type="float" office:value="547" calcext:value-type="float">
            <text:p><text:s/>547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巨澐系統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三民區陽明國民小學「採購LED液晶顯示器附視訊盒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998" calcext:value-type="float">
            <text:p><text:s/>998 </text:p>
          </table:table-cell>
          <table:table-cell table:style-name="ce20" office:value-type="float" office:value="910" calcext:value-type="float">
            <text:p><text:s/>91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紅花視聽設計工程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三民區河濱國民小學「體適能教室設備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三星科學有限公司</text:p>
          </table:table-cell>
          <table:table-cell table:number-columns-repeated="1015"/>
        </table:table-row>
        <table:table-row table:style-name="ro8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大社區觀音國民小學「遊戲區地坪改善工程」</text:p>
          </table:table-cell>
          <table:table-cell table:style-name="ce14" office:value-type="string" calcext:value-type="string">
            <text:p>大社區</text:p>
          </table:table-cell>
          <table:table-cell table:number-columns-repeated="2" table:style-name="ce20" office:value-type="float" office:value="370" calcext:value-type="float">
            <text:p><text:s/>37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曄欣光電工程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吳益政</text:p>
          </table:table-cell>
          <table:table-cell table:style-name="ce6" office:value-type="string" calcext:value-type="string">
            <text:p>前金國民小學「購置班級電腦設備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頂揚科技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連立堅</text:p>
          </table:table-cell>
          <table:table-cell table:style-name="ce6" office:value-type="string" calcext:value-type="string">
            <text:p>鼓山區龍華國民小學「充實教學資訊設備」</text:p>
          </table:table-cell>
          <table:table-cell table:style-name="ce14" office:value-type="string" calcext:value-type="string">
            <text:p>鼓山區</text:p>
          </table:table-cell>
          <table:table-cell table:style-name="ce20" office:value-type="float" office:value="2014" calcext:value-type="float">
            <text:p><text:s/>2,014 </text:p>
          </table:table-cell>
          <table:table-cell table:style-name="ce20" office:value-type="float" office:value="1863" calcext:value-type="float">
            <text:p><text:s/>1,863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鼎漢國際有限公司</text:p>
          </table:table-cell>
          <table:table-cell table:number-columns-repeated="1015"/>
        </table:table-row>
        <table:table-row table:style-name="ro8">
          <table:table-cell table:style-name="ce5" office:value-type="string" calcext:value-type="string">
            <text:p>曾俊傑</text:p>
          </table:table-cell>
          <table:table-cell table:style-name="ce6" office:value-type="string" calcext:value-type="string">
            <text:p>三民區河濱國民小學「體適能教室設備建置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三星科學有限公司</text:p>
          </table:table-cell>
          <table:table-cell table:number-columns-repeated="1015"/>
        </table:table-row>
        <table:table-row table:style-name="ro8">
          <table:table-cell table:style-name="ce5" office:value-type="string" calcext:value-type="string">
            <text:p>蔡金晏</text:p>
          </table:table-cell>
          <table:table-cell table:style-name="ce6" office:value-type="string" calcext:value-type="string">
            <text:p>三民區河濱國民小學「體適能教室設備建置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三星科學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洪秀錦</text:p>
          </table:table-cell>
          <table:table-cell table:style-name="ce6" office:value-type="string" calcext:value-type="string">
            <text:p>鳳山區五福國民小學「改善教學環境-增設防蚊氣密盤及水溝蓋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975" calcext:value-type="float">
            <text:p><text:s/>97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冠麟資訊工程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俄鄧‧殷艾</text:p>
          </table:table-cell>
          <table:table-cell table:style-name="ce6" office:value-type="string" calcext:value-type="string">
            <text:p>興仁國民中學「改善棒球訓練場地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登豐運動工程行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劉德林</text:p>
          </table:table-cell>
          <table:table-cell table:style-name="ce6" office:value-type="string" calcext:value-type="string">
            <text:p>青年國民中學「4F視聽教室裝修工程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269" calcext:value-type="float">
            <text:p><text:s/>26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亞力室內裝修工程行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劉德林</text:p>
          </table:table-cell>
          <table:table-cell table:style-name="ce6" office:value-type="string" calcext:value-type="string">
            <text:p>大寮區山頂國民小學「改善校園監視系統」</text:p>
          </table:table-cell>
          <table:table-cell table:style-name="ce14" office:value-type="string" calcext:value-type="string">
            <text:p>大寮區</text:p>
          </table:table-cell>
          <table:table-cell table:style-name="ce20" office:value-type="float" office:value="998" calcext:value-type="float">
            <text:p><text:s/>998 </text:p>
          </table:table-cell>
          <table:table-cell table:style-name="ce20" office:value-type="float" office:value="985" calcext:value-type="float">
            <text:p><text:s/>98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苰運企業股份有限公司</text:p>
          </table:table-cell>
          <table:table-cell table:number-columns-repeated="1015"/>
        </table:table-row>
        <table:table-row table:style-name="ro8">
          <table:table-cell table:style-name="ce5" office:value-type="string" calcext:value-type="string">
            <text:p>童燕珍</text:p>
          </table:table-cell>
          <table:table-cell table:style-name="ce6" office:value-type="string" calcext:value-type="string">
            <text:p>三民區正興國民小學「建置多媒體資訊看板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1295" calcext:value-type="float">
            <text:p><text:s/>1,29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欣尚影音科技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童燕珍</text:p>
          </table:table-cell>
          <table:table-cell table:style-name="ce6" office:value-type="string" calcext:value-type="string">
            <text:p>三民高級中學「建置多媒體資訊看板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999" calcext:value-type="float">
            <text:p><text:s/>99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鑫豐營造有限公司 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韓賜村</text:p>
          </table:table-cell>
          <table:table-cell table:style-name="ce6" office:value-type="string" calcext:value-type="string">
            <text:p>大寮區翁園國民小學「充實E化教學設備-互動式投影機暨防焰窗簾」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993" calcext:value-type="float">
            <text:p><text:s/>993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韓賜村</text:p>
          </table:table-cell>
          <table:table-cell table:style-name="ce6" office:value-type="string" calcext:value-type="string">
            <text:p>林園區港埔國民小學「改善校園教學環境及設備-校園廣播系統」</text:p>
          </table:table-cell>
          <table:table-cell table:style-name="ce14" office:value-type="string" calcext:value-type="string">
            <text:p>林園區</text:p>
          </table:table-cell>
          <table:table-cell table:style-name="ce20" office:value-type="float" office:value="2118" calcext:value-type="float">
            <text:p><text:s/>2,118 </text:p>
          </table:table-cell>
          <table:table-cell table:style-name="ce20" office:value-type="float" office:value="1956" calcext:value-type="float">
            <text:p><text:s/>1,956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發現光電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黃石龍</text:p>
          </table:table-cell>
          <table:table-cell table:style-name="ce6" office:value-type="string" calcext:value-type="string">
            <text:p>後勁國民中學「科技大樓水溝整修改善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上固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石龍</text:p>
          </table:table-cell>
          <table:table-cell table:style-name="ce6" office:value-type="string" calcext:value-type="string">
            <text:p>楠梓區楠梓國民小學「設置創新樓遮光罩及停車棚架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家萬營造工程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黃石龍</text:p>
          </table:table-cell>
          <table:table-cell table:style-name="ce6" office:value-type="string" calcext:value-type="string">
            <text:p>左營國民中學「前庭休憩景觀工程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500" calcext:value-type="float">
            <text:p><text:s/>1,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家萬營造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前鎮區鎮昌國民小學「多功能教室及運動教學設備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800" calcext:value-type="float">
            <text:p><text:s/>8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佰億企業社、八丫旺實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前鎮區樂群國民小學「樂活教室修繕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522" calcext:value-type="float">
            <text:p><text:s/>52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高山青企業社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岡山區前鋒國民小學「更新教室課桌椅」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320" calcext:value-type="float">
            <text:p><text:s/>320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灃凱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前鎮區愛群國民小學「改善校園電話系統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438" calcext:value-type="float">
            <text:p><text:s/>438 </text:p>
          </table:table-cell>
          <table:table-cell table:style-name="ce20" office:value-type="float" office:value="410" calcext:value-type="float">
            <text:p><text:s/>41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友一通信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小港區太平國民小學「購置學生置物櫃設備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欣長茂室內裝修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前鎮區興仁國民中學「自然與生活科技學科特色建置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180" calcext:value-type="float">
            <text:p><text:s/>18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龍緣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喬如</text:p>
          </table:table-cell>
          <table:table-cell table:style-name="ce6" office:value-type="string" calcext:value-type="string">
            <text:p>旗津區旗津國民小學「購置籃球場體育訓練用墊設備」</text:p>
          </table:table-cell>
          <table:table-cell table:style-name="ce14" office:value-type="string" calcext:value-type="string">
            <text:p>旗津區</text:p>
          </table:table-cell>
          <table:table-cell table:number-columns-repeated="2" table:style-name="ce20" office:value-type="float" office:value="2500" calcext:value-type="float">
            <text:p><text:s/>2,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台體實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吳益政</text:p>
          </table:table-cell>
          <table:table-cell table:style-name="ce6" office:value-type="string" calcext:value-type="string">
            <text:p>新興區新興國民小學「行政資訊設備更新」</text:p>
          </table:table-cell>
          <table:table-cell table:style-name="ce14" office:value-type="string" calcext:value-type="string">
            <text:p>新興區</text:p>
          </table:table-cell>
          <table:table-cell table:style-name="ce20" office:value-type="float" office:value="203" calcext:value-type="float">
            <text:p><text:s/>203 </text:p>
          </table:table-cell>
          <table:table-cell table:style-name="ce20" office:value-type="float" office:value="201" calcext:value-type="float">
            <text:p><text:s/>201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頂揚科技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吳益政</text:p>
          </table:table-cell>
          <table:table-cell table:style-name="ce6" office:value-type="string" calcext:value-type="string">
            <text:p>前金區前金國民中學「教室窗簾整修工程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312" calcext:value-type="float">
            <text:p><text:s/>31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優美家裝潢材料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豐藤</text:p>
          </table:table-cell>
          <table:table-cell table:style-name="ce6" office:value-type="string" calcext:value-type="string">
            <text:p>橋頭區興糖國小「購置籃球場體育訓練用墊設備」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2600" calcext:value-type="float">
            <text:p><text:s/>2,6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台體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豐藤</text:p>
          </table:table-cell>
          <table:table-cell table:style-name="ce6" office:value-type="string" calcext:value-type="string">
            <text:p>左營區福山國民小學「增購多功能語音藍芽教學系統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148" calcext:value-type="float">
            <text:p><text:s/>1,14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大立事務機器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豐藤</text:p>
          </table:table-cell>
          <table:table-cell table:style-name="ce6" office:value-type="string" calcext:value-type="string">
            <text:p>左營區新莊國民小學「增購多功能語音藍芽教學系統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945" calcext:value-type="float">
            <text:p><text:s/>94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大立事務機器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豐藤</text:p>
          </table:table-cell>
          <table:table-cell table:style-name="ce6" office:value-type="string" calcext:value-type="string">
            <text:p>苓雅區四維國民小學「增購多功能語音藍芽教學系統設備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203" calcext:value-type="float">
            <text:p><text:s/>203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大立事務機器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豐藤</text:p>
          </table:table-cell>
          <table:table-cell table:style-name="ce6" office:value-type="string" calcext:value-type="string">
            <text:p>左營區新民國民小學「增購多功能語音藍芽教學系統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999" calcext:value-type="float">
            <text:p><text:s/>99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大立事務機器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豐藤</text:p>
          </table:table-cell>
          <table:table-cell table:style-name="ce6" office:value-type="string" calcext:value-type="string">
            <text:p>楠梓區楠梓國民小學「增購多功能語音藍芽教學系統設備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203" calcext:value-type="float">
            <text:p><text:s/>203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正倫科技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連立堅</text:p>
          </table:table-cell>
          <table:table-cell table:style-name="ce6" office:value-type="string" calcext:value-type="string">
            <text:p>明華國民中學「校園無聲廣播系統建置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2500" calcext:value-type="float">
            <text:p><text:s/>2,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信業科技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粹鑾</text:p>
          </table:table-cell>
          <table:table-cell table:style-name="ce6" office:value-type="string" calcext:value-type="string">
            <text:p>鳳山區文山國民小學「改善校園教學設備-充實校園安全設備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1987" calcext:value-type="float">
            <text:p><text:s/>1,987 </text:p>
          </table:table-cell>
          <table:table-cell table:style-name="ce20" office:value-type="float" office:value="1971" calcext:value-type="float">
            <text:p><text:s/>1,971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理冠科技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吳利成</text:p>
          </table:table-cell>
          <table:table-cell table:style-name="ce6" office:value-type="string" calcext:value-type="string">
            <text:p>大社區觀音國民小學「購置教學電腦設備」</text:p>
          </table:table-cell>
          <table:table-cell table:style-name="ce14" office:value-type="string" calcext:value-type="string">
            <text:p>大社區</text:p>
          </table:table-cell>
          <table:table-cell table:number-columns-repeated="2" table:style-name="ce20" office:value-type="float" office:value="250" calcext:value-type="float">
            <text:p><text:s/>2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允傳科技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曾俊傑</text:p>
          </table:table-cell>
          <table:table-cell table:style-name="ce6" office:value-type="string" calcext:value-type="string">
            <text:p>三民區十全國民小學「改善教學環境設備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1518" calcext:value-type="float">
            <text:p><text:s/>1,51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巡揚科技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曾俊傑</text:p>
          </table:table-cell>
          <table:table-cell table:style-name="ce6" office:value-type="string" calcext:value-type="string">
            <text:p>三民區民族國民小學「校園廣播系統改善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600" calcext:value-type="float">
            <text:p><text:s/>6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松科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莊啟旺</text:p>
          </table:table-cell>
          <table:table-cell table:style-name="ce6" office:value-type="string" calcext:value-type="string">
            <text:p>新興區新興國民小學「第二視聽教室冷氣設備更新」</text:p>
          </table:table-cell>
          <table:table-cell table:style-name="ce14" office:value-type="string" calcext:value-type="string">
            <text:p>新興區</text:p>
          </table:table-cell>
          <table:table-cell table:style-name="ce20" office:value-type="float" office:value="200" calcext:value-type="float">
            <text:p><text:s/>200 </text:p>
          </table:table-cell>
          <table:table-cell table:style-name="ce20" office:value-type="float" office:value="190" calcext:value-type="float">
            <text:p><text:s/>19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臺鎮貿易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慧文</text:p>
          </table:table-cell>
          <table:table-cell table:style-name="ce6" office:value-type="string" calcext:value-type="string">
            <text:p>鳳山區新甲國民小學「建築物公共安全檢修工程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484" calcext:value-type="float">
            <text:p><text:s/>484 </text:p>
          </table:table-cell>
          <table:table-cell table:style-name="ce20" office:value-type="float" office:value="450" calcext:value-type="float">
            <text:p><text:s/>4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特力宅室內裝修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徐榮延</text:p>
          </table:table-cell>
          <table:table-cell table:style-name="ce6" office:value-type="string" calcext:value-type="string">
            <text:p>鳳山區五甲國民小學「增置教學電子白板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800" calcext:value-type="float">
            <text:p><text:s/>8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巨澐系統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順進</text:p>
          </table:table-cell>
          <table:table-cell table:style-name="ce6" office:value-type="string" calcext:value-type="string">
            <text:p>小港區漢民國民小學「多媒體資訊數位化看板暨維運製作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892" calcext:value-type="float">
            <text:p><text:s/>89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奇寶科技多媒體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順進</text:p>
          </table:table-cell>
          <table:table-cell table:style-name="ce6" office:value-type="string" calcext:value-type="string">
            <text:p>鳳林國民中學「改善教育設備-數位資訊平台暨維運與節目影片製作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963" calcext:value-type="float">
            <text:p><text:s/>963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奇寶科技多媒體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燕巢國民中學「改善教學環境設備-行政電腦汰舊更新」</text:p>
          </table:table-cell>
          <table:table-cell table:style-name="ce14" office:value-type="string" calcext:value-type="string">
            <text:p>燕巢區</text:p>
          </table:table-cell>
          <table:table-cell table:number-columns-repeated="2" table:style-name="ce20" office:value-type="float" office:value="177" calcext:value-type="float">
            <text:p><text:s/>177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 </text:p>
          </table:table-cell>
          <table:table-cell table:style-name="ce26" office:value-type="string" calcext:value-type="string">
            <text:p>總源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岡山區和平國民小學「改善教學環境設備」</text:p>
          </table:table-cell>
          <table:table-cell table:style-name="ce14" office:value-type="string" calcext:value-type="string">
            <text:p>岡山區</text:p>
          </table:table-cell>
          <table:table-cell table:style-name="ce20" office:value-type="float" office:value="296" calcext:value-type="float">
            <text:p><text:s/>296 </text:p>
          </table:table-cell>
          <table:table-cell table:style-name="ce20" office:value-type="float" office:value="280" calcext:value-type="float">
            <text:p><text:s/>28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1.諾貝爾文化事業有限公司2.美聲樂器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洪平朗</text:p>
          </table:table-cell>
          <table:table-cell table:style-name="ce6" office:value-type="string" calcext:value-type="string">
            <text:p>三民區博愛國民小學「廁所空間活化工程設備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宗益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喬如</text:p>
          </table:table-cell>
          <table:table-cell table:style-name="ce6" office:value-type="string" calcext:value-type="string">
            <text:p>鹽埕區忠孝國民小學「更換班級教室吊扇設備」</text:p>
          </table:table-cell>
          <table:table-cell table:style-name="ce14" office:value-type="string" calcext:value-type="string">
            <text:p>鹽埕區</text:p>
          </table:table-cell>
          <table:table-cell table:style-name="ce20" office:value-type="float" office:value="300" calcext:value-type="float">
            <text:p><text:s/>300 </text:p>
          </table:table-cell>
          <table:table-cell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吉鳳祥行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吳益政</text:p>
          </table:table-cell>
          <table:table-cell table:style-name="ce6" office:value-type="string" calcext:value-type="string">
            <text:p>苓雅區福東國民小學「改善多功能體適能教室地板設備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500" calcext:value-type="float">
            <text:p><text:s/>50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周鍾㴴</text:p>
          </table:table-cell>
          <table:table-cell table:style-name="ce6" office:value-type="string" calcext:value-type="string">
            <text:p>左營區新莊國民小學「校園走廊節能燈具汰換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日正事務興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周鍾㴴</text:p>
          </table:table-cell>
          <table:table-cell table:style-name="ce6" office:value-type="string" calcext:value-type="string">
            <text:p>左營區永清國民小學「設置籃球投籃機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185" calcext:value-type="float">
            <text:p><text:s/>185 </text:p>
          </table:table-cell>
          <table:table-cell table:style-name="ce20" office:value-type="float" office:value="150" calcext:value-type="float">
            <text:p><text:s/>1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健和體育休閒用品社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雅靜</text:p>
          </table:table-cell>
          <table:table-cell table:style-name="ce6" office:value-type="string" calcext:value-type="string">
            <text:p>鳳山區福誠國小「校舍防漏油漆整建工程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珈義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俄鄧‧殷艾</text:p>
          </table:table-cell>
          <table:table-cell table:style-name="ce6" office:value-type="string" calcext:value-type="string">
            <text:p>桃源區興中國民小學「廁所整建工程」</text:p>
          </table:table-cell>
          <table:table-cell table:style-name="ce14" office:value-type="string" calcext:value-type="string">
            <text:p>桃源區</text:p>
          </table:table-cell>
          <table:table-cell table:number-columns-repeated="2" table:style-name="ce20" office:value-type="float" office:value="698" calcext:value-type="float">
            <text:p><text:s/>69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鑫豐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俊傑</text:p>
          </table:table-cell>
          <table:table-cell table:style-name="ce6" office:value-type="string" calcext:value-type="string">
            <text:p>三民區正興國民小學「充實教學環境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1343" calcext:value-type="float">
            <text:p><text:s/>1,343 </text:p>
          </table:table-cell>
          <table:table-cell table:style-name="ce20" office:value-type="float" office:value="1030" calcext:value-type="float">
            <text:p><text:s/>1,03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泓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俊傑</text:p>
          </table:table-cell>
          <table:table-cell table:style-name="ce6" office:value-type="string" calcext:value-type="string">
            <text:p>正興國民中學「充實教學環境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1715" calcext:value-type="float">
            <text:p><text:s/>1,715 </text:p>
          </table:table-cell>
          <table:table-cell table:style-name="ce20" office:value-type="float" office:value="1095" calcext:value-type="float">
            <text:p><text:s/>1,095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泓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宛蓉</text:p>
          </table:table-cell>
          <table:table-cell table:style-name="ce6" office:value-type="string" calcext:value-type="string">
            <text:p>鼓山區鼓山國民小學「教室隔間及檔案櫃建置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108" calcext:value-type="float">
            <text:p><text:s/>10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川本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宛蓉</text:p>
          </table:table-cell>
          <table:table-cell table:style-name="ce6" office:value-type="string" calcext:value-type="string">
            <text:p>前鎮區愛群國小「改善校園廣播設備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396" calcext:value-type="float">
            <text:p><text:s/>396 </text:p>
          </table:table-cell>
          <table:table-cell table:style-name="ce20" office:value-type="float" office:value="350" calcext:value-type="float">
            <text:p><text:s/>35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一尾小魚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宛蓉</text:p>
          </table:table-cell>
          <table:table-cell table:style-name="ce6" office:value-type="string" calcext:value-type="string">
            <text:p>小港區港和國小附設幼兒園「充實教具及教具櫃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150" calcext:value-type="float">
            <text:p><text:s/>150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挺有企業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宛蓉</text:p>
          </table:table-cell>
          <table:table-cell table:style-name="ce6" office:value-type="string" calcext:value-type="string">
            <text:p>前鎮區鎮昌國民小學「社區電腦教室整修工程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620" calcext:value-type="float">
            <text:p><text:s/>62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恒發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林宛蓉</text:p>
          </table:table-cell>
          <table:table-cell table:style-name="ce6" office:value-type="string" calcext:value-type="string">
            <text:p>壽山國中「改善教室教學用設備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120" calcext:value-type="float">
            <text:p><text:s/>120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金瑄家具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鍾盛有</text:p>
          </table:table-cell>
          <table:table-cell table:style-name="ce6" office:value-type="string" calcext:value-type="string">
            <text:p>旗山區嶺口國小「籃球場整修設備」</text:p>
          </table:table-cell>
          <table:table-cell table:style-name="ce14" office:value-type="string" calcext:value-type="string">
            <text:p>旗山區</text:p>
          </table:table-cell>
          <table:table-cell table:style-name="ce20" office:value-type="float" office:value="2735" calcext:value-type="float">
            <text:p><text:s/>2,735 </text:p>
          </table:table-cell>
          <table:table-cell table:style-name="ce20" office:value-type="float" office:value="2700" calcext:value-type="float">
            <text:p><text:s/>2,7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鴻倫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蕭永達</text:p>
          </table:table-cell>
          <table:table-cell table:style-name="ce6" office:value-type="string" calcext:value-type="string">
            <text:p>苓雅區四維國民小學「改善校園教學環境設備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3608" calcext:value-type="float">
            <text:p><text:s/>3,608 </text:p>
          </table:table-cell>
          <table:table-cell table:style-name="ce20" office:value-type="float" office:value="3600" calcext:value-type="float">
            <text:p><text:s/>3,6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遠博興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蕭永達</text:p>
          </table:table-cell>
          <table:table-cell table:style-name="ce6" office:value-type="string" calcext:value-type="string">
            <text:p>中正高級中學「體適能運動訓練場地改善及設備更新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3225" calcext:value-type="float">
            <text:p><text:s/>3,22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遠博興業有限公司，高雄市肢體障礙協會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俄鄧‧殷艾</text:p>
          </table:table-cell>
          <table:table-cell table:style-name="ce6" office:value-type="string" calcext:value-type="string">
            <text:p>前鎮區鎮昌國民小學「桌球室改善工程及設備更新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4000" calcext:value-type="float">
            <text:p><text:s/>4,000 </text:p>
          </table:table-cell>
          <table:table-cell table:style-name="ce20" office:value-type="float" office:value="3962" calcext:value-type="float">
            <text:p><text:s/>3,962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臺體實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俄鄧‧殷艾</text:p>
          </table:table-cell>
          <table:table-cell table:style-name="ce6" office:value-type="string" calcext:value-type="string">
            <text:p>小港區鳳鳴國小「購置體育訓練用墊設備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台體實業有限公司</text:p>
          </table:table-cell>
          <table:table-cell table:number-columns-repeated="1015"/>
        </table:table-row>
        <table:table-row table:style-name="ro8">
          <table:table-cell table:style-name="ce5" office:value-type="string" calcext:value-type="string">
            <text:p>劉德林</text:p>
          </table:table-cell>
          <table:table-cell table:style-name="ce6" office:value-type="string" calcext:value-type="string">
            <text:p>彌陀區彌陀國民小學「遊戲器材區設備更新」</text:p>
          </table:table-cell>
          <table:table-cell table:style-name="ce14" office:value-type="string" calcext:value-type="string">
            <text:p>彌陀區</text:p>
          </table:table-cell>
          <table:table-cell table:style-name="ce20" office:value-type="float" office:value="998" calcext:value-type="float">
            <text:p><text:s/>998 </text:p>
          </table:table-cell>
          <table:table-cell table:style-name="ce20" office:value-type="float" office:value="989" calcext:value-type="float">
            <text:p><text:s/>98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鑫林企業社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政聞</text:p>
          </table:table-cell>
          <table:table-cell table:style-name="ce6" office:value-type="string" calcext:value-type="string">
            <text:p>岡山區壽天國民小學「充實資訊設備」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一尾小魚科技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政聞</text:p>
          </table:table-cell>
          <table:table-cell table:style-name="ce6" office:value-type="string" calcext:value-type="string">
            <text:p>橋頭國民中學代管簡易棒球場「整建工程」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450" calcext:value-type="float">
            <text:p><text:s/>450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翊通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明澤</text:p>
          </table:table-cell>
          <table:table-cell table:style-name="ce6" office:value-type="string" calcext:value-type="string">
            <text:p>路竹區一甲國民小學「充實教學設備」</text:p>
          </table:table-cell>
          <table:table-cell table:style-name="ce14" office:value-type="string" calcext:value-type="string">
            <text:p>路竹區</text:p>
          </table:table-cell>
          <table:table-cell table:style-name="ce20" office:value-type="float" office:value="300" calcext:value-type="float">
            <text:p><text:s/>300 </text:p>
          </table:table-cell>
          <table:table-cell table:style-name="ce20" office:value-type="float" office:value="270" calcext:value-type="float">
            <text:p><text:s/>27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冠銓電器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新興區新興國民小學「第二視聽教室增置視聽設備」</text:p>
          </table:table-cell>
          <table:table-cell table:style-name="ce14" office:value-type="string" calcext:value-type="string">
            <text:p>新興區</text:p>
          </table:table-cell>
          <table:table-cell table:style-name="ce20" office:value-type="float" office:value="200" calcext:value-type="float">
            <text:p><text:s/>200 </text:p>
          </table:table-cell>
          <table:table-cell table:style-name="ce20" office:value-type="float" office:value="189" calcext:value-type="float">
            <text:p><text:s/>189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新晶成國際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苓雅區福康國民小學「活動中心球場地坪整修工程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320" calcext:value-type="float">
            <text:p><text:s/>32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致嘉實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鳳山區青年國中「田徑隊訓練設備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勁鍚國際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大寮區中庄國民小學「增置學校體適能器材設備」</text:p>
          </table:table-cell>
          <table:table-cell table:style-name="ce14" office:value-type="string" calcext:value-type="string">
            <text:p>大寮區</text:p>
          </table:table-cell>
          <table:table-cell table:style-name="ce20" office:value-type="float" office:value="980" calcext:value-type="float">
            <text:p><text:s/>980 </text:p>
          </table:table-cell>
          <table:table-cell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全絃企業有限公司</text:p>
          </table:table-cell>
          <table:table-cell table:number-columns-repeated="1015"/>
        </table:table-row>
        <table:table-row table:style-name="ro8">
          <table:table-cell table:style-name="ce5" office:value-type="string" calcext:value-type="string">
            <text:p>鍾盛有</text:p>
          </table:table-cell>
          <table:table-cell table:style-name="ce6" office:value-type="string" calcext:value-type="string">
            <text:p>永安區永安國民小學「改善教學環境與設備」</text:p>
          </table:table-cell>
          <table:table-cell table:style-name="ce14" office:value-type="string" calcext:value-type="string">
            <text:p>永安區</text:p>
          </table:table-cell>
          <table:table-cell table:style-name="ce20" office:value-type="float" office:value="204" calcext:value-type="float">
            <text:p><text:s/>204 </text:p>
          </table:table-cell>
          <table:table-cell table:style-name="ce20" office:value-type="float" office:value="186" calcext:value-type="float">
            <text:p><text:s/>186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益昌興企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鍾盛有</text:p>
          </table:table-cell>
          <table:table-cell table:style-name="ce6" office:value-type="string" calcext:value-type="string">
            <text:p>大社區大社國民小學「改善行政電腦設備」</text:p>
          </table:table-cell>
          <table:table-cell table:style-name="ce14" office:value-type="string" calcext:value-type="string">
            <text:p>大社區</text:p>
          </table:table-cell>
          <table:table-cell table:number-columns-repeated="2" table:style-name="ce20" office:value-type="float" office:value="150" calcext:value-type="float">
            <text:p><text:s/>1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益昌興企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鍾盛有</text:p>
          </table:table-cell>
          <table:table-cell table:style-name="ce6" office:value-type="string" calcext:value-type="string">
            <text:p>路竹區路竹國民小學「教學環境及設備」</text:p>
          </table:table-cell>
          <table:table-cell table:style-name="ce14" office:value-type="string" calcext:value-type="string">
            <text:p>路竹區</text:p>
          </table:table-cell>
          <table:table-cell table:style-name="ce20" office:value-type="float" office:value="170" calcext:value-type="float">
            <text:p><text:s/>170 </text:p>
          </table:table-cell>
          <table:table-cell table:style-name="ce20" office:value-type="float" office:value="142" calcext:value-type="float">
            <text:p><text:s/>14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嘉昌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鍾盛有</text:p>
          </table:table-cell>
          <table:table-cell table:style-name="ce6" office:value-type="string" calcext:value-type="string">
            <text:p>旗山區旗山國民小學「改善教學環境與設備-任意門（視訊會議室）音響設備系統」</text:p>
          </table:table-cell>
          <table:table-cell table:style-name="ce14" office:value-type="string" calcext:value-type="string">
            <text:p>旗山區</text:p>
          </table:table-cell>
          <table:table-cell table:style-name="ce20" office:value-type="float" office:value="168" calcext:value-type="float">
            <text:p><text:s/>168 </text:p>
          </table:table-cell>
          <table:table-cell table:style-name="ce20" office:value-type="float" office:value="162" calcext:value-type="float">
            <text:p><text:s/>16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益昌興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岡山區前鋒國民小學「加強改善教學環境及設備-校園擴音改善暨網路更新」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太嘉資訊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瑩蓉</text:p>
          </table:table-cell>
          <table:table-cell table:style-name="ce6" office:value-type="string" calcext:value-type="string">
            <text:p>左營區永清國民小學「充實圖書設備、視聽媒體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1500" calcext:value-type="float">
            <text:p><text:s/>1,500 </text:p>
          </table:table-cell>
          <table:table-cell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寶昇圖書社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林瑩蓉</text:p>
          </table:table-cell>
          <table:table-cell table:style-name="ce6" office:value-type="string" calcext:value-type="string">
            <text:p>左營區福山國民小學「充實資訊教學設備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1450" calcext:value-type="float">
            <text:p><text:s/>1,450 </text:p>
          </table:table-cell>
          <table:table-cell table:style-name="ce20" office:value-type="float" office:value="1051" calcext:value-type="float">
            <text:p><text:s/>1,051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小綠人系統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瑩蓉</text:p>
          </table:table-cell>
          <table:table-cell table:style-name="ce6" office:value-type="string" calcext:value-type="string">
            <text:p>楠梓區楠梓國民小學「購置互動式電子白板及投影機組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1522" calcext:value-type="float">
            <text:p><text:s/>1,522 </text:p>
          </table:table-cell>
          <table:table-cell table:style-name="ce20" office:value-type="float" office:value="1480" calcext:value-type="float">
            <text:p><text:s/>1,48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學言系統科技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玫娟</text:p>
          </table:table-cell>
          <table:table-cell table:style-name="ce6" office:value-type="string" calcext:value-type="string">
            <text:p>左營區屏山國民小學「防水防漏補強工程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165" calcext:value-type="float">
            <text:p><text:s/>165 </text:p>
          </table:table-cell>
          <table:table-cell table:style-name="ce20" office:value-type="float" office:value="150" calcext:value-type="float">
            <text:p><text:s/>1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華鴻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石龍</text:p>
          </table:table-cell>
          <table:table-cell table:style-name="ce6" office:value-type="string" calcext:value-type="string">
            <text:p>左營區新民國民小學「改善活動中心視聽、燈光設備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465" calcext:value-type="float">
            <text:p><text:s/>465 </text:p>
          </table:table-cell>
          <table:table-cell table:style-name="ce20" office:value-type="float" office:value="450" calcext:value-type="float">
            <text:p><text:s/>4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元朗科技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黃石龍</text:p>
          </table:table-cell>
          <table:table-cell table:style-name="ce6" office:value-type="string" calcext:value-type="string">
            <text:p>左營區新民國民小學「校園油漆粉刷工程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富岡事業有限公司</text:p>
          </table:table-cell>
          <table:table-cell table:number-columns-repeated="1015"/>
        </table:table-row>
        <table:table-row table:style-name="ro17">
          <table:table-cell table:style-name="ce5" office:value-type="string" calcext:value-type="string">
            <text:p>黃石龍</text:p>
          </table:table-cell>
          <table:table-cell table:style-name="ce6" office:value-type="string" calcext:value-type="string">
            <text:p>左營區新莊國民小學「校園建築物油漆工程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精彩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石龍</text:p>
          </table:table-cell>
          <table:table-cell table:style-name="ce6" office:value-type="string" calcext:value-type="string">
            <text:p>楠梓區後勁國民小學「綜合球場暨司令台地坪整修工程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741" calcext:value-type="float">
            <text:p><text:s/>741 </text:p>
          </table:table-cell>
          <table:table-cell table:style-name="ce20" office:value-type="float" office:value="740" calcext:value-type="float">
            <text:p><text:s/>74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全騏營造有限公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石龍</text:p>
          </table:table-cell>
          <table:table-cell table:style-name="ce6" office:value-type="string" calcext:value-type="string">
            <text:p>楠梓國民中學「教學設備改善-教學擴大機系統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911" calcext:value-type="float">
            <text:p><text:s/>911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優吉企業行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周鍾㴴</text:p>
          </table:table-cell>
          <table:table-cell table:style-name="ce6" office:value-type="string" calcext:value-type="string">
            <text:p>楠梓區右昌國民小學「會議室建築裝修工程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655" calcext:value-type="float">
            <text:p><text:s/>655 </text:p>
          </table:table-cell>
          <table:table-cell table:style-name="ce20" office:value-type="float" office:value="600" calcext:value-type="float">
            <text:p><text:s/>6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泰宇室內裝修工程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周鍾㴴</text:p>
          </table:table-cell>
          <table:table-cell table:style-name="ce6" office:value-type="string" calcext:value-type="string">
            <text:p>楠梓區莒光國民小學「校門口整修工程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600" calcext:value-type="float">
            <text:p><text:s/>6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亞力室內裝修工程行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莊啟旺</text:p>
          </table:table-cell>
          <table:table-cell table:style-name="ce6" office:value-type="string" calcext:value-type="string">
            <text:p>苓雅區成功國民小學「司令台設施工程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1402" calcext:value-type="float">
            <text:p><text:s/>1,402 </text:p>
          </table:table-cell>
          <table:table-cell table:style-name="ce20" office:value-type="float" office:value="1400" calcext:value-type="float">
            <text:p><text:s/>1,4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全騏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莊啟旺</text:p>
          </table:table-cell>
          <table:table-cell table:style-name="ce6" office:value-type="string" calcext:value-type="string">
            <text:p>苓雅區福康國民小學「增購多功能語音藍牙教學設備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540" calcext:value-type="float">
            <text:p><text:s/>54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立事務機器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蕭永達</text:p>
          </table:table-cell>
          <table:table-cell table:style-name="ce6" office:value-type="string" calcext:value-type="string">
            <text:p>英明國民中學「改善教學環境設備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隆輝煌企業股份有限公司</text:p>
          </table:table-cell>
          <table:table-cell table:number-columns-repeated="1015"/>
        </table:table-row>
        <table:table-row table:style-name="ro17">
          <table:table-cell table:style-name="ce5" office:value-type="string" calcext:value-type="string">
            <text:p>張漢忠</text:p>
          </table:table-cell>
          <table:table-cell table:style-name="ce6" office:value-type="string" calcext:value-type="string">
            <text:p>前金國民中學「充實學校體操運動訓練設備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987" calcext:value-type="float">
            <text:p><text:s/>987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全絃企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蘇炎城</text:p>
          </table:table-cell>
          <table:table-cell table:style-name="ce6" office:value-type="string" calcext:value-type="string">
            <text:p>苓雅區中正國民小學「中英文繪本圖書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892" calcext:value-type="float">
            <text:p><text:s/>892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蘇炎城</text:p>
          </table:table-cell>
          <table:table-cell table:style-name="ce6" office:value-type="string" calcext:value-type="string">
            <text:p>鳳山區南成國民小學「充實教學設備設施-購置互動式電子白板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2207" calcext:value-type="float">
            <text:p><text:s/>2,207 </text:p>
          </table:table-cell>
          <table:table-cell table:style-name="ce20" office:value-type="float" office:value="1410" calcext:value-type="float">
            <text:p><text:s/>1,41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德奕資訊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小港區港和國民小學「活動中心舞台整修工程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華通室內裝修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順進</text:p>
          </table:table-cell>
          <table:table-cell table:style-name="ce6" office:value-type="string" calcext:value-type="string">
            <text:p>小港區鳳鳴國民小學「購置體育訓練用墊設備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1500" calcext:value-type="float">
            <text:p><text:s/>1,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台體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宛蓉</text:p>
          </table:table-cell>
          <table:table-cell table:style-name="ce6" office:value-type="string" calcext:value-type="string">
            <text:p>前鎮區仁愛國民小學「改善教學環境及設備-教室窗簾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320" calcext:value-type="float">
            <text:p><text:s/>32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上豪裝潢工程行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洪秀錦</text:p>
          </table:table-cell>
          <table:table-cell table:style-name="ce6" office:value-type="string" calcext:value-type="string">
            <text:p>苓雅區苓洲國小「充實教學視聽教材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922" calcext:value-type="float">
            <text:p><text:s/>922 </text:p>
          </table:table-cell>
          <table:table-cell table:style-name="ce20" office:value-type="float" office:value="900" calcext:value-type="float">
            <text:p><text:s/>9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小白鷹國際文化企業有限公司</text:p>
          </table:table-cell>
          <table:table-cell table:number-columns-repeated="1015"/>
        </table:table-row>
        <table:table-row table:style-name="ro17">
          <table:table-cell table:style-name="ce5" office:value-type="string" calcext:value-type="string">
            <text:p>俄鄧‧殷艾</text:p>
          </table:table-cell>
          <table:table-cell table:style-name="ce6" office:value-type="string" calcext:value-type="string">
            <text:p>左營區屏山國民小學「改善棒球場教學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637" calcext:value-type="float">
            <text:p><text:s/>637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寶獅維麒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燕巢區鳳雄國小「改善教學環境設備-購置電腦及相關設備」</text:p>
          </table:table-cell>
          <table:table-cell table:style-name="ce14" office:value-type="string" calcext:value-type="string">
            <text:p>燕巢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總源電腦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彌陀區彌陀國民小學「改善教學環境設備-LED節能燈具」</text:p>
          </table:table-cell>
          <table:table-cell table:style-name="ce14" office:value-type="string" calcext:value-type="string">
            <text:p>彌陀區</text:p>
          </table:table-cell>
          <table:table-cell table:number-columns-repeated="2" table:style-name="ce20" office:value-type="float" office:value="216" calcext:value-type="float">
            <text:p><text:s/>216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驊美資訊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麗珍</text:p>
          </table:table-cell>
          <table:table-cell table:style-name="ce6" office:value-type="string" calcext:value-type="string">
            <text:p>後勁國民中學「改善教學環境-教室、辦公室、公共空間油漆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明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麗珍</text:p>
          </table:table-cell>
          <table:table-cell table:style-name="ce6" office:value-type="string" calcext:value-type="string">
            <text:p>鼓山區龍華國民小學「改善教學設備-增購互動式單槍投影機」</text:p>
          </table:table-cell>
          <table:table-cell table:style-name="ce14" office:value-type="string" calcext:value-type="string">
            <text:p>鼓山區</text:p>
          </table:table-cell>
          <table:table-cell table:style-name="ce20" office:value-type="float" office:value="184" calcext:value-type="float">
            <text:p><text:s/>184 </text:p>
          </table:table-cell>
          <table:table-cell table:style-name="ce20" office:value-type="float" office:value="180" calcext:value-type="float">
            <text:p><text:s/>18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上端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石龍</text:p>
          </table:table-cell>
          <table:table-cell table:style-name="ce6" office:value-type="string" calcext:value-type="string">
            <text:p>左營區福山國民小學「視聽教室空調改善工程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2150" calcext:value-type="float">
            <text:p><text:s/>2,150 </text:p>
          </table:table-cell>
          <table:table-cell table:style-name="ce20" office:value-type="float" office:value="2100" calcext:value-type="float">
            <text:p><text:s/>2,1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驊茂工程整合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周鍾㴴</text:p>
          </table:table-cell>
          <table:table-cell table:style-name="ce6" office:value-type="string" calcext:value-type="string">
            <text:p>左營區屏山國民小學「購置桌球教學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寶獅維麒企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周鍾㴴</text:p>
          </table:table-cell>
          <table:table-cell table:style-name="ce6" office:value-type="string" calcext:value-type="string">
            <text:p>左營區屏山國民小學「教學環境設備改進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141" calcext:value-type="float">
            <text:p><text:s/>141 </text:p>
          </table:table-cell>
          <table:table-cell table:style-name="ce20" office:value-type="float" office:value="140" calcext:value-type="float">
            <text:p><text:s/>14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有慶企業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吳利成</text:p>
          </table:table-cell>
          <table:table-cell table:style-name="ce6" office:value-type="string" calcext:value-type="string">
            <text:p>大樹區九曲國民小學「電腦更新」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總源電腦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吳利成</text:p>
          </table:table-cell>
          <table:table-cell table:style-name="ce6" office:value-type="string" calcext:value-type="string">
            <text:p>美濃區吉洋國民小學「改善教學環境-校園彩繪」</text:p>
          </table:table-cell>
          <table:table-cell table:style-name="ce14" office:value-type="string" calcext:value-type="string">
            <text:p>美濃區</text:p>
          </table:table-cell>
          <table:table-cell table:style-name="ce20" office:value-type="float" office:value="110" calcext:value-type="float">
            <text:p><text:s/>110 </text:p>
          </table:table-cell>
          <table:table-cell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萬旭達實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喬如</text:p>
          </table:table-cell>
          <table:table-cell table:style-name="ce6" office:value-type="string" calcext:value-type="string">
            <text:p>鼓山區鼓山國民小學「東側廁所改建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400" calcext:value-type="float">
            <text:p><text:s/>4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鳳甲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俊傑</text:p>
          </table:table-cell>
          <table:table-cell table:style-name="ce6" office:value-type="string" calcext:value-type="string">
            <text:p>三民區博愛國民小學「建置輔導諮商與幼兒園空間設備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鉅峰工程行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莊啟旺</text:p>
          </table:table-cell>
          <table:table-cell table:style-name="ce6" office:value-type="string" calcext:value-type="string">
            <text:p>苓雅區四維國民小學「新購直笛團樂器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190" calcext:value-type="float">
            <text:p><text:s/>19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伯牙文化事業社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慧文</text:p>
          </table:table-cell>
          <table:table-cell table:style-name="ce6" office:value-type="string" calcext:value-type="string">
            <text:p>青年國民中學「新建多功能球場工程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406" calcext:value-type="float">
            <text:p><text:s/>406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富松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慧文</text:p>
          </table:table-cell>
          <table:table-cell table:style-name="ce6" office:value-type="string" calcext:value-type="string">
            <text:p>鳳山區鳳山國民小學「增購多功能語音藍芽教學系統設備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486" calcext:value-type="float">
            <text:p><text:s/>486 </text:p>
          </table:table-cell>
          <table:table-cell table:style-name="ce20" office:value-type="float" office:value="450" calcext:value-type="float">
            <text:p><text:s/>4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立事務機器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張漢忠</text:p>
          </table:table-cell>
          <table:table-cell table:style-name="ce6" office:value-type="string" calcext:value-type="string">
            <text:p>青年國民中學「4F視聽教室裝修工程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亞力室內裝修工程行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漢忠</text:p>
          </table:table-cell>
          <table:table-cell table:style-name="ce6" office:value-type="string" calcext:value-type="string">
            <text:p>茄萣區成功國民小學「改善暨充實教學環境-改善休閒活動場域空間」</text:p>
          </table:table-cell>
          <table:table-cell table:style-name="ce14" office:value-type="string" calcext:value-type="string">
            <text:p>茄萣區</text:p>
          </table:table-cell>
          <table:table-cell table:style-name="ce20" office:value-type="float" office:value="999" calcext:value-type="float">
            <text:p><text:s/>999 </text:p>
          </table:table-cell>
          <table:table-cell table:style-name="ce20" office:value-type="float" office:value="950" calcext:value-type="float">
            <text:p><text:s/>9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宇宙之星數位科技有限公司</text:p>
          </table:table-cell>
          <table:table-cell table:number-columns-repeated="1015"/>
        </table:table-row>
        <table:table-row table:style-name="ro15">
          <table:table-cell table:style-name="ce5" office:value-type="string" calcext:value-type="string">
            <text:p>黃天煌</text:p>
          </table:table-cell>
          <table:table-cell table:style-name="ce6" office:value-type="string" calcext:value-type="string">
            <text:p>大寮區昭明國民小學「改善教學環境與設備」</text:p>
          </table:table-cell>
          <table:table-cell table:style-name="ce14" office:value-type="string" calcext:value-type="string">
            <text:p>大寮區</text:p>
          </table:table-cell>
          <table:table-cell table:style-name="ce20" office:value-type="float" office:value="988" calcext:value-type="float">
            <text:p><text:s/>988 </text:p>
          </table:table-cell>
          <table:table-cell table:style-name="ce20" office:value-type="float" office:value="248" calcext:value-type="float">
            <text:p><text:s/>24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和園室內裝修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文瑞</text:p>
          </table:table-cell>
          <table:table-cell table:style-name="ce6" office:value-type="string" calcext:value-type="string">
            <text:p>茄萣區成功國民小學「改善校園環境-加裝水溝蓋及防蚊板」</text:p>
          </table:table-cell>
          <table:table-cell table:style-name="ce14" office:value-type="string" calcext:value-type="string">
            <text:p>茄萣區</text:p>
          </table:table-cell>
          <table:table-cell table:style-name="ce20" office:value-type="float" office:value="1271" calcext:value-type="float">
            <text:p><text:s/>1,271 </text:p>
          </table:table-cell>
          <table:table-cell table:style-name="ce20" office:value-type="float" office:value="512" calcext:value-type="float">
            <text:p><text:s/>51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小白鷹國際文化企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鍾盛有</text:p>
          </table:table-cell>
          <table:table-cell table:style-name="ce6" office:value-type="string" calcext:value-type="string">
            <text:p>龍肚國民中學「教學行政電腦」</text:p>
          </table:table-cell>
          <table:table-cell table:style-name="ce14" office:value-type="string" calcext:value-type="string">
            <text:p>美濃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耕昇電腦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鍾盛有</text:p>
          </table:table-cell>
          <table:table-cell table:style-name="ce6" office:value-type="string" calcext:value-type="string">
            <text:p>杉林國中「改善教學環境及充實教學設備」</text:p>
          </table:table-cell>
          <table:table-cell table:style-name="ce14" office:value-type="string" calcext:value-type="string">
            <text:p>杉林區</text:p>
          </table:table-cell>
          <table:table-cell table:number-columns-repeated="2" table:style-name="ce20" office:value-type="float" office:value="2066" calcext:value-type="float">
            <text:p><text:s/>2,066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1、新弘建材有限公司，2、堃霖土木包工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明澤</text:p>
          </table:table-cell>
          <table:table-cell table:style-name="ce6" office:value-type="string" calcext:value-type="string">
            <text:p>茄萣區興達國小「改善教學環境-校園廣播教學設備改善」</text:p>
          </table:table-cell>
          <table:table-cell table:style-name="ce14" office:value-type="string" calcext:value-type="string">
            <text:p>茄萣區</text:p>
          </table:table-cell>
          <table:table-cell table:number-columns-repeated="2" table:style-name="ce20" office:value-type="float" office:value="310" calcext:value-type="float">
            <text:p><text:s/>31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凱苑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玫娟</text:p>
          </table:table-cell>
          <table:table-cell table:style-name="ce6" office:value-type="string" calcext:value-type="string">
            <text:p>後勁國民中學「第一棟二樓會議室與辦公室整修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達晋成室內裝修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石龍</text:p>
          </table:table-cell>
          <table:table-cell table:style-name="ce6" office:value-type="string" calcext:value-type="string">
            <text:p>左營區新民國民小學「改善校園教學環境-購置可調式課桌椅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2775" calcext:value-type="float">
            <text:p><text:s/>2,775 </text:p>
          </table:table-cell>
          <table:table-cell table:style-name="ce20" office:value-type="float" office:value="2400" calcext:value-type="float">
            <text:p><text:s/>2,400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吳利成</text:p>
          </table:table-cell>
          <table:table-cell table:style-name="ce6" office:value-type="string" calcext:value-type="string">
            <text:p>美濃區吉洋國民小學「校園電子字幕指示標示工程」</text:p>
          </table:table-cell>
          <table:table-cell table:style-name="ce14" office:value-type="string" calcext:value-type="string">
            <text:p>美濃區</text:p>
          </table:table-cell>
          <table:table-cell table:number-columns-repeated="2"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台積光電科技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美雅</text:p>
          </table:table-cell>
          <table:table-cell table:style-name="ce6" office:value-type="string" calcext:value-type="string">
            <text:p>鹽埕區光榮國民小學「改善帆船設備器材」</text:p>
          </table:table-cell>
          <table:table-cell table:style-name="ce14" office:value-type="string" calcext:value-type="string">
            <text:p>鹽埕區</text:p>
          </table:table-cell>
          <table:table-cell table:number-columns-repeated="2" table:style-name="ce20" office:value-type="float" office:value="396" calcext:value-type="float">
            <text:p><text:s/>396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全絃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美雅</text:p>
          </table:table-cell>
          <table:table-cell table:style-name="ce6" office:value-type="string" calcext:value-type="string">
            <text:p>旗津區旗津國民小學「改善校園環境及設備-購置高年級學生置物櫃」</text:p>
          </table:table-cell>
          <table:table-cell table:style-name="ce14" office:value-type="string" calcext:value-type="string">
            <text:p>旗津區</text:p>
          </table:table-cell>
          <table:table-cell table:style-name="ce20" office:value-type="float" office:value="519" calcext:value-type="float">
            <text:p><text:s/>519 </text:p>
          </table:table-cell>
          <table:table-cell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龍馥企業社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美雅</text:p>
          </table:table-cell>
          <table:table-cell table:style-name="ce6" office:value-type="string" calcext:value-type="string">
            <text:p>鼓山區龍華國民小學「改善教學電腦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176" calcext:value-type="float">
            <text:p><text:s/>176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巨澐系統科技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美雅</text:p>
          </table:table-cell>
          <table:table-cell table:style-name="ce6" office:value-type="string" calcext:value-type="string">
            <text:p>鼓山區龍華國民小學「改善教學電腦」</text:p>
          </table:table-cell>
          <table:table-cell table:style-name="ce14" office:value-type="string" calcext:value-type="string">
            <text:p>鼓山區</text:p>
          </table:table-cell>
          <table:table-cell table:style-name="ce20" office:value-type="float" office:value="904" calcext:value-type="float">
            <text:p><text:s/>904 </text:p>
          </table:table-cell>
          <table:table-cell table:style-name="ce20" office:value-type="float" office:value="895" calcext:value-type="float">
            <text:p><text:s/>89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巨澐系統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美雅</text:p>
          </table:table-cell>
          <table:table-cell table:style-name="ce6" office:value-type="string" calcext:value-type="string">
            <text:p>鼓山區鼓岩國民小學「改善校園教學環境-校園教學情境彩繪粉刷工程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萬旭達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美雅</text:p>
          </table:table-cell>
          <table:table-cell table:style-name="ce6" office:value-type="string" calcext:value-type="string">
            <text:p>鼓山區中山國民小學「充實教學設備-增購單槍投影機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1065" calcext:value-type="float">
            <text:p><text:s/>1,06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駿霖系統科技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美雅</text:p>
          </table:table-cell>
          <table:table-cell table:style-name="ce6" office:value-type="string" calcext:value-type="string">
            <text:p>明華國民中學「200公尺跑道新建工程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1500" calcext:value-type="float">
            <text:p><text:s/>1,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順堡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黃淑美</text:p>
          </table:table-cell>
          <table:table-cell table:style-name="ce6" office:value-type="string" calcext:value-type="string">
            <text:p>正興國民中學「廁所整建更新工程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頡興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淑美</text:p>
          </table:table-cell>
          <table:table-cell table:style-name="ce6" office:value-type="string" calcext:value-type="string">
            <text:p>高雄高級商業職業學校「活動中心整修工程」</text:p>
          </table:table-cell>
          <table:table-cell table:style-name="ce14" office:value-type="string" calcext:value-type="string">
            <text:p>新興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和洋國際室內裝修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黃淑美</text:p>
          </table:table-cell>
          <table:table-cell table:style-name="ce6" office:value-type="string" calcext:value-type="string">
            <text:p>民族國民中學「教學環境及設備改善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900" calcext:value-type="float">
            <text:p><text:s/>900 </text:p>
          </table:table-cell>
          <table:table-cell table:style-name="ce20" office:value-type="float" office:value="874" calcext:value-type="float">
            <text:p><text:s/>87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勇龍資訊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淑美</text:p>
          </table:table-cell>
          <table:table-cell table:style-name="ce6" office:value-type="string" calcext:value-type="string">
            <text:p>三民國民中學「改善及充實教學環境設備-美術班數位攝影教學暨增設桌球器材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科隆有限工司幸福體育用品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俊傑</text:p>
          </table:table-cell>
          <table:table-cell table:style-name="ce6" office:value-type="string" calcext:value-type="string">
            <text:p>三民區民族國民小學「改善教學環境設備-裝置數位資訊看板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652" calcext:value-type="float">
            <text:p><text:s/>65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勇龍資訊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俊傑</text:p>
          </table:table-cell>
          <table:table-cell table:style-name="ce6" office:value-type="string" calcext:value-type="string">
            <text:p>三民區鼎金國民小學「購置數位資訊全彩看板設施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1220" calcext:value-type="float">
            <text:p><text:s/>1,22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18">
          <table:table-cell table:style-name="ce5" office:value-type="string" calcext:value-type="string">
            <text:p>莊啟旺</text:p>
          </table:table-cell>
          <table:table-cell table:style-name="ce6" office:value-type="string" calcext:value-type="string">
            <text:p>苓雅區五權國民小學「改善教學環境及設備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150" calcext:value-type="float">
            <text:p><text:s/>1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優銘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順進</text:p>
          </table:table-cell>
          <table:table-cell table:style-name="ce6" office:value-type="string" calcext:value-type="string">
            <text:p>小港區坪頂國民小學「資訊資源情境教室設備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1474" calcext:value-type="float">
            <text:p><text:s/>1,474 </text:p>
          </table:table-cell>
          <table:table-cell table:style-name="ce20" office:value-type="float" office:value="349" calcext:value-type="float">
            <text:p><text:s/>349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景誠電子有限公司</text:p>
          </table:table-cell>
          <table:table-cell table:number-columns-repeated="1015"/>
        </table:table-row>
        <table:table-row table:style-name="ro19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小港區鳳鳴國民小學「購置繪本電子書設備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432" calcext:value-type="float">
            <text:p><text:s/>43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喬松企業行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小港區明義國民小學「教學環境空間粉刷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小司哲思空間設計工程行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楠梓區加昌國民小學「改善教學環境-舞台音響系統改善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900" calcext:value-type="float">
            <text:p><text:s/>9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紅花視聽設計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左營區左營國民小學「設置移動式組合音響設備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320" calcext:value-type="float">
            <text:p><text:s/>320 </text:p>
          </table:table-cell>
          <table:table-cell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松科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鍾盛有</text:p>
          </table:table-cell>
          <table:table-cell table:style-name="ce6" office:value-type="string" calcext:value-type="string">
            <text:p>美濃區東門國民小學「充實改善教學環境設備-校園美化藝術設置」</text:p>
          </table:table-cell>
          <table:table-cell table:style-name="ce14" office:value-type="string" calcext:value-type="string">
            <text:p>美濃區</text:p>
          </table:table-cell>
          <table:table-cell table:style-name="ce20" office:value-type="float" office:value="200" calcext:value-type="float">
            <text:p><text:s/>200 </text:p>
          </table:table-cell>
          <table:table-cell table:style-name="ce20" office:value-type="float" office:value="190" calcext:value-type="float">
            <text:p><text:s/>19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悠然馬賽克藝術工坊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鍾盛有</text:p>
          </table:table-cell>
          <table:table-cell table:style-name="ce6" office:value-type="string" calcext:value-type="string">
            <text:p>旗山區鼓山國民小學「教學環境改善-校園遊樂設施改善」</text:p>
          </table:table-cell>
          <table:table-cell table:style-name="ce14" office:value-type="string" calcext:value-type="string">
            <text:p>旗山區</text:p>
          </table:table-cell>
          <table:table-cell table:style-name="ce20" office:value-type="float" office:value="609" calcext:value-type="float">
            <text:p><text:s/>609 </text:p>
          </table:table-cell>
          <table:table-cell table:style-name="ce20" office:value-type="float" office:value="600" calcext:value-type="float">
            <text:p><text:s/>6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鴻倫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義迪</text:p>
          </table:table-cell>
          <table:table-cell table:style-name="ce6" office:value-type="string" calcext:value-type="string">
            <text:p>美濃區美濃國民小學「改善校園教學及班級教室設備」</text:p>
          </table:table-cell>
          <table:table-cell table:style-name="ce14" office:value-type="string" calcext:value-type="string">
            <text:p>美濃區</text:p>
          </table:table-cell>
          <table:table-cell table:style-name="ce20" office:value-type="float" office:value="624" calcext:value-type="float">
            <text:p><text:s/>624 </text:p>
          </table:table-cell>
          <table:table-cell table:style-name="ce20" office:value-type="float" office:value="540" calcext:value-type="float">
            <text:p><text:s/>54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路竹高中「教室油漆整修工程」</text:p>
          </table:table-cell>
          <table:table-cell table:style-name="ce14" office:value-type="string" calcext:value-type="string">
            <text:p>路竹區</text:p>
          </table:table-cell>
          <table:table-cell table:number-columns-repeated="2" table:style-name="ce20" office:value-type="float" office:value="540" calcext:value-type="float">
            <text:p><text:s/>54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興油漆室內裝修工程行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湖內區明宗國民小學「校園設施改善工程」</text:p>
          </table:table-cell>
          <table:table-cell table:style-name="ce14" office:value-type="string" calcext:value-type="string">
            <text:p>湖內區</text:p>
          </table:table-cell>
          <table:table-cell table:style-name="ce20" office:value-type="float" office:value="384" calcext:value-type="float">
            <text:p><text:s/>384 </text:p>
          </table:table-cell>
          <table:table-cell table:style-name="ce20" office:value-type="float" office:value="380" calcext:value-type="float">
            <text:p><text:s/>38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青河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文瑞</text:p>
          </table:table-cell>
          <table:table-cell table:style-name="ce6" office:value-type="string" calcext:value-type="string">
            <text:p>茄萣區茄萣國民小學「改善教學環境設施-賜福樓教室窗簾設置」</text:p>
          </table:table-cell>
          <table:table-cell table:style-name="ce14" office:value-type="string" calcext:value-type="string">
            <text:p>茄萣區</text:p>
          </table:table-cell>
          <table:table-cell table:style-name="ce20" office:value-type="float" office:value="485" calcext:value-type="float">
            <text:p><text:s/>485 </text:p>
          </table:table-cell>
          <table:table-cell table:style-name="ce20" office:value-type="float" office:value="480" calcext:value-type="float">
            <text:p><text:s/>48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泰億裝飾材料行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文瑞</text:p>
          </table:table-cell>
          <table:table-cell table:style-name="ce6" office:value-type="string" calcext:value-type="string">
            <text:p>湖內區文賢國民小學「改善校園教學環境設備-水溝蓋板鋪設及前庭地坪改善工程」</text:p>
          </table:table-cell>
          <table:table-cell table:style-name="ce14" office:value-type="string" calcext:value-type="string">
            <text:p>湖內區</text:p>
          </table:table-cell>
          <table:table-cell table:style-name="ce20" office:value-type="float" office:value="1438" calcext:value-type="float">
            <text:p><text:s/>1,438 </text:p>
          </table:table-cell>
          <table:table-cell table:style-name="ce20" office:value-type="float" office:value="484" calcext:value-type="float">
            <text:p><text:s/>48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冠麟資訊工程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明澤</text:p>
          </table:table-cell>
          <table:table-cell table:style-name="ce6" office:value-type="string" calcext:value-type="string">
            <text:p>湖內區三侯國民小學「改善環境工程-油漆工程」</text:p>
          </table:table-cell>
          <table:table-cell table:style-name="ce14" office:value-type="string" calcext:value-type="string">
            <text:p>湖內區</text:p>
          </table:table-cell>
          <table:table-cell table:number-columns-repeated="2" table:style-name="ce20" office:value-type="float" office:value="250" calcext:value-type="float">
            <text:p><text:s/>2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海登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玫娟</text:p>
          </table:table-cell>
          <table:table-cell table:style-name="ce6" office:value-type="string" calcext:value-type="string">
            <text:p>立德國民中學「充實體育班教學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401" calcext:value-type="float">
            <text:p><text:s/>401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麗吉雅運動器材有限公司、百億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周鍾㴴</text:p>
          </table:table-cell>
          <table:table-cell table:style-name="ce6" office:value-type="string" calcext:value-type="string">
            <text:p>右昌國民中學「禮堂座椅暨視聽設備改善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益瀅企業/精瑞視聽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三民國民中學「改善及充實教學環境設備-善樓南側外牆壁磚翻修工程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韋翃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南隆國民中學「改善多媒體教學設備」</text:p>
          </table:table-cell>
          <table:table-cell table:style-name="ce14" office:value-type="string" calcext:value-type="string">
            <text:p>美濃區</text:p>
          </table:table-cell>
          <table:table-cell table:number-columns-repeated="2" table:style-name="ce20" office:value-type="float" office:value="360" calcext:value-type="float">
            <text:p><text:s/>36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諾貝爾文化事業有限公司</text:p>
          </table:table-cell>
          <table:table-cell table:number-columns-repeated="1015"/>
        </table:table-row>
        <table:table-row table:style-name="ro15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內門區木柵國民小學「操場PU跑道整建工程」</text:p>
          </table:table-cell>
          <table:table-cell table:style-name="ce14" office:value-type="string" calcext:value-type="string">
            <text:p>內門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冠安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大社區嘉誠國民小學「改善教學環境-教室牆面補強工程」</text:p>
          </table:table-cell>
          <table:table-cell table:style-name="ce14" office:value-type="string" calcext:value-type="string">
            <text:p>大社區</text:p>
          </table:table-cell>
          <table:table-cell table:number-columns-repeated="2" table:style-name="ce20" office:value-type="float" office:value="350" calcext:value-type="float">
            <text:p><text:s/>3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大興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童燕珍</text:p>
          </table:table-cell>
          <table:table-cell table:style-name="ce6" office:value-type="string" calcext:value-type="string">
            <text:p>高雄啟智學校「改善及充實教學環境設備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320" calcext:value-type="float">
            <text:p><text:s/>32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跨藝室內裝修工程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童燕珍</text:p>
          </table:table-cell>
          <table:table-cell table:style-name="ce6" office:value-type="string" calcext:value-type="string">
            <text:p>三民區光武國民小學「籃球場地面更新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2419" calcext:value-type="float">
            <text:p><text:s/>2,419 </text:p>
          </table:table-cell>
          <table:table-cell table:style-name="ce20" office:value-type="float" office:value="2400" calcext:value-type="float">
            <text:p><text:s/>2,4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臺灣優力建材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俊傑</text:p>
          </table:table-cell>
          <table:table-cell table:style-name="ce6" office:value-type="string" calcext:value-type="string">
            <text:p>三民區東光國民小學「改善校園環境-增設環保防蚊防臭氣密蓋板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1795" calcext:value-type="float">
            <text:p><text:s/>1,795 </text:p>
          </table:table-cell>
          <table:table-cell table:style-name="ce20" office:value-type="float" office:value="1700" calcext:value-type="float">
            <text:p><text:s/>1,7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冠霖資訊工程企業社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莊啟旺</text:p>
          </table:table-cell>
          <table:table-cell table:style-name="ce6" office:value-type="string" calcext:value-type="string">
            <text:p>前金國民中學「音樂班樂器更新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亞提樂器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莊啟旺</text:p>
          </table:table-cell>
          <table:table-cell table:style-name="ce6" office:value-type="string" calcext:value-type="string">
            <text:p>壽山國民中學「擴充校園太陽能設施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201" calcext:value-type="float">
            <text:p><text:s/>201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晨齊企業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吳益政</text:p>
          </table:table-cell>
          <table:table-cell table:style-name="ce6" office:value-type="string" calcext:value-type="string">
            <text:p>苓雅區苓洲國民小學「新校舍裝修工程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452" calcext:value-type="float">
            <text:p><text:s/>452 </text:p>
          </table:table-cell>
          <table:table-cell table:style-name="ce20" office:value-type="float" office:value="450" calcext:value-type="float">
            <text:p><text:s/>4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泰宇室內裝修工程有限公司、優美家裝潢材料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慧文</text:p>
          </table:table-cell>
          <table:table-cell table:style-name="ce6" office:value-type="string" calcext:value-type="string">
            <text:p>苓雅區中正國民小學「增購多功能語音藍芽教學系統設備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945" calcext:value-type="float">
            <text:p><text:s/>945 </text:p>
          </table:table-cell>
          <table:table-cell table:style-name="ce20" office:value-type="float" office:value="875" calcext:value-type="float">
            <text:p><text:s/>87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立事務機器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劉德林</text:p>
          </table:table-cell>
          <table:table-cell table:style-name="ce6" office:value-type="string" calcext:value-type="string">
            <text:p>小港區鳳陽國民小學「改善教學環境及充實教學設備-增置遊戲器材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998" calcext:value-type="float">
            <text:p><text:s/>99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宇宙之星數位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粹鑾</text:p>
          </table:table-cell>
          <table:table-cell table:style-name="ce6" office:value-type="string" calcext:value-type="string">
            <text:p>鳳山區五福國民小學「充實校園教學及班級教室設備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995" calcext:value-type="float">
            <text:p><text:s/>995 </text:p>
          </table:table-cell>
          <table:table-cell table:style-name="ce20" office:value-type="float" office:value="623" calcext:value-type="float">
            <text:p><text:s/>623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粹鑾</text:p>
          </table:table-cell>
          <table:table-cell table:style-name="ce6" office:value-type="string" calcext:value-type="string">
            <text:p>鳳山區曹公國民小學「充實校園教學及班級教室設備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779" calcext:value-type="float">
            <text:p><text:s/>779 </text:p>
          </table:table-cell>
          <table:table-cell table:style-name="ce20" office:value-type="float" office:value="588" calcext:value-type="float">
            <text:p><text:s/>588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粹鑾</text:p>
          </table:table-cell>
          <table:table-cell table:style-name="ce6" office:value-type="string" calcext:value-type="string">
            <text:p>鳳山區文山國民小學「改善校園教學環境及設備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905" calcext:value-type="float">
            <text:p><text:s/>905 </text:p>
          </table:table-cell>
          <table:table-cell table:style-name="ce20" office:value-type="float" office:value="900" calcext:value-type="float">
            <text:p><text:s/>9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粹鑾</text:p>
          </table:table-cell>
          <table:table-cell table:style-name="ce6" office:value-type="string" calcext:value-type="string">
            <text:p>鳳山區文德國民小學「改善校園教學環境及設備-購置置物櫃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975" calcext:value-type="float">
            <text:p><text:s/>975 </text:p>
          </table:table-cell>
          <table:table-cell table:style-name="ce20" office:value-type="float" office:value="750" calcext:value-type="float">
            <text:p><text:s/>7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台宏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粹鑾</text:p>
          </table:table-cell>
          <table:table-cell table:style-name="ce6" office:value-type="string" calcext:value-type="string">
            <text:p>青年國民中學「購置班級教室教具收納櫃及節能燈具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1852" calcext:value-type="float">
            <text:p><text:s/>1,85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前鎮區鎮昌國民小學「充實及改善教學設備-整修鐵捲門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290" calcext:value-type="float">
            <text:p><text:s/>29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峰欣土木包工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前鎮區瑞祥國民小學「充實班級資訊教學設備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宏新資訊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前鎮區仁愛國民小學「增購多功能語音藍芽教學系統設備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203" calcext:value-type="float">
            <text:p><text:s/>203 </text:p>
          </table:table-cell>
          <table:table-cell table:style-name="ce20" office:value-type="float" office:value="188" calcext:value-type="float">
            <text:p><text:s/>18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正倫科技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林宛蓉</text:p>
          </table:table-cell>
          <table:table-cell table:style-name="ce6" office:value-type="string" calcext:value-type="string">
            <text:p>苓雅區四維國民小學「遮雨棚更新工程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689" calcext:value-type="float">
            <text:p><text:s/>689 </text:p>
          </table:table-cell>
          <table:table-cell table:style-name="ce20" office:value-type="float" office:value="680" calcext:value-type="float">
            <text:p><text:s/>68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復偉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唐惠美</text:p>
          </table:table-cell>
          <table:table-cell table:style-name="ce6" office:value-type="string" calcext:value-type="string">
            <text:p>岡山區前峰國民小學「改善校園教學環境及設備」</text:p>
          </table:table-cell>
          <table:table-cell table:style-name="ce14" office:value-type="string" calcext:value-type="string">
            <text:p>岡山區</text:p>
          </table:table-cell>
          <table:table-cell table:style-name="ce20" office:value-type="float" office:value="967" calcext:value-type="float">
            <text:p><text:s/>967 </text:p>
          </table:table-cell>
          <table:table-cell table:style-name="ce20" office:value-type="float" office:value="955" calcext:value-type="float">
            <text:p><text:s/>95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泓企業社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黃石龍</text:p>
          </table:table-cell>
          <table:table-cell table:style-name="ce6" office:value-type="string" calcext:value-type="string">
            <text:p>楠梓區莒光國民小學「中庭椅子整修工程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323" calcext:value-type="float">
            <text:p><text:s/>323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昌裕土木包工業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吳利成</text:p>
          </table:table-cell>
          <table:table-cell table:style-name="ce6" office:value-type="string" calcext:value-type="string">
            <text:p>苓雅區四維國民小學「游泳池整修工程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700" calcext:value-type="float">
            <text:p><text:s/>7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坤彬工程有限公司</text:p>
          </table:table-cell>
          <table:table-cell table:number-columns-repeated="1015"/>
        </table:table-row>
        <table:table-row table:style-name="ro17">
          <table:table-cell table:style-name="ce5" office:value-type="string" calcext:value-type="string">
            <text:p>林宛蓉</text:p>
          </table:table-cell>
          <table:table-cell table:style-name="ce6" office:value-type="string" calcext:value-type="string">
            <text:p>前鎮區興仁國民中學「充實教學設施及設備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龍緣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前鎮區獅甲國民小學「增購多功能語音藍芽教學系統設備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338" calcext:value-type="float">
            <text:p><text:s/>338 </text:p>
          </table:table-cell>
          <table:table-cell table:style-name="ce20" office:value-type="float" office:value="313" calcext:value-type="float">
            <text:p><text:s/>313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正倫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前鎮區紅毛港國民小學「改善校園安全設備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259" calcext:value-type="float">
            <text:p><text:s/>259 </text:p>
          </table:table-cell>
          <table:table-cell table:style-name="ce20" office:value-type="float" office:value="250" calcext:value-type="float">
            <text:p><text:s/>25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宏根土木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鍾盛有</text:p>
          </table:table-cell>
          <table:table-cell table:style-name="ce6" office:value-type="string" calcext:value-type="string">
            <text:p>美濃區龍山國民小學「增置學童遊戲器材設備」</text:p>
          </table:table-cell>
          <table:table-cell table:style-name="ce14" office:value-type="string" calcext:value-type="string">
            <text:p>美濃區</text:p>
          </table:table-cell>
          <table:table-cell table:style-name="ce20" office:value-type="float" office:value="638" calcext:value-type="float">
            <text:p><text:s/>638 </text:p>
          </table:table-cell>
          <table:table-cell table:style-name="ce20" office:value-type="float" office:value="600" calcext:value-type="float">
            <text:p><text:s/>6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育青教育器材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鍾盛有</text:p>
          </table:table-cell>
          <table:table-cell table:style-name="ce6" office:value-type="string" calcext:value-type="string">
            <text:p>美濃區中潭國民小學改善「校門口排水路面」工程</text:p>
          </table:table-cell>
          <table:table-cell table:style-name="ce14" office:value-type="string" calcext:value-type="string">
            <text:p>美濃區</text:p>
          </table:table-cell>
          <table:table-cell table:style-name="ce20" office:value-type="float" office:value="130" calcext:value-type="float">
            <text:p><text:s/>130 </text:p>
          </table:table-cell>
          <table:table-cell table:style-name="ce20" office:value-type="float" office:value="120" calcext:value-type="float">
            <text:p><text:s/>12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總丞工程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永安區維新國民小學「汰換老舊燈管」</text:p>
          </table:table-cell>
          <table:table-cell table:style-name="ce14" office:value-type="string" calcext:value-type="string">
            <text:p>永安區</text:p>
          </table:table-cell>
          <table:table-cell table:style-name="ce20" office:value-type="float" office:value="103" calcext:value-type="float">
            <text:p><text:s/>103 </text:p>
          </table:table-cell>
          <table:table-cell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益威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豐藤</text:p>
          </table:table-cell>
          <table:table-cell table:style-name="ce6" office:value-type="string" calcext:value-type="string">
            <text:p>楠梓區莒光國民小學「幼兒園簡易廚房設置工程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430" calcext:value-type="float">
            <text:p><text:s/>43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超品藝室內裝修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玫娟</text:p>
          </table:table-cell>
          <table:table-cell table:style-name="ce6" office:value-type="string" calcext:value-type="string">
            <text:p>楠梓區楠梓國民小學「改善校園教學環境及設備-充實班級E化教學設備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764" calcext:value-type="float">
            <text:p><text:s/>764 </text:p>
          </table:table-cell>
          <table:table-cell table:style-name="ce20" office:value-type="float" office:value="744" calcext:value-type="float">
            <text:p><text:s/>74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玫娟</text:p>
          </table:table-cell>
          <table:table-cell table:style-name="ce6" office:value-type="string" calcext:value-type="string">
            <text:p>左營區新民國民小學「改善校園教學環境及設備-購置班級收納櫃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623" calcext:value-type="float">
            <text:p><text:s/>623 </text:p>
          </table:table-cell>
          <table:table-cell table:style-name="ce20" office:value-type="float" office:value="528" calcext:value-type="float">
            <text:p><text:s/>528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龍馥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玫娟</text:p>
          </table:table-cell>
          <table:table-cell table:style-name="ce6" office:value-type="string" calcext:value-type="string">
            <text:p>左營區福山國民小學「改善校園教學環境及設備-購置班級收納櫃及窗簾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787" calcext:value-type="float">
            <text:p><text:s/>787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金晏</text:p>
          </table:table-cell>
          <table:table-cell table:style-name="ce6" office:value-type="string" calcext:value-type="string">
            <text:p>鹽埕區鹽埕國民小學「改善校園環境設備-仿木平台工程」</text:p>
          </table:table-cell>
          <table:table-cell table:style-name="ce14" office:value-type="string" calcext:value-type="string">
            <text:p>鹽埕區</text:p>
          </table:table-cell>
          <table:table-cell table:style-name="ce20" office:value-type="float" office:value="822" calcext:value-type="float">
            <text:p><text:s/>822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蔡金晏</text:p>
          </table:table-cell>
          <table:table-cell table:style-name="ce6" office:value-type="string" calcext:value-type="string">
            <text:p>旗津區旗津國民小學「改善校園環境資訊設備」</text:p>
          </table:table-cell>
          <table:table-cell table:style-name="ce14" office:value-type="string" calcext:value-type="string">
            <text:p>旗津區</text:p>
          </table:table-cell>
          <table:table-cell table:style-name="ce20" office:value-type="float" office:value="1168" calcext:value-type="float">
            <text:p><text:s/>1,168 </text:p>
          </table:table-cell>
          <table:table-cell table:style-name="ce20" office:value-type="float" office:value="880" calcext:value-type="float">
            <text:p><text:s/>88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宏新資訊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金晏</text:p>
          </table:table-cell>
          <table:table-cell table:style-name="ce6" office:value-type="string" calcext:value-type="string">
            <text:p>鼓山區鼓山國民小學「東側廁所改建」（併編號358案辦理）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450" calcext:value-type="float">
            <text:p><text:s/>4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鳳甲土木包工業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蔡金晏</text:p>
          </table:table-cell>
          <table:table-cell table:style-name="ce6" office:value-type="string" calcext:value-type="string">
            <text:p>旗津國民中學「教室窗簾整修」</text:p>
          </table:table-cell>
          <table:table-cell table:style-name="ce14" office:value-type="string" calcext:value-type="string">
            <text:p>旗津區</text:p>
          </table:table-cell>
          <table:table-cell table:number-columns-repeated="2" table:style-name="ce20" office:value-type="float" office:value="400" calcext:value-type="float">
            <text:p><text:s/>4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鉅大室內裝修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蔡金晏</text:p>
          </table:table-cell>
          <table:table-cell table:style-name="ce6" office:value-type="string" calcext:value-type="string">
            <text:p>明華國民中學「二期校舍油漆工程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1500" calcext:value-type="float">
            <text:p><text:s/>1,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英光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淑美</text:p>
          </table:table-cell>
          <table:table-cell table:style-name="ce6" office:value-type="string" calcext:value-type="string">
            <text:p>三民區鼎金國民小學「自然教室實驗桌椅櫃更新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450" calcext:value-type="float">
            <text:p><text:s/>450 </text:p>
          </table:table-cell>
          <table:table-cell table:style-name="ce20" office:value-type="float" office:value="413" calcext:value-type="float">
            <text:p><text:s/>413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喬佑工程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黃淑美</text:p>
          </table:table-cell>
          <table:table-cell table:style-name="ce6" office:value-type="string" calcext:value-type="string">
            <text:p>三民高級中學「新建紅土訓練網球場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三立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黃淑美</text:p>
          </table:table-cell>
          <table:table-cell table:style-name="ce6" office:value-type="string" calcext:value-type="string">
            <text:p>三民區民族國民小學「改善B棟女廁工程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昌毅營造有限公司</text:p>
          </table:table-cell>
          <table:table-cell table:number-columns-repeated="1015"/>
        </table:table-row>
        <table:table-row table:style-name="ro15">
          <table:table-cell table:style-name="ce5" office:value-type="string" calcext:value-type="string">
            <text:p>黃淑美</text:p>
          </table:table-cell>
          <table:table-cell table:style-name="ce6" office:value-type="string" calcext:value-type="string">
            <text:p>三民區光武國民小學「購置班級佈告欄設備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900" calcext:value-type="float">
            <text:p><text:s/>9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彩丞環境空間藝術實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洪平朗</text:p>
          </table:table-cell>
          <table:table-cell table:style-name="ce6" office:value-type="string" calcext:value-type="string">
            <text:p>三民區民族國民小學「購置桌球教室體育訓練用墊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500" calcext:value-type="float">
            <text:p><text:s/>50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7">
          <table:table-cell table:style-name="ce5" office:value-type="string" calcext:value-type="string">
            <text:p>郭建盟</text:p>
          </table:table-cell>
          <table:table-cell table:style-name="ce6" office:value-type="string" calcext:value-type="string">
            <text:p>前金國民中學「教室窗簾整修工程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312" calcext:value-type="float">
            <text:p><text:s/>31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優美家裝潢材料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郭建盟</text:p>
          </table:table-cell>
          <table:table-cell table:style-name="ce6" office:value-type="string" calcext:value-type="string">
            <text:p>苓雅區福東國民小學「多功能體適能教室設備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500" calcext:value-type="float">
            <text:p><text:s/>50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郭建盟</text:p>
          </table:table-cell>
          <table:table-cell table:style-name="ce6" office:value-type="string" calcext:value-type="string">
            <text:p>苓雅區四維國民小學「改善教學環境設備-購置固定式游泳出發台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600" calcext:value-type="float">
            <text:p><text:s/>6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洳鼎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郭建盟</text:p>
          </table:table-cell>
          <table:table-cell table:style-name="ce6" office:value-type="string" calcext:value-type="string">
            <text:p>前金區前金國民小學「成功路、民生路人行道更新工程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600" calcext:value-type="float">
            <text:p><text:s/>6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御城土木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郭建盟</text:p>
          </table:table-cell>
          <table:table-cell table:style-name="ce6" office:value-type="string" calcext:value-type="string">
            <text:p>前金國民中學「改善體操運動訓練環境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298" calcext:value-type="float">
            <text:p><text:s/>298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勁鍚國際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郭建盟</text:p>
          </table:table-cell>
          <table:table-cell table:style-name="ce6" office:value-type="string" calcext:value-type="string">
            <text:p>新興區新興國民小學「電腦教室冷氣設備更新」</text:p>
          </table:table-cell>
          <table:table-cell table:style-name="ce14" office:value-type="string" calcext:value-type="string">
            <text:p>新興區</text:p>
          </table:table-cell>
          <table:table-cell table:style-name="ce20" office:value-type="float" office:value="200" calcext:value-type="float">
            <text:p><text:s/>200 </text:p>
          </table:table-cell>
          <table:table-cell table:style-name="ce20" office:value-type="float" office:value="190" calcext:value-type="float">
            <text:p><text:s/>19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丫旺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郭建盟</text:p>
          </table:table-cell>
          <table:table-cell table:style-name="ce6" office:value-type="string" calcext:value-type="string">
            <text:p>高雄高級商業職業學校「教師專業對話成長空間整修工程」</text:p>
          </table:table-cell>
          <table:table-cell table:style-name="ce14" office:value-type="string" calcext:value-type="string">
            <text:p>新興區</text:p>
          </table:table-cell>
          <table:table-cell table:style-name="ce20" office:value-type="float" office:value="400" calcext:value-type="float">
            <text:p><text:s/>400 </text:p>
          </table:table-cell>
          <table:table-cell table:style-name="ce20" office:value-type="float" office:value="330" calcext:value-type="float">
            <text:p><text:s/>33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超品藝室內裝修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慧文</text:p>
          </table:table-cell>
          <table:table-cell table:style-name="ce6" office:value-type="string" calcext:value-type="string">
            <text:p>鳳山區五福國民小學「兒童樂隊增購樂器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310" calcext:value-type="float">
            <text:p><text:s/>310 </text:p>
          </table:table-cell>
          <table:table-cell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順益樂器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慧文</text:p>
          </table:table-cell>
          <table:table-cell table:style-name="ce6" office:value-type="string" calcext:value-type="string">
            <text:p>鳳山區過埤國民小學「教室窗簾設置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219" calcext:value-type="float">
            <text:p><text:s/>21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上豪裝潢工程行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劉德林</text:p>
          </table:table-cell>
          <table:table-cell table:style-name="ce6" office:value-type="string" calcext:value-type="string">
            <text:p>鳳山區大東國民小學「改善校園教學環境及設備-色彩教室教學擴音設備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293" calcext:value-type="float">
            <text:p><text:s/>293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凱苑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粹鑾</text:p>
          </table:table-cell>
          <table:table-cell table:style-name="ce6" office:value-type="string" calcext:value-type="string">
            <text:p>鳳山區文德國民小學「改善校園教學環境-充實校園教學及班級教室設備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824" calcext:value-type="float">
            <text:p><text:s/>82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泓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鄭光峰</text:p>
          </table:table-cell>
          <table:table-cell table:style-name="ce6" office:value-type="string" calcext:value-type="string">
            <text:p>前鎮區瑞豐國民小學「改善教學環境及設備-增置投影機設備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315" calcext:value-type="float">
            <text:p><text:s/>31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吉鳳祥行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鄭光峰</text:p>
          </table:table-cell>
          <table:table-cell table:style-name="ce6" office:value-type="string" calcext:value-type="string">
            <text:p>前鎮區民權國民小學「中年級數位媒材教學主機更新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國眾電腦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鄭光峰</text:p>
          </table:table-cell>
          <table:table-cell table:style-name="ce6" office:value-type="string" calcext:value-type="string">
            <text:p>壽山國中「充實童軍教學環境用設施」</text:p>
          </table:table-cell>
          <table:table-cell table:style-name="ce14" office:value-type="string" calcext:value-type="string">
            <text:p>鼓山區</text:p>
          </table:table-cell>
          <table:table-cell table:style-name="ce20" office:value-type="float" office:value="300" calcext:value-type="float">
            <text:p><text:s/>300 </text:p>
          </table:table-cell>
          <table:table-cell table:style-name="ce20" office:value-type="float" office:value="295" calcext:value-type="float">
            <text:p><text:s/>295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巧美企業行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鄭光峰</text:p>
          </table:table-cell>
          <table:table-cell table:style-name="ce6" office:value-type="string" calcext:value-type="string">
            <text:p>前鎮區仁愛國民小學「改善教學環境及設備-紗窗紗門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897" calcext:value-type="float">
            <text:p><text:s/>897 </text:p>
          </table:table-cell>
          <table:table-cell table:style-name="ce20" office:value-type="float" office:value="890" calcext:value-type="float">
            <text:p><text:s/>89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信全工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柯路加</text:p>
          </table:table-cell>
          <table:table-cell table:style-name="ce6" office:value-type="string" calcext:value-type="string">
            <text:p>旗山區鼓山國民小學「教學環境改善-校園遊樂設施改善」</text:p>
          </table:table-cell>
          <table:table-cell table:style-name="ce14" office:value-type="string" calcext:value-type="string">
            <text:p>旗山區</text:p>
          </table:table-cell>
          <table:table-cell table:style-name="ce20" office:value-type="float" office:value="463" calcext:value-type="float">
            <text:p><text:s/>463 </text:p>
          </table:table-cell>
          <table:table-cell table:style-name="ce20" office:value-type="float" office:value="450" calcext:value-type="float">
            <text:p><text:s/>4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鴻倫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唐惠美</text:p>
          </table:table-cell>
          <table:table-cell table:style-name="ce6" office:value-type="string" calcext:value-type="string">
            <text:p>前鎮區瑞豐國民小學「改善教學環境及設備-教室窗簾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584" calcext:value-type="float">
            <text:p><text:s/>584 </text:p>
          </table:table-cell>
          <table:table-cell table:style-name="ce20" office:value-type="float" office:value="350" calcext:value-type="float">
            <text:p><text:s/>3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龍馥企業社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唐惠美</text:p>
          </table:table-cell>
          <table:table-cell table:style-name="ce6" office:value-type="string" calcext:value-type="string">
            <text:p>苓雅區四維國民小學「充實班級教學設備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1722" calcext:value-type="float">
            <text:p><text:s/>1,722 </text:p>
          </table:table-cell>
          <table:table-cell table:style-name="ce20" office:value-type="float" office:value="1628" calcext:value-type="float">
            <text:p><text:s/>1,62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龍馥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唐惠美</text:p>
          </table:table-cell>
          <table:table-cell table:style-name="ce6" office:value-type="string" calcext:value-type="string">
            <text:p>苓雅區中正國民小學「改善校園教學環境及設備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742" calcext:value-type="float">
            <text:p><text:s/>742 </text:p>
          </table:table-cell>
          <table:table-cell table:style-name="ce20" office:value-type="float" office:value="700" calcext:value-type="float">
            <text:p><text:s/>7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龍馥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武忠</text:p>
          </table:table-cell>
          <table:table-cell table:style-name="ce6" office:value-type="string" calcext:value-type="string">
            <text:p>三民區民族國民小學「視聽中心裝修工程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800" calcext:value-type="float">
            <text:p><text:s/>8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璿宇室內裝修企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左營區文府國民小學「資源教室裝修工程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森億櫥櫃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蘇琦莉</text:p>
          </table:table-cell>
          <table:table-cell table:style-name="ce6" office:value-type="string" calcext:value-type="string">
            <text:p>左營區新民國民小學「改善及充實教學環境設備-購置電子白板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991" calcext:value-type="float">
            <text:p><text:s/>991 </text:p>
          </table:table-cell>
          <table:table-cell table:style-name="ce20" office:value-type="float" office:value="989" calcext:value-type="float">
            <text:p><text:s/>98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鼎漢國際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梓官區蚵寮國民小學「改善校園教學環境-購置新型學生可調升降課桌椅設備」</text:p>
          </table:table-cell>
          <table:table-cell table:style-name="ce14" office:value-type="string" calcext:value-type="string">
            <text:p>梓官區</text:p>
          </table:table-cell>
          <table:table-cell table:number-columns-repeated="2" table:style-name="ce20" office:value-type="float" office:value="307" calcext:value-type="float">
            <text:p><text:s/>307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亞邦國際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麗珍</text:p>
          </table:table-cell>
          <table:table-cell table:style-name="ce6" office:value-type="string" calcext:value-type="string">
            <text:p>彌陀國民中學「改善教學環境及設備-汰換辦公桌椅及相關設備」</text:p>
          </table:table-cell>
          <table:table-cell table:style-name="ce14" office:value-type="string" calcext:value-type="string">
            <text:p>彌陀區</text:p>
          </table:table-cell>
          <table:table-cell table:number-columns-repeated="2" table:style-name="ce20" office:value-type="float" office:value="150" calcext:value-type="float">
            <text:p><text:s/>150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精圓辦公家具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玫娟</text:p>
          </table:table-cell>
          <table:table-cell table:style-name="ce6" office:value-type="string" calcext:value-type="string">
            <text:p>楠梓區右昌國民小學「改善教學環境及設備-購置班級收納櫃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983" calcext:value-type="float">
            <text:p><text:s/>983 </text:p>
          </table:table-cell>
          <table:table-cell table:style-name="ce20" office:value-type="float" office:value="750" calcext:value-type="float">
            <text:p><text:s/>7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玫娟</text:p>
          </table:table-cell>
          <table:table-cell table:style-name="ce6" office:value-type="string" calcext:value-type="string">
            <text:p>楠梓區楠梓國民小學「改善校園教學環境及設備-購置班級教室學生收納櫃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970" calcext:value-type="float">
            <text:p><text:s/>970 </text:p>
          </table:table-cell>
          <table:table-cell table:style-name="ce20" office:value-type="float" office:value="750" calcext:value-type="float">
            <text:p><text:s/>7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社團法人台灣弱勢希望協進會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周鍾㴴</text:p>
          </table:table-cell>
          <table:table-cell table:style-name="ce6" office:value-type="string" calcext:value-type="string">
            <text:p>楠梓區加昌國民小學「改善教學環境-更新音樂教室可調式課桌椅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222" calcext:value-type="float">
            <text:p><text:s/>222 </text:p>
          </table:table-cell>
          <table:table-cell table:style-name="ce20" office:value-type="float" office:value="192" calcext:value-type="float">
            <text:p><text:s/>192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森錩國際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蕭永達</text:p>
          </table:table-cell>
          <table:table-cell table:style-name="ce6" office:value-type="string" calcext:value-type="string">
            <text:p>苓雅區福東國民小學「改善教學環境及設備-自然科學教育教具設備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436" calcext:value-type="float">
            <text:p><text:s/>436 </text:p>
          </table:table-cell>
          <table:table-cell table:style-name="ce20" office:value-type="float" office:value="308" calcext:value-type="float">
            <text:p><text:s/>30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遠博興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蕭永達</text:p>
          </table:table-cell>
          <table:table-cell table:style-name="ce6" office:value-type="string" calcext:value-type="string">
            <text:p>苓雅區福康國民小學「改善教學環境及設備-自然科實驗器材設備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793" calcext:value-type="float">
            <text:p><text:s/>793 </text:p>
          </table:table-cell>
          <table:table-cell table:style-name="ce20" office:value-type="float" office:value="266" calcext:value-type="float">
            <text:p><text:s/>266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松霖文教實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蕭永達</text:p>
          </table:table-cell>
          <table:table-cell table:style-name="ce6" office:value-type="string" calcext:value-type="string">
            <text:p>苓雅區中正國民小學「改善教學環境及設備-自然科學教育教具設備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1568" calcext:value-type="float">
            <text:p><text:s/>1,568 </text:p>
          </table:table-cell>
          <table:table-cell table:style-name="ce20" office:value-type="float" office:value="792" calcext:value-type="float">
            <text:p><text:s/>79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上端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蘇炎城</text:p>
          </table:table-cell>
          <table:table-cell table:style-name="ce6" office:value-type="string" calcext:value-type="string">
            <text:p>鳳甲國民中學「充實教學設備設施-購置管樂隊設備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243" calcext:value-type="float">
            <text:p><text:s/>243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凱貿樂器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蘇炎城</text:p>
          </table:table-cell>
          <table:table-cell table:style-name="ce6" office:value-type="string" calcext:value-type="string">
            <text:p>鳳山區五福國民小學「充實教學設備設施-購置足球隊設備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229" calcext:value-type="float">
            <text:p><text:s/>229 </text:p>
          </table:table-cell>
          <table:table-cell table:style-name="ce20" office:value-type="float" office:value="35" calcext:value-type="float">
            <text:p><text:s/>35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日苑企業行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蘇炎城</text:p>
          </table:table-cell>
          <table:table-cell table:style-name="ce6" office:value-type="string" calcext:value-type="string">
            <text:p>七賢國民中學「充實教學設備設施-充實棒球教學環境設備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251" calcext:value-type="float">
            <text:p><text:s/>251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瑪林國際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蘇炎城</text:p>
          </table:table-cell>
          <table:table-cell table:style-name="ce6" office:value-type="string" calcext:value-type="string">
            <text:p>中正高級中學「充實教學設備設施-購置體育班田徑隊器材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149" calcext:value-type="float">
            <text:p><text:s/>14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勁鍚國際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小港區鳳林國民小學「觀海樓電動門改善工程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260" calcext:value-type="float">
            <text:p><text:s/>26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復偉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麗娜</text:p>
          </table:table-cell>
          <table:table-cell table:style-name="ce6" office:value-type="string" calcext:value-type="string">
            <text:p>小港區太平國民小學「購置投影機及互動式電子白板教學設備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560" calcext:value-type="float">
            <text:p><text:s/>560 </text:p>
          </table:table-cell>
          <table:table-cell table:style-name="ce20" office:value-type="float" office:value="535" calcext:value-type="float">
            <text:p><text:s/>53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頂揚科技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麗娜</text:p>
          </table:table-cell>
          <table:table-cell table:style-name="ce6" office:value-type="string" calcext:value-type="string">
            <text:p>小港區青山國民小學「校園廁所整修工程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1600" calcext:value-type="float">
            <text:p><text:s/>1,6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奇異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麗娜</text:p>
          </table:table-cell>
          <table:table-cell table:style-name="ce6" office:value-type="string" calcext:value-type="string">
            <text:p>小港區明義國民小學「充實教學環境設備-改善操場跑道鋪面工程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400" calcext:value-type="float">
            <text:p><text:s/>40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陳麗娜</text:p>
          </table:table-cell>
          <table:table-cell table:style-name="ce6" office:value-type="string" calcext:value-type="string">
            <text:p>前鎮區民權國民小學「高年級數位媒材教學主機更新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國眾電腦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麗娜</text:p>
          </table:table-cell>
          <table:table-cell table:style-name="ce6" office:value-type="string" calcext:value-type="string">
            <text:p>小港區坪頂國民小學「彩虹生態廣場暨運動資訊廣場裝修工程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328" calcext:value-type="float">
            <text:p><text:s/>32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彩丞環境空間藝術實業社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麗娜</text:p>
          </table:table-cell>
          <table:table-cell table:style-name="ce6" office:value-type="string" calcext:value-type="string">
            <text:p>前鎮區紅毛港國民小學「充實教學環境設備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403" calcext:value-type="float">
            <text:p><text:s/>403 </text:p>
          </table:table-cell>
          <table:table-cell table:style-name="ce20" office:value-type="float" office:value="401" calcext:value-type="float">
            <text:p><text:s/>401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洪安興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麗娜</text:p>
          </table:table-cell>
          <table:table-cell table:style-name="ce6" office:value-type="string" calcext:value-type="string">
            <text:p>前鎮區樂群國民小學「高效率節能照明設備改善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能旭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麗娜</text:p>
          </table:table-cell>
          <table:table-cell table:style-name="ce6" office:value-type="string" calcext:value-type="string">
            <text:p>前鎮區樂群國民小學「運動教室設備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奧運體育用品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麗娜</text:p>
          </table:table-cell>
          <table:table-cell table:style-name="ce6" office:value-type="string" calcext:value-type="string">
            <text:p>小港區鳳陽國民小學「教學環境設備改進-綠美化環境改善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284" calcext:value-type="float">
            <text:p><text:s/>284 </text:p>
          </table:table-cell>
          <table:table-cell table:style-name="ce20" office:value-type="float" office:value="204" calcext:value-type="float">
            <text:p><text:s/>20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隆興農機行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麗娜</text:p>
          </table:table-cell>
          <table:table-cell table:style-name="ce6" office:value-type="string" calcext:value-type="string">
            <text:p>光華國民中學「校園圍籬美化工程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386" calcext:value-type="float">
            <text:p><text:s/>386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川吉興營造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麗娜</text:p>
          </table:table-cell>
          <table:table-cell table:style-name="ce6" office:value-type="string" calcext:value-type="string">
            <text:p>前鎮區仁愛國民小學「改善教學環境與設備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339" calcext:value-type="float">
            <text:p><text:s/>339 </text:p>
          </table:table-cell>
          <table:table-cell table:style-name="ce20" office:value-type="float" office:value="330" calcext:value-type="float">
            <text:p><text:s/>33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益瀅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麗娜</text:p>
          </table:table-cell>
          <table:table-cell table:style-name="ce6" office:value-type="string" calcext:value-type="string">
            <text:p>小港區桂林國民小學「水溝加蓋設備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950" calcext:value-type="float">
            <text:p><text:s/>950 </text:p>
          </table:table-cell>
          <table:table-cell table:style-name="ce20" office:value-type="float" office:value="430" calcext:value-type="float">
            <text:p><text:s/>43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恆揚科技有限公司附設庇護工場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麗娜</text:p>
          </table:table-cell>
          <table:table-cell table:style-name="ce6" office:value-type="string" calcext:value-type="string">
            <text:p>小港區太平國民小學「增購多功能語音藍芽教學系統設備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135" calcext:value-type="float">
            <text:p><text:s/>135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柯路加</text:p>
          </table:table-cell>
          <table:table-cell table:style-name="ce6" office:value-type="string" calcext:value-type="string">
            <text:p>苓雅區中正國民小學「改善校園教學環境及設備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948" calcext:value-type="float">
            <text:p><text:s/>948 </text:p>
          </table:table-cell>
          <table:table-cell table:style-name="ce20" office:value-type="float" office:value="934" calcext:value-type="float">
            <text:p><text:s/>934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柯路加</text:p>
          </table:table-cell>
          <table:table-cell table:style-name="ce6" office:value-type="string" calcext:value-type="string">
            <text:p>苓雅區四維國民小學「改善校園教學環境及設備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1397" calcext:value-type="float">
            <text:p><text:s/>1,397 </text:p>
          </table:table-cell>
          <table:table-cell table:style-name="ce20" office:value-type="float" office:value="884" calcext:value-type="float">
            <text:p><text:s/>88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瑩蓉</text:p>
          </table:table-cell>
          <table:table-cell table:style-name="ce6" office:value-type="string" calcext:value-type="string">
            <text:p>後勁國民中學「改善及充實教學環境設備-勁善樓閱讀室整修工程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336" calcext:value-type="float">
            <text:p><text:s/>336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懋錦室內裝修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林瑩蓉</text:p>
          </table:table-cell>
          <table:table-cell table:style-name="ce6" office:value-type="string" calcext:value-type="string">
            <text:p>左營區文府國民小學「圖書館裝修工程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400" calcext:value-type="float">
            <text:p><text:s/>4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森億櫥櫃實業有限公司</text:p>
          </table:table-cell>
          <table:table-cell table:number-columns-repeated="1015"/>
        </table:table-row>
        <table:table-row table:style-name="ro17">
          <table:table-cell table:style-name="ce5" office:value-type="string" calcext:value-type="string">
            <text:p>林瑩蓉</text:p>
          </table:table-cell>
          <table:table-cell table:style-name="ce6" office:value-type="string" calcext:value-type="string">
            <text:p>左營區新民國民小學「班級教室教具收納櫃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607" calcext:value-type="float">
            <text:p><text:s/>607 </text:p>
          </table:table-cell>
          <table:table-cell table:style-name="ce20" office:value-type="float" office:value="600" calcext:value-type="float">
            <text:p><text:s/>6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龍馥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瑩蓉</text:p>
          </table:table-cell>
          <table:table-cell table:style-name="ce6" office:value-type="string" calcext:value-type="string">
            <text:p>楠梓區援中國民小學「電話通訊系統更新設備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350" calcext:value-type="float">
            <text:p><text:s/>3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鴻丞科技工程行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洪平朗</text:p>
          </table:table-cell>
          <table:table-cell table:style-name="ce6" office:value-type="string" calcext:value-type="string">
            <text:p>旗山區旗尾國民小學「充實圖書館圖書設備」</text:p>
          </table:table-cell>
          <table:table-cell table:style-name="ce14" office:value-type="string" calcext:value-type="string">
            <text:p>旗山區</text:p>
          </table:table-cell>
          <table:table-cell table:style-name="ce20" office:value-type="float" office:value="428" calcext:value-type="float">
            <text:p><text:s/>428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7">
          <table:table-cell table:style-name="ce5" office:value-type="string" calcext:value-type="string">
            <text:p>藍星木</text:p>
          </table:table-cell>
          <table:table-cell table:style-name="ce6" office:value-type="string" calcext:value-type="string">
            <text:p>楠梓區莒光國民小學「加裝飲水設施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105" calcext:value-type="float">
            <text:p><text:s/>10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偉家飲用水設備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藍星木</text:p>
          </table:table-cell>
          <table:table-cell table:style-name="ce6" office:value-type="string" calcext:value-type="string">
            <text:p>楠梓區莒光國民小學「莒光樓立面馬賽克工程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380" calcext:value-type="float">
            <text:p><text:s/>380 </text:p>
          </table:table-cell>
          <table:table-cell table:style-name="ce20" office:value-type="float" office:value="370" calcext:value-type="float">
            <text:p><text:s/>37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亞力室內裝修工程行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藍星木</text:p>
          </table:table-cell>
          <table:table-cell table:style-name="ce6" office:value-type="string" calcext:value-type="string">
            <text:p>後勁國民中學「科技大樓廁所化糞池整修工程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上固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藍星木</text:p>
          </table:table-cell>
          <table:table-cell table:style-name="ce6" office:value-type="string" calcext:value-type="string">
            <text:p>楠梓區油廠國民小學「改善教學環境設備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500" calcext:value-type="float">
            <text:p><text:s/>500 </text:p>
          </table:table-cell>
          <table:table-cell table:style-name="ce20" office:value-type="float" office:value="497" calcext:value-type="float">
            <text:p><text:s/>497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頂揚科技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三民國民中學「改善及充實教學環境設備-採購桌球檯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102" calcext:value-type="float">
            <text:p><text:s/>10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幸福體育用品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美濃國民中學「活化偏遠地區學校運動場館設施」</text:p>
          </table:table-cell>
          <table:table-cell table:style-name="ce14" office:value-type="string" calcext:value-type="string">
            <text:p>美濃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昌唯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鍾盛有</text:p>
          </table:table-cell>
          <table:table-cell table:style-name="ce6" office:value-type="string" calcext:value-type="string">
            <text:p>內門區觀亭國民小學「改善教學環境設備-改善校園休憩空間設備」</text:p>
          </table:table-cell>
          <table:table-cell table:style-name="ce14" office:value-type="string" calcext:value-type="string">
            <text:p>內門區</text:p>
          </table:table-cell>
          <table:table-cell table:style-name="ce20" office:value-type="float" office:value="339" calcext:value-type="float">
            <text:p><text:s/>339 </text:p>
          </table:table-cell>
          <table:table-cell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鴻倫企業社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玫娟</text:p>
          </table:table-cell>
          <table:table-cell table:style-name="ce6" office:value-type="string" calcext:value-type="string">
            <text:p>龍華國民中學「水溝蓋板鋪設改善工程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316" calcext:value-type="float">
            <text:p><text:s/>1,316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冠麟資訊工程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玫娟</text:p>
          </table:table-cell>
          <table:table-cell table:style-name="ce6" office:value-type="string" calcext:value-type="string">
            <text:p>大寮區中庄國民小學「改善教學環境設備-水溝蓋板鋪設改善工程」</text:p>
          </table:table-cell>
          <table:table-cell table:style-name="ce14" office:value-type="string" calcext:value-type="string">
            <text:p>大寮區</text:p>
          </table:table-cell>
          <table:table-cell table:style-name="ce20" office:value-type="float" office:value="1687" calcext:value-type="float">
            <text:p><text:s/>1,687 </text:p>
          </table:table-cell>
          <table:table-cell table:style-name="ce20" office:value-type="float" office:value="761" calcext:value-type="float">
            <text:p><text:s/>761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冠麟資訊工程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周鍾㴴</text:p>
          </table:table-cell>
          <table:table-cell table:style-name="ce6" office:value-type="string" calcext:value-type="string">
            <text:p>左營區新民國民小學「改善校園教學環境及設備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201" calcext:value-type="float">
            <text:p><text:s/>201 </text:p>
          </table:table-cell>
          <table:table-cell table:style-name="ce20" office:value-type="float" office:value="157" calcext:value-type="float">
            <text:p><text:s/>157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龍馥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吳利成</text:p>
          </table:table-cell>
          <table:table-cell table:style-name="ce6" office:value-type="string" calcext:value-type="string">
            <text:p>楠梓區楠陽國民小學「充實低班級教室E化教學設備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1487" calcext:value-type="float">
            <text:p><text:s/>1,487 </text:p>
          </table:table-cell>
          <table:table-cell table:style-name="ce20" office:value-type="float" office:value="1138" calcext:value-type="float">
            <text:p><text:s/>1,13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學言系統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莊啟旺</text:p>
          </table:table-cell>
          <table:table-cell table:style-name="ce6" office:value-type="string" calcext:value-type="string">
            <text:p>大社區嘉誠國民小學「改善教學環境-綜合球場修建工程」</text:p>
          </table:table-cell>
          <table:table-cell table:style-name="ce14" office:value-type="string" calcext:value-type="string">
            <text:p>大社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昇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莊啟旺</text:p>
          </table:table-cell>
          <table:table-cell table:style-name="ce6" office:value-type="string" calcext:value-type="string">
            <text:p>鹽埕國民中學「改善及充實教學環境設備-新校舍AB棟防盜窗及不銹鋼捲門裝置工程」</text:p>
          </table:table-cell>
          <table:table-cell table:style-name="ce14" office:value-type="string" calcext:value-type="string">
            <text:p>鹽埕區</text:p>
          </table:table-cell>
          <table:table-cell table:number-columns-repeated="2" table:style-name="ce20" office:value-type="float" office:value="187" calcext:value-type="float">
            <text:p><text:s/>187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有慶企業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慧文</text:p>
          </table:table-cell>
          <table:table-cell table:style-name="ce6" office:value-type="string" calcext:value-type="string">
            <text:p>鳳山區五甲國民小學「改善及充實教學環境設備-改善多功能教室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556" calcext:value-type="float">
            <text:p><text:s/>556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以利亞廚房設備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慧文</text:p>
          </table:table-cell>
          <table:table-cell table:style-name="ce6" office:value-type="string" calcext:value-type="string">
            <text:p>鳳山區誠正國民小學「洗手台整修工程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250" calcext:value-type="float">
            <text:p><text:s/>2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宗益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徐榮延</text:p>
          </table:table-cell>
          <table:table-cell table:style-name="ce6" office:value-type="string" calcext:value-type="string">
            <text:p>鳳山區五福國民小學「兒童樂隊增購樂器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318" calcext:value-type="float">
            <text:p><text:s/>318 </text:p>
          </table:table-cell>
          <table:table-cell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順益樂器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小港區二苓國民小學「改善教學環境及設備-購置多功能教室體育訓練用墊設備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550" calcext:value-type="float">
            <text:p><text:s/>55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7">
          <table:table-cell table:style-name="ce5" office:value-type="string" calcext:value-type="string">
            <text:p>林宛蓉</text:p>
          </table:table-cell>
          <table:table-cell table:style-name="ce6" office:value-type="string" calcext:value-type="string">
            <text:p>小港區青山國民小學「電子白板裝置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250" calcext:value-type="float">
            <text:p><text:s/>2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百億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美濃區龍肚國民小學「改善教學環境-雨遮增置工程」</text:p>
          </table:table-cell>
          <table:table-cell table:style-name="ce14" office:value-type="string" calcext:value-type="string">
            <text:p>美濃區</text:p>
          </table:table-cell>
          <table:table-cell table:number-columns-repeated="2" table:style-name="ce20" office:value-type="float" office:value="350" calcext:value-type="float">
            <text:p><text:s/>3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三杰藝術鍛造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旗津區中洲國民小學「充實校園圖書設備」</text:p>
          </table:table-cell>
          <table:table-cell table:style-name="ce14" office:value-type="string" calcext:value-type="string">
            <text:p>旗津區</text:p>
          </table:table-cell>
          <table:table-cell table:style-name="ce20" office:value-type="float" office:value="600" calcext:value-type="float">
            <text:p><text:s/>600 </text:p>
          </table:table-cell>
          <table:table-cell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喬松企業行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前鎮區仁愛國民小學「改善教學環境與設備-防焰窗簾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150" calcext:value-type="float">
            <text:p><text:s/>1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上豪裝潢工程行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光華國民中學「設置多元語言學習教室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985" calcext:value-type="float">
            <text:p><text:s/>985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仲勛企業有限公司</text:p>
          </table:table-cell>
          <table:table-cell table:number-columns-repeated="1015"/>
        </table:table-row>
        <table:table-row table:style-name="ro12">
          <table:table-cell table:style-name="ce6" office:value-type="string" calcext:value-type="string">
            <text:p>伊斯坦大‧貝雅夫‧正福</text:p>
          </table:table-cell>
          <table:table-cell table:style-name="ce6" office:value-type="string" calcext:value-type="string">
            <text:p>前鎮區鎮昌國民小學「充實及改善教學設備-改善多功能教室設備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1900" calcext:value-type="float">
            <text:p><text:s/>1,900 </text:p>
          </table:table-cell>
          <table:table-cell table:style-name="ce20" office:value-type="float" office:value="1425" calcext:value-type="float">
            <text:p><text:s/>1,42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防焰窗簾：社團法人台灣弱勢希望協進會；影音互動觸控模組：宏新資訊股份有限公司；收納置物櫃：社團法人台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伊斯坦大‧貝雅夫‧正福</text:p>
          </table:table-cell>
          <table:table-cell table:style-name="ce6" office:value-type="string" calcext:value-type="string">
            <text:p>苓雅區四維國民小學「改善校園教學環境及設備-購置教具收納櫃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882" calcext:value-type="float">
            <text:p><text:s/>882 </text:p>
          </table:table-cell>
          <table:table-cell table:style-name="ce20" office:value-type="float" office:value="700" calcext:value-type="float">
            <text:p><text:s/>7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伊斯坦大‧貝雅夫‧正福</text:p>
          </table:table-cell>
          <table:table-cell table:style-name="ce6" office:value-type="string" calcext:value-type="string">
            <text:p>苓雅區中正國民小學「改善校園教學環境及設備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909" calcext:value-type="float">
            <text:p><text:s/>909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6" office:value-type="string" calcext:value-type="string">
            <text:p>許慧玉</text:p>
          </table:table-cell>
          <table:table-cell table:style-name="ce6" office:value-type="string" calcext:value-type="string">
            <text:p>仁武區灣內國民小學「改善教學環境-校舍粉刷工程」</text:p>
          </table:table-cell>
          <table:table-cell table:style-name="ce14" office:value-type="string" calcext:value-type="string">
            <text:p>仁武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建鋒土木包工業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蔡昌達</text:p>
          </table:table-cell>
          <table:table-cell table:style-name="ce6" office:value-type="string" calcext:value-type="string">
            <text:p>大寮區永芳國民小學「改善校園排水工程」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溢春營造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陳明澤</text:p>
          </table:table-cell>
          <table:table-cell table:style-name="ce6" office:value-type="string" calcext:value-type="string">
            <text:p>茄萣區成功國民小學「改善暨充實教學環境-西棟廁所整建工程」</text:p>
          </table:table-cell>
          <table:table-cell table:style-name="ce14" office:value-type="string" calcext:value-type="string">
            <text:p>茄萣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慶鴻土木包工業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藍星木</text:p>
          </table:table-cell>
          <table:table-cell table:style-name="ce6" office:value-type="string" calcext:value-type="string">
            <text:p>左營區屏山國民小學「改善教學環境及設備-購置體育運動器材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1000" calcext:value-type="float">
            <text:p><text:s/>1,00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16">
          <table:table-cell table:style-name="ce6" office:value-type="string" calcext:value-type="string">
            <text:p>吳利成</text:p>
          </table:table-cell>
          <table:table-cell table:style-name="ce6" office:value-type="string" calcext:value-type="string">
            <text:p>大樹區大樹國民小學「充實教學設備-閱讀角圖書櫃、e化設備」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台灣輕工股份有限公司（閱讀角198000）、喬太視聽科技有限公司（e化設備73000）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黃淑美</text:p>
          </table:table-cell>
          <table:table-cell table:style-name="ce6" office:value-type="string" calcext:value-type="string">
            <text:p>三民區博愛國民小學「建置多功能E化教室裝修工程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600" calcext:value-type="float">
            <text:p><text:s/>6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泰宇室內裝修工程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康裕成</text:p>
          </table:table-cell>
          <table:table-cell table:style-name="ce6" office:value-type="string" calcext:value-type="string">
            <text:p>三民區民族國民小學「改善A棟校舍屋頂防漏工程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650" calcext:value-type="float">
            <text:p><text:s/>6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三焱營造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康裕成</text:p>
          </table:table-cell>
          <table:table-cell table:style-name="ce6" office:value-type="string" calcext:value-type="string">
            <text:p>橋頭國民中學「改善棒球代表隊集訓環境」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129" calcext:value-type="float">
            <text:p><text:s/>12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明誼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康裕成</text:p>
          </table:table-cell>
          <table:table-cell table:style-name="ce6" office:value-type="string" calcext:value-type="string">
            <text:p>三民區光武國民小學「更新教室擴音設備及購置低音木笛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603" calcext:value-type="float">
            <text:p><text:s/>603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天揚系統整合公司273700元、瀚悅樂器行189000元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康裕成</text:p>
          </table:table-cell>
          <table:table-cell table:style-name="ce6" office:value-type="string" calcext:value-type="string">
            <text:p>三民區光武國民小學「校舍防漏暨花台整修工程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400" calcext:value-type="float">
            <text:p><text:s/>4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棻蘭實業股份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康裕成</text:p>
          </table:table-cell>
          <table:table-cell table:style-name="ce6" office:value-type="string" calcext:value-type="string">
            <text:p>民族國民中學「改善照明設備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380" calcext:value-type="float">
            <text:p><text:s/>380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國曜電機股份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康裕成</text:p>
          </table:table-cell>
          <table:table-cell table:style-name="ce6" office:value-type="string" calcext:value-type="string">
            <text:p>民族國民中學「樓梯平台整修工程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620" calcext:value-type="float">
            <text:p><text:s/>62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靖鴻工程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康裕成</text:p>
          </table:table-cell>
          <table:table-cell table:style-name="ce6" office:value-type="string" calcext:value-type="string">
            <text:p>三民區愛國國民小學「班級E化教學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952" calcext:value-type="float">
            <text:p><text:s/>952 </text:p>
          </table:table-cell>
          <table:table-cell table:style-name="ce20" office:value-type="float" office:value="925" calcext:value-type="float">
            <text:p><text:s/>92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二十四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武忠</text:p>
          </table:table-cell>
          <table:table-cell table:style-name="ce6" office:value-type="string" calcext:value-type="string">
            <text:p>三民高級中學「操場跑道澆灌系統、看臺粉刷及LED路燈設置工程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965" calcext:value-type="float">
            <text:p><text:s/>96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三立營造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莊啟旺</text:p>
          </table:table-cell>
          <table:table-cell table:style-name="ce6" office:value-type="string" calcext:value-type="string">
            <text:p>前金國民中學「體育班充實學校訓練設備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181" calcext:value-type="float">
            <text:p><text:s/>181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普多力國際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莊啟旺</text:p>
          </table:table-cell>
          <table:table-cell table:style-name="ce6" office:value-type="string" calcext:value-type="string">
            <text:p>新興區信義國民小學「活動中心一樓展覽室裝修工程」</text:p>
          </table:table-cell>
          <table:table-cell table:style-name="ce14" office:value-type="string" calcext:value-type="string">
            <text:p>新興區</text:p>
          </table:table-cell>
          <table:table-cell table:style-name="ce20" office:value-type="float" office:value="146" calcext:value-type="float">
            <text:p><text:s/>146 </text:p>
          </table:table-cell>
          <table:table-cell table:style-name="ce20" office:value-type="float" office:value="140" calcext:value-type="float">
            <text:p><text:s/>14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金瑄家具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莊啟旺</text:p>
          </table:table-cell>
          <table:table-cell table:style-name="ce6" office:value-type="string" calcext:value-type="string">
            <text:p>鳥松區鳥松國民小學「側門家長接送等候區遮陽棚工程」</text:p>
          </table:table-cell>
          <table:table-cell table:style-name="ce14" office:value-type="string" calcext:value-type="string">
            <text:p>鳥松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唐氏聯合室內裝修設計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藍星木</text:p>
          </table:table-cell>
          <table:table-cell table:style-name="ce6" office:value-type="string" calcext:value-type="string">
            <text:p>右昌國民中學「教室網路多媒體電視廣播管理系統建置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2577" calcext:value-type="float">
            <text:p><text:s/>2,577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同股份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林富寶</text:p>
          </table:table-cell>
          <table:table-cell table:style-name="ce6" office:value-type="string" calcext:value-type="string">
            <text:p>六龜區寶來國民小學「電腦更新」</text:p>
          </table:table-cell>
          <table:table-cell table:style-name="ce14" office:value-type="string" calcext:value-type="string">
            <text:p>六龜區</text:p>
          </table:table-cell>
          <table:table-cell table:style-name="ce20" office:value-type="float" office:value="161" calcext:value-type="float">
            <text:p><text:s/>161 </text:p>
          </table:table-cell>
          <table:table-cell table:style-name="ce20" office:value-type="float" office:value="154" calcext:value-type="float">
            <text:p><text:s/>15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張文瑞</text:p>
          </table:table-cell>
          <table:table-cell table:style-name="ce6" office:value-type="string" calcext:value-type="string">
            <text:p>湖內區文賢國民小學「改善運動遊戲休閒空間工程」</text:p>
          </table:table-cell>
          <table:table-cell table:style-name="ce14" office:value-type="string" calcext:value-type="string">
            <text:p>湖內區</text:p>
          </table:table-cell>
          <table:table-cell table:style-name="ce20" office:value-type="float" office:value="1766" calcext:value-type="float">
            <text:p><text:s/>1,766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6" office:value-type="string" calcext:value-type="string">
            <text:p>張文瑞</text:p>
          </table:table-cell>
          <table:table-cell table:style-name="ce6" office:value-type="string" calcext:value-type="string">
            <text:p>阿蓮區阿蓮國民小學峰山分校「改善教學環境暨設備」</text:p>
          </table:table-cell>
          <table:table-cell table:style-name="ce14" office:value-type="string" calcext:value-type="string">
            <text:p>阿蓮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總源電腦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林瑩蓉</text:p>
          </table:table-cell>
          <table:table-cell table:style-name="ce6" office:value-type="string" calcext:value-type="string">
            <text:p>楠梓區右昌國民小學「資訊教學設備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494" calcext:value-type="float">
            <text:p><text:s/>49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南信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瑩蓉</text:p>
          </table:table-cell>
          <table:table-cell table:style-name="ce6" office:value-type="string" calcext:value-type="string">
            <text:p>楠梓區楠陽國民小學「楠陽樓節能減碳監控管理系統擴充設備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648" calcext:value-type="float">
            <text:p><text:s/>648 </text:p>
          </table:table-cell>
          <table:table-cell table:style-name="ce20" office:value-type="float" office:value="600" calcext:value-type="float">
            <text:p><text:s/>6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育青教育器材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周鍾㴴</text:p>
          </table:table-cell>
          <table:table-cell table:style-name="ce6" office:value-type="string" calcext:value-type="string">
            <text:p>後勁國民中學「改善及充實教學環境設備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217" calcext:value-type="float">
            <text:p><text:s/>217 </text:p>
          </table:table-cell>
          <table:table-cell table:style-name="ce20" office:value-type="float" office:value="214" calcext:value-type="float">
            <text:p><text:s/>21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龍緣企業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周鍾㴴</text:p>
          </table:table-cell>
          <table:table-cell table:style-name="ce6" office:value-type="string" calcext:value-type="string">
            <text:p>三民區博愛國民小學「室內風雨球場工程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2000" calcext:value-type="float">
            <text:p><text:s/>2,00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7">
          <table:table-cell table:style-name="ce6" office:value-type="string" calcext:value-type="string">
            <text:p>許慧玉</text:p>
          </table:table-cell>
          <table:table-cell table:style-name="ce6" office:value-type="string" calcext:value-type="string">
            <text:p>鳥松國民中學「安全設施監視系統」</text:p>
          </table:table-cell>
          <table:table-cell table:style-name="ce14" office:value-type="string" calcext:value-type="string">
            <text:p>鳥松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松科企業有限公司</text:p>
          </table:table-cell>
          <table:table-cell table:number-columns-repeated="1015"/>
        </table:table-row>
        <table:table-row table:style-name="ro15">
          <table:table-cell table:style-name="ce6" office:value-type="string" calcext:value-type="string">
            <text:p>連立堅</text:p>
          </table:table-cell>
          <table:table-cell table:style-name="ce6" office:value-type="string" calcext:value-type="string">
            <text:p>旗津區大汕國民小學「改善教學環境及設備」</text:p>
          </table:table-cell>
          <table:table-cell table:style-name="ce14" office:value-type="string" calcext:value-type="string">
            <text:p>旗津區</text:p>
          </table:table-cell>
          <table:table-cell table:style-name="ce20" office:value-type="float" office:value="1251" calcext:value-type="float">
            <text:p><text:s/>1,251 </text:p>
          </table:table-cell>
          <table:table-cell table:style-name="ce20" office:value-type="float" office:value="641" calcext:value-type="float">
            <text:p><text:s/>641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限制性招標</text:p>
          </table:table-cell>
          <table:table-cell table:style-name="ce26" office:value-type="string" calcext:value-type="string">
            <text:p>小綠人系統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連立堅</text:p>
          </table:table-cell>
          <table:table-cell table:style-name="ce6" office:value-type="string" calcext:value-type="string">
            <text:p>壽山國民中學「圍棋教室教學設備建置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晨齊企業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美雅</text:p>
          </table:table-cell>
          <table:table-cell table:style-name="ce6" office:value-type="string" calcext:value-type="string">
            <text:p>七賢國民中學「人文藝術書香廣場工程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2719" calcext:value-type="float">
            <text:p><text:s/>2,71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超品藝室內裝修工程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美雅</text:p>
          </table:table-cell>
          <table:table-cell table:style-name="ce6" office:value-type="string" calcext:value-type="string">
            <text:p>鼓山區鼓山國民小學「互動式教學設備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319" calcext:value-type="float">
            <text:p><text:s/>31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頂揚科技股份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美雅</text:p>
          </table:table-cell>
          <table:table-cell table:style-name="ce6" office:value-type="string" calcext:value-type="string">
            <text:p>裕誠幼兒園「視聽教學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25" calcext:value-type="float">
            <text:p><text:s/>12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元朗科技股份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陳美雅</text:p>
          </table:table-cell>
          <table:table-cell table:style-name="ce6" office:value-type="string" calcext:value-type="string">
            <text:p>鼓山區內惟國民小學「改善低年級教室課桌椅」</text:p>
          </table:table-cell>
          <table:table-cell table:style-name="ce14" office:value-type="string" calcext:value-type="string">
            <text:p>鼓山區</text:p>
          </table:table-cell>
          <table:table-cell table:style-name="ce20" office:value-type="float" office:value="587" calcext:value-type="float">
            <text:p><text:s/>587 </text:p>
          </table:table-cell>
          <table:table-cell table:style-name="ce20" office:value-type="float" office:value="528" calcext:value-type="float">
            <text:p><text:s/>528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晨昱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康裕成</text:p>
          </table:table-cell>
          <table:table-cell table:style-name="ce6" office:value-type="string" calcext:value-type="string">
            <text:p>三民區博愛國民小學「教室置物櫃裝修工程（2）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森憶櫥櫃實業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康裕成</text:p>
          </table:table-cell>
          <table:table-cell table:style-name="ce6" office:value-type="string" calcext:value-type="string">
            <text:p>高雄啟智學校「添購知覺動作訓練與復健器材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329" calcext:value-type="float">
            <text:p><text:s/>32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普達康股份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童燕珍</text:p>
          </table:table-cell>
          <table:table-cell table:style-name="ce6" office:value-type="string" calcext:value-type="string">
            <text:p>三民區東光國民小學「改善校園教學環境及設備-防焰窗簾及教具收納櫃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986" calcext:value-type="float">
            <text:p><text:s/>986 </text:p>
          </table:table-cell>
          <table:table-cell table:style-name="ce20" office:value-type="float" office:value="875" calcext:value-type="float">
            <text:p><text:s/>87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龍馥企業社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童燕珍</text:p>
          </table:table-cell>
          <table:table-cell table:style-name="ce6" office:value-type="string" calcext:value-type="string">
            <text:p>三民區莊敬國民小學「充實校園教學及班級教室設備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1850" calcext:value-type="float">
            <text:p><text:s/>1,8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龍馥企業社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林武忠</text:p>
          </table:table-cell>
          <table:table-cell table:style-name="ce6" office:value-type="string" calcext:value-type="string">
            <text:p>陽明國民中學「警衛室增建工程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900" calcext:value-type="float">
            <text:p><text:s/>9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群曜營造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莊啟旺</text:p>
          </table:table-cell>
          <table:table-cell table:style-name="ce6" office:value-type="string" calcext:value-type="string">
            <text:p>前金幼兒園「充實學校教學設備-互動式電子白板教學系統」</text:p>
          </table:table-cell>
          <table:table-cell table:style-name="ce14" office:value-type="string" calcext:value-type="string">
            <text:p>前金區</text:p>
          </table:table-cell>
          <table:table-cell table:style-name="ce20" office:value-type="float" office:value="180" calcext:value-type="float">
            <text:p><text:s/>180 </text:p>
          </table:table-cell>
          <table:table-cell table:style-name="ce20" office:value-type="float" office:value="160" calcext:value-type="float">
            <text:p><text:s/>16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聲浤綠能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莊啟旺</text:p>
          </table:table-cell>
          <table:table-cell table:style-name="ce6" office:value-type="string" calcext:value-type="string">
            <text:p>三民區博愛國民小學「教室置物櫃裝修工程（1）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森憶櫥櫃實業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莊啟旺</text:p>
          </table:table-cell>
          <table:table-cell table:style-name="ce6" office:value-type="string" calcext:value-type="string">
            <text:p>仁武區登發國民小學「改善教學環境工程-校園綠美化工程」</text:p>
          </table:table-cell>
          <table:table-cell table:style-name="ce14" office:value-type="string" calcext:value-type="string">
            <text:p>仁武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御城土木工程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莊啟旺</text:p>
          </table:table-cell>
          <table:table-cell table:style-name="ce6" office:value-type="string" calcext:value-type="string">
            <text:p>五福國民中學「充實教學環境設施-建置個別諮商室及團體諮商室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481" calcext:value-type="float">
            <text:p><text:s/>481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捷維家具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鄭光峰</text:p>
          </table:table-cell>
          <table:table-cell table:style-name="ce6" office:value-type="string" calcext:value-type="string">
            <text:p>美濃國民中學「活化偏遠地區學校運動場館設施」</text:p>
          </table:table-cell>
          <table:table-cell table:style-name="ce14" office:value-type="string" calcext:value-type="string">
            <text:p>美濃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昌唯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信瑜</text:p>
          </table:table-cell>
          <table:table-cell table:style-name="ce6" office:value-type="string" calcext:value-type="string">
            <text:p>小港區二苓國民小學「購置遊戲器材設備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1000" calcext:value-type="float">
            <text:p><text:s/>1,000 </text:p>
          </table:table-cell>
          <table:table-cell table:style-name="ce20" office:value-type="float" office:value="900" calcext:value-type="float">
            <text:p><text:s/>9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遠博興業有限公司</text:p>
          </table:table-cell>
          <table:table-cell table:number-columns-repeated="1015"/>
        </table:table-row>
        <table:table-row table:style-name="ro17">
          <table:table-cell table:style-name="ce6" office:value-type="string" calcext:value-type="string">
            <text:p>陳信瑜</text:p>
          </table:table-cell>
          <table:table-cell table:style-name="ce6" office:value-type="string" calcext:value-type="string">
            <text:p>前鎮區瑞祥國民小學「增購互動式單槍設備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500" calcext:value-type="float">
            <text:p><text:s/>500 </text:p>
          </table:table-cell>
          <table:table-cell table:style-name="ce20" office:value-type="float" office:value="410" calcext:value-type="float">
            <text:p><text:s/>41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宏新資訊股份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陳信瑜</text:p>
          </table:table-cell>
          <table:table-cell table:style-name="ce6" office:value-type="string" calcext:value-type="string">
            <text:p>前鎮區光華國民小學「教室鋁門及下氣窗更新工程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740" calcext:value-type="float">
            <text:p><text:s/>74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和好鋁門窗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信瑜</text:p>
          </table:table-cell>
          <table:table-cell table:style-name="ce6" office:value-type="string" calcext:value-type="string">
            <text:p>前鎮區光華國民小學「教室無線擴音設備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250" calcext:value-type="float">
            <text:p><text:s/>2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喬太視聽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柯路加</text:p>
          </table:table-cell>
          <table:table-cell table:style-name="ce6" office:value-type="string" calcext:value-type="string">
            <text:p>內門區內門國民小學「充實教學環境與設備-防焰窗簾」</text:p>
          </table:table-cell>
          <table:table-cell table:style-name="ce14" office:value-type="string" calcext:value-type="string">
            <text:p>內門區</text:p>
          </table:table-cell>
          <table:table-cell table:style-name="ce20" office:value-type="float" office:value="412" calcext:value-type="float">
            <text:p><text:s/>412 </text:p>
          </table:table-cell>
          <table:table-cell table:style-name="ce20" office:value-type="float" office:value="377" calcext:value-type="float">
            <text:p><text:s/>377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優美家裝潢材料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陳麗珍</text:p>
          </table:table-cell>
          <table:table-cell table:style-name="ce6" office:value-type="string" calcext:value-type="string">
            <text:p>左營國民中學「購置投影機等教學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宇均電業有限公司及九江科技文化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麗珍</text:p>
          </table:table-cell>
          <table:table-cell table:style-name="ce6" office:value-type="string" calcext:value-type="string">
            <text:p>左營區新莊國民小學「充實英語圖書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492" calcext:value-type="float">
            <text:p><text:s/>492 </text:p>
          </table:table-cell>
          <table:table-cell table:style-name="ce20" office:value-type="float" office:value="400" calcext:value-type="float">
            <text:p><text:s/>4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閱讀家文化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麗珍</text:p>
          </table:table-cell>
          <table:table-cell table:style-name="ce6" office:value-type="string" calcext:value-type="string">
            <text:p>左營區文府國民小學「教室通風設施改善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336" calcext:value-type="float">
            <text:p><text:s/>336 </text:p>
          </table:table-cell>
          <table:table-cell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新其國際開發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郭建盟</text:p>
          </table:table-cell>
          <table:table-cell table:style-name="ce6" office:value-type="string" calcext:value-type="string">
            <text:p>苓雅區中正國民小學「改善教學環境-教學大樓走廊粉刷工程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494" calcext:value-type="float">
            <text:p><text:s/>49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興油漆室內裝修工程行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富寶</text:p>
          </table:table-cell>
          <table:table-cell table:style-name="ce6" office:value-type="string" calcext:value-type="string">
            <text:p>美濃區龍山國民小學「改善校園環境-增設防蚊氣密盤及水溝蓋」</text:p>
          </table:table-cell>
          <table:table-cell table:style-name="ce14" office:value-type="string" calcext:value-type="string">
            <text:p>美濃區</text:p>
          </table:table-cell>
          <table:table-cell table:style-name="ce20" office:value-type="float" office:value="960" calcext:value-type="float">
            <text:p><text:s/>960 </text:p>
          </table:table-cell>
          <table:table-cell table:style-name="ce20" office:value-type="float" office:value="765" calcext:value-type="float">
            <text:p><text:s/>76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鴻倫企業社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富寶</text:p>
          </table:table-cell>
          <table:table-cell table:style-name="ce6" office:value-type="string" calcext:value-type="string">
            <text:p>內門國民中學「專科大樓屋頂防水隔熱整建工程」</text:p>
          </table:table-cell>
          <table:table-cell table:style-name="ce14" office:value-type="string" calcext:value-type="string">
            <text:p>內門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億發營造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義迪</text:p>
          </table:table-cell>
          <table:table-cell table:style-name="ce6" office:value-type="string" calcext:value-type="string">
            <text:p>六龜區荖濃國民小學「改善及充實教學環境設備-發光二極體彩色電子顯示屏系統設備」</text:p>
          </table:table-cell>
          <table:table-cell table:style-name="ce14" office:value-type="string" calcext:value-type="string">
            <text:p>六龜區</text:p>
          </table:table-cell>
          <table:table-cell table:style-name="ce20" office:value-type="float" office:value="615" calcext:value-type="float">
            <text:p><text:s/>615 </text:p>
          </table:table-cell>
          <table:table-cell table:style-name="ce20" office:value-type="float" office:value="312" calcext:value-type="float">
            <text:p><text:s/>31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義迪</text:p>
          </table:table-cell>
          <table:table-cell table:style-name="ce6" office:value-type="string" calcext:value-type="string">
            <text:p>內門區內門國民小學「充實教室教學設備」</text:p>
          </table:table-cell>
          <table:table-cell table:style-name="ce14" office:value-type="string" calcext:value-type="string">
            <text:p>內門區</text:p>
          </table:table-cell>
          <table:table-cell table:style-name="ce20" office:value-type="float" office:value="1540" calcext:value-type="float">
            <text:p><text:s/>1,540 </text:p>
          </table:table-cell>
          <table:table-cell table:style-name="ce20" office:value-type="float" office:value="398" calcext:value-type="float">
            <text:p><text:s/>398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泓企業社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義迪</text:p>
          </table:table-cell>
          <table:table-cell table:style-name="ce6" office:value-type="string" calcext:value-type="string">
            <text:p>內門區西門國民小學「改善校園教學環境及設備-改善數位教學環境設備」</text:p>
          </table:table-cell>
          <table:table-cell table:style-name="ce14" office:value-type="string" calcext:value-type="string">
            <text:p>內門區</text:p>
          </table:table-cell>
          <table:table-cell table:style-name="ce20" office:value-type="float" office:value="925" calcext:value-type="float">
            <text:p><text:s/>925 </text:p>
          </table:table-cell>
          <table:table-cell table:style-name="ce20" office:value-type="float" office:value="695" calcext:value-type="float">
            <text:p><text:s/>695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龍馥企業社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陳麗珍</text:p>
          </table:table-cell>
          <table:table-cell table:style-name="ce6" office:value-type="string" calcext:value-type="string">
            <text:p>左營區左營國民小學「改善校園教學設備-設置LED全彩動畫看板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773" calcext:value-type="float">
            <text:p><text:s/>773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6" office:value-type="string" calcext:value-type="string">
            <text:p>陳麗珍</text:p>
          </table:table-cell>
          <table:table-cell table:style-name="ce6" office:value-type="string" calcext:value-type="string">
            <text:p>左營區福山國民小學「改善校園教學環境及設備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970" calcext:value-type="float">
            <text:p><text:s/>970 </text:p>
          </table:table-cell>
          <table:table-cell table:style-name="ce20" office:value-type="float" office:value="550" calcext:value-type="float">
            <text:p><text:s/>5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龍馥企業社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芳如</text:p>
          </table:table-cell>
          <table:table-cell table:style-name="ce6" office:value-type="string" calcext:value-type="string">
            <text:p>民族國民中學「添購學生樂器設備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890" calcext:value-type="float">
            <text:p><text:s/>89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泰柏樂器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黃淑美</text:p>
          </table:table-cell>
          <table:table-cell table:style-name="ce6" office:value-type="string" calcext:value-type="string">
            <text:p>陽明國明中學「改善資訊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498" calcext:value-type="float">
            <text:p><text:s/>498 </text:p>
          </table:table-cell>
          <table:table-cell table:style-name="ce20" office:value-type="float" office:value="483" calcext:value-type="float">
            <text:p><text:s/>483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林響電腦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康裕成</text:p>
          </table:table-cell>
          <table:table-cell table:style-name="ce6" office:value-type="string" calcext:value-type="string">
            <text:p>前金區前金國民小學「教師辦公桌椅更新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315" calcext:value-type="float">
            <text:p><text:s/>315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捷維家具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康裕成</text:p>
          </table:table-cell>
          <table:table-cell table:style-name="ce6" office:value-type="string" calcext:value-type="string">
            <text:p>三民區十全國民小學「改善學校教學環境-增置學生課桌椅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700" calcext:value-type="float">
            <text:p><text:s/>700 </text:p>
          </table:table-cell>
          <table:table-cell table:style-name="ce20" office:value-type="float" office:value="390" calcext:value-type="float">
            <text:p><text:s/>390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泓企業社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洪平朗</text:p>
          </table:table-cell>
          <table:table-cell table:style-name="ce6" office:value-type="string" calcext:value-type="string">
            <text:p>楠梓區楠陽國民小學「改善及充實教學環境設備-設置戶外藝術表演音響設備」(黃石龍議員借用)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華際資訊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武忠</text:p>
          </table:table-cell>
          <table:table-cell table:style-name="ce6" office:value-type="string" calcext:value-type="string">
            <text:p>三民區十全國民小學「改善學校教學環境-增置視聽中心舞台及燈光設備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600" calcext:value-type="float">
            <text:p><text:s/>6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典設計企業社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張漢忠</text:p>
          </table:table-cell>
          <table:table-cell table:style-name="ce6" office:value-type="string" calcext:value-type="string">
            <text:p>鳳山區文華國民小學「改善校園環境設施-籃球場地坪整修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249" calcext:value-type="float">
            <text:p><text:s/>24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三焱營造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陳粹鑾</text:p>
          </table:table-cell>
          <table:table-cell table:style-name="ce6" office:value-type="string" calcext:value-type="string">
            <text:p>鳳山區五福國民小學「改善校園教學環境及設備-增設校園安全設備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1550" calcext:value-type="float">
            <text:p><text:s/>1,550 </text:p>
          </table:table-cell>
          <table:table-cell table:style-name="ce20" office:value-type="float" office:value="795" calcext:value-type="float">
            <text:p><text:s/>795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理冠科技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蘇炎城</text:p>
          </table:table-cell>
          <table:table-cell table:style-name="ce6" office:value-type="string" calcext:value-type="string">
            <text:p>楠梓區右昌國民小學「充實教學設備設施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892" calcext:value-type="float">
            <text:p><text:s/>892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楠梓區楠梓國民小學「改善及充實教學環境設備-改善特教班教學環境及設備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120" calcext:value-type="float">
            <text:p><text:s/>12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春天工程行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小港區鳳陽國民小學「教學環境設備-隔音牆改建工程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363" calcext:value-type="float">
            <text:p><text:s/>363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元成土木包工業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苓雅區中正國民小學「改善教學環境及設備-改善幼兒園配膳室設備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127" calcext:value-type="float">
            <text:p><text:s/>127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金順鑫不銹鋼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洪秀錦</text:p>
          </table:table-cell>
          <table:table-cell table:style-name="ce6" office:value-type="string" calcext:value-type="string">
            <text:p>路竹區蔡文國民小學「改善教學環境及設備-購置實物投影機」</text:p>
          </table:table-cell>
          <table:table-cell table:style-name="ce14" office:value-type="string" calcext:value-type="string">
            <text:p>路竹區</text:p>
          </table:table-cell>
          <table:table-cell table:number-columns-repeated="2" table:style-name="ce20" office:value-type="float" office:value="462" calcext:value-type="float">
            <text:p><text:s/>46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亞美加企業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蔡金晏</text:p>
          </table:table-cell>
          <table:table-cell table:style-name="ce6" office:value-type="string" calcext:value-type="string">
            <text:p>鼓山區九如國民小學「改善教學環境設備-充實專科教室設備」</text:p>
          </table:table-cell>
          <table:table-cell table:style-name="ce14" office:value-type="string" calcext:value-type="string">
            <text:p>鼓山區</text:p>
          </table:table-cell>
          <table:table-cell table:style-name="ce20" office:value-type="float" office:value="510" calcext:value-type="float">
            <text:p><text:s/>510 </text:p>
          </table:table-cell>
          <table:table-cell table:style-name="ce20" office:value-type="float" office:value="219" calcext:value-type="float">
            <text:p><text:s/>219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松霖文教實業社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蔡金晏</text:p>
          </table:table-cell>
          <table:table-cell table:style-name="ce6" office:value-type="string" calcext:value-type="string">
            <text:p>鼓山區龍華國民小學「改善教學設備-購置單槍投影機」</text:p>
          </table:table-cell>
          <table:table-cell table:style-name="ce14" office:value-type="string" calcext:value-type="string">
            <text:p>鼓山區</text:p>
          </table:table-cell>
          <table:table-cell table:style-name="ce20" office:value-type="float" office:value="920" calcext:value-type="float">
            <text:p><text:s/>920 </text:p>
          </table:table-cell>
          <table:table-cell table:style-name="ce20" office:value-type="float" office:value="900" calcext:value-type="float">
            <text:p><text:s/>9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巨澐系統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童燕珍</text:p>
          </table:table-cell>
          <table:table-cell table:style-name="ce6" office:value-type="string" calcext:value-type="string">
            <text:p>左營區舊城國民小學「充實帆船教學設備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299" calcext:value-type="float">
            <text:p><text:s/>299 </text:p>
          </table:table-cell>
          <table:table-cell table:style-name="ce20" office:value-type="float" office:value="280" calcext:value-type="float">
            <text:p><text:s/>28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育青教育器材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童燕珍</text:p>
          </table:table-cell>
          <table:table-cell table:style-name="ce6" office:value-type="string" calcext:value-type="string">
            <text:p>三民區陽明國民小學「改善及充實游泳池教學環境設備-採購水中吸塵器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180" calcext:value-type="float">
            <text:p><text:s/>18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晉昇貿易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郭建盟</text:p>
          </table:table-cell>
          <table:table-cell table:style-name="ce6" office:value-type="string" calcext:value-type="string">
            <text:p>英明國民中學「校園監視攝影機及防盜系統增設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350" calcext:value-type="float">
            <text:p><text:s/>350 </text:p>
          </table:table-cell>
          <table:table-cell table:style-name="ce20" office:value-type="float" office:value="340" calcext:value-type="float">
            <text:p><text:s/>34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緯豪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大樹區溪埔國民小學「改善教學環境-洗手台加裝遮雨棚工程」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120" calcext:value-type="float">
            <text:p><text:s/>12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廣竑土木包工業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鳳山區過埤國民小學「學校入口意象裝置藝術工程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128" calcext:value-type="float">
            <text:p><text:s/>128 </text:p>
          </table:table-cell>
          <table:table-cell table:style-name="ce20" office:value-type="float" office:value="120" calcext:value-type="float">
            <text:p><text:s/>12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左彎藝術工作室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林瑩蓉</text:p>
          </table:table-cell>
          <table:table-cell table:style-name="ce6" office:value-type="string" calcext:value-type="string">
            <text:p>左營區舊城國民小學「課桌椅汰換更新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300" calcext:value-type="float">
            <text:p><text:s/>300 </text:p>
          </table:table-cell>
          <table:table-cell table:style-name="ce20" office:value-type="float" office:value="192" calcext:value-type="float">
            <text:p><text:s/>192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森錩國際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方信淵</text:p>
          </table:table-cell>
          <table:table-cell table:style-name="ce6" office:value-type="string" calcext:value-type="string">
            <text:p>岡山區前鋒國民小學「增購多功能語音藍牙教學系統設備」</text:p>
          </table:table-cell>
          <table:table-cell table:style-name="ce14" office:value-type="string" calcext:value-type="string">
            <text:p>岡山區</text:p>
          </table:table-cell>
          <table:table-cell table:style-name="ce20" office:value-type="float" office:value="675" calcext:value-type="float">
            <text:p><text:s/>675 </text:p>
          </table:table-cell>
          <table:table-cell table:style-name="ce20" office:value-type="float" office:value="113" calcext:value-type="float">
            <text:p><text:s/>113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立事務機器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方信淵</text:p>
          </table:table-cell>
          <table:table-cell table:style-name="ce6" office:value-type="string" calcext:value-type="string">
            <text:p>橋頭區橋頭國民小學「購置多功能語音藍牙教學系統設備」</text:p>
          </table:table-cell>
          <table:table-cell table:style-name="ce14" office:value-type="string" calcext:value-type="string">
            <text:p>橋頭區</text:p>
          </table:table-cell>
          <table:table-cell table:style-name="ce20" office:value-type="float" office:value="608" calcext:value-type="float">
            <text:p><text:s/>608 </text:p>
          </table:table-cell>
          <table:table-cell table:style-name="ce20" office:value-type="float" office:value="563" calcext:value-type="float">
            <text:p><text:s/>563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立事務機器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方信淵</text:p>
          </table:table-cell>
          <table:table-cell table:style-name="ce6" office:value-type="string" calcext:value-type="string">
            <text:p>梓官國民中學「增購多功能語音藍牙教學系統設備」</text:p>
          </table:table-cell>
          <table:table-cell table:style-name="ce14" office:value-type="string" calcext:value-type="string">
            <text:p>梓官區</text:p>
          </table:table-cell>
          <table:table-cell table:style-name="ce20" office:value-type="float" office:value="513" calcext:value-type="float">
            <text:p><text:s/>513 </text:p>
          </table:table-cell>
          <table:table-cell table:style-name="ce20" office:value-type="float" office:value="475" calcext:value-type="float">
            <text:p><text:s/>47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立事務機器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韓賜村</text:p>
          </table:table-cell>
          <table:table-cell table:style-name="ce6" office:value-type="string" calcext:value-type="string">
            <text:p>大寮區山頂國民小學「改善校園教學環境及設備」</text:p>
          </table:table-cell>
          <table:table-cell table:style-name="ce14" office:value-type="string" calcext:value-type="string">
            <text:p>大寮區</text:p>
          </table:table-cell>
          <table:table-cell table:style-name="ce20" office:value-type="float" office:value="2439" calcext:value-type="float">
            <text:p><text:s/>2,439 </text:p>
          </table:table-cell>
          <table:table-cell table:style-name="ce20" office:value-type="float" office:value="2381" calcext:value-type="float">
            <text:p><text:s/>2,381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海德光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韓賜村</text:p>
          </table:table-cell>
          <table:table-cell table:style-name="ce6" office:value-type="string" calcext:value-type="string">
            <text:p>中庄國民中學「改善校園教學環境及設備-防焰窗簾及教具收納櫃」</text:p>
          </table:table-cell>
          <table:table-cell table:style-name="ce14" office:value-type="string" calcext:value-type="string">
            <text:p>大寮區</text:p>
          </table:table-cell>
          <table:table-cell table:style-name="ce20" office:value-type="float" office:value="998" calcext:value-type="float">
            <text:p><text:s/>998 </text:p>
          </table:table-cell>
          <table:table-cell table:style-name="ce20" office:value-type="float" office:value="814" calcext:value-type="float">
            <text:p><text:s/>81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龍馥企業社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許崑源</text:p>
          </table:table-cell>
          <table:table-cell table:style-name="ce6" office:value-type="string" calcext:value-type="string">
            <text:p>苓雅區福東國民小學「改善教學環境及設備-多功能體適能教室（體育訓練用墊設備）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500" calcext:value-type="float">
            <text:p><text:s/>50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6" office:value-type="string" calcext:value-type="string">
            <text:p>陳政聞</text:p>
          </table:table-cell>
          <table:table-cell table:style-name="ce6" office:value-type="string" calcext:value-type="string">
            <text:p>橋頭區橋頭國小「學校運動場跑道暨周邊設施整修工程」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750" calcext:value-type="float">
            <text:p><text:s/>7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昇土木包工業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張豐藤</text:p>
          </table:table-cell>
          <table:table-cell table:style-name="ce6" office:value-type="string" calcext:value-type="string">
            <text:p>左營區文府國民小學「改善及充實教學環境設備-購置教室視訊教學設施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600" calcext:value-type="float">
            <text:p><text:s/>600 </text:p>
          </table:table-cell>
          <table:table-cell table:style-name="ce20" office:value-type="float" office:value="495" calcext:value-type="float">
            <text:p><text:s/>49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弘裕裝潢設計工程行、兄弟資訊科技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李眉蓁</text:p>
          </table:table-cell>
          <table:table-cell table:style-name="ce6" office:value-type="string" calcext:value-type="string">
            <text:p>國昌國民中學「電話系統更新設備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410" calcext:value-type="float">
            <text:p><text:s/>41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友一通信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林芳如</text:p>
          </table:table-cell>
          <table:table-cell table:style-name="ce6" office:value-type="string" calcext:value-type="string">
            <text:p>仁武高級中學「改善教學環境及設備」</text:p>
          </table:table-cell>
          <table:table-cell table:style-name="ce14" office:value-type="string" calcext:value-type="string">
            <text:p>仁武區</text:p>
          </table:table-cell>
          <table:table-cell table:style-name="ce20" office:value-type="float" office:value="1250" calcext:value-type="float">
            <text:p><text:s/>1,25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6" office:value-type="string" calcext:value-type="string">
            <text:p>李喬如</text:p>
          </table:table-cell>
          <table:table-cell table:style-name="ce6" office:value-type="string" calcext:value-type="string">
            <text:p>鼓山區鼓岩國民小學「學生可調昇課桌椅及閱讀桌椅」</text:p>
          </table:table-cell>
          <table:table-cell table:style-name="ce14" office:value-type="string" calcext:value-type="string">
            <text:p>鼓山區</text:p>
          </table:table-cell>
          <table:table-cell table:style-name="ce20" office:value-type="float" office:value="211" calcext:value-type="float">
            <text:p><text:s/>211 </text:p>
          </table:table-cell>
          <table:table-cell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泰禎環保實業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許慧玉</text:p>
          </table:table-cell>
          <table:table-cell table:style-name="ce6" office:value-type="string" calcext:value-type="string">
            <text:p>大社區觀音國民小學「購置教學電腦設備」</text:p>
          </table:table-cell>
          <table:table-cell table:style-name="ce14" office:value-type="string" calcext:value-type="string">
            <text:p>大社區</text:p>
          </table:table-cell>
          <table:table-cell table:style-name="ce20" office:value-type="float" office:value="250" calcext:value-type="float">
            <text:p><text:s/>250 </text:p>
          </table:table-cell>
          <table:table-cell table:style-name="ce20" office:value-type="float" office:value="248" calcext:value-type="float">
            <text:p><text:s/>24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壹零捌多媒體科技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許慧玉</text:p>
          </table:table-cell>
          <table:table-cell table:style-name="ce6" office:value-type="string" calcext:value-type="string">
            <text:p>大社區觀音國民小學「圍牆粉飾整修工程」</text:p>
          </table:table-cell>
          <table:table-cell table:style-name="ce14" office:value-type="string" calcext:value-type="string">
            <text:p>大社區</text:p>
          </table:table-cell>
          <table:table-cell table:style-name="ce20" office:value-type="float" office:value="500" calcext:value-type="float">
            <text:p><text:s/>500 </text:p>
          </table:table-cell>
          <table:table-cell table:style-name="ce20" office:value-type="float" office:value="250" calcext:value-type="float">
            <text:p><text:s/>2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曄欣光電工程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富寶</text:p>
          </table:table-cell>
          <table:table-cell table:style-name="ce6" office:value-type="string" calcext:value-type="string">
            <text:p>美濃區美濃國民小學「充實校園辦公教學及班級教室設備」</text:p>
          </table:table-cell>
          <table:table-cell table:style-name="ce14" office:value-type="string" calcext:value-type="string">
            <text:p>美濃區</text:p>
          </table:table-cell>
          <table:table-cell table:style-name="ce20" office:value-type="float" office:value="200.1" calcext:value-type="float">
            <text:p><text:s/>200 </text:p>
          </table:table-cell>
          <table:table-cell table:style-name="ce20" office:value-type="float" office:value="87.6" calcext:value-type="float">
            <text:p><text:s/>88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淐毅企業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翁瑞珠</text:p>
          </table:table-cell>
          <table:table-cell table:style-name="ce6" office:value-type="string" calcext:value-type="string">
            <text:p>岡山區前峰國民小學「裝設塑鋼教具收納櫃與語音系統投影機」</text:p>
          </table:table-cell>
          <table:table-cell table:style-name="ce14" office:value-type="string" calcext:value-type="string">
            <text:p>岡山區</text:p>
          </table:table-cell>
          <table:table-cell table:style-name="ce20" office:value-type="float" office:value="1996.5" calcext:value-type="float">
            <text:p><text:s/>1,997 </text:p>
          </table:table-cell>
          <table:table-cell table:style-name="ce20" office:value-type="float" office:value="1980" calcext:value-type="float">
            <text:p><text:s/>1,98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龍馥企業社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翁瑞珠</text:p>
          </table:table-cell>
          <table:table-cell table:style-name="ce6" office:value-type="string" calcext:value-type="string">
            <text:p>彌陀區壽齡國民小學「購置防焰窗簾與收納櫃」</text:p>
          </table:table-cell>
          <table:table-cell table:style-name="ce14" office:value-type="string" calcext:value-type="string">
            <text:p>彌陀區</text:p>
          </table:table-cell>
          <table:table-cell table:style-name="ce20" office:value-type="float" office:value="988" calcext:value-type="float">
            <text:p><text:s/>988 </text:p>
          </table:table-cell>
          <table:table-cell table:style-name="ce20" office:value-type="float" office:value="825" calcext:value-type="float">
            <text:p><text:s/>82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翁瑞珠</text:p>
          </table:table-cell>
          <table:table-cell table:style-name="ce6" office:value-type="string" calcext:value-type="string">
            <text:p>橋頭區橋頭國小「學校運動場跑道暨周邊設施整修工程」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750" calcext:value-type="float">
            <text:p><text:s/>7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昇土木包工業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翁瑞珠</text:p>
          </table:table-cell>
          <table:table-cell table:style-name="ce6" office:value-type="string" calcext:value-type="string">
            <text:p>橋頭區興糖國民小學「購置塑鋼教具收納櫃」</text:p>
          </table:table-cell>
          <table:table-cell table:style-name="ce14" office:value-type="string" calcext:value-type="string">
            <text:p>橋頭區</text:p>
          </table:table-cell>
          <table:table-cell table:style-name="ce20" office:value-type="float" office:value="882" calcext:value-type="float">
            <text:p><text:s/>882 </text:p>
          </table:table-cell>
          <table:table-cell table:style-name="ce20" office:value-type="float" office:value="800" calcext:value-type="float">
            <text:p><text:s/>8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騰崎企業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周鍾㴴</text:p>
          </table:table-cell>
          <table:table-cell table:style-name="ce6" office:value-type="string" calcext:value-type="string">
            <text:p>左營區新上國民小學「改善桌球體育教學設備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103.308" calcext:value-type="float">
            <text:p><text:s/>103 </text:p>
          </table:table-cell>
          <table:table-cell table:style-name="ce20" office:value-type="float" office:value="95.808" calcext:value-type="float">
            <text:p><text:s/>96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麗吉雅運動器材有限公司</text:p>
          </table:table-cell>
          <table:table-cell table:number-columns-repeated="1015"/>
        </table:table-row>
        <table:table-row table:style-name="ro15">
          <table:table-cell table:style-name="ce6" office:value-type="string" calcext:value-type="string">
            <text:p>李喬如</text:p>
          </table:table-cell>
          <table:table-cell table:style-name="ce6" office:value-type="string" calcext:value-type="string">
            <text:p>鹽埕區鹽埕國民小學「教學及行政電腦更新」</text:p>
          </table:table-cell>
          <table:table-cell table:style-name="ce14" office:value-type="string" calcext:value-type="string">
            <text:p>鹽埕區</text:p>
          </table:table-cell>
          <table:table-cell table:number-columns-repeated="2" table:style-name="ce20" office:value-type="float" office:value="525" calcext:value-type="float">
            <text:p><text:s/>52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百泰電腦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林武忠</text:p>
          </table:table-cell>
          <table:table-cell table:style-name="ce6" office:value-type="string" calcext:value-type="string">
            <text:p>三民區民族國民小學「購置塑鋼置物櫃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299.7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龍馥企業社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慧文</text:p>
          </table:table-cell>
          <table:table-cell table:style-name="ce6" office:value-type="string" calcext:value-type="string">
            <text:p>大樹區溪埔國民小學「課桌椅汰換」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151.2" calcext:value-type="float">
            <text:p><text:s/>151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木貴工業股份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蘇炎城</text:p>
          </table:table-cell>
          <table:table-cell table:style-name="ce6" office:value-type="string" calcext:value-type="string">
            <text:p>鳳山區五福國民小學「充實教學設備設施-購置E化教學電子白板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2228.652" calcext:value-type="float">
            <text:p><text:s/>2,229 </text:p>
          </table:table-cell>
          <table:table-cell table:style-name="ce20" office:value-type="float" office:value="1804.485" calcext:value-type="float">
            <text:p><text:s/>1,80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學言系統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曾麗燕</text:p>
          </table:table-cell>
          <table:table-cell table:style-name="ce6" office:value-type="string" calcext:value-type="string">
            <text:p>小港區青山國民小學「採購錄影監視器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247.4" calcext:value-type="float">
            <text:p><text:s/>247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佰億企業社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前鎮區紅毛港國民小學「充實教學資訊環境設備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225" calcext:value-type="float">
            <text:p><text:s/>22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宏新資訊股份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六龜區寶來國民小學「購置超短焦互動式投影機設備」</text:p>
          </table:table-cell>
          <table:table-cell table:style-name="ce14" office:value-type="string" calcext:value-type="string">
            <text:p>六龜區</text:p>
          </table:table-cell>
          <table:table-cell table:style-name="ce20" office:value-type="float" office:value="120" calcext:value-type="float">
            <text:p><text:s/>120 </text:p>
          </table:table-cell>
          <table:table-cell table:style-name="ce20" office:value-type="float" office:value="111" calcext:value-type="float">
            <text:p><text:s/>111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佰億企業社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柯路加</text:p>
          </table:table-cell>
          <table:table-cell table:style-name="ce6" office:value-type="string" calcext:value-type="string">
            <text:p>美濃區龍山國民小學「籃球場整修工程」</text:p>
          </table:table-cell>
          <table:table-cell table:style-name="ce14" office:value-type="string" calcext:value-type="string">
            <text:p>美濃區</text:p>
          </table:table-cell>
          <table:table-cell table:style-name="ce20" office:value-type="float" office:value="2222.972" calcext:value-type="float">
            <text:p><text:s/>2,223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6" office:value-type="string" calcext:value-type="string">
            <text:p>柯路加</text:p>
          </table:table-cell>
          <table:table-cell table:style-name="ce6" office:value-type="string" calcext:value-type="string">
            <text:p>苓雅區中正國民小學「充實校園教學設備-購置班級收納櫃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967.5" calcext:value-type="float">
            <text:p><text:s/>968 </text:p>
          </table:table-cell>
          <table:table-cell table:style-name="ce20" office:value-type="float" office:value="750" calcext:value-type="float">
            <text:p><text:s/>7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社團法人台灣弱勢希望協進會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陳麗珍</text:p>
          </table:table-cell>
          <table:table-cell table:style-name="ce6" office:value-type="string" calcext:value-type="string">
            <text:p>左營區勝利國民小學「改善校園教學環境-購置樂器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功學社樂器股份有限公司高雄三多分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瑩蓉</text:p>
          </table:table-cell>
          <table:table-cell table:style-name="ce6" office:value-type="string" calcext:value-type="string">
            <text:p>楠梓區右昌國民小學「專科教室設備更新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387" calcext:value-type="float">
            <text:p><text:s/>387 </text:p>
          </table:table-cell>
          <table:table-cell table:style-name="ce20" office:value-type="float" office:value="216" calcext:value-type="float">
            <text:p><text:s/>216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育青教育器材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林瑩蓉</text:p>
          </table:table-cell>
          <table:table-cell table:style-name="ce6" office:value-type="string" calcext:value-type="string">
            <text:p>左營區文府國民小學「單槍投影設備改善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50" calcext:value-type="float">
            <text:p><text:s/>1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兄弟資訊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黃淑美</text:p>
          </table:table-cell>
          <table:table-cell table:style-name="ce6" office:value-type="string" calcext:value-type="string">
            <text:p>三民區獅湖國民小學「改善及充實教學環境設備-建置閱讀電子書系統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946.499" calcext:value-type="float">
            <text:p><text:s/>946 </text:p>
          </table:table-cell>
          <table:table-cell table:style-name="ce20" office:value-type="float" office:value="170" calcext:value-type="float">
            <text:p><text:s/>17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前魯灣傳播股份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郭建盟</text:p>
          </table:table-cell>
          <table:table-cell table:style-name="ce6" office:value-type="string" calcext:value-type="string">
            <text:p>五福國民中學「行政三樓會議室桌椅採購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415.28" calcext:value-type="float">
            <text:p><text:s/>415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益瀅企業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郭建盟</text:p>
          </table:table-cell>
          <table:table-cell table:style-name="ce6" office:value-type="string" calcext:value-type="string">
            <text:p>三民國民中學『裝修空手道練習場隔間工程暨行政公務電腦』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600" calcext:value-type="float">
            <text:p><text:s/>600 </text:p>
          </table:table-cell>
          <table:table-cell table:style-name="ce20" office:value-type="float" office:value="599" calcext:value-type="float">
            <text:p><text:s/>59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懋錦室內裝修有限公司</text:p>
            <text:p>林響電腦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慧文</text:p>
          </table:table-cell>
          <table:table-cell table:style-name="ce6" office:value-type="string" calcext:value-type="string">
            <text:p>鳳山區文山國民小學「改善遊憩空間工程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2251.796" calcext:value-type="float">
            <text:p><text:s/>2,252 </text:p>
          </table:table-cell>
          <table:table-cell table:style-name="ce20" office:value-type="float" office:value="2000" calcext:value-type="float">
            <text:p><text:s/>2,0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立明發企業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徐榮延</text:p>
          </table:table-cell>
          <table:table-cell table:style-name="ce6" office:value-type="string" calcext:value-type="string">
            <text:p>鳳山區大東國民小學「改善教學環境及設備-校史室展示櫃及冷氣設備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捷維家具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小港區鳳鳴國民小學「廁所外圍景觀工程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250" calcext:value-type="float">
            <text:p><text:s/>250 </text:p>
          </table:table-cell>
          <table:table-cell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元成土木包工業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唐惠美</text:p>
          </table:table-cell>
          <table:table-cell table:style-name="ce6" office:value-type="string" calcext:value-type="string">
            <text:p>三民區東光國民小學「學期成績表e化作業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363" calcext:value-type="float">
            <text:p><text:s/>363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6" office:value-type="string" calcext:value-type="string">
            <text:p>吳利成</text:p>
          </table:table-cell>
          <table:table-cell table:style-name="ce6" office:value-type="string" calcext:value-type="string">
            <text:p>楠梓區楠梓國民小學「購置互動式電子白板及投影機組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2163.475" calcext:value-type="float">
            <text:p><text:s/>2,163 </text:p>
          </table:table-cell>
          <table:table-cell table:style-name="ce20" office:value-type="float" office:value="1539.7" calcext:value-type="float">
            <text:p><text:s/>1,54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學言系統科技有限公司</text:p>
          </table:table-cell>
          <table:table-cell table:number-columns-repeated="1015"/>
        </table:table-row>
        <table:table-row table:style-name="ro10">
          <table:table-cell table:style-name="ce6" office:value-type="string" calcext:value-type="string">
            <text:p>許崑源</text:p>
          </table:table-cell>
          <table:table-cell table:style-name="ce6" office:value-type="string" calcext:value-type="string">
            <text:p>左營區屏山國民小學「英語多媒體教學設備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2557.1" calcext:value-type="float">
            <text:p><text:s/>2,557 </text:p>
          </table:table-cell>
          <table:table-cell table:style-name="ce20" office:value-type="float" office:value="1279.6" calcext:value-type="float">
            <text:p><text:s/>1,28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頂揚科技股份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鍾盛有</text:p>
          </table:table-cell>
          <table:table-cell table:style-name="ce6" office:value-type="string" calcext:value-type="string">
            <text:p>美濃區福安國民小學「改善校園環境-增設防蚊氣密盤及水溝蓋」</text:p>
          </table:table-cell>
          <table:table-cell table:style-name="ce14" office:value-type="string" calcext:value-type="string">
            <text:p>美濃區</text:p>
          </table:table-cell>
          <table:table-cell table:style-name="ce20" office:value-type="float" office:value="988.728" calcext:value-type="float">
            <text:p><text:s/>989 </text:p>
          </table:table-cell>
          <table:table-cell table:style-name="ce20" office:value-type="float" office:value="551.88" calcext:value-type="float">
            <text:p><text:s/>55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鴻倫企業社</text:p>
          </table:table-cell>
          <table:table-cell table:number-columns-repeated="1015"/>
        </table:table-row>
        <table:table-row table:style-name="ro15">
          <table:table-cell table:style-name="ce6" office:value-type="string" calcext:value-type="string">
            <text:p>陳政聞</text:p>
          </table:table-cell>
          <table:table-cell table:style-name="ce6" office:value-type="string" calcext:value-type="string">
            <text:p>內門區木柵國民小學「操場PU跑道整建工程」</text:p>
          </table:table-cell>
          <table:table-cell table:style-name="ce14" office:value-type="string" calcext:value-type="string">
            <text:p>內門區</text:p>
          </table:table-cell>
          <table:table-cell table:number-columns-repeated="2" table:style-name="ce20" office:value-type="float" office:value="340" calcext:value-type="float">
            <text:p><text:s/>34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冠安營造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李眉蓁</text:p>
          </table:table-cell>
          <table:table-cell table:style-name="ce6" office:value-type="string" calcext:value-type="string">
            <text:p>楠梓區援中國民小學「改善視聽教學設備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175" calcext:value-type="float">
            <text:p><text:s/>175 </text:p>
          </table:table-cell>
          <table:table-cell table:style-name="ce20" office:value-type="float" office:value="169.9" calcext:value-type="float">
            <text:p><text:s/>17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駿霖系統科技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李眉蓁</text:p>
          </table:table-cell>
          <table:table-cell table:style-name="ce6" office:value-type="string" calcext:value-type="string">
            <text:p>楠梓區援中國民小學「教室窗簾更新設備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425" calcext:value-type="float">
            <text:p><text:s/>42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龍馥企業社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李眉蓁</text:p>
          </table:table-cell>
          <table:table-cell table:style-name="ce6" office:value-type="string" calcext:value-type="string">
            <text:p>左營文府國民小學「購置普通教室液晶電視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400" calcext:value-type="float">
            <text:p><text:s/>400 </text:p>
          </table:table-cell>
          <table:table-cell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兄弟資訊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李眉蓁</text:p>
          </table:table-cell>
          <table:table-cell table:style-name="ce6" office:value-type="string" calcext:value-type="string">
            <text:p>左營區屏山國民小學「教學環境設備改進-遊戲器材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707" calcext:value-type="float">
            <text:p><text:s/>707 </text:p>
          </table:table-cell>
          <table:table-cell table:style-name="ce20" office:value-type="float" office:value="700" calcext:value-type="float">
            <text:p><text:s/>7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遠博興業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李眉蓁</text:p>
          </table:table-cell>
          <table:table-cell table:style-name="ce6" office:value-type="string" calcext:value-type="string">
            <text:p>後勁國民中學「第一棟一樓公共男女廁所整修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全騏營造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李眉蓁</text:p>
          </table:table-cell>
          <table:table-cell table:style-name="ce6" office:value-type="string" calcext:value-type="string">
            <text:p>楠梓區右昌國民小學「連鎖磚步道（行政大樓前庭與忠孝樓間中庭）工程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649.3" calcext:value-type="float">
            <text:p><text:s/>649 </text:p>
          </table:table-cell>
          <table:table-cell table:style-name="ce20" office:value-type="float" office:value="600" calcext:value-type="float">
            <text:p><text:s/>6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馬企業社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李眉蓁</text:p>
          </table:table-cell>
          <table:table-cell table:style-name="ce6" office:value-type="string" calcext:value-type="string">
            <text:p>左營區新莊國民小學「教室防焰窗簾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60" calcext:value-type="float">
            <text:p><text:s/>16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鉅大室內裝修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吳利成</text:p>
          </table:table-cell>
          <table:table-cell table:style-name="ce6" office:value-type="string" calcext:value-type="string">
            <text:p>仁武區八卦國民小學「改善低年級教室收納櫃整修工程」</text:p>
          </table:table-cell>
          <table:table-cell table:style-name="ce14" office:value-type="string" calcext:value-type="string">
            <text:p>仁武區</text:p>
          </table:table-cell>
          <table:table-cell table:style-name="ce20" office:value-type="float" office:value="300" calcext:value-type="float">
            <text:p><text:s/>300 </text:p>
          </table:table-cell>
          <table:table-cell table:style-name="ce20" office:value-type="float" office:value="240" calcext:value-type="float">
            <text:p><text:s/>24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開得教育用品實業社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吳利成</text:p>
          </table:table-cell>
          <table:table-cell table:style-name="ce6" office:value-type="string" calcext:value-type="string">
            <text:p>大樹區興田國民小學「教室排水設備更新及洗手台更新」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283.5" calcext:value-type="float">
            <text:p><text:s/>28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峰欣土木包工業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黃柏霖</text:p>
          </table:table-cell>
          <table:table-cell table:style-name="ce6" office:value-type="string" calcext:value-type="string">
            <text:p>陽明國民中學「樂器購置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337.472" calcext:value-type="float">
            <text:p><text:s/>337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泰柏樂器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武忠</text:p>
          </table:table-cell>
          <table:table-cell table:style-name="ce6" office:value-type="string" calcext:value-type="string">
            <text:p>三民國民中學「善樓東西兩側屋頂防水隔熱改善工程、更新學生課桌椅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富田教俱製造廠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蕭永達</text:p>
          </table:table-cell>
          <table:table-cell table:style-name="ce6" office:value-type="string" calcext:value-type="string">
            <text:p>大仁國民中學「校園水溝蓋更新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998.04" calcext:value-type="float">
            <text:p><text:s/>998 </text:p>
          </table:table-cell>
          <table:table-cell table:style-name="ce20" office:value-type="float" office:value="620" calcext:value-type="float">
            <text:p><text:s/>62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恆陽科技有限公司附設庇護工場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蘇炎城</text:p>
          </table:table-cell>
          <table:table-cell table:style-name="ce6" office:value-type="string" calcext:value-type="string">
            <text:p>彌陀國民中學「印刷及裝訂設備採購」</text:p>
          </table:table-cell>
          <table:table-cell table:style-name="ce14" office:value-type="string" calcext:value-type="string">
            <text:p>彌陀區</text:p>
          </table:table-cell>
          <table:table-cell table:number-columns-repeated="2" table:style-name="ce20" office:value-type="float" office:value="145" calcext:value-type="float">
            <text:p><text:s/>14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元茂國際企業股份有限公司高雄分公司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陳信瑜</text:p>
          </table:table-cell>
          <table:table-cell table:style-name="ce6" office:value-type="string" calcext:value-type="string">
            <text:p>小港區太平國民小學「無障礙廁所改建工程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150" calcext:value-type="float">
            <text:p><text:s/>1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雙實土木包工業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柯路加</text:p>
          </table:table-cell>
          <table:table-cell table:style-name="ce6" office:value-type="string" calcext:value-type="string">
            <text:p>美濃區福安國民小學「改善校園環境-增設防蚊氣密盤及水溝蓋」</text:p>
          </table:table-cell>
          <table:table-cell table:style-name="ce14" office:value-type="string" calcext:value-type="string">
            <text:p>美濃區</text:p>
          </table:table-cell>
          <table:table-cell table:style-name="ce20" office:value-type="float" office:value="836.75" calcext:value-type="float">
            <text:p><text:s/>837 </text:p>
          </table:table-cell>
          <table:table-cell table:style-name="ce20" office:value-type="float" office:value="494.175" calcext:value-type="float">
            <text:p><text:s/>49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鴻倫企業社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柯路加</text:p>
          </table:table-cell>
          <table:table-cell table:style-name="ce6" office:value-type="string" calcext:value-type="string">
            <text:p>內門區內門國民小學「改善校園安全設施」</text:p>
          </table:table-cell>
          <table:table-cell table:style-name="ce14" office:value-type="string" calcext:value-type="string">
            <text:p>內門區</text:p>
          </table:table-cell>
          <table:table-cell table:style-name="ce20" office:value-type="float" office:value="155.25" calcext:value-type="float">
            <text:p><text:s/>155 </text:p>
          </table:table-cell>
          <table:table-cell table:style-name="ce20" office:value-type="float" office:value="150" calcext:value-type="float">
            <text:p><text:s/>150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日苑企業行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柯路加</text:p>
          </table:table-cell>
          <table:table-cell table:style-name="ce6" office:value-type="string" calcext:value-type="string">
            <text:p>內門區西門國民小學「校園水溝蓋及水溝旁修繕」</text:p>
          </table:table-cell>
          <table:table-cell table:style-name="ce14" office:value-type="string" calcext:value-type="string">
            <text:p>內門區</text:p>
          </table:table-cell>
          <table:table-cell table:style-name="ce20" office:value-type="float" office:value="680.796" calcext:value-type="float">
            <text:p><text:s/>681 </text:p>
          </table:table-cell>
          <table:table-cell table:style-name="ce20" office:value-type="float" office:value="324.327" calcext:value-type="float">
            <text:p><text:s/>32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鴻倫企業社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童燕珍</text:p>
          </table:table-cell>
          <table:table-cell table:style-name="ce6" office:value-type="string" calcext:value-type="string">
            <text:p>三民區河濱國民小學「全採影像電子佈告欄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989.997" calcext:value-type="float">
            <text:p><text:s/>99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6" office:value-type="string" calcext:value-type="string">
            <text:p>童燕珍</text:p>
          </table:table-cell>
          <table:table-cell table:style-name="ce6" office:value-type="string" calcext:value-type="string">
            <text:p>三民區三民國民小學「音樂教學示範白板等設備設施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419.6" calcext:value-type="float">
            <text:p><text:s/>42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欣尚影音科技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蔡昌達</text:p>
          </table:table-cell>
          <table:table-cell table:style-name="ce6" office:value-type="string" calcext:value-type="string">
            <text:p>大寮區山頂國民小學「體能活動室環境改善」</text:p>
          </table:table-cell>
          <table:table-cell table:style-name="ce14" office:value-type="string" calcext:value-type="string">
            <text:p>大寮區</text:p>
          </table:table-cell>
          <table:table-cell table:style-name="ce20" office:value-type="float" office:value="230.6" calcext:value-type="float">
            <text:p><text:s/>231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6" office:value-type="string" calcext:value-type="string">
            <text:p>李眉蓁</text:p>
          </table:table-cell>
          <table:table-cell table:style-name="ce6" office:value-type="string" calcext:value-type="string">
            <text:p>左營區左營國民小學「共同天線播放系統工程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562" calcext:value-type="float">
            <text:p><text:s/>562 </text:p>
          </table:table-cell>
          <table:table-cell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喜貿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李眉蓁</text:p>
          </table:table-cell>
          <table:table-cell table:style-name="ce6" office:value-type="string" calcext:value-type="string">
            <text:p>楠梓區油廠國民小學「校舍樓梯間及禮堂壁癌整修與粉刷工程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精彩工程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李眉蓁</text:p>
          </table:table-cell>
          <table:table-cell table:style-name="ce6" office:value-type="string" calcext:value-type="string">
            <text:p>杉林國民中學「充實普通教室課桌椅」</text:p>
          </table:table-cell>
          <table:table-cell table:style-name="ce14" office:value-type="string" calcext:value-type="string">
            <text:p>杉林區</text:p>
          </table:table-cell>
          <table:table-cell table:number-columns-repeated="2" table:style-name="ce20" office:value-type="float" office:value="296" calcext:value-type="float">
            <text:p><text:s/>296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洪橋企業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黃淑美</text:p>
          </table:table-cell>
          <table:table-cell table:style-name="ce6" office:value-type="string" calcext:value-type="string">
            <text:p>鼓山區龍華國民小學「通學步道綠籬及植栽改善工程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長晟園藝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李喬如</text:p>
          </table:table-cell>
          <table:table-cell table:style-name="ce6" office:value-type="string" calcext:value-type="string">
            <text:p>鼓山區九如國民小學「充實LED液晶電視」</text:p>
          </table:table-cell>
          <table:table-cell table:style-name="ce14" office:value-type="string" calcext:value-type="string">
            <text:p>鼓山區</text:p>
          </table:table-cell>
          <table:table-cell table:style-name="ce20" office:value-type="float" office:value="200" calcext:value-type="float">
            <text:p><text:s/>200 </text:p>
          </table:table-cell>
          <table:table-cell table:style-name="ce20" office:value-type="float" office:value="169" calcext:value-type="float">
            <text:p><text:s/>16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元朗科技股份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洪平朗</text:p>
          </table:table-cell>
          <table:table-cell table:style-name="ce6" office:value-type="string" calcext:value-type="string">
            <text:p>三民區莊敬國民小學「改善教學環境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719" calcext:value-type="float">
            <text:p><text:s/>719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楠梓區楠陽國民小學「充實活動中心投影設備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120" calcext:value-type="float">
            <text:p><text:s/>120 </text:p>
          </table:table-cell>
          <table:table-cell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蜂富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許慧玉</text:p>
          </table:table-cell>
          <table:table-cell table:style-name="ce6" office:value-type="string" calcext:value-type="string">
            <text:p>仁武區登發國民小學「玄關佈告欄改善工程」</text:p>
          </table:table-cell>
          <table:table-cell table:style-name="ce14" office:value-type="string" calcext:value-type="string">
            <text:p>仁武區</text:p>
          </table:table-cell>
          <table:table-cell table:style-name="ce20" office:value-type="float" office:value="400" calcext:value-type="float">
            <text:p><text:s/>400 </text:p>
          </table:table-cell>
          <table:table-cell table:style-name="ce20" office:value-type="float" office:value="350" calcext:value-type="float">
            <text:p><text:s/>3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玉名廣告設計工程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許崑源</text:p>
          </table:table-cell>
          <table:table-cell table:style-name="ce6" office:value-type="string" calcext:value-type="string">
            <text:p>甲仙區甲仙國民小學「改善展演廳空調設備」</text:p>
          </table:table-cell>
          <table:table-cell table:style-name="ce14" office:value-type="string" calcext:value-type="string">
            <text:p>甲仙區</text:p>
          </table:table-cell>
          <table:table-cell table:number-columns-repeated="2" table:style-name="ce20" office:value-type="float" office:value="434" calcext:value-type="float">
            <text:p><text:s/>43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嘉昌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蔡昌達</text:p>
          </table:table-cell>
          <table:table-cell table:style-name="ce6" office:value-type="string" calcext:value-type="string">
            <text:p>鳳山國民中學「校園監視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恭元成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陳明澤</text:p>
          </table:table-cell>
          <table:table-cell table:style-name="ce6" office:value-type="string" calcext:value-type="string">
            <text:p>湖內國民中學「茶藝教室（第三期）教學設備」</text:p>
          </table:table-cell>
          <table:table-cell table:style-name="ce14" office:value-type="string" calcext:value-type="string">
            <text:p>湖內區</text:p>
          </table:table-cell>
          <table:table-cell table:number-columns-repeated="2" table:style-name="ce20" office:value-type="float" office:value="350" calcext:value-type="float">
            <text:p><text:s/>3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祥廷室內裝修行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藍星木</text:p>
          </table:table-cell>
          <table:table-cell table:style-name="ce6" office:value-type="string" calcext:value-type="string">
            <text:p>楠梓區加昌國民小學「更新活動中心禮堂塑鋼摺疊椅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177.5" calcext:value-type="float">
            <text:p><text:s/>178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益瀅企業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連立堅</text:p>
          </table:table-cell>
          <table:table-cell table:style-name="ce6" office:value-type="string" calcext:value-type="string">
            <text:p>鼓山區龍華國民小學「簡易棒球場設備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登豐運動工程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連立堅</text:p>
          </table:table-cell>
          <table:table-cell table:style-name="ce6" office:value-type="string" calcext:value-type="string">
            <text:p>鼓山區龍華國民小學「提昇教學互動資訊設備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1185" calcext:value-type="float">
            <text:p><text:s/>1,18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巨澐系統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蔡金晏</text:p>
          </table:table-cell>
          <table:table-cell table:style-name="ce6" office:value-type="string" calcext:value-type="string">
            <text:p>七賢國民中學「七賢二期-宿舍變更使用裝修工程」</text:p>
          </table:table-cell>
          <table:table-cell table:style-name="ce14" office:value-type="string" calcext:value-type="string">
            <text:p>鼓山區</text:p>
          </table:table-cell>
          <table:table-cell table:style-name="ce20" office:value-type="float" office:value="800" calcext:value-type="float">
            <text:p><text:s/>80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6" office:value-type="string" calcext:value-type="string">
            <text:p>陳美雅</text:p>
          </table:table-cell>
          <table:table-cell table:style-name="ce6" office:value-type="string" calcext:value-type="string">
            <text:p>旗津區中洲國民小學「購置新型學生可調昇降課桌椅設備」</text:p>
          </table:table-cell>
          <table:table-cell table:style-name="ce14" office:value-type="string" calcext:value-type="string">
            <text:p>旗津區</text:p>
          </table:table-cell>
          <table:table-cell table:number-columns-repeated="2" table:style-name="ce20" office:value-type="float" office:value="300.8" calcext:value-type="float">
            <text:p><text:s/>301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日正事務興業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建盟</text:p>
          </table:table-cell>
          <table:table-cell table:style-name="ce6" office:value-type="string" calcext:value-type="string">
            <text:p>左營高級中學暨市立高級工業職業學校附設進修學校「校際合作協同教學整合發展所需購置設備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300" calcext:value-type="float">
            <text:p><text:s/>300 </text:p>
          </table:table-cell>
          <table:table-cell table:style-name="ce20" office:value-type="float" office:value="270.1" calcext:value-type="float">
            <text:p><text:s/>27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安索斯科技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慧文</text:p>
          </table:table-cell>
          <table:table-cell table:style-name="ce6" office:value-type="string" calcext:value-type="string">
            <text:p>鳳山區曹公國民小學「校園環境改善工程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250" calcext:value-type="float">
            <text:p><text:s/>2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川吉興營造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李雅靜</text:p>
          </table:table-cell>
          <table:table-cell table:style-name="ce6" office:value-type="string" calcext:value-type="string">
            <text:p>鳳山區過埤國民小學「班級教學及行政辦公電腦設備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211.497" calcext:value-type="float">
            <text:p><text:s/>211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紘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小港區小港國民小學「購置超短焦互動投影機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250" calcext:value-type="float">
            <text:p><text:s/>2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宏新資訊股份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唐惠美</text:p>
          </table:table-cell>
          <table:table-cell table:style-name="ce6" office:value-type="string" calcext:value-type="string">
            <text:p>茂林區茂林國民小學「改善教學環境及設備」</text:p>
          </table:table-cell>
          <table:table-cell table:style-name="ce14" office:value-type="string" calcext:value-type="string">
            <text:p>茂林區</text:p>
          </table:table-cell>
          <table:table-cell table:style-name="ce20" office:value-type="float" office:value="4183.535" calcext:value-type="float">
            <text:p><text:s/>4,184 </text:p>
          </table:table-cell>
          <table:table-cell table:style-name="ce20" office:value-type="float" office:value="2159.612" calcext:value-type="float">
            <text:p><text:s/>2,16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陳麗珍</text:p>
          </table:table-cell>
          <table:table-cell table:style-name="ce6" office:value-type="string" calcext:value-type="string">
            <text:p>左營區新上國民小學「增購單槍投影機及班級教室防焰窗簾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980" calcext:value-type="float">
            <text:p><text:s/>980 </text:p>
          </table:table-cell>
          <table:table-cell table:style-name="ce20" office:value-type="float" office:value="950" calcext:value-type="float">
            <text:p><text:s/>9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證豪企業有限公司、郁悅文教有限公司</text:p>
          </table:table-cell>
          <table:table-cell table:number-columns-repeated="1015"/>
        </table:table-row>
        <table:table-row table:style-name="ro15">
          <table:table-cell table:style-name="ce6" office:value-type="string" calcext:value-type="string">
            <text:p>陳麗珍</text:p>
          </table:table-cell>
          <table:table-cell table:style-name="ce6" office:value-type="string" calcext:value-type="string">
            <text:p>楠梓區楠陽國民小學「充實班級教室E化設備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823.5" calcext:value-type="float">
            <text:p><text:s/>824 </text:p>
          </table:table-cell>
          <table:table-cell table:style-name="ce20" office:value-type="float" office:value="780.15" calcext:value-type="float">
            <text:p><text:s/>78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許慧玉</text:p>
          </table:table-cell>
          <table:table-cell table:style-name="ce6" office:value-type="string" calcext:value-type="string">
            <text:p>大社區嘉誠國民小學「教室輕鋼架燈具及吊扇設備工程」</text:p>
          </table:table-cell>
          <table:table-cell table:style-name="ce14" office:value-type="string" calcext:value-type="string">
            <text:p>大社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琠石企業社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瑩蓉</text:p>
          </table:table-cell>
          <table:table-cell table:style-name="ce6" office:value-type="string" calcext:value-type="string">
            <text:p>龍華國民中學「美勞教室設備更新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507" calcext:value-type="float">
            <text:p><text:s/>507 </text:p>
          </table:table-cell>
          <table:table-cell table:style-name="ce20" office:value-type="float" office:value="453" calcext:value-type="float">
            <text:p><text:s/>453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育青教育器材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張豐藤</text:p>
          </table:table-cell>
          <table:table-cell table:style-name="ce6" office:value-type="string" calcext:value-type="string">
            <text:p>楠梓區援中國民小學「戶外草地展演場設置工程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全騏營造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周鍾㴴</text:p>
          </table:table-cell>
          <table:table-cell table:style-name="ce6" office:value-type="string" calcext:value-type="string">
            <text:p>左營區文府國民小學「停車場防撞柱條及樓梯止滑條工程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66" calcext:value-type="float">
            <text:p><text:s/>166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均成土木包工業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周鍾㴴</text:p>
          </table:table-cell>
          <table:table-cell table:style-name="ce6" office:value-type="string" calcext:value-type="string">
            <text:p>楠梓區右昌國民小學「購置互動式電子白板及投影機組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1483.52" calcext:value-type="float">
            <text:p><text:s/>1,484 </text:p>
          </table:table-cell>
          <table:table-cell table:style-name="ce20" office:value-type="float" office:value="1363.52" calcext:value-type="float">
            <text:p><text:s/>1,36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小綠人系統科技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小港區桂林國民小學「購置資訊設備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150" calcext:value-type="float">
            <text:p><text:s/>150 </text:p>
          </table:table-cell>
          <table:table-cell table:style-name="ce20" office:value-type="float" office:value="145" calcext:value-type="float">
            <text:p><text:s/>14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宏新科技股份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小港區二苓國民小學「購置資訊設備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220" calcext:value-type="float">
            <text:p><text:s/>220 </text:p>
          </table:table-cell>
          <table:table-cell table:style-name="ce20" office:value-type="float" office:value="215" calcext:value-type="float">
            <text:p><text:s/>21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翔科資訊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小港區港和國民小學「廚房櫥櫃汰換及附設幼稚園增設書櫃設備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152.31" calcext:value-type="float">
            <text:p><text:s/>15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台灣輕工股份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前鎮區明正國民小學「購置駕駛式割草機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100.1" calcext:value-type="float">
            <text:p><text:s/>100 </text:p>
          </table:table-cell>
          <table:table-cell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高岩實業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前鎮區瑞祥國民小學「購置短焦互動式單槍及單槍投影機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300" calcext:value-type="float">
            <text:p><text:s/>300 </text:p>
          </table:table-cell>
          <table:table-cell table:style-name="ce20" office:value-type="float" office:value="240" calcext:value-type="float">
            <text:p><text:s/>24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宏新資訊股份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三民區光武國民小學「校本課程步道設置工程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彩丞環境空間藝術實業社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苓雅區凱旋國民小學「購置校園設備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110" calcext:value-type="float">
            <text:p><text:s/>110 </text:p>
          </table:table-cell>
          <table:table-cell table:style-name="ce20" office:value-type="float" office:value="95" calcext:value-type="float">
            <text:p><text:s/>9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宏伍電業有限公司</text:p>
            <text:p>南台灣鑫美實業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明義國民中學「購置鍛造雙面班級牌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245" calcext:value-type="float">
            <text:p><text:s/>245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中崙國民中學「改善學校業務執行環境設備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101.2" calcext:value-type="float">
            <text:p><text:s/>101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鼎企業社</text:p>
            <text:p>均成土木包工業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瑞祥高級中學「購置打擊樂器設備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豪聲樂器木業股份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黃天煌</text:p>
          </table:table-cell>
          <table:table-cell table:style-name="ce6" office:value-type="string" calcext:value-type="string">
            <text:p>中芸國民中學「星座圖牆設置工程」</text:p>
          </table:table-cell>
          <table:table-cell table:style-name="ce14" office:value-type="string" calcext:value-type="string">
            <text:p>林園區</text:p>
          </table:table-cell>
          <table:table-cell table:number-columns-repeated="2" table:style-name="ce20" office:value-type="float" office:value="330" calcext:value-type="float">
            <text:p><text:s/>33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大典設計企業社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伊斯坦大‧貝雅夫‧正福</text:p>
          </table:table-cell>
          <table:table-cell table:style-name="ce6" office:value-type="string" calcext:value-type="string">
            <text:p>三民區正興國民小學「充實教學環境設備及工程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2381.489" calcext:value-type="float">
            <text:p><text:s/>2,381 </text:p>
          </table:table-cell>
          <table:table-cell table:style-name="ce20" office:value-type="float" office:value="1140" calcext:value-type="float">
            <text:p><text:s/>1,14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伊斯坦大‧貝雅夫‧正福</text:p>
          </table:table-cell>
          <table:table-cell table:style-name="ce6" office:value-type="string" calcext:value-type="string">
            <text:p>鳳山區曹公國民小學「改善教學環境設備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858.096" calcext:value-type="float">
            <text:p><text:s/>858 </text:p>
          </table:table-cell>
          <table:table-cell table:style-name="ce20" office:value-type="float" office:value="525" calcext:value-type="float">
            <text:p><text:s/>525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泓企業社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伊斯坦大‧貝雅夫‧正福</text:p>
          </table:table-cell>
          <table:table-cell table:style-name="ce6" office:value-type="string" calcext:value-type="string">
            <text:p>三民區東光國民小學「充實校園教學及班級教室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997.4" calcext:value-type="float">
            <text:p><text:s/>997 </text:p>
          </table:table-cell>
          <table:table-cell table:style-name="ce20" office:value-type="float" office:value="946.4" calcext:value-type="float">
            <text:p><text:s/>946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社團法人台灣弱勢希望協進會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伊斯坦大‧貝雅夫‧正福</text:p>
          </table:table-cell>
          <table:table-cell table:style-name="ce6" office:value-type="string" calcext:value-type="string">
            <text:p>彌陀區壽齡國民小學「改善教學環境及設備」</text:p>
          </table:table-cell>
          <table:table-cell table:style-name="ce14" office:value-type="string" calcext:value-type="string">
            <text:p>彌陀區</text:p>
          </table:table-cell>
          <table:table-cell table:style-name="ce20" office:value-type="float" office:value="937" calcext:value-type="float">
            <text:p><text:s/>937 </text:p>
          </table:table-cell>
          <table:table-cell table:style-name="ce20" office:value-type="float" office:value="752" calcext:value-type="float">
            <text:p><text:s/>752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龍馥企業社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許崑源</text:p>
          </table:table-cell>
          <table:table-cell table:style-name="ce6" office:value-type="string" calcext:value-type="string">
            <text:p>旗山區溪洲國民小學「綜合球場整修工程」</text:p>
          </table:table-cell>
          <table:table-cell table:style-name="ce14" office:value-type="string" calcext:value-type="string">
            <text:p>旗山區</text:p>
          </table:table-cell>
          <table:table-cell table:number-columns-repeated="2" table:style-name="ce20" office:value-type="float" office:value="1500" calcext:value-type="float">
            <text:p><text:s/>1,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全科土木工程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李長生</text:p>
          </table:table-cell>
          <table:table-cell table:style-name="ce6" office:value-type="string" calcext:value-type="string">
            <text:p>一甲國民中學「巧固球訓練站訓練費」</text:p>
          </table:table-cell>
          <table:table-cell table:style-name="ce14" office:value-type="string" calcext:value-type="string">
            <text:p>路竹區</text:p>
          </table:table-cell>
          <table:table-cell table:style-name="ce20" office:value-type="float" office:value="240" calcext:value-type="float">
            <text:p><text:s/>24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6" office:value-type="string" calcext:value-type="string">
            <text:p>陳明澤</text:p>
          </table:table-cell>
          <table:table-cell table:style-name="ce6" office:value-type="string" calcext:value-type="string">
            <text:p>茄萣國民中學「英語情境教室及智慧教學建置工程」</text:p>
          </table:table-cell>
          <table:table-cell table:style-name="ce14" office:value-type="string" calcext:value-type="string">
            <text:p>茄萣區</text:p>
          </table:table-cell>
          <table:table-cell table:number-columns-repeated="2" table:style-name="ce20" office:value-type="float" office:value="310.953" calcext:value-type="float">
            <text:p><text:s/>311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信恩工程行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許福森</text:p>
          </table:table-cell>
          <table:table-cell table:style-name="ce6" office:value-type="string" calcext:value-type="string">
            <text:p>橋頭區五林國民小學「汰換T5燈具」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199.33" calcext:value-type="float">
            <text:p><text:s/>199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開普光電股份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黃柏霖</text:p>
          </table:table-cell>
          <table:table-cell table:style-name="ce6" office:value-type="string" calcext:value-type="string">
            <text:p>三民區博愛國民小學「建置電腦教室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宗益土木包工業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童燕珍</text:p>
          </table:table-cell>
          <table:table-cell table:style-name="ce6" office:value-type="string" calcext:value-type="string">
            <text:p>正興國民中學「教室教具收納櫃及教室防焰窗簾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2127" calcext:value-type="float">
            <text:p><text:s/>2,127 </text:p>
          </table:table-cell>
          <table:table-cell table:style-name="ce20" office:value-type="float" office:value="2124.5" calcext:value-type="float">
            <text:p><text:s/>2,125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證豪企業有限公司</text:p>
            <text:p>郁悅文教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粹鑾</text:p>
          </table:table-cell>
          <table:table-cell table:style-name="ce6" office:value-type="string" calcext:value-type="string">
            <text:p>鳳西國民中學「建構校園安全守護設備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978.793" calcext:value-type="float">
            <text:p><text:s/>97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海德光科技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蘇炎城</text:p>
          </table:table-cell>
          <table:table-cell table:style-name="ce6" office:value-type="string" calcext:value-type="string">
            <text:p>橋頭區五林國民小學「汰換T5燈具」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194.66" calcext:value-type="float">
            <text:p><text:s/>195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開普光電股份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信瑜</text:p>
          </table:table-cell>
          <table:table-cell table:style-name="ce6" office:value-type="string" calcext:value-type="string">
            <text:p>前鎮區獅甲國民小學「閱讀空間改善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禾宸工程有限公司</text:p>
          </table:table-cell>
          <table:table-cell table:number-columns-repeated="1015"/>
        </table:table-row>
        <table:table-row table:style-name="ro17">
          <table:table-cell table:style-name="ce6" office:value-type="string" calcext:value-type="string">
            <text:p>徐榮延</text:p>
          </table:table-cell>
          <table:table-cell table:style-name="ce6" office:value-type="string" calcext:value-type="string">
            <text:p>鳳甲國民中學「鋪設校園北側停車區植草磚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川吉興營造有限公司</text:p>
          </table:table-cell>
          <table:table-cell table:number-columns-repeated="1015"/>
        </table:table-row>
        <table:table-row table:style-name="ro17">
          <table:table-cell table:style-name="ce6" office:value-type="string" calcext:value-type="string">
            <text:p>黃淑美</text:p>
          </table:table-cell>
          <table:table-cell table:style-name="ce6" office:value-type="string" calcext:value-type="string">
            <text:p>三民區三民國民小學「三民樓4樓屋簷雨遮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502" calcext:value-type="float">
            <text:p><text:s/>502 </text:p>
          </table:table-cell>
          <table:table-cell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元堡營造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李長生</text:p>
          </table:table-cell>
          <table:table-cell table:style-name="ce6" office:value-type="string" calcext:value-type="string">
            <text:p>茄萣國民中學「改善南側圍牆修繕工程」</text:p>
          </table:table-cell>
          <table:table-cell table:style-name="ce14" office:value-type="string" calcext:value-type="string">
            <text:p>茄萣區</text:p>
          </table:table-cell>
          <table:table-cell table:number-columns-repeated="2" table:style-name="ce20" office:value-type="float" office:value="150" calcext:value-type="float">
            <text:p><text:s/>1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大興土木包工業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李長生</text:p>
          </table:table-cell>
          <table:table-cell table:style-name="ce6" office:value-type="string" calcext:value-type="string">
            <text:p>田寮區新興國民小學「東棟教室旁廁所改善工程、教室迴廊及文化走廊佈告欄整修工程」</text:p>
          </table:table-cell>
          <table:table-cell table:style-name="ce14" office:value-type="string" calcext:value-type="string">
            <text:p>田寮區</text:p>
          </table:table-cell>
          <table:table-cell table:number-columns-repeated="2" table:style-name="ce20" office:value-type="float" office:value="549.449" calcext:value-type="float">
            <text:p><text:s/>54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勝崴土木包工業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陸淑美</text:p>
          </table:table-cell>
          <table:table-cell table:style-name="ce6" office:value-type="string" calcext:value-type="string">
            <text:p>前峰國民中學「購置RO飲水機設備」</text:p>
          </table:table-cell>
          <table:table-cell table:style-name="ce14" office:value-type="string" calcext:value-type="string">
            <text:p>岡山區</text:p>
          </table:table-cell>
          <table:table-cell table:style-name="ce20" office:value-type="float" office:value="180" calcext:value-type="float">
            <text:p><text:s/>180 </text:p>
          </table:table-cell>
          <table:table-cell table:style-name="ce20" office:value-type="float" office:value="175" calcext:value-type="float">
            <text:p><text:s/>17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賀展淨水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麗珍</text:p>
          </table:table-cell>
          <table:table-cell table:style-name="ce6" office:value-type="string" calcext:value-type="string">
            <text:p>左營區永清國民小學「充實資訊教學設備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975.16" calcext:value-type="float">
            <text:p><text:s/>975 </text:p>
          </table:table-cell>
          <table:table-cell table:style-name="ce20" office:value-type="float" office:value="955.16" calcext:value-type="float">
            <text:p><text:s/>95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陳麗珍</text:p>
          </table:table-cell>
          <table:table-cell table:style-name="ce6" office:value-type="string" calcext:value-type="string">
            <text:p>大義國民中學「改善理化實驗室設備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409" calcext:value-type="float">
            <text:p><text:s/>409 </text:p>
          </table:table-cell>
          <table:table-cell table:style-name="ce20" office:value-type="float" office:value="372" calcext:value-type="float">
            <text:p><text:s/>372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全記興業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陳麗珍</text:p>
          </table:table-cell>
          <table:table-cell table:style-name="ce6" office:value-type="string" calcext:value-type="string">
            <text:p>楠梓區右昌國民小學「安裝教室防焰窗簾設備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765.2" calcext:value-type="float">
            <text:p><text:s/>76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周鍾㴴</text:p>
          </table:table-cell>
          <table:table-cell table:style-name="ce6" office:value-type="string" calcext:value-type="string">
            <text:p>三民區博愛國民小學「新設遊戲器材工程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780" calcext:value-type="float">
            <text:p><text:s/>78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8">
          <table:table-cell table:style-name="ce6" office:value-type="string" calcext:value-type="string">
            <text:p>吳利成</text:p>
          </table:table-cell>
          <table:table-cell table:style-name="ce6" office:value-type="string" calcext:value-type="string">
            <text:p>前鎮區仁愛國民小學「充實英語E化教學設備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1291.6" calcext:value-type="float">
            <text:p><text:s/>1,292 </text:p>
          </table:table-cell>
          <table:table-cell table:style-name="ce20" office:value-type="float" office:value="818.6" calcext:value-type="float">
            <text:p><text:s/>81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欣尚影音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洪平朗</text:p>
          </table:table-cell>
          <table:table-cell table:style-name="ce6" office:value-type="string" calcext:value-type="string">
            <text:p>三民區民族國民小學「視聽中心裝修工程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璿宇室內裝修企業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曾麗燕</text:p>
          </table:table-cell>
          <table:table-cell table:style-name="ce6" office:value-type="string" calcext:value-type="string">
            <text:p>小港區華山國民小學「兒童樂隊樂器採購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982.88" calcext:value-type="float">
            <text:p><text:s/>983 </text:p>
          </table:table-cell>
          <table:table-cell table:style-name="ce20" office:value-type="float" office:value="980" calcext:value-type="float">
            <text:p><text:s/>98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功學社樂器股份有限公司高雄五福分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曾麗燕</text:p>
          </table:table-cell>
          <table:table-cell table:style-name="ce6" office:value-type="string" calcext:value-type="string">
            <text:p>前鎮區明正國民小學「明正樓4樓無障礙廁所改善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257.6" calcext:value-type="float">
            <text:p><text:s/>25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雙實土木包工業</text:p>
          </table:table-cell>
          <table:table-cell table:number-columns-repeated="1015"/>
        </table:table-row>
        <table:table-row table:style-name="ro15">
          <table:table-cell table:style-name="ce6" office:value-type="string" calcext:value-type="string">
            <text:p>曾麗燕</text:p>
          </table:table-cell>
          <table:table-cell table:style-name="ce6" office:value-type="string" calcext:value-type="string">
            <text:p>前鎮區樂群國民小學「體適能教室整修工程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248.64" calcext:value-type="float">
            <text:p><text:s/>24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昕崗工程行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陳麗娜</text:p>
          </table:table-cell>
          <table:table-cell table:style-name="ce6" office:value-type="string" calcext:value-type="string">
            <text:p>小港國民中學「增購多功能語音藍芽教學系統設備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945" calcext:value-type="float">
            <text:p><text:s/>945 </text:p>
          </table:table-cell>
          <table:table-cell table:style-name="ce20" office:value-type="float" office:value="875" calcext:value-type="float">
            <text:p><text:s/>87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立事務機器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麗娜</text:p>
          </table:table-cell>
          <table:table-cell table:style-name="ce6" office:value-type="string" calcext:value-type="string">
            <text:p>前鎮區瑞豐國民小學「增購資訊教學設備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940.676" calcext:value-type="float">
            <text:p><text:s/>941 </text:p>
          </table:table-cell>
          <table:table-cell table:style-name="ce20" office:value-type="float" office:value="918.676" calcext:value-type="float">
            <text:p><text:s/>91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嵩鼎新企業社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麗娜</text:p>
          </table:table-cell>
          <table:table-cell table:style-name="ce6" office:value-type="string" calcext:value-type="string">
            <text:p>中正高級中學「重量訓練場館改善設施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洳鼎企業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徐榮延</text:p>
          </table:table-cell>
          <table:table-cell table:style-name="ce6" office:value-type="string" calcext:value-type="string">
            <text:p>青年國民中學「水溝蓋改置防蚊防臭氣密蓋板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965.37" calcext:value-type="float">
            <text:p><text:s/>965 </text:p>
          </table:table-cell>
          <table:table-cell table:style-name="ce20" office:value-type="float" office:value="535.456" calcext:value-type="float">
            <text:p><text:s/>53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恆陽科技有限公司附設庇護工場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鍾盛有</text:p>
          </table:table-cell>
          <table:table-cell table:style-name="ce6" office:value-type="string" calcext:value-type="string">
            <text:p>茄萣國民中學「禮堂音響設備」</text:p>
          </table:table-cell>
          <table:table-cell table:style-name="ce14" office:value-type="string" calcext:value-type="string">
            <text:p>茄萣區</text:p>
          </table:table-cell>
          <table:table-cell table:number-columns-repeated="2" table:style-name="ce20" office:value-type="float" office:value="600" calcext:value-type="float">
            <text:p><text:s/>6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益昌興企業有限公司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鍾盛有</text:p>
          </table:table-cell>
          <table:table-cell table:style-name="ce6" office:value-type="string" calcext:value-type="string">
            <text:p>鳳山區中正國民小學「運動場地設置LED路燈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益昌興企業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鍾盛有</text:p>
          </table:table-cell>
          <table:table-cell table:style-name="ce6" office:value-type="string" calcext:value-type="string">
            <text:p>美濃區東門國民小學「藝術人文教學設備更新」</text:p>
          </table:table-cell>
          <table:table-cell table:style-name="ce14" office:value-type="string" calcext:value-type="string">
            <text:p>美濃區</text:p>
          </table:table-cell>
          <table:table-cell table:number-columns-repeated="2" table:style-name="ce20" office:value-type="float" office:value="170" calcext:value-type="float">
            <text:p><text:s/>17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益昌興企業有限公司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林瑩蓉</text:p>
          </table:table-cell>
          <table:table-cell table:style-name="ce6" office:value-type="string" calcext:value-type="string">
            <text:p>左營區屏山國民小學「增設資訊E化教學設備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999.678" calcext:value-type="float">
            <text:p><text:s/>1,000 </text:p>
          </table:table-cell>
          <table:table-cell table:style-name="ce20" office:value-type="float" office:value="210.786" calcext:value-type="float">
            <text:p><text:s/>211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小綠人系統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周鍾㴴</text:p>
          </table:table-cell>
          <table:table-cell table:style-name="ce6" office:value-type="string" calcext:value-type="string">
            <text:p>左營區新莊國民小學「創意寫作模組化作文圖書設備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300" calcext:value-type="float">
            <text:p><text:s/>300 </text:p>
          </table:table-cell>
          <table:table-cell table:style-name="ce20" office:value-type="float" office:value="270" calcext:value-type="float">
            <text:p><text:s/>27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絕點子事業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周鍾㴴</text:p>
          </table:table-cell>
          <table:table-cell table:style-name="ce6" office:value-type="string" calcext:value-type="string">
            <text:p>楠梓區楠陽國民小學「中年級班級教室E化設備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1778.816" calcext:value-type="float">
            <text:p><text:s/>1,779 </text:p>
          </table:table-cell>
          <table:table-cell table:style-name="ce20" office:value-type="float" office:value="1186.816" calcext:value-type="float">
            <text:p><text:s/>1,187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小綠人系統科技有限公司</text:p>
          </table:table-cell>
          <table:table-cell table:number-columns-repeated="1015"/>
        </table:table-row>
        <table:table-row table:style-name="ro17">
          <table:table-cell table:style-name="ce6" office:value-type="string" calcext:value-type="string">
            <text:p>莊啟旺</text:p>
          </table:table-cell>
          <table:table-cell table:style-name="ce6" office:value-type="string" calcext:value-type="string">
            <text:p>前金區前金國民小學「購置單槍投影機設備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229.5" calcext:value-type="float">
            <text:p><text:s/>23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駿霖系統科技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小港國民中學「充實資訊教學設備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206.27" calcext:value-type="float">
            <text:p><text:s/>206 </text:p>
          </table:table-cell>
          <table:table-cell table:style-name="ce20" office:value-type="float" office:value="59" calcext:value-type="float">
            <text:p><text:s/>5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允傳科技股份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鳳林國民中學「雙語環境建置及充實運動教學設備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250" calcext:value-type="float">
            <text:p><text:s/>250 </text:p>
          </table:table-cell>
          <table:table-cell table:style-name="ce20" office:value-type="float" office:value="213" calcext:value-type="float">
            <text:p><text:s/>213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南科休閒運動器材有限公司</text:p>
            <text:p>熱帶魚企業社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小港區華山國民小學「川堂資訊影音播放教學櫃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150" calcext:value-type="float">
            <text:p><text:s/>15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華際資訊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前鎮區前鎮國民小學「廁所門板更新及增置監視攝影器材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353.15" calcext:value-type="float">
            <text:p><text:s/>353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浩城土木工程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前鎮區復興國民小學「改善棒球隊集訓食宿及學習環境設備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258.5" calcext:value-type="float">
            <text:p><text:s/>259 </text:p>
          </table:table-cell>
          <table:table-cell table:style-name="ce20" office:value-type="float" office:value="242" calcext:value-type="float">
            <text:p><text:s/>242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佰億企業社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光華國民中學「校園機車及腳踏車棚改善工程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365" calcext:value-type="float">
            <text:p><text:s/>36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川吉興營造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小港區太平國民小學「諮商室及資源班裝修工程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250" calcext:value-type="float">
            <text:p><text:s/>2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元成土木包工業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小港區漢民國民小學「充實體育運動舞蹈班表演服裝-國標舞衣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250" calcext:value-type="float">
            <text:p><text:s/>25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中山國民中學「普通教室及各類專科教室換購電動板擦機設備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250" calcext:value-type="float">
            <text:p><text:s/>250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一峰白黑板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前鎮區獅甲國民小學「改善及充實教學環境設備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150" calcext:value-type="float">
            <text:p><text:s/>1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佰億企業社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鳳山區鳳西國民小學「資訊設備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100" calcext:value-type="float">
            <text:p><text:s/>100 </text:p>
          </table:table-cell>
          <table:table-cell table:style-name="ce20" office:value-type="float" office:value="99.5" calcext:value-type="float">
            <text:p><text:s/>1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總源電腦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小港區鳳林國民小學「電腦教室冷氣改善工程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210" calcext:value-type="float">
            <text:p><text:s/>21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鼎立開發空調工程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洪秀錦</text:p>
          </table:table-cell>
          <table:table-cell table:style-name="ce6" office:value-type="string" calcext:value-type="string">
            <text:p>鳳山國民中學「明德樓教室及辦公室窗簾裝設工程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240" calcext:value-type="float">
            <text:p><text:s/>24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上豪裝潢工程行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許慧玉</text:p>
          </table:table-cell>
          <table:table-cell table:style-name="ce6" office:value-type="string" calcext:value-type="string">
            <text:p>大社區大社國民小學「改善圖書館環境設備」</text:p>
          </table:table-cell>
          <table:table-cell table:style-name="ce14" office:value-type="string" calcext:value-type="string">
            <text:p>大社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元弘室內裝修設計工程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林義迪</text:p>
          </table:table-cell>
          <table:table-cell table:style-name="ce6" office:value-type="string" calcext:value-type="string">
            <text:p>旗山區鼓山國民小學「改善教學環境」</text:p>
          </table:table-cell>
          <table:table-cell table:style-name="ce14" office:value-type="string" calcext:value-type="string">
            <text:p>旗山區</text:p>
          </table:table-cell>
          <table:table-cell table:style-name="ce20" office:value-type="float" office:value="734.1" calcext:value-type="float">
            <text:p><text:s/>734 </text:p>
          </table:table-cell>
          <table:table-cell table:style-name="ce20" office:value-type="float" office:value="432.15" calcext:value-type="float">
            <text:p><text:s/>43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鴻倫企業社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蘇琦莉</text:p>
          </table:table-cell>
          <table:table-cell table:style-name="ce6" office:value-type="string" calcext:value-type="string">
            <text:p>新興區七賢國民小學「充實教學資訊設備」</text:p>
          </table:table-cell>
          <table:table-cell table:style-name="ce14" office:value-type="string" calcext:value-type="string">
            <text:p>新興區</text:p>
          </table:table-cell>
          <table:table-cell table:style-name="ce20" office:value-type="float" office:value="1608.327" calcext:value-type="float">
            <text:p><text:s/>1,608 </text:p>
          </table:table-cell>
          <table:table-cell table:style-name="ce20" office:value-type="float" office:value="927.537" calcext:value-type="float">
            <text:p><text:s/>92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小綠人系統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周鍾㴴</text:p>
          </table:table-cell>
          <table:table-cell table:style-name="ce6" office:value-type="string" calcext:value-type="string">
            <text:p>苓雅區凱旋國民小學「專科教室設備更新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525" calcext:value-type="float">
            <text:p><text:s/>525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育青教育器材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周鍾㴴</text:p>
          </table:table-cell>
          <table:table-cell table:style-name="ce6" office:value-type="string" calcext:value-type="string">
            <text:p>左營區屏山國民小學「教學及視聽設備影音改善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1472" calcext:value-type="float">
            <text:p><text:s/>1,472 </text:p>
          </table:table-cell>
          <table:table-cell table:style-name="ce20" office:value-type="float" office:value="815" calcext:value-type="float">
            <text:p><text:s/>81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欣尚影音科技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黃柏霖</text:p>
          </table:table-cell>
          <table:table-cell table:style-name="ce6" office:value-type="string" calcext:value-type="string">
            <text:p>高雄啟智學校「多媒體資訊教學設備」</text:p>
          </table:table-cell>
          <table:table-cell table:style-name="ce14" office:value-type="string" calcext:value-type="string">
            <text:p>高雄啟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佰億企業社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黃柏霖</text:p>
          </table:table-cell>
          <table:table-cell table:style-name="ce6" office:value-type="string" calcext:value-type="string">
            <text:p>鼓山區鼓山國民小學「社區圖書室改善工程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120" calcext:value-type="float">
            <text:p><text:s/>12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睿朋企業社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黃柏霖</text:p>
          </table:table-cell>
          <table:table-cell table:style-name="ce6" office:value-type="string" calcext:value-type="string">
            <text:p>三民國民中學「空手道代表隊訓練器材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400" calcext:value-type="float">
            <text:p><text:s/>40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高驊議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黃淑美</text:p>
          </table:table-cell>
          <table:table-cell table:style-name="ce6" office:value-type="string" calcext:value-type="string">
            <text:p>三民區莊敬國民小學「教師辦公桌椅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301.5" calcext:value-type="float">
            <text:p><text:s/>302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益瀅企業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慧文</text:p>
          </table:table-cell>
          <table:table-cell table:style-name="ce6" office:value-type="string" calcext:value-type="string">
            <text:p>鳳甲國民中學「改善電話系統設備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115" calcext:value-type="float">
            <text:p><text:s/>11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蜂富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劉德林</text:p>
          </table:table-cell>
          <table:table-cell table:style-name="ce6" office:value-type="string" calcext:value-type="string">
            <text:p>彌陀區彌陀國民小學「水擦式黑板及實物投影機」</text:p>
          </table:table-cell>
          <table:table-cell table:style-name="ce14" office:value-type="string" calcext:value-type="string">
            <text:p>彌陀區</text:p>
          </table:table-cell>
          <table:table-cell table:style-name="ce20" office:value-type="float" office:value="616.77" calcext:value-type="float">
            <text:p><text:s/>617 </text:p>
          </table:table-cell>
          <table:table-cell table:style-name="ce20" office:value-type="float" office:value="506.77" calcext:value-type="float">
            <text:p><text:s/>507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亞美加企業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劉德林</text:p>
          </table:table-cell>
          <table:table-cell table:style-name="ce6" office:value-type="string" calcext:value-type="string">
            <text:p>後勁國民中學「e化教學設備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385" calcext:value-type="float">
            <text:p><text:s/>38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二十四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徐榮延</text:p>
          </table:table-cell>
          <table:table-cell table:style-name="ce6" office:value-type="string" calcext:value-type="string">
            <text:p>鳳山區中正國民小學「設置排水溝環保防蚊防臭氣密蓋板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941.133" calcext:value-type="float">
            <text:p><text:s/>941 </text:p>
          </table:table-cell>
          <table:table-cell table:style-name="ce20" office:value-type="float" office:value="827.7" calcext:value-type="float">
            <text:p><text:s/>82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恆陽科技有限公司附設庇護工場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曾麗燕</text:p>
          </table:table-cell>
          <table:table-cell table:style-name="ce6" office:value-type="string" calcext:value-type="string">
            <text:p>鳳林國民中學「廁所美化環境工程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亞力室內裝修工程行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李順進</text:p>
          </table:table-cell>
          <table:table-cell table:style-name="ce6" office:value-type="string" calcext:value-type="string">
            <text:p>前鎮區前鎮國民小學「傳達室整修暨增置監視攝影設備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289.676" calcext:value-type="float">
            <text:p><text:s/>29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昇鈺營造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前鎮國民中學「教學場所公佈欄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209.76" calcext:value-type="float">
            <text:p><text:s/>210 </text:p>
          </table:table-cell>
          <table:table-cell table:style-name="ce20" office:value-type="float" office:value="210" calcext:value-type="float">
            <text:p><text:s/>210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視學實業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瑞豐國民中學「校內監視系統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升發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前鎮區光華國民小學「LED電視、筆記型電腦等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200" calcext:value-type="float">
            <text:p><text:s/>200 </text:p>
          </table:table-cell>
          <table:table-cell table:style-name="ce20" office:value-type="float" office:value="170" calcext:value-type="float">
            <text:p><text:s/>17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上禾電腦資訊社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陳麗娜</text:p>
          </table:table-cell>
          <table:table-cell table:style-name="ce6" office:value-type="string" calcext:value-type="string">
            <text:p>鳳林國民中學「充實圖書館除濕及撞球教室除塵維護設備計畫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麗聲電器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信瑜</text:p>
          </table:table-cell>
          <table:table-cell table:style-name="ce6" office:value-type="string" calcext:value-type="string">
            <text:p>瑞祥高中「教室有聲廣播系統改善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180" calcext:value-type="float">
            <text:p><text:s/>18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駿霖系統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黃天煌</text:p>
          </table:table-cell>
          <table:table-cell table:style-name="ce6" office:value-type="string" calcext:value-type="string">
            <text:p>大寮區山頂國民小學「打造雞母山人文生態教室」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600" calcext:value-type="float">
            <text:p><text:s/>6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壬癸營造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柯路加</text:p>
          </table:table-cell>
          <table:table-cell table:style-name="ce6" office:value-type="string" calcext:value-type="string">
            <text:p>桃源區興中國民小學「改善教學環境設備」</text:p>
          </table:table-cell>
          <table:table-cell table:style-name="ce14" office:value-type="string" calcext:value-type="string">
            <text:p>桃源區</text:p>
          </table:table-cell>
          <table:table-cell table:number-columns-repeated="2"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元成土木包工業</text:p>
          </table:table-cell>
          <table:table-cell table:number-columns-repeated="1015"/>
        </table:table-row>
        <table:table-row table:style-name="ro15">
          <table:table-cell table:style-name="ce6" office:value-type="string" calcext:value-type="string">
            <text:p>柯路加</text:p>
          </table:table-cell>
          <table:table-cell table:style-name="ce6" office:value-type="string" calcext:value-type="string">
            <text:p>旗山區溪洲國民小學「地坪排水溝整修工程」</text:p>
          </table:table-cell>
          <table:table-cell table:style-name="ce14" office:value-type="string" calcext:value-type="string">
            <text:p>旗山區</text:p>
          </table:table-cell>
          <table:table-cell table:number-columns-repeated="2" table:style-name="ce20" office:value-type="float" office:value="900" calcext:value-type="float">
            <text:p><text:s/>9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全立營造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柯路加</text:p>
          </table:table-cell>
          <table:table-cell table:style-name="ce6" office:value-type="string" calcext:value-type="string">
            <text:p>旗山國民中學「建置多媒體資訊看板系統資料庫及節目製作與維運管理」</text:p>
          </table:table-cell>
          <table:table-cell table:style-name="ce14" office:value-type="string" calcext:value-type="string">
            <text:p>旗山區</text:p>
          </table:table-cell>
          <table:table-cell table:style-name="ce20" office:value-type="float" office:value="1113.2" calcext:value-type="float">
            <text:p><text:s/>1,113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6" office:value-type="string" calcext:value-type="string">
            <text:p>柯路加</text:p>
          </table:table-cell>
          <table:table-cell table:style-name="ce6" office:value-type="string" calcext:value-type="string">
            <text:p>大寮區翁園國民小學「建置多媒體電子資訊看板系統資料庫及節目」</text:p>
          </table:table-cell>
          <table:table-cell table:style-name="ce14" office:value-type="string" calcext:value-type="string">
            <text:p>大寮區</text:p>
          </table:table-cell>
          <table:table-cell table:style-name="ce20" office:value-type="float" office:value="839" calcext:value-type="float">
            <text:p><text:s/>839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6" office:value-type="string" calcext:value-type="string">
            <text:p>柯路加</text:p>
          </table:table-cell>
          <table:table-cell table:style-name="ce6" office:value-type="string" calcext:value-type="string">
            <text:p>美濃區美濃國民小學「增設防蚊防臭氣密水溝蓋」</text:p>
          </table:table-cell>
          <table:table-cell table:style-name="ce14" office:value-type="string" calcext:value-type="string">
            <text:p>美濃區</text:p>
          </table:table-cell>
          <table:table-cell table:style-name="ce20" office:value-type="float" office:value="950.95" calcext:value-type="float">
            <text:p><text:s/>951 </text:p>
          </table:table-cell>
          <table:table-cell table:style-name="ce20" office:value-type="float" office:value="600.194" calcext:value-type="float">
            <text:p><text:s/>6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新弘建材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柯路加</text:p>
          </table:table-cell>
          <table:table-cell table:style-name="ce6" office:value-type="string" calcext:value-type="string">
            <text:p>福山國民中學「建置多媒體資訊看板系統資料庫及節目製作與維運管理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839.5" calcext:value-type="float">
            <text:p><text:s/>84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6" office:value-type="string" calcext:value-type="string">
            <text:p>張文瑞</text:p>
          </table:table-cell>
          <table:table-cell table:style-name="ce6" office:value-type="string" calcext:value-type="string">
            <text:p>彌陀國民中學「汰換辦公室桌椅及相關設備」</text:p>
          </table:table-cell>
          <table:table-cell table:style-name="ce14" office:value-type="string" calcext:value-type="string">
            <text:p>彌陀區</text:p>
          </table:table-cell>
          <table:table-cell table:number-columns-repeated="2" table:style-name="ce20" office:value-type="float" office:value="250" calcext:value-type="float">
            <text:p><text:s/>25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瑞傑室內裝修工程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張文瑞</text:p>
          </table:table-cell>
          <table:table-cell table:style-name="ce6" office:value-type="string" calcext:value-type="string">
            <text:p>茄萣國民中學「辦理社團活動改善設備費用」</text:p>
          </table:table-cell>
          <table:table-cell table:style-name="ce14" office:value-type="string" calcext:value-type="string">
            <text:p>茄萣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仙靖貿易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張文瑞</text:p>
          </table:table-cell>
          <table:table-cell table:style-name="ce6" office:value-type="string" calcext:value-type="string">
            <text:p>田寮區崇德國民小學「校園水溝蓋景觀改善工程」</text:p>
          </table:table-cell>
          <table:table-cell table:style-name="ce14" office:value-type="string" calcext:value-type="string">
            <text:p>田寮區</text:p>
          </table:table-cell>
          <table:table-cell table:style-name="ce20" office:value-type="float" office:value="1496.78" calcext:value-type="float">
            <text:p><text:s/>1,497 </text:p>
          </table:table-cell>
          <table:table-cell table:style-name="ce20" office:value-type="float" office:value="1378.268" calcext:value-type="float">
            <text:p><text:s/>1,37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立明發企業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張文瑞</text:p>
          </table:table-cell>
          <table:table-cell table:style-name="ce6" office:value-type="string" calcext:value-type="string">
            <text:p>阿蓮區阿蓮國民小學「更新班級教室電腦及相關設備」</text:p>
          </table:table-cell>
          <table:table-cell table:style-name="ce14" office:value-type="string" calcext:value-type="string">
            <text:p>阿蓮區</text:p>
          </table:table-cell>
          <table:table-cell table:style-name="ce20" office:value-type="float" office:value="400" calcext:value-type="float">
            <text:p><text:s/>400 </text:p>
          </table:table-cell>
          <table:table-cell table:style-name="ce20" office:value-type="float" office:value="392" calcext:value-type="float">
            <text:p><text:s/>392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總源電腦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鍾盛有</text:p>
          </table:table-cell>
          <table:table-cell table:style-name="ce6" office:value-type="string" calcext:value-type="string">
            <text:p>杉林區杉林國民小學「遊戲器材」</text:p>
          </table:table-cell>
          <table:table-cell table:style-name="ce14" office:value-type="string" calcext:value-type="string">
            <text:p>杉林區</text:p>
          </table:table-cell>
          <table:table-cell table:style-name="ce20" office:value-type="float" office:value="713" calcext:value-type="float">
            <text:p><text:s/>713 </text:p>
          </table:table-cell>
          <table:table-cell table:style-name="ce20" office:value-type="float" office:value="700" calcext:value-type="float">
            <text:p><text:s/>7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鴻倫企業社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林義迪</text:p>
          </table:table-cell>
          <table:table-cell table:style-name="ce6" office:value-type="string" calcext:value-type="string">
            <text:p>龍肚國民中學「教學行政設備」</text:p>
          </table:table-cell>
          <table:table-cell table:style-name="ce14" office:value-type="string" calcext:value-type="string">
            <text:p>美濃區</text:p>
          </table:table-cell>
          <table:table-cell table:number-columns-repeated="2" table:style-name="ce20" office:value-type="float" office:value="912.746" calcext:value-type="float">
            <text:p><text:s/>913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捷維家具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李長生</text:p>
          </table:table-cell>
          <table:table-cell table:style-name="ce6" office:value-type="string" calcext:value-type="string">
            <text:p>阿蓮國民中學「網球場整修工程」</text:p>
          </table:table-cell>
          <table:table-cell table:style-name="ce14" office:value-type="string" calcext:value-type="string">
            <text:p>阿蓮區</text:p>
          </table:table-cell>
          <table:table-cell table:number-columns-repeated="2" table:style-name="ce20" office:value-type="float" office:value="115" calcext:value-type="float">
            <text:p><text:s/>11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久慶土木包工業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明澤</text:p>
          </table:table-cell>
          <table:table-cell table:style-name="ce6" office:value-type="string" calcext:value-type="string">
            <text:p>湖內區文賢國民小學「風雨球場興建工程」</text:p>
          </table:table-cell>
          <table:table-cell table:style-name="ce14" office:value-type="string" calcext:value-type="string">
            <text:p>湖內區</text:p>
          </table:table-cell>
          <table:table-cell table:number-columns-repeated="2" table:style-name="ce20" office:value-type="float" office:value="120" calcext:value-type="float">
            <text:p><text:s/>12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福億營造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政聞</text:p>
          </table:table-cell>
          <table:table-cell table:style-name="ce6" office:value-type="string" calcext:value-type="string">
            <text:p>橋頭區興糖國民小學「遊戲器材」</text:p>
          </table:table-cell>
          <table:table-cell table:style-name="ce14" office:value-type="string" calcext:value-type="string">
            <text:p>橋頭區</text:p>
          </table:table-cell>
          <table:table-cell table:style-name="ce20" office:value-type="float" office:value="975.2" calcext:value-type="float">
            <text:p><text:s/>975 </text:p>
          </table:table-cell>
          <table:table-cell table:style-name="ce20" office:value-type="float" office:value="900" calcext:value-type="float">
            <text:p><text:s/>9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遠博興業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方信淵</text:p>
          </table:table-cell>
          <table:table-cell table:style-name="ce6" office:value-type="string" calcext:value-type="string">
            <text:p>橋頭區甲圍國民小學「木作平台整修工程」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397" calcext:value-type="float">
            <text:p><text:s/>397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協芳木業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方信淵</text:p>
          </table:table-cell>
          <table:table-cell table:style-name="ce6" office:value-type="string" calcext:value-type="string">
            <text:p>岡山區嘉興國民小學「校園環境改善工程」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東南亞工程股份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方信淵</text:p>
          </table:table-cell>
          <table:table-cell table:style-name="ce6" office:value-type="string" calcext:value-type="string">
            <text:p>燕巢區金山國民小學「改善教學環境資訊設備」</text:p>
          </table:table-cell>
          <table:table-cell table:style-name="ce14" office:value-type="string" calcext:value-type="string">
            <text:p>燕巢區</text:p>
          </table:table-cell>
          <table:table-cell table:style-name="ce20" office:value-type="float" office:value="642.04" calcext:value-type="float">
            <text:p><text:s/>642 </text:p>
          </table:table-cell>
          <table:table-cell table:style-name="ce20" office:value-type="float" office:value="508.44" calcext:value-type="float">
            <text:p><text:s/>50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小綠人系統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方信淵</text:p>
          </table:table-cell>
          <table:table-cell table:style-name="ce6" office:value-type="string" calcext:value-type="string">
            <text:p>永安區永安國民小學「互動式電子白板及短焦投影機等」</text:p>
          </table:table-cell>
          <table:table-cell table:style-name="ce14" office:value-type="string" calcext:value-type="string">
            <text:p>永安區</text:p>
          </table:table-cell>
          <table:table-cell table:style-name="ce20" office:value-type="float" office:value="778.232" calcext:value-type="float">
            <text:p><text:s/>778 </text:p>
          </table:table-cell>
          <table:table-cell table:style-name="ce20" office:value-type="float" office:value="589.082" calcext:value-type="float">
            <text:p><text:s/>58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台灣博萊特綠能科技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麗珍</text:p>
          </table:table-cell>
          <table:table-cell table:style-name="ce6" office:value-type="string" calcext:value-type="string">
            <text:p>左營區新光國民小學「充實學生圖書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500" calcext:value-type="float">
            <text:p><text:s/>50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6" office:value-type="string" calcext:value-type="string">
            <text:p>陳麗珍</text:p>
          </table:table-cell>
          <table:table-cell table:style-name="ce6" office:value-type="string" calcext:value-type="string">
            <text:p>市立裕誠幼兒園「充實視聽教學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閱讀家文化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黃石龍</text:p>
          </table:table-cell>
          <table:table-cell table:style-name="ce6" office:value-type="string" calcext:value-type="string">
            <text:p>楠梓國民中學「增購音樂類藝才班樂器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743.6" calcext:value-type="float">
            <text:p><text:s/>74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泰柏樂器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藍星木</text:p>
          </table:table-cell>
          <table:table-cell table:style-name="ce6" office:value-type="string" calcext:value-type="string">
            <text:p>左營區屏山國民小學「新增創意攀爬組.S1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980" calcext:value-type="float">
            <text:p><text:s/>980 </text:p>
          </table:table-cell>
          <table:table-cell table:style-name="ce20" office:value-type="float" office:value="900" calcext:value-type="float">
            <text:p><text:s/>9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遠博興業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藍星木</text:p>
          </table:table-cell>
          <table:table-cell table:style-name="ce6" office:value-type="string" calcext:value-type="string">
            <text:p>國昌國民中學「更新籃球場籃板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300" calcext:value-type="float">
            <text:p><text:s/>300 </text:p>
          </table:table-cell>
          <table:table-cell table:style-name="ce20" office:value-type="float" office:value="210" calcext:value-type="float">
            <text:p><text:s/>21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麗吉雅運動器材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藍星木</text:p>
          </table:table-cell>
          <table:table-cell table:style-name="ce6" office:value-type="string" calcext:value-type="string">
            <text:p>國昌國民中學「增設活動中心視聽設備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佰億企業社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藍星木</text:p>
          </table:table-cell>
          <table:table-cell table:style-name="ce6" office:value-type="string" calcext:value-type="string">
            <text:p>國昌國民中學「表演藝術教室裝修工程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1200" calcext:value-type="float">
            <text:p><text:s/>1,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泰宇室內裝修工程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黃淑美</text:p>
          </table:table-cell>
          <table:table-cell table:style-name="ce6" office:value-type="string" calcext:value-type="string">
            <text:p>三民區博愛國民小學「課後照顧班教室裝修及防漏工程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285" calcext:value-type="float">
            <text:p><text:s/>28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亞閣系統櫥櫃有限公司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康裕成</text:p>
          </table:table-cell>
          <table:table-cell table:style-name="ce6" office:value-type="string" calcext:value-type="string">
            <text:p>三民區十全國民小學「增置學生課桌椅設備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320" calcext:value-type="float">
            <text:p><text:s/>320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泓企業社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洪平朗</text:p>
          </table:table-cell>
          <table:table-cell table:style-name="ce6" office:value-type="string" calcext:value-type="string">
            <text:p>三民區愛國國民小學「購置繪本電子書籍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801" calcext:value-type="float">
            <text:p><text:s/>801 </text:p>
          </table:table-cell>
          <table:table-cell table:style-name="ce20" office:value-type="float" office:value="792" calcext:value-type="float">
            <text:p><text:s/>79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五季企業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洪平朗</text:p>
          </table:table-cell>
          <table:table-cell table:style-name="ce6" office:value-type="string" calcext:value-type="string">
            <text:p>三民區十全國民小學「購置繪本電子書籍設備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936" calcext:value-type="float">
            <text:p><text:s/>936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松霖文教實業社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童燕珍</text:p>
          </table:table-cell>
          <table:table-cell table:style-name="ce6" office:value-type="string" calcext:value-type="string">
            <text:p>苓雅區五權國民小學「E化資訊設備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425.345" calcext:value-type="float">
            <text:p><text:s/>425 </text:p>
          </table:table-cell>
          <table:table-cell table:style-name="ce20" office:value-type="float" office:value="423" calcext:value-type="float">
            <text:p><text:s/>423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育青教育器材有限公司</text:p>
          </table:table-cell>
          <table:table-cell table:number-columns-repeated="1015"/>
        </table:table-row>
        <table:table-row table:style-name="ro14">
          <table:table-cell table:style-name="ce6" office:value-type="string" calcext:value-type="string">
            <text:p>曾俊傑</text:p>
          </table:table-cell>
          <table:table-cell table:style-name="ce6" office:value-type="string" calcext:value-type="string">
            <text:p>三民區民族國民小學「更新會議室相關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362" calcext:value-type="float">
            <text:p><text:s/>362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9">
          <table:table-cell table:style-name="ce6" office:value-type="string" calcext:value-type="string">
            <text:p>曾俊傑</text:p>
          </table:table-cell>
          <table:table-cell table:style-name="ce6" office:value-type="string" calcext:value-type="string">
            <text:p>三民區東光國民小學「防焰窗簾及E化教學設備等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988.5" calcext:value-type="float">
            <text:p><text:s/>989 </text:p>
          </table:table-cell>
          <table:table-cell table:style-name="ce20" office:value-type="float" office:value="933.5" calcext:value-type="float">
            <text:p><text:s/>93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  <text:p>社團法人台灣弱勢希望協進會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張漢忠</text:p>
          </table:table-cell>
          <table:table-cell table:style-name="ce6" office:value-type="string" calcext:value-type="string">
            <text:p>三民國民中學「羽球隊購置訓練設備及器材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980" calcext:value-type="float">
            <text:p><text:s/>98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全絃企業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劉德林</text:p>
          </table:table-cell>
          <table:table-cell table:style-name="ce6" office:value-type="string" calcext:value-type="string">
            <text:p>仁武區登發國民小學「改善體育館照明」</text:p>
          </table:table-cell>
          <table:table-cell table:style-name="ce14" office:value-type="string" calcext:value-type="string">
            <text:p>仁武區</text:p>
          </table:table-cell>
          <table:table-cell table:style-name="ce20" office:value-type="float" office:value="722.4" calcext:value-type="float">
            <text:p><text:s/>722 </text:p>
          </table:table-cell>
          <table:table-cell table:style-name="ce20" office:value-type="float" office:value="722" calcext:value-type="float">
            <text:p><text:s/>72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光射電腦科技有限公司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劉德林</text:p>
          </table:table-cell>
          <table:table-cell table:style-name="ce6" office:value-type="string" calcext:value-type="string">
            <text:p>彌陀區彌陀國民小學「遊戲器材區設備擴增」</text:p>
          </table:table-cell>
          <table:table-cell table:style-name="ce14" office:value-type="string" calcext:value-type="string">
            <text:p>彌陀區</text:p>
          </table:table-cell>
          <table:table-cell table:style-name="ce20" office:value-type="float" office:value="998.34" calcext:value-type="float">
            <text:p><text:s/>998 </text:p>
          </table:table-cell>
          <table:table-cell table:style-name="ce20" office:value-type="float" office:value="900" calcext:value-type="float">
            <text:p><text:s/>9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樂憶資訊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李雅靜</text:p>
          </table:table-cell>
          <table:table-cell table:style-name="ce6" office:value-type="string" calcext:value-type="string">
            <text:p>鳳山區誠正國民小學「視聽教室裝修工程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460" calcext:value-type="float">
            <text:p><text:s/>460 </text:p>
          </table:table-cell>
          <table:table-cell table:style-name="ce20" office:value-type="float" office:value="445" calcext:value-type="float">
            <text:p><text:s/>44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于川室內裝修工程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徐榮延</text:p>
          </table:table-cell>
          <table:table-cell table:style-name="ce6" office:value-type="string" calcext:value-type="string">
            <text:p>鳥松區鳥松國民小學「排水溝環保氣密蓋板」</text:p>
          </table:table-cell>
          <table:table-cell table:style-name="ce14" office:value-type="string" calcext:value-type="string">
            <text:p>鳥松區</text:p>
          </table:table-cell>
          <table:table-cell table:style-name="ce20" office:value-type="float" office:value="518.7" calcext:value-type="float">
            <text:p><text:s/>519 </text:p>
          </table:table-cell>
          <table:table-cell table:style-name="ce20" office:value-type="float" office:value="366.848" calcext:value-type="float">
            <text:p><text:s/>367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社團法人高雄市肢體障礙協會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陳粹鑾</text:p>
          </table:table-cell>
          <table:table-cell table:style-name="ce6" office:value-type="string" calcext:value-type="string">
            <text:p>鳳山區中山國民小學「課桌椅及窗簾等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887" calcext:value-type="float">
            <text:p><text:s/>887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陳粹鑾</text:p>
          </table:table-cell>
          <table:table-cell table:style-name="ce6" office:value-type="string" calcext:value-type="string">
            <text:p>中崙國民中學「充實校園安全設備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997.5" calcext:value-type="float">
            <text:p><text:s/>998 </text:p>
          </table:table-cell>
          <table:table-cell table:style-name="ce20" office:value-type="float" office:value="405.3" calcext:value-type="float">
            <text:p><text:s/>405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7">
          <table:table-cell table:style-name="ce6" office:value-type="string" calcext:value-type="string">
            <text:p>陳粹鑾</text:p>
          </table:table-cell>
          <table:table-cell table:style-name="ce6" office:value-type="string" calcext:value-type="string">
            <text:p>鳳甲國民中學「管樂隊樂器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205.827" calcext:value-type="float">
            <text:p><text:s/>206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6" office:value-type="string" calcext:value-type="string">
            <text:p>蘇炎城</text:p>
          </table:table-cell>
          <table:table-cell table:style-name="ce6" office:value-type="string" calcext:value-type="string">
            <text:p>鳳山區忠孝國民小學「更換幼兒園遊戲器材、購置藍球場體育訓練用墊設備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2000" calcext:value-type="float">
            <text:p><text:s/>2,00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7">
          <table:table-cell table:style-name="ce6" office:value-type="string" calcext:value-type="string">
            <text:p>蘇炎城</text:p>
          </table:table-cell>
          <table:table-cell table:style-name="ce6" office:value-type="string" calcext:value-type="string">
            <text:p>中崙國民中學「增購快速印刷機設備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150" calcext:value-type="float">
            <text:p><text:s/>150 </text:p>
          </table:table-cell>
          <table:table-cell table:style-name="ce20" office:value-type="float" office:value="145" calcext:value-type="float">
            <text:p><text:s/>14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6" office:value-type="string" calcext:value-type="string">
            <text:p>蘇炎城</text:p>
          </table:table-cell>
          <table:table-cell table:style-name="ce6" office:value-type="string" calcext:value-type="string">
            <text:p>鳳山區文山國民小學「優質E化語言教室系統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1362.5" calcext:value-type="float">
            <text:p><text:s/>1,363 </text:p>
          </table:table-cell>
          <table:table-cell table:style-name="ce20" office:value-type="float" office:value="1250.5" calcext:value-type="float">
            <text:p><text:s/>1,251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欣尚影音科技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前金區前金國民小學「單槍投影機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102" calcext:value-type="float">
            <text:p><text:s/>10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頂揚科技股份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明義國民中學「單槍投影機設備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116.55" calcext:value-type="float">
            <text:p><text:s/>117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佰億企業社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前鎮區明正國民小學「明正樓2、3樓無障礙廁所改善工程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199.9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雙實土木包工業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林宛蓉</text:p>
          </table:table-cell>
          <table:table-cell table:style-name="ce6" office:value-type="string" calcext:value-type="string">
            <text:p>橋頭區興糖國民小學「操場看台整修工程」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亞力室內裝修工程行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陳信瑜</text:p>
          </table:table-cell>
          <table:table-cell table:style-name="ce6" office:value-type="string" calcext:value-type="string">
            <text:p>小港區青山國民小學「增置影音教學設備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187.074" calcext:value-type="float">
            <text:p><text:s/>187 </text:p>
          </table:table-cell>
          <table:table-cell table:style-name="ce20" office:value-type="float" office:value="161.8" calcext:value-type="float">
            <text:p><text:s/>162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帕米星國際股份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洪秀錦</text:p>
          </table:table-cell>
          <table:table-cell table:style-name="ce6" office:value-type="string" calcext:value-type="string">
            <text:p>三民區河濱國民小學「公播DVD教材、圖書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549.34" calcext:value-type="float">
            <text:p><text:s/>549 </text:p>
          </table:table-cell>
          <table:table-cell table:style-name="ce20" office:value-type="float" office:value="510.558" calcext:value-type="float">
            <text:p><text:s/>511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小川企業行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洪秀錦</text:p>
          </table:table-cell>
          <table:table-cell table:style-name="ce6" office:value-type="string" calcext:value-type="string">
            <text:p>鹽埕區光榮國民小學「充實學校體育教學設備」</text:p>
          </table:table-cell>
          <table:table-cell table:style-name="ce14" office:value-type="string" calcext:value-type="string">
            <text:p>鹽埕區</text:p>
          </table:table-cell>
          <table:table-cell table:style-name="ce20" office:value-type="float" office:value="605.68" calcext:value-type="float">
            <text:p><text:s/>606 </text:p>
          </table:table-cell>
          <table:table-cell table:style-name="ce20" office:value-type="float" office:value="578.68" calcext:value-type="float">
            <text:p><text:s/>57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全絃企業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俄鄧‧殷艾</text:p>
          </table:table-cell>
          <table:table-cell table:style-name="ce6" office:value-type="string" calcext:value-type="string">
            <text:p>小港國民中學「購置資訊教學設備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3130" calcext:value-type="float">
            <text:p><text:s/>3,130 </text:p>
          </table:table-cell>
          <table:table-cell table:style-name="ce20" office:value-type="float" office:value="3114" calcext:value-type="float">
            <text:p><text:s/>3,11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炬鴻科技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伊斯坦大‧貝雅夫‧正福</text:p>
          </table:table-cell>
          <table:table-cell table:style-name="ce6" office:value-type="string" calcext:value-type="string">
            <text:p>左營區福山國民小學「改善教學環境設備-資訊設備及置物櫃等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992.8" calcext:value-type="float">
            <text:p><text:s/>993 </text:p>
          </table:table-cell>
          <table:table-cell table:style-name="ce20" office:value-type="float" office:value="972.8" calcext:value-type="float">
            <text:p><text:s/>973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證豪企業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伊斯坦大‧貝雅夫‧正福</text:p>
          </table:table-cell>
          <table:table-cell table:style-name="ce6" office:value-type="string" calcext:value-type="string">
            <text:p>岡山區前峰國民小學「改善教學環境及設備-置物櫃及投影機等」</text:p>
          </table:table-cell>
          <table:table-cell table:style-name="ce14" office:value-type="string" calcext:value-type="string">
            <text:p>岡山區</text:p>
          </table:table-cell>
          <table:table-cell table:style-name="ce20" office:value-type="float" office:value="985.9" calcext:value-type="float">
            <text:p><text:s/>986 </text:p>
          </table:table-cell>
          <table:table-cell table:style-name="ce20" office:value-type="float" office:value="850.9" calcext:value-type="float">
            <text:p><text:s/>851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伊斯坦大‧貝雅夫‧正福</text:p>
          </table:table-cell>
          <table:table-cell table:style-name="ce6" office:value-type="string" calcext:value-type="string">
            <text:p>桃源區興中國民小學「第二期廁所整建暨校園安全空間改善」</text:p>
          </table:table-cell>
          <table:table-cell table:style-name="ce14" office:value-type="string" calcext:value-type="string">
            <text:p>桃源區</text:p>
          </table:table-cell>
          <table:table-cell table:style-name="ce20" office:value-type="float" office:value="700" calcext:value-type="float">
            <text:p><text:s/>70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唐惠美</text:p>
          </table:table-cell>
          <table:table-cell table:style-name="ce6" office:value-type="string" calcext:value-type="string">
            <text:p>忠孝國民中學「充實校園安全設備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995.881" calcext:value-type="float">
            <text:p><text:s/>996 </text:p>
          </table:table-cell>
          <table:table-cell table:style-name="ce20" office:value-type="float" office:value="415.8" calcext:value-type="float">
            <text:p><text:s/>416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理冠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唐惠美</text:p>
          </table:table-cell>
          <table:table-cell table:style-name="ce6" office:value-type="string" calcext:value-type="string">
            <text:p>小港區太平國民小學「課桌椅及收納櫃等設備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425" calcext:value-type="float">
            <text:p><text:s/>425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唐惠美</text:p>
          </table:table-cell>
          <table:table-cell table:style-name="ce6" office:value-type="string" calcext:value-type="string">
            <text:p>仁武區八卦國民小學「購置班級學生置物櫃」</text:p>
          </table:table-cell>
          <table:table-cell table:style-name="ce14" office:value-type="string" calcext:value-type="string">
            <text:p>仁武區</text:p>
          </table:table-cell>
          <table:table-cell table:number-columns-repeated="2" table:style-name="ce20" office:value-type="float" office:value="773.52" calcext:value-type="float">
            <text:p><text:s/>77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義迪</text:p>
          </table:table-cell>
          <table:table-cell table:style-name="ce6" office:value-type="string" calcext:value-type="string">
            <text:p>旗山區旗山國民小學「E化教學環境設備」</text:p>
          </table:table-cell>
          <table:table-cell table:style-name="ce14" office:value-type="string" calcext:value-type="string">
            <text:p>旗山區</text:p>
          </table:table-cell>
          <table:table-cell table:style-name="ce20" office:value-type="float" office:value="997.405" calcext:value-type="float">
            <text:p><text:s/>997 </text:p>
          </table:table-cell>
          <table:table-cell table:style-name="ce20" office:value-type="float" office:value="922.405" calcext:value-type="float">
            <text:p><text:s/>922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尚泓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阿蓮區阿蓮國民小學「禮堂廣播設備及鋁窗改善工程」</text:p>
          </table:table-cell>
          <table:table-cell table:style-name="ce14" office:value-type="string" calcext:value-type="string">
            <text:p>阿蓮區</text:p>
          </table:table-cell>
          <table:table-cell table:style-name="ce20" office:value-type="float" office:value="281" calcext:value-type="float">
            <text:p><text:s/>281 </text:p>
          </table:table-cell>
          <table:table-cell table:style-name="ce20" office:value-type="float" office:value="280" calcext:value-type="float">
            <text:p><text:s/>28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文樺企業社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張文瑞</text:p>
          </table:table-cell>
          <table:table-cell table:style-name="ce6" office:value-type="string" calcext:value-type="string">
            <text:p>湖內區文賢國民小學「改善休憩設備」</text:p>
          </table:table-cell>
          <table:table-cell table:style-name="ce14" office:value-type="string" calcext:value-type="string">
            <text:p>湖內區</text:p>
          </table:table-cell>
          <table:table-cell table:style-name="ce20" office:value-type="float" office:value="1323.5" calcext:value-type="float">
            <text:p><text:s/>1,324 </text:p>
          </table:table-cell>
          <table:table-cell table:style-name="ce20" office:value-type="float" office:value="1300" calcext:value-type="float">
            <text:p><text:s/>1,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小川企業行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張文瑞</text:p>
          </table:table-cell>
          <table:table-cell table:style-name="ce6" office:value-type="string" calcext:value-type="string">
            <text:p>鳳山區中正國民小學「兒童運動遊憩設備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1551.8" calcext:value-type="float">
            <text:p><text:s/>1,552 </text:p>
          </table:table-cell>
          <table:table-cell table:style-name="ce20" office:value-type="float" office:value="1500" calcext:value-type="float">
            <text:p><text:s/>1,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冠麟資訊工程企業社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張文瑞</text:p>
          </table:table-cell>
          <table:table-cell table:style-name="ce6" office:value-type="string" calcext:value-type="string">
            <text:p>茄萣區成功國民小學「學童遊戲器材」</text:p>
          </table:table-cell>
          <table:table-cell table:style-name="ce14" office:value-type="string" calcext:value-type="string">
            <text:p>茄萣區</text:p>
          </table:table-cell>
          <table:table-cell table:style-name="ce20" office:value-type="float" office:value="1236.88" calcext:value-type="float">
            <text:p><text:s/>1,237 </text:p>
          </table:table-cell>
          <table:table-cell table:style-name="ce20" office:value-type="float" office:value="1200" calcext:value-type="float">
            <text:p><text:s/>1,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立明發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明澤</text:p>
          </table:table-cell>
          <table:table-cell table:style-name="ce6" office:value-type="string" calcext:value-type="string">
            <text:p>鼓山區鼓岩國民小學「行政樓廁所整修更新工程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980" calcext:value-type="float">
            <text:p><text:s/>98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奇異土木包工業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蘇琦莉</text:p>
          </table:table-cell>
          <table:table-cell table:style-name="ce6" office:value-type="string" calcext:value-type="string">
            <text:p>左營區屏山國民小學「資訊E化設備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574" calcext:value-type="float">
            <text:p><text:s/>574 </text:p>
          </table:table-cell>
          <table:table-cell table:style-name="ce20" office:value-type="float" office:value="388" calcext:value-type="float">
            <text:p><text:s/>38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小綠人系統科技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政聞</text:p>
          </table:table-cell>
          <table:table-cell table:style-name="ce6" office:value-type="string" calcext:value-type="string">
            <text:p>彌陀區彌陀國民小學「校門整建工程」</text:p>
          </table:table-cell>
          <table:table-cell table:style-name="ce14" office:value-type="string" calcext:value-type="string">
            <text:p>彌陀區</text:p>
          </table:table-cell>
          <table:table-cell table:style-name="ce20" office:value-type="float" office:value="983.539" calcext:value-type="float">
            <text:p><text:s/>984 </text:p>
          </table:table-cell>
          <table:table-cell table:style-name="ce20" office:value-type="float" office:value="980" calcext:value-type="float">
            <text:p><text:s/>98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良築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燕巢區橫山國民小學「購置會議桌椅」</text:p>
          </table:table-cell>
          <table:table-cell table:style-name="ce14" office:value-type="string" calcext:value-type="string">
            <text:p>燕巢區</text:p>
          </table:table-cell>
          <table:table-cell table:number-columns-repeated="2" table:style-name="ce20" office:value-type="float" office:value="343.5" calcext:value-type="float">
            <text:p><text:s/>34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益瀅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瑩蓉</text:p>
          </table:table-cell>
          <table:table-cell table:style-name="ce6" office:value-type="string" calcext:value-type="string">
            <text:p>左營區明德國民小學「改善視聽教室投影設備及班級教室投影機布幕設備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505.272" calcext:value-type="float">
            <text:p><text:s/>505 </text:p>
          </table:table-cell>
          <table:table-cell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小綠人系統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豐藤</text:p>
          </table:table-cell>
          <table:table-cell table:style-name="ce6" office:value-type="string" calcext:value-type="string">
            <text:p>大寮區潮寮國民小學「空氣汙染防制及教室空氣品質改善」</text:p>
          </table:table-cell>
          <table:table-cell table:style-name="ce14" office:value-type="string" calcext:value-type="string">
            <text:p>大寮區</text:p>
          </table:table-cell>
          <table:table-cell table:style-name="ce20" office:value-type="float" office:value="957" calcext:value-type="float">
            <text:p><text:s/>957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7">
          <table:table-cell table:style-name="ce5" office:value-type="string" calcext:value-type="string">
            <text:p>陳玫娟</text:p>
          </table:table-cell>
          <table:table-cell table:style-name="ce6" office:value-type="string" calcext:value-type="string">
            <text:p>右昌國民中學「教室講桌更新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150" calcext:value-type="float">
            <text:p><text:s/>150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堯盛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玫娟</text:p>
          </table:table-cell>
          <table:table-cell table:style-name="ce6" office:value-type="string" calcext:value-type="string">
            <text:p>左營區永清國民小學「班級教室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658.9" calcext:value-type="float">
            <text:p><text:s/>659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喬如</text:p>
          </table:table-cell>
          <table:table-cell table:style-name="ce6" office:value-type="string" calcext:value-type="string">
            <text:p>明華國民國中「購置木質桌椅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詩肯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陽明國民中學「充實國樂團樂器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157.105" calcext:value-type="float">
            <text:p><text:s/>157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海馬樂器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三民區陽明國小「改善及充實教學環境設備計畫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100" calcext:value-type="float">
            <text:p><text:s/>10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莊啟旺</text:p>
          </table:table-cell>
          <table:table-cell table:style-name="ce6" office:value-type="string" calcext:value-type="string">
            <text:p>苓雅區成功國民小學「警衛室通風防熱暨大門景觀改善工程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435" calcext:value-type="float">
            <text:p><text:s/>435 </text:p>
          </table:table-cell>
          <table:table-cell table:style-name="ce20" office:value-type="float" office:value="400" calcext:value-type="float">
            <text:p><text:s/>4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元成土木包工業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蕭永達</text:p>
          </table:table-cell>
          <table:table-cell table:style-name="ce6" office:value-type="string" calcext:value-type="string">
            <text:p>苓雅國民中學「改善教學資訊設備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150" calcext:value-type="float">
            <text:p><text:s/>150 </text:p>
          </table:table-cell>
          <table:table-cell table:style-name="ce20" office:value-type="float" office:value="145" calcext:value-type="float">
            <text:p><text:s/>14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台灣恩益禧股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吳益政</text:p>
          </table:table-cell>
          <table:table-cell table:style-name="ce6" office:value-type="string" calcext:value-type="string">
            <text:p>苓雅區福康國民小學「改善活動中心音響及舞台設備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1376" calcext:value-type="float">
            <text:p><text:s/>1,376 </text:p>
          </table:table-cell>
          <table:table-cell table:style-name="ce20" office:value-type="float" office:value="1300" calcext:value-type="float">
            <text:p><text:s/>1,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元成土木包工業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吳益政</text:p>
          </table:table-cell>
          <table:table-cell table:style-name="ce6" office:value-type="string" calcext:value-type="string">
            <text:p>前金國民中學「更換飲水系統」</text:p>
          </table:table-cell>
          <table:table-cell table:style-name="ce14" office:value-type="string" calcext:value-type="string">
            <text:p>前金區</text:p>
          </table:table-cell>
          <table:table-cell table:style-name="ce20" office:value-type="float" office:value="450" calcext:value-type="float">
            <text:p><text:s/>450 </text:p>
          </table:table-cell>
          <table:table-cell table:style-name="ce20" office:value-type="float" office:value="325" calcext:value-type="float">
            <text:p><text:s/>32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賀勁企業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吳益政</text:p>
          </table:table-cell>
          <table:table-cell table:style-name="ce6" office:value-type="string" calcext:value-type="string">
            <text:p>高雄啟智學校「知動教室及多功能專科教室改善教學設備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380" calcext:value-type="float">
            <text:p><text:s/>38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跨藝室內裝修工程有限公司</text:p>
            <text:p>瑋歌電器音響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漢忠</text:p>
          </table:table-cell>
          <table:table-cell table:style-name="ce6" office:value-type="string" calcext:value-type="string">
            <text:p>鳳山區南成國民小學「充實校園安全設備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690.956" calcext:value-type="float">
            <text:p><text:s/>691 </text:p>
          </table:table-cell>
          <table:table-cell table:style-name="ce20" office:value-type="float" office:value="372.856" calcext:value-type="float">
            <text:p><text:s/>373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海德光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漢忠</text:p>
          </table:table-cell>
          <table:table-cell table:style-name="ce6" office:value-type="string" calcext:value-type="string">
            <text:p>仁武區灣內國民小學「購置資訊教學設備」</text:p>
          </table:table-cell>
          <table:table-cell table:style-name="ce14" office:value-type="string" calcext:value-type="string">
            <text:p>仁武區</text:p>
          </table:table-cell>
          <table:table-cell table:style-name="ce20" office:value-type="float" office:value="360" calcext:value-type="float">
            <text:p><text:s/>360 </text:p>
          </table:table-cell>
          <table:table-cell table:style-name="ce20" office:value-type="float" office:value="332" calcext:value-type="float">
            <text:p><text:s/>332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宏新資訊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雅靜</text:p>
          </table:table-cell>
          <table:table-cell table:style-name="ce6" office:value-type="string" calcext:value-type="string">
            <text:p>鳳山區文華國民小學「活動中心設備改善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700" calcext:value-type="float">
            <text:p><text:s/>70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弘群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前鎮區愛群國民小學「改善低年級教室課桌椅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270" calcext:value-type="float">
            <text:p><text:s/>270 </text:p>
          </table:table-cell>
          <table:table-cell table:style-name="ce20" office:value-type="float" office:value="240" calcext:value-type="float">
            <text:p><text:s/>240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森錩國際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前鎮區前鎮國民小學「增設活動中心通道遮雨棚設施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250" calcext:value-type="float">
            <text:p><text:s/>2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采鈺企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前鎮國民中學「圍牆安全護網工程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和明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順進</text:p>
          </table:table-cell>
          <table:table-cell table:style-name="ce6" office:value-type="string" calcext:value-type="string">
            <text:p>小港國民中學「購置資訊教學設備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2079.85" calcext:value-type="float">
            <text:p><text:s/>2,080 </text:p>
          </table:table-cell>
          <table:table-cell table:style-name="ce20" office:value-type="float" office:value="1850" calcext:value-type="float">
            <text:p><text:s/>1,8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學學系統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麗娜</text:p>
          </table:table-cell>
          <table:table-cell table:style-name="ce6" office:value-type="string" calcext:value-type="string">
            <text:p>前鎮區樂群國民小學「充實多功能教室暨教師研究室設備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230" calcext:value-type="float">
            <text:p><text:s/>23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皓晶辦公家具有限公司</text:p>
          </table:table-cell>
          <table:table-cell table:number-columns-repeated="1015"/>
        </table:table-row>
        <table:table-row table:style-name="ro14">
          <table:table-cell table:style-name="ce5" office:value-type="string" calcext:value-type="string">
            <text:p>俄鄧‧殷艾</text:p>
          </table:table-cell>
          <table:table-cell table:style-name="ce6" office:value-type="string" calcext:value-type="string">
            <text:p>鳳山區南成國民小學「改善圖書室空調設備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304.566" calcext:value-type="float">
            <text:p><text:s/>305 </text:p>
          </table:table-cell>
          <table:table-cell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竑偉企業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伊斯坦大‧貝雅夫‧正福</text:p>
          </table:table-cell>
          <table:table-cell table:style-name="ce6" office:value-type="string" calcext:value-type="string">
            <text:p>鼓山區鼓山國民小學「棒球隊雙層床設備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240" calcext:value-type="float">
            <text:p><text:s/>24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益瀅企業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伊斯坦大‧貝雅夫‧正福</text:p>
          </table:table-cell>
          <table:table-cell table:style-name="ce6" office:value-type="string" calcext:value-type="string">
            <text:p>左營區文府國民小學「家政教室空調工程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75" calcext:value-type="float">
            <text:p><text:s/>17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Y旺實業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伊斯坦大‧貝雅夫‧正福</text:p>
          </table:table-cell>
          <table:table-cell table:style-name="ce6" office:value-type="string" calcext:value-type="string">
            <text:p>三民區光武國民小學「購置電子白板及教具收納櫃設備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974.2" calcext:value-type="float">
            <text:p><text:s/>97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9">
          <table:table-cell table:style-name="ce6" office:value-type="string" calcext:value-type="string">
            <text:p>伊斯坦大‧貝雅夫‧正福</text:p>
          </table:table-cell>
          <table:table-cell table:style-name="ce6" office:value-type="string" calcext:value-type="string">
            <text:p>前鎮區瑞豐國民小學「改善及E化教學環境設備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976" calcext:value-type="float">
            <text:p><text:s/>976 </text:p>
          </table:table-cell>
          <table:table-cell table:style-name="ce20" office:value-type="float" office:value="900" calcext:value-type="float">
            <text:p><text:s/>9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證豪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青年國民中學「E化教學設備-數位廣播主機等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250" calcext:value-type="float">
            <text:p><text:s/>2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嵩鼎新企業社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鍾盛有</text:p>
          </table:table-cell>
          <table:table-cell table:style-name="ce6" office:value-type="string" calcext:value-type="string">
            <text:p>美濃區美濃國民小學「遊戲器材」</text:p>
          </table:table-cell>
          <table:table-cell table:style-name="ce14" office:value-type="string" calcext:value-type="string">
            <text:p>美濃區</text:p>
          </table:table-cell>
          <table:table-cell table:style-name="ce20" office:value-type="float" office:value="547.4" calcext:value-type="float">
            <text:p><text:s/>547 </text:p>
          </table:table-cell>
          <table:table-cell table:style-name="ce20" office:value-type="float" office:value="540" calcext:value-type="float">
            <text:p><text:s/>54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鴻倫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義迪</text:p>
          </table:table-cell>
          <table:table-cell table:style-name="ce6" office:value-type="string" calcext:value-type="string">
            <text:p>旗山國民中學「充實校園安全設備」</text:p>
          </table:table-cell>
          <table:table-cell table:style-name="ce14" office:value-type="string" calcext:value-type="string">
            <text:p>旗山區</text:p>
          </table:table-cell>
          <table:table-cell table:style-name="ce20" office:value-type="float" office:value="987.846" calcext:value-type="float">
            <text:p><text:s/>988 </text:p>
          </table:table-cell>
          <table:table-cell table:style-name="ce20" office:value-type="float" office:value="563.668" calcext:value-type="float">
            <text:p><text:s/>564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奕翔視訊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義迪</text:p>
          </table:table-cell>
          <table:table-cell table:style-name="ce6" office:value-type="string" calcext:value-type="string">
            <text:p>內門區內門國民小學「充實多媒體教室設備」</text:p>
          </table:table-cell>
          <table:table-cell table:style-name="ce14" office:value-type="string" calcext:value-type="string">
            <text:p>內門區</text:p>
          </table:table-cell>
          <table:table-cell table:number-columns-repeated="2" table:style-name="ce20" office:value-type="float" office:value="950" calcext:value-type="float">
            <text:p><text:s/>95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弘科電腦科技有限公司</text:p>
            <text:p>華雄冷凍空調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義迪</text:p>
          </table:table-cell>
          <table:table-cell table:style-name="ce6" office:value-type="string" calcext:value-type="string">
            <text:p>內門區內門國民小學「充實禮堂視聽設備」</text:p>
          </table:table-cell>
          <table:table-cell table:style-name="ce14" office:value-type="string" calcext:value-type="string">
            <text:p>內門區</text:p>
          </table:table-cell>
          <table:table-cell table:number-columns-repeated="2" table:style-name="ce20" office:value-type="float" office:value="990" calcext:value-type="float">
            <text:p><text:s/>990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弘科電腦科技有限公司</text:p>
            <text:p>華雄冷凍空調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義迪</text:p>
          </table:table-cell>
          <table:table-cell table:style-name="ce6" office:value-type="string" calcext:value-type="string">
            <text:p>美濃區福安國民小學「增設收納櫃、資訊講桌、電腦等設備」</text:p>
          </table:table-cell>
          <table:table-cell table:style-name="ce14" office:value-type="string" calcext:value-type="string">
            <text:p>美濃區</text:p>
          </table:table-cell>
          <table:table-cell table:style-name="ce20" office:value-type="float" office:value="430" calcext:value-type="float">
            <text:p><text:s/>430 </text:p>
          </table:table-cell>
          <table:table-cell table:style-name="ce20" office:value-type="float" office:value="379.335" calcext:value-type="float">
            <text:p><text:s/>37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義迪</text:p>
          </table:table-cell>
          <table:table-cell table:style-name="ce6" office:value-type="string" calcext:value-type="string">
            <text:p>旗山區嶺口國民小學「改善教學環境及設備」</text:p>
          </table:table-cell>
          <table:table-cell table:style-name="ce14" office:value-type="string" calcext:value-type="string">
            <text:p>旗山區</text:p>
          </table:table-cell>
          <table:table-cell table:style-name="ce20" office:value-type="float" office:value="800" calcext:value-type="float">
            <text:p><text:s/>800 </text:p>
          </table:table-cell>
          <table:table-cell table:style-name="ce20" office:value-type="float" office:value="794.2" calcext:value-type="float">
            <text:p><text:s/>794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泓企業社</text:p>
          </table:table-cell>
          <table:table-cell table:number-columns-repeated="1015"/>
        </table:table-row>
        <table:table-row table:style-name="ro10">
          <table:table-cell table:style-name="ce5" office:value-type="string" calcext:value-type="string">
            <text:p>林義迪</text:p>
          </table:table-cell>
          <table:table-cell table:style-name="ce6" office:value-type="string" calcext:value-type="string">
            <text:p>美濃區美濃國民小學「改善教學環境及設備」</text:p>
          </table:table-cell>
          <table:table-cell table:style-name="ce14" office:value-type="string" calcext:value-type="string">
            <text:p>美濃區</text:p>
          </table:table-cell>
          <table:table-cell table:number-columns-repeated="2" table:style-name="ce20" office:value-type="float" office:value="400" calcext:value-type="float">
            <text:p><text:s/>4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泓企業社</text:p>
          </table:table-cell>
          <table:table-cell table:number-columns-repeated="1015"/>
        </table:table-row>
        <table:table-row table:style-name="ro10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燕巢國民中學「行建台及校園廣播系統設備」</text:p>
          </table:table-cell>
          <table:table-cell table:style-name="ce14" office:value-type="string" calcext:value-type="string">
            <text:p>燕巢區</text:p>
          </table:table-cell>
          <table:table-cell table:number-columns-repeated="2" table:style-name="ce20" office:value-type="float" office:value="121" calcext:value-type="float">
            <text:p><text:s/>121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興林電子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明澤</text:p>
          </table:table-cell>
          <table:table-cell table:style-name="ce6" office:value-type="string" calcext:value-type="string">
            <text:p>湖內區海埔國民小學「改善教學設備-購置可調式課桌椅」</text:p>
          </table:table-cell>
          <table:table-cell table:style-name="ce14" office:value-type="string" calcext:value-type="string">
            <text:p>湖內區</text:p>
          </table:table-cell>
          <table:table-cell table:style-name="ce20" office:value-type="float" office:value="400" calcext:value-type="float">
            <text:p><text:s/>400 </text:p>
          </table:table-cell>
          <table:table-cell table:style-name="ce20" office:value-type="float" office:value="320" calcext:value-type="float">
            <text:p><text:s/>320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森錩國際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明澤</text:p>
          </table:table-cell>
          <table:table-cell table:style-name="ce6" office:value-type="string" calcext:value-type="string">
            <text:p>湖內區明宗國民小學「改善教學設備-學生課桌椅更新」</text:p>
          </table:table-cell>
          <table:table-cell table:style-name="ce14" office:value-type="string" calcext:value-type="string">
            <text:p>湖內區</text:p>
          </table:table-cell>
          <table:table-cell table:number-columns-repeated="2" table:style-name="ce20" office:value-type="float" office:value="216" calcext:value-type="float">
            <text:p><text:s/>216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全存保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蘇琦莉</text:p>
          </table:table-cell>
          <table:table-cell table:style-name="ce6" office:value-type="string" calcext:value-type="string">
            <text:p>茄萣國民中學「改善教學設備-短焦互動投影機等設備」</text:p>
          </table:table-cell>
          <table:table-cell table:style-name="ce14" office:value-type="string" calcext:value-type="string">
            <text:p>茄萣區</text:p>
          </table:table-cell>
          <table:table-cell table:style-name="ce20" office:value-type="float" office:value="599.704" calcext:value-type="float">
            <text:p><text:s/>600 </text:p>
          </table:table-cell>
          <table:table-cell table:style-name="ce20" office:value-type="float" office:value="503.6" calcext:value-type="float">
            <text:p><text:s/>504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嘉昌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福森</text:p>
          </table:table-cell>
          <table:table-cell table:style-name="ce6" office:value-type="string" calcext:value-type="string">
            <text:p>旗山區旗山國民小學「改善校園停車場-彈性橡膠磚鋪設」</text:p>
          </table:table-cell>
          <table:table-cell table:style-name="ce14" office:value-type="string" calcext:value-type="string">
            <text:p>旗山區</text:p>
          </table:table-cell>
          <table:table-cell table:style-name="ce20" office:value-type="float" office:value="265.8" calcext:value-type="float">
            <text:p><text:s/>266 </text:p>
          </table:table-cell>
          <table:table-cell table:style-name="ce20" office:value-type="float" office:value="260" calcext:value-type="float">
            <text:p><text:s/>26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峰欣土木包工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翁瑞珠</text:p>
          </table:table-cell>
          <table:table-cell table:style-name="ce6" office:value-type="string" calcext:value-type="string">
            <text:p>燕巢區金山國民小學購置「大型禮堂視聽椅、塑膠掃具櫃及鞋櫃」</text:p>
          </table:table-cell>
          <table:table-cell table:style-name="ce14" office:value-type="string" calcext:value-type="string">
            <text:p>燕巢區</text:p>
          </table:table-cell>
          <table:table-cell table:style-name="ce20" office:value-type="float" office:value="530" calcext:value-type="float">
            <text:p><text:s/>530 </text:p>
          </table:table-cell>
          <table:table-cell table:style-name="ce20" office:value-type="float" office:value="527" calcext:value-type="float">
            <text:p><text:s/>527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翁瑞珠</text:p>
          </table:table-cell>
          <table:table-cell table:style-name="ce6" office:value-type="string" calcext:value-type="string">
            <text:p>岡山區和平國民小學「裝設廣播系統及數位行動教學系統」</text:p>
          </table:table-cell>
          <table:table-cell table:style-name="ce14" office:value-type="string" calcext:value-type="string">
            <text:p>岡山區</text:p>
          </table:table-cell>
          <table:table-cell table:style-name="ce20" office:value-type="float" office:value="950" calcext:value-type="float">
            <text:p><text:s/>950 </text:p>
          </table:table-cell>
          <table:table-cell table:style-name="ce20" office:value-type="float" office:value="694.796" calcext:value-type="float">
            <text:p><text:s/>695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權陽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翁瑞珠</text:p>
          </table:table-cell>
          <table:table-cell table:style-name="ce6" office:value-type="string" calcext:value-type="string">
            <text:p>梓官區梓官國民小學「裝設校園廣播系統與液晶顯示器」</text:p>
          </table:table-cell>
          <table:table-cell table:style-name="ce14" office:value-type="string" calcext:value-type="string">
            <text:p>梓官區</text:p>
          </table:table-cell>
          <table:table-cell table:style-name="ce20" office:value-type="float" office:value="1900" calcext:value-type="float">
            <text:p><text:s/>1,900 </text:p>
          </table:table-cell>
          <table:table-cell table:style-name="ce20" office:value-type="float" office:value="1745.655" calcext:value-type="float">
            <text:p><text:s/>1,746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紘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翁瑞珠</text:p>
          </table:table-cell>
          <table:table-cell table:style-name="ce6" office:value-type="string" calcext:value-type="string">
            <text:p>橋頭區橋頭國民小學「購置二極體彩色顯示屏系統及多功能桌椅等」</text:p>
          </table:table-cell>
          <table:table-cell table:style-name="ce14" office:value-type="string" calcext:value-type="string">
            <text:p>橋頭區</text:p>
          </table:table-cell>
          <table:table-cell table:style-name="ce20" office:value-type="float" office:value="1685" calcext:value-type="float">
            <text:p><text:s/>1,685 </text:p>
          </table:table-cell>
          <table:table-cell table:style-name="ce20" office:value-type="float" office:value="1684" calcext:value-type="float">
            <text:p><text:s/>1,684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泓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翁瑞珠</text:p>
          </table:table-cell>
          <table:table-cell table:style-name="ce6" office:value-type="string" calcext:value-type="string">
            <text:p>彌陀區彌陀國民中學「裝設網路攝影機及監控儲存伺服器等」</text:p>
          </table:table-cell>
          <table:table-cell table:style-name="ce14" office:value-type="string" calcext:value-type="string">
            <text:p>彌陀區</text:p>
          </table:table-cell>
          <table:table-cell table:style-name="ce20" office:value-type="float" office:value="980" calcext:value-type="float">
            <text:p><text:s/>980 </text:p>
          </table:table-cell>
          <table:table-cell table:style-name="ce20" office:value-type="float" office:value="554.556" calcext:value-type="float">
            <text:p><text:s/>555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紘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翁瑞珠</text:p>
          </table:table-cell>
          <table:table-cell table:style-name="ce6" office:value-type="string" calcext:value-type="string">
            <text:p>岡山區竹圍國民小學「購置收納櫃及更新教室LED節能燈具」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950" calcext:value-type="float">
            <text:p><text:s/>9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泓企業社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麗珍</text:p>
          </table:table-cell>
          <table:table-cell table:style-name="ce6" office:value-type="string" calcext:value-type="string">
            <text:p>右昌國民中學「教室教具收納櫃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950" calcext:value-type="float">
            <text:p><text:s/>9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7">
          <table:table-cell table:style-name="ce5" office:value-type="string" calcext:value-type="string">
            <text:p>陳麗珍</text:p>
          </table:table-cell>
          <table:table-cell table:style-name="ce6" office:value-type="string" calcext:value-type="string">
            <text:p>左營區屏山國民小學「班級教室防焰窗簾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375" calcext:value-type="float">
            <text:p><text:s/>37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悅文教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麗珍</text:p>
          </table:table-cell>
          <table:table-cell table:style-name="ce6" office:value-type="string" calcext:value-type="string">
            <text:p>左營區新上國民小學「教學大樓防焰窗簾級班級學生鞋櫃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700" calcext:value-type="float">
            <text:p><text:s/>700 </text:p>
          </table:table-cell>
          <table:table-cell table:style-name="ce20" office:value-type="float" office:value="660" calcext:value-type="float">
            <text:p><text:s/>66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長虹窗帘布行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麗珍</text:p>
          </table:table-cell>
          <table:table-cell table:style-name="ce6" office:value-type="string" calcext:value-type="string">
            <text:p>左營區福山國民小學「班級電腦、液晶螢幕及投影機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855" calcext:value-type="float">
            <text:p><text:s/>855 </text:p>
          </table:table-cell>
          <table:table-cell table:style-name="ce20" office:value-type="float" office:value="805" calcext:value-type="float">
            <text:p><text:s/>805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泓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眉蓁</text:p>
          </table:table-cell>
          <table:table-cell table:style-name="ce6" office:value-type="string" calcext:value-type="string">
            <text:p>福山國民中學「增購國樂社樂器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274" calcext:value-type="float">
            <text:p><text:s/>27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豪聲樂器木業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眉蓁</text:p>
          </table:table-cell>
          <table:table-cell table:style-name="ce6" office:value-type="string" calcext:value-type="string">
            <text:p>楠梓區莒光國民小學「冷氣機更新暨廚房純水設備購置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藍星木</text:p>
          </table:table-cell>
          <table:table-cell table:style-name="ce6" office:value-type="string" calcext:value-type="string">
            <text:p>楠梓區莒光國民小學「莒光樓樓梯間安全設施改善工程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198" calcext:value-type="float">
            <text:p><text:s/>19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盛達土木包工業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正興國民中學「設置更衣淋浴間設施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120" calcext:value-type="float">
            <text:p><text:s/>12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明義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溪埔國民中學「班級電腦設備、會議室廣播系統及風雨球場館內視聽設備」</text:p>
          </table:table-cell>
          <table:table-cell table:style-name="ce14" office:value-type="string" calcext:value-type="string">
            <text:p>大樹區</text:p>
          </table:table-cell>
          <table:table-cell table:style-name="ce20" office:value-type="float" office:value="1250" calcext:value-type="float">
            <text:p><text:s/>1,25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7">
          <table:table-cell table:style-name="ce5" office:value-type="string" calcext:value-type="string">
            <text:p>許慧玉</text:p>
          </table:table-cell>
          <table:table-cell table:style-name="ce6" office:value-type="string" calcext:value-type="string">
            <text:p>鳥松區大華國民小學「教室暨行政電腦設備」</text:p>
          </table:table-cell>
          <table:table-cell table:style-name="ce14" office:value-type="string" calcext:value-type="string">
            <text:p>鳥松區</text:p>
          </table:table-cell>
          <table:table-cell table:number-columns-repeated="2" table:style-name="ce20" office:value-type="float" office:value="140" calcext:value-type="float">
            <text:p><text:s/>14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宏新資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慧玉</text:p>
          </table:table-cell>
          <table:table-cell table:style-name="ce6" office:value-type="string" calcext:value-type="string">
            <text:p>鳥松區大華國民小學「改善及充實教室投影設備」</text:p>
          </table:table-cell>
          <table:table-cell table:style-name="ce14" office:value-type="string" calcext:value-type="string">
            <text:p>鳥松區</text:p>
          </table:table-cell>
          <table:table-cell table:style-name="ce20" office:value-type="float" office:value="356" calcext:value-type="float">
            <text:p><text:s/>356 </text:p>
          </table:table-cell>
          <table:table-cell table:style-name="ce20" office:value-type="float" office:value="340" calcext:value-type="float">
            <text:p><text:s/>34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巧芝家視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喬如</text:p>
          </table:table-cell>
          <table:table-cell table:style-name="ce6" office:value-type="string" calcext:value-type="string">
            <text:p>鼓山區內惟國民小學「班級教室液晶電視設備」</text:p>
          </table:table-cell>
          <table:table-cell table:style-name="ce14" office:value-type="string" calcext:value-type="string">
            <text:p>鼓山區</text:p>
          </table:table-cell>
          <table:table-cell table:style-name="ce20" office:value-type="float" office:value="399.96" calcext:value-type="float">
            <text:p><text:s/>400 </text:p>
          </table:table-cell>
          <table:table-cell table:style-name="ce20" office:value-type="float" office:value="371.8" calcext:value-type="float">
            <text:p><text:s/>37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佰億企業社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連立堅</text:p>
          </table:table-cell>
          <table:table-cell table:style-name="ce6" office:value-type="string" calcext:value-type="string">
            <text:p>鼓山區內惟國民小學「新設遊戲區工程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雙實土木包工業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連立堅</text:p>
          </table:table-cell>
          <table:table-cell table:style-name="ce6" office:value-type="string" calcext:value-type="string">
            <text:p>鼓山區鼓山國民小學「遊樂設施更新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350" calcext:value-type="float">
            <text:p><text:s/>3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昶欣工業社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連立堅</text:p>
          </table:table-cell>
          <table:table-cell table:style-name="ce6" office:value-type="string" calcext:value-type="string">
            <text:p>鼓山區鼓岩國民小學「操場整平工程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建新景觀工程行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連立堅</text:p>
          </table:table-cell>
          <table:table-cell table:style-name="ce6" office:value-type="string" calcext:value-type="string">
            <text:p>鼓山區龍華國民小學「改善視聽教室教學設備」</text:p>
          </table:table-cell>
          <table:table-cell table:style-name="ce14" office:value-type="string" calcext:value-type="string">
            <text:p>鼓山區</text:p>
          </table:table-cell>
          <table:table-cell table:style-name="ce20" office:value-type="float" office:value="230" calcext:value-type="float">
            <text:p><text:s/>230 </text:p>
          </table:table-cell>
          <table:table-cell table:style-name="ce20" office:value-type="float" office:value="157.6" calcext:value-type="float">
            <text:p><text:s/>15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筆世代國際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連立堅</text:p>
          </table:table-cell>
          <table:table-cell table:style-name="ce6" office:value-type="string" calcext:value-type="string">
            <text:p>鼓山高級中學「教學設備改善」</text:p>
          </table:table-cell>
          <table:table-cell table:style-name="ce14" office:value-type="string" calcext:value-type="string">
            <text:p>鼓山高</text:p>
          </table:table-cell>
          <table:table-cell table:style-name="ce20" office:value-type="float" office:value="600" calcext:value-type="float">
            <text:p><text:s/>600 </text:p>
          </table:table-cell>
          <table:table-cell table:style-name="ce20" office:value-type="float" office:value="558" calcext:value-type="float">
            <text:p><text:s/>558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艾歐迪科技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蔡金晏</text:p>
          </table:table-cell>
          <table:table-cell table:style-name="ce6" office:value-type="string" calcext:value-type="string">
            <text:p>鼓山區鼓岩國民小學「LED校名裝設工程」</text:p>
          </table:table-cell>
          <table:table-cell table:style-name="ce14" office:value-type="string" calcext:value-type="string">
            <text:p>鼓山區</text:p>
          </table:table-cell>
          <table:table-cell table:style-name="ce20" office:value-type="float" office:value="270" calcext:value-type="float">
            <text:p><text:s/>27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黃淑美</text:p>
          </table:table-cell>
          <table:table-cell table:style-name="ce6" office:value-type="string" calcext:value-type="string">
            <text:p>三民區東光國民小學「購置互動式短焦投影機等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900" calcext:value-type="float">
            <text:p><text:s/>900 </text:p>
          </table:table-cell>
          <table:table-cell table:style-name="ce20" office:value-type="float" office:value="744.104" calcext:value-type="float">
            <text:p><text:s/>744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炳昌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淑美</text:p>
          </table:table-cell>
          <table:table-cell table:style-name="ce6" office:value-type="string" calcext:value-type="string">
            <text:p>三民區光武國民小學「購置互動式電子白板等設備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900" calcext:value-type="float">
            <text:p><text:s/>9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黃淑美</text:p>
          </table:table-cell>
          <table:table-cell table:style-name="ce6" office:value-type="string" calcext:value-type="string">
            <text:p>三民區獅湖國民小學「購置互動式短焦投影機等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550" calcext:value-type="float">
            <text:p><text:s/>550 </text:p>
          </table:table-cell>
          <table:table-cell table:style-name="ce20" office:value-type="float" office:value="489" calcext:value-type="float">
            <text:p><text:s/>48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育青教育器材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童燕珍</text:p>
          </table:table-cell>
          <table:table-cell table:style-name="ce6" office:value-type="string" calcext:value-type="string">
            <text:p>三民區獅湖國民小學「購置短焦投影機及互動式白板等設備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942.69" calcext:value-type="float">
            <text:p><text:s/>943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育青教育器材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郭建盟</text:p>
          </table:table-cell>
          <table:table-cell table:style-name="ce6" office:value-type="string" calcext:value-type="string">
            <text:p>新興區信義國民小學「活動中心地下室車道及伸縮縫暨鐵捲門整修工程」</text:p>
          </table:table-cell>
          <table:table-cell table:style-name="ce14" office:value-type="string" calcext:value-type="string">
            <text:p>新興區</text:p>
          </table:table-cell>
          <table:table-cell table:style-name="ce20" office:value-type="float" office:value="293.878" calcext:value-type="float">
            <text:p><text:s/>294 </text:p>
          </table:table-cell>
          <table:table-cell table:style-name="ce20" office:value-type="float" office:value="165" calcext:value-type="float">
            <text:p><text:s/>16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國際得利捲門金屬建材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郭建盟</text:p>
          </table:table-cell>
          <table:table-cell table:style-name="ce6" office:value-type="string" calcext:value-type="string">
            <text:p>技擊館西側綠地公園施作綠美化工程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838.635" calcext:value-type="float">
            <text:p><text:s/>839 </text:p>
          </table:table-cell>
          <table:table-cell table:style-name="ce20" office:value-type="string" office:string-value="尚未核定" calcext:value-type="string">
            <text:p><text:s/>尚未核定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蕭永達</text:p>
          </table:table-cell>
          <table:table-cell table:style-name="ce6" office:value-type="string" calcext:value-type="string">
            <text:p>中正高級中學「重量訓練教室場地改善工程等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1860.336" calcext:value-type="float">
            <text:p><text:s/>1,860 </text:p>
          </table:table-cell>
          <table:table-cell table:style-name="ce20" office:value-type="float" office:value="1860" calcext:value-type="float">
            <text:p><text:s/>1,86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遠博興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慧文</text:p>
          </table:table-cell>
          <table:table-cell table:style-name="ce6" office:value-type="string" calcext:value-type="string">
            <text:p>鳳甲國民中學「南棟東側3間教師辦公室之OA辦公設備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250" calcext:value-type="float">
            <text:p><text:s/>2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7">
          <table:table-cell table:style-name="ce5" office:value-type="string" calcext:value-type="string">
            <text:p>李雅靜</text:p>
          </table:table-cell>
          <table:table-cell table:style-name="ce6" office:value-type="string" calcext:value-type="string">
            <text:p>鳳山區福誠高中「活動中心設備改善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陳粹鑾</text:p>
          </table:table-cell>
          <table:table-cell table:style-name="ce6" office:value-type="string" calcext:value-type="string">
            <text:p>鳳山區五福國民小學「汰換學生課桌椅、防焰窗簾等設備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527.594" calcext:value-type="float">
            <text:p><text:s/>528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蘇炎城</text:p>
          </table:table-cell>
          <table:table-cell table:style-name="ce6" office:value-type="string" calcext:value-type="string">
            <text:p>左營區福山國民小學「購置快速印刷機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45" calcext:value-type="float">
            <text:p><text:s/>145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元茂國際企業股份有限公司高雄分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順進</text:p>
          </table:table-cell>
          <table:table-cell table:style-name="ce6" office:value-type="string" calcext:value-type="string">
            <text:p>小港區小港國民小學「教室窗簾更新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436.044" calcext:value-type="float">
            <text:p><text:s/>436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美窗帘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鄭光峰</text:p>
          </table:table-cell>
          <table:table-cell table:style-name="ce6" office:value-type="string" calcext:value-type="string">
            <text:p>小港區二苓國民小學「購置禮堂摺合椅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299.975" calcext:value-type="float">
            <text:p><text:s/>300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浩翔實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鄭光峰</text:p>
          </table:table-cell>
          <table:table-cell table:style-name="ce6" office:value-type="string" calcext:value-type="string">
            <text:p>前鎮區瑞祥國民小學「互動式單槍投影機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松科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鄭光峰</text:p>
          </table:table-cell>
          <table:table-cell table:style-name="ce6" office:value-type="string" calcext:value-type="string">
            <text:p>小港區華山國民小學「自然領域昆蟲養殖及觀察研究設備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202" calcext:value-type="float">
            <text:p><text:s/>20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頂揚科技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林宛蓉</text:p>
          </table:table-cell>
          <table:table-cell table:style-name="ce6" office:value-type="string" calcext:value-type="string">
            <text:p>餐旅國民中學「改善籃球場場地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219.16" calcext:value-type="float">
            <text:p><text:s/>219 </text:p>
          </table:table-cell>
          <table:table-cell table:style-name="ce26" office:value-type="string" calcext:value-type="string">
            <text:p>教育業務發展管理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7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前鎮區獅甲國民小學「充實圖書設備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450" calcext:value-type="float">
            <text:p><text:s/>45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喬松企業行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三民國民中學「校園安全監控系統、更新行政電腦及擴充數位攝影教學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900" calcext:value-type="float">
            <text:p><text:s/>900 </text:p>
          </table:table-cell>
          <table:table-cell table:style-name="ce20" office:value-type="float" office:value="895.9" calcext:value-type="float">
            <text:p><text:s/>896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雅士照相器材行</text:p>
            <text:p>福倍視聽企業行</text:p>
            <text:p>林響電腦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柯路加</text:p>
          </table:table-cell>
          <table:table-cell table:style-name="ce6" office:value-type="string" calcext:value-type="string">
            <text:p>杉林區杉林國民小學「遊戲器材」</text:p>
          </table:table-cell>
          <table:table-cell table:style-name="ce14" office:value-type="string" calcext:value-type="string">
            <text:p>杉林區</text:p>
          </table:table-cell>
          <table:table-cell table:style-name="ce20" office:value-type="float" office:value="547.4" calcext:value-type="float">
            <text:p><text:s/>547 </text:p>
          </table:table-cell>
          <table:table-cell table:style-name="ce20" office:value-type="float" office:value="540" calcext:value-type="float">
            <text:p><text:s/>54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育青教育器材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柯路加</text:p>
          </table:table-cell>
          <table:table-cell table:style-name="ce6" office:value-type="string" calcext:value-type="string">
            <text:p>旗山區旗山國民小學「遊戲器材」</text:p>
          </table:table-cell>
          <table:table-cell table:style-name="ce14" office:value-type="string" calcext:value-type="string">
            <text:p>旗山區</text:p>
          </table:table-cell>
          <table:table-cell table:style-name="ce20" office:value-type="float" office:value="927" calcext:value-type="float">
            <text:p><text:s/>927 </text:p>
          </table:table-cell>
          <table:table-cell table:style-name="ce20" office:value-type="float" office:value="920" calcext:value-type="float">
            <text:p><text:s/>92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育青教育器材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柯路加</text:p>
          </table:table-cell>
          <table:table-cell table:style-name="ce6" office:value-type="string" calcext:value-type="string">
            <text:p>福山國民中學「建置多媒體資訊看板系統資料庫及節目製作與維運管理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839.5" calcext:value-type="float">
            <text:p><text:s/>84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柯路加</text:p>
          </table:table-cell>
          <table:table-cell table:style-name="ce6" office:value-type="string" calcext:value-type="string">
            <text:p>旗山國民中學「建置多媒體資訊看板系統資料庫及節目製作與維運管理」</text:p>
          </table:table-cell>
          <table:table-cell table:style-name="ce14" office:value-type="string" calcext:value-type="string">
            <text:p>旗山區</text:p>
          </table:table-cell>
          <table:table-cell table:style-name="ce20" office:value-type="float" office:value="1113.2" calcext:value-type="float">
            <text:p><text:s/>1,113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教育局</text:p>
          </table:table-cell>
          <table:table-cell table:style-name="ce26" table:number-columns-repeated="2"/>
          <table:table-cell table:number-columns-repeated="1015"/>
        </table:table-row>
        <table:table-row table:style-name="ro9">
          <table:table-cell table:style-name="ce6" office:value-type="string" calcext:value-type="string">
            <text:p>伊斯坦大‧貝雅夫‧正福</text:p>
          </table:table-cell>
          <table:table-cell table:style-name="ce6" office:value-type="string" calcext:value-type="string">
            <text:p>桃源國民中學「充實校園教學設備」</text:p>
          </table:table-cell>
          <table:table-cell table:style-name="ce14" office:value-type="string" calcext:value-type="string">
            <text:p>桃源區</text:p>
          </table:table-cell>
          <table:table-cell table:number-columns-repeated="2" table:style-name="ce20" office:value-type="float" office:value="700" calcext:value-type="float">
            <text:p><text:s/>700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定懋實業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伊斯坦大‧貝雅夫‧正福</text:p>
          </table:table-cell>
          <table:table-cell table:style-name="ce6" office:value-type="string" calcext:value-type="string">
            <text:p>大寮區翁園國民小學「互動式投影機及印表機等」</text:p>
          </table:table-cell>
          <table:table-cell table:style-name="ce14" office:value-type="string" calcext:value-type="string">
            <text:p>大寮區</text:p>
          </table:table-cell>
          <table:table-cell table:style-name="ce20" office:value-type="float" office:value="400" calcext:value-type="float">
            <text:p><text:s/>400 </text:p>
          </table:table-cell>
          <table:table-cell table:style-name="ce20" office:value-type="float" office:value="346.8" calcext:value-type="float">
            <text:p><text:s/>347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恆馳資訊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唐惠美</text:p>
          </table:table-cell>
          <table:table-cell table:style-name="ce6" office:value-type="string" calcext:value-type="string">
            <text:p>三民區光武國民小學「購置電子白板及教具收納櫃設備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988" calcext:value-type="float">
            <text:p><text:s/>988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唐惠美</text:p>
          </table:table-cell>
          <table:table-cell table:style-name="ce6" office:value-type="string" calcext:value-type="string">
            <text:p>鳳山區文山國民小學「教室電腦及多功能語音教學系統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985.552" calcext:value-type="float">
            <text:p><text:s/>986 </text:p>
          </table:table-cell>
          <table:table-cell table:style-name="ce20" office:value-type="float" office:value="840.7" calcext:value-type="float">
            <text:p><text:s/>841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龍馥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唐惠美</text:p>
          </table:table-cell>
          <table:table-cell table:style-name="ce6" office:value-type="string" calcext:value-type="string">
            <text:p>三民區正興國民小學「增購投影機設備及多功能課桌椅等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990" calcext:value-type="float">
            <text:p><text:s/>990 </text:p>
          </table:table-cell>
          <table:table-cell table:style-name="ce20" office:value-type="float" office:value="945" calcext:value-type="float">
            <text:p><text:s/>945 </text:p>
          </table:table-cell>
          <table:table-cell table:style-name="ce26" office:value-type="string" calcext:value-type="string">
            <text:p>教育業務發展管理、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泓企業社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唐惠美</text:p>
          </table:table-cell>
          <table:table-cell table:style-name="ce6" office:value-type="string" calcext:value-type="string">
            <text:p>苓雅區四維國民小學「防焰窗簾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548.6" calcext:value-type="float">
            <text:p><text:s/>549 </text:p>
          </table:table-cell>
          <table:table-cell table:style-name="ce20" office:value-type="float" office:value="548.592" calcext:value-type="float">
            <text:p><text:s/>549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泓企業社</text:p>
          </table:table-cell>
          <table:table-cell table:number-columns-repeated="1015"/>
        </table:table-row>
        <table:table-row table:style-name="ro20">
          <table:table-cell table:style-name="ce5" office:value-type="string" calcext:value-type="string">
            <text:p>蘇炎城</text:p>
          </table:table-cell>
          <table:table-cell table:style-name="ce6" office:value-type="string" calcext:value-type="string">
            <text:p>鳳山區五福國民小學「購置繪本電子書設備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792" calcext:value-type="float">
            <text:p><text:s/>792 </text:p>
          </table:table-cell>
          <table:table-cell table:style-name="ce26" office:value-type="string" calcext:value-type="string">
            <text:p>一般建築及設備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松霖文教實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郭建盟</text:p>
          </table:table-cell>
          <table:table-cell table:style-name="ce6" office:value-type="string" calcext:value-type="string">
            <text:p>新興第一公有市場「監視錄影系統設備」</text:p>
          </table:table-cell>
          <table:table-cell table:style-name="ce14" office:value-type="string" calcext:value-type="string">
            <text:p>新興第一公有市場</text:p>
          </table:table-cell>
          <table:table-cell table:number-columns-repeated="2" table:style-name="ce20" office:value-type="float" office:value="225" calcext:value-type="float">
            <text:p><text:s/>225 </text:p>
          </table:table-cell>
          <table:table-cell table:style-name="ce26" office:value-type="string" calcext:value-type="string">
            <text:p>市場管理-零售市場暨攤販管理</text:p>
          </table:table-cell>
          <table:table-cell table:style-name="ce26" office:value-type="string" calcext:value-type="string">
            <text:p>經濟發展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許福森</text:p>
          </table:table-cell>
          <table:table-cell table:style-name="ce6" office:value-type="string" calcext:value-type="string">
            <text:p>燕巢區掩埋場後方戰備跑道修復工程</text:p>
          </table:table-cell>
          <table:table-cell table:style-name="ce14" office:value-type="string" calcext:value-type="string">
            <text:p>燕巢區</text:p>
          </table:table-cell>
          <table:table-cell table:number-columns-repeated="2" table:style-name="ce20" office:value-type="float" office:value="1500" calcext:value-type="float">
            <text:p><text:s/>1,500 </text:p>
          </table:table-cell>
          <table:table-cell table:style-name="ce26" office:value-type="string" calcext:value-type="string">
            <text:p>道路橋梁廣場地景工程-新建道路橋梁廣場地景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關聖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福森</text:p>
          </table:table-cell>
          <table:table-cell table:style-name="ce6" office:value-type="string" calcext:value-type="string">
            <text:p>燕巢區掩埋場後方戰備跑道修復工程</text:p>
          </table:table-cell>
          <table:table-cell table:style-name="ce14" office:value-type="string" calcext:value-type="string">
            <text:p>燕巢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道路橋梁廣場地景工程-新建道路橋梁廣場地景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關聖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明澤</text:p>
          </table:table-cell>
          <table:table-cell table:style-name="ce6" office:value-type="string" calcext:value-type="string">
            <text:p>路竹區大德路277巷新闢道路工程</text:p>
          </table:table-cell>
          <table:table-cell table:style-name="ce14" office:value-type="string" calcext:value-type="string">
            <text:p>路竹區</text:p>
          </table:table-cell>
          <table:table-cell table:number-columns-repeated="2" table:style-name="ce20" office:value-type="float" office:value="467" calcext:value-type="float">
            <text:p><text:s/>467 </text:p>
          </table:table-cell>
          <table:table-cell table:style-name="ce26" office:value-type="string" calcext:value-type="string">
            <text:p>道路橋梁廣場地景工程-新建道路橋梁廣場地景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廣宇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周鍾㴴</text:p>
          </table:table-cell>
          <table:table-cell table:style-name="ce6" office:value-type="string" calcext:value-type="string">
            <text:p>楠梓區興楠路203巷92弄打通工程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1946" calcext:value-type="float">
            <text:p><text:s/>1,946 </text:p>
          </table:table-cell>
          <table:table-cell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道路橋梁廣場地景工程-新建道路橋梁廣場地景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暫停不執行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大寮區鳳屏二路362巷打通工程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3000" calcext:value-type="float">
            <text:p><text:s/>3,000 </text:p>
          </table:table-cell>
          <table:table-cell table:style-name="ce26" office:value-type="string" calcext:value-type="string">
            <text:p>道路橋梁廣場地景工程-新建道路橋梁廣場地景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保留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大寮區翁園路月天寺前橋樑欄杆及路面修繕工程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道路橋梁廣場地景工程-新建道路橋梁廣場地景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豐聰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洪平朗</text:p>
          </table:table-cell>
          <table:table-cell table:style-name="ce6" office:value-type="string" calcext:value-type="string">
            <text:p>田寮區新興里「龍鳳寺前巷道拓寬改善工程」</text:p>
          </table:table-cell>
          <table:table-cell table:style-name="ce14" office:value-type="string" calcext:value-type="string">
            <text:p>田寮區</text:p>
          </table:table-cell>
          <table:table-cell table:number-columns-repeated="2" table:style-name="ce20" office:value-type="float" office:value="1169" calcext:value-type="float">
            <text:p><text:s/>1,169 </text:p>
          </table:table-cell>
          <table:table-cell table:style-name="ce26" office:value-type="string" calcext:value-type="string">
            <text:p>道路橋梁廣場地景工程-新建道路橋梁廣場地景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鑫豐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田寮區大同里菜堂橋旁道路低漥易淹水改善工程</text:p>
          </table:table-cell>
          <table:table-cell table:style-name="ce14" office:value-type="string" calcext:value-type="string">
            <text:p>田寮區</text:p>
          </table:table-cell>
          <table:table-cell table:number-columns-repeated="2" table:style-name="ce20" office:value-type="float" office:value="400" calcext:value-type="float">
            <text:p><text:s/>400 </text:p>
          </table:table-cell>
          <table:table-cell table:style-name="ce26" office:value-type="string" calcext:value-type="string">
            <text:p>道路橋梁廣場地景工程-新建道路橋梁廣場地景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晉乾營造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黃天煌</text:p>
          </table:table-cell>
          <table:table-cell table:style-name="ce6" office:value-type="string" calcext:value-type="string">
            <text:p>大寮區中興里「自由路129巷、155巷接中正路88巷128弄道路（山子頂段3197-5地號）圳溝設跨溝建造物工程」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467" calcext:value-type="float">
            <text:p><text:s/>467 </text:p>
          </table:table-cell>
          <table:table-cell table:style-name="ce26" office:value-type="string" calcext:value-type="string">
            <text:p>道路橋梁廣場地景工程-新建道路橋梁廣場地景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保留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林園區田厝路100巷打通工程</text:p>
          </table:table-cell>
          <table:table-cell table:style-name="ce14" office:value-type="string" calcext:value-type="string">
            <text:p>林園區</text:p>
          </table:table-cell>
          <table:table-cell table:number-columns-repeated="2" table:style-name="ce20" office:value-type="float" office:value="2000" calcext:value-type="float">
            <text:p><text:s/>2,000 </text:p>
          </table:table-cell>
          <table:table-cell table:style-name="ce26" office:value-type="string" calcext:value-type="string">
            <text:p>道路橋梁廣場地景工程-新建道路橋梁廣場地景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保留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富寶</text:p>
          </table:table-cell>
          <table:table-cell table:style-name="ce6" office:value-type="string" calcext:value-type="string">
            <text:p>高131線堤防道路旁路面改善工程</text:p>
          </table:table-cell>
          <table:table-cell table:style-name="ce14" office:value-type="string" calcext:value-type="string">
            <text:p>六龜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道路橋梁廣場地景工程-新建道路橋梁廣場地景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高僑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湖內區湖內里「民族街501巷內產業道路鋪設水泥工程」</text:p>
          </table:table-cell>
          <table:table-cell table:style-name="ce14" office:value-type="string" calcext:value-type="string">
            <text:p>湖內區</text:p>
          </table:table-cell>
          <table:table-cell table:number-columns-repeated="2" table:style-name="ce20" office:value-type="float" office:value="220" calcext:value-type="float">
            <text:p><text:s/>220 </text:p>
          </table:table-cell>
          <table:table-cell table:style-name="ce26" office:value-type="string" calcext:value-type="string">
            <text:p>道路橋梁廣場地景工程-新建道路橋梁廣場地景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韓賜村</text:p>
          </table:table-cell>
          <table:table-cell table:style-name="ce6" office:value-type="string" calcext:value-type="string">
            <text:p>林園區中芸國小旁道路開闢工程</text:p>
          </table:table-cell>
          <table:table-cell table:style-name="ce14" office:value-type="string" calcext:value-type="string">
            <text:p>林園區</text:p>
          </table:table-cell>
          <table:table-cell table:style-name="ce20" office:value-type="float" office:value="1500" calcext:value-type="float">
            <text:p><text:s/>1,500 </text:p>
          </table:table-cell>
          <table:table-cell table:style-name="ce23" office:value-type="float" office:value="0" calcext:value-type="float">
            <text:p>0 </text:p>
          </table:table-cell>
          <table:table-cell table:style-name="ce26" office:value-type="string" calcext:value-type="string">
            <text:p><text:s/></text:p>
          </table:table-cell>
          <table:table-cell table:style-name="ce26" office:value-type="string" calcext:value-type="string">
            <text:p>工務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陳政聞</text:p>
          </table:table-cell>
          <table:table-cell table:style-name="ce6" office:value-type="string" calcext:value-type="string">
            <text:p>岡山區大仁南路138巷開闢工程 <text:s text:c="10"/>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1500" calcext:value-type="float">
            <text:p><text:s/>1,500 </text:p>
          </table:table-cell>
          <table:table-cell table:style-name="ce26" office:value-type="string" calcext:value-type="string">
            <text:p>道路橋梁廣場地景工程-新建道路橋梁廣場地景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保留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 <text:s text:c="6"/></text:p>
          </table:table-cell>
          <table:table-cell table:style-name="ce6" office:value-type="string" calcext:value-type="string">
            <text:p>岡山區岡山路186巷9弄計畫道路開闢工程 <text:s text:c="3"/>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3000" calcext:value-type="float">
            <text:p><text:s/>3,000 </text:p>
          </table:table-cell>
          <table:table-cell table:style-name="ce26" office:value-type="string" calcext:value-type="string">
            <text:p>道路橋梁廣場地景工程-新建道路橋梁廣場地景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品安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富寶 <text:s text:c="3"/></text:p>
          </table:table-cell>
          <table:table-cell table:style-name="ce6" office:value-type="string" calcext:value-type="string">
            <text:p>岡山區岡山路186巷9弄計畫道路開闢工程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2000" calcext:value-type="float">
            <text:p><text:s/>2,000 </text:p>
          </table:table-cell>
          <table:table-cell table:style-name="ce26" office:value-type="string" calcext:value-type="string">
            <text:p>道路橋梁廣場地景工程-新建道路橋梁廣場地景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品安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福森 <text:s text:c="5"/></text:p>
          </table:table-cell>
          <table:table-cell table:style-name="ce6" office:value-type="string" calcext:value-type="string">
            <text:p>岡山區岡山路186巷9弄計畫道路開闢工程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5000" calcext:value-type="float">
            <text:p><text:s/>5,000 </text:p>
          </table:table-cell>
          <table:table-cell table:style-name="ce26" office:value-type="string" calcext:value-type="string">
            <text:p>道路橋梁廣場地景工程-新建道路橋梁廣場地景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品安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方信淵 <text:s text:c="4"/></text:p>
          </table:table-cell>
          <table:table-cell table:style-name="ce6" office:value-type="string" calcext:value-type="string">
            <text:p>岡山區岡山路186巷9弄計畫道路開闢工程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3000" calcext:value-type="float">
            <text:p><text:s/>3,000 </text:p>
          </table:table-cell>
          <table:table-cell table:style-name="ce26" office:value-type="string" calcext:value-type="string">
            <text:p>道路橋梁廣場地景工程-新建道路橋梁廣場地景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品安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康裕成 <text:s text:c="3"/></text:p>
          </table:table-cell>
          <table:table-cell table:style-name="ce6" office:value-type="string" calcext:value-type="string">
            <text:p>岡山區岡山路186巷9弄計畫道路開闢工程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2000" calcext:value-type="float">
            <text:p><text:s/>2,000 </text:p>
          </table:table-cell>
          <table:table-cell table:style-name="ce26" office:value-type="string" calcext:value-type="string">
            <text:p>道路橋梁廣場地景工程-新建道路橋梁廣場地景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品安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莊啟旺 <text:s text:c="3"/></text:p>
          </table:table-cell>
          <table:table-cell table:style-name="ce6" office:value-type="string" calcext:value-type="string">
            <text:p>岡山區岡山路186巷9弄計畫道路開闢工程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2500" calcext:value-type="float">
            <text:p><text:s/>2,500 </text:p>
          </table:table-cell>
          <table:table-cell table:style-name="ce26" office:value-type="string" calcext:value-type="string">
            <text:p>道路橋梁廣場地景工程-新建道路橋梁廣場地景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品安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劉德林 <text:s text:c="4"/></text:p>
          </table:table-cell>
          <table:table-cell table:style-name="ce6" office:value-type="string" calcext:value-type="string">
            <text:p>岡山區岡山路186巷9弄計畫道路開闢工程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2000" calcext:value-type="float">
            <text:p><text:s/>2,000 </text:p>
          </table:table-cell>
          <table:table-cell table:style-name="ce26" office:value-type="string" calcext:value-type="string">
            <text:p>道路橋梁廣場地景工程-新建道路橋梁廣場地景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品安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雅靜</text:p>
          </table:table-cell>
          <table:table-cell table:style-name="ce6" office:value-type="string" calcext:value-type="string">
            <text:p>岡山區岡山路186巷9弄計畫道路開闢工程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1500" calcext:value-type="float">
            <text:p><text:s/>1,500 </text:p>
          </table:table-cell>
          <table:table-cell table:style-name="ce26" office:value-type="string" calcext:value-type="string">
            <text:p>道路橋梁廣場地景工程-新建道路橋梁廣場地景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品安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吳利成</text:p>
          </table:table-cell>
          <table:table-cell table:style-name="ce6" office:value-type="string" calcext:value-type="string">
            <text:p>大樹區和山及大樹等里道路改善工程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1100" calcext:value-type="float">
            <text:p><text:s/>1,10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南帝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吳益政</text:p>
          </table:table-cell>
          <table:table-cell table:style-name="ce6" office:value-type="string" calcext:value-type="string">
            <text:p>苓雅區五福里大仁公園「增設運動器材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204" calcext:value-type="float">
            <text:p><text:s/>204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吳益政</text:p>
          </table:table-cell>
          <table:table-cell table:style-name="ce6" office:value-type="string" calcext:value-type="string">
            <text:p>苓雅區林靖里林靖公園內設置琉璃圖騰藝術裝置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183" calcext:value-type="float">
            <text:p><text:s/>183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阿蓮區富麗農村天朝后宮旁公園增設體健器材</text:p>
          </table:table-cell>
          <table:table-cell table:style-name="ce14" office:value-type="string" calcext:value-type="string">
            <text:p>阿蓮區</text:p>
          </table:table-cell>
          <table:table-cell table:number-columns-repeated="2"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建宜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阿蓮區阿蓮里漢陽花城社區環境綠美化工程</text:p>
          </table:table-cell>
          <table:table-cell table:style-name="ce14" office:value-type="string" calcext:value-type="string">
            <text:p>阿蓮區</text:p>
          </table:table-cell>
          <table:table-cell table:number-columns-repeated="2" table:style-name="ce20" office:value-type="float" office:value="275" calcext:value-type="float">
            <text:p><text:s/>275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晉新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眉蓁</text:p>
          </table:table-cell>
          <table:table-cell table:style-name="ce6" office:value-type="string" calcext:value-type="string">
            <text:p>左營區自勉路（自勉路66巷至介壽路）AC路面改善工程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200" calcext:value-type="float">
            <text:p><text:s/>1,20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豐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喬如</text:p>
          </table:table-cell>
          <table:table-cell table:style-name="ce6" office:value-type="string" calcext:value-type="string">
            <text:p>旗津區中興公園新設遊具工程</text:p>
          </table:table-cell>
          <table:table-cell table:style-name="ce14" office:value-type="string" calcext:value-type="string">
            <text:p>旗津區</text:p>
          </table:table-cell>
          <table:table-cell table:number-columns-repeated="2" table:style-name="ce20" office:value-type="float" office:value="115" calcext:value-type="float">
            <text:p><text:s/>115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李順進</text:p>
          </table:table-cell>
          <table:table-cell table:style-name="ce6" office:value-type="string" calcext:value-type="string">
            <text:p>前鎮區04綠28公園新設遊具工程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101" calcext:value-type="float">
            <text:p><text:s/>101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林武忠</text:p>
          </table:table-cell>
          <table:table-cell table:style-name="ce6" office:value-type="string" calcext:value-type="string">
            <text:p>三民區公所「大昌一路370號至402號前地坪更新工程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359" calcext:value-type="float">
            <text:p><text:s/>359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大樹區水寮里產業道路擋水牆工程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460" calcext:value-type="float">
            <text:p><text:s/>46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南帝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大樹區和山里PC路面改善工程（A2）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270" calcext:value-type="float">
            <text:p><text:s/>27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南帝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大樹區和山里擋土牆改善工程（A3）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860" calcext:value-type="float">
            <text:p><text:s/>86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南帝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大樹區和山里PC路面改善工程（A4）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350" calcext:value-type="float">
            <text:p><text:s/>35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南帝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大樹區和山里擋土排水溝改善工程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750" calcext:value-type="float">
            <text:p><text:s/>75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南帝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大樹區姑山里擋土牆工程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960" calcext:value-type="float">
            <text:p><text:s/>96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南帝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大樹區久堂里道路擋土牆改善工程</text:p>
          </table:table-cell>
          <table:table-cell table:style-name="ce14" office:value-type="string" calcext:value-type="string">
            <text:p>大樹區</text:p>
          </table:table-cell>
          <table:table-cell table:style-name="ce20" office:value-type="float" office:value="700" calcext:value-type="float">
            <text:p><text:s/>70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工務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林瑩蓉</text:p>
          </table:table-cell>
          <table:table-cell table:style-name="ce6" office:value-type="string" calcext:value-type="string">
            <text:p>工務局工程企劃處「為管理管線挖埋作業巡查使用-購置五輛125cc機車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300" calcext:value-type="float">
            <text:p><text:s/>300 </text:p>
          </table:table-cell>
          <table:table-cell table:style-name="ce20" office:value-type="float" office:value="266" calcext:value-type="float">
            <text:p><text:s/>266 </text:p>
          </table:table-cell>
          <table:table-cell table:style-name="ce26" office:value-type="string" calcext:value-type="string">
            <text:p>一般行政-行政管理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共同供應契約</text:p>
          </table:table-cell>
          <table:table-cell table:style-name="ce26" office:value-type="string" calcext:value-type="string">
            <text:p>光星實業股份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洪秀錦</text:p>
          </table:table-cell>
          <table:table-cell table:style-name="ce6" office:value-type="string" calcext:value-type="string">
            <text:p>大寮區光明路AC路面改善工程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華盛營造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康裕成</text:p>
          </table:table-cell>
          <table:table-cell table:style-name="ce6" office:value-type="string" calcext:value-type="string">
            <text:p>三民區克強路（77號至加油站）AC路面改善工程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678" calcext:value-type="float">
            <text:p><text:s/>678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豐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康裕成</text:p>
          </table:table-cell>
          <table:table-cell table:style-name="ce6" office:value-type="string" calcext:value-type="string">
            <text:p>三民區寶業里（義和路、義利街、民信路）道路迴車圓環綠美化改善工程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133" calcext:value-type="float">
            <text:p><text:s/>133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鼎尚營造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康裕成</text:p>
          </table:table-cell>
          <table:table-cell table:style-name="ce6" office:value-type="string" calcext:value-type="string">
            <text:p>三民區遼寧一街（大連街～博愛路）AC路面改善工程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549" calcext:value-type="float">
            <text:p><text:s/>549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張文瑞</text:p>
          </table:table-cell>
          <table:table-cell table:style-name="ce6" office:value-type="string" calcext:value-type="string">
            <text:p>阿蓮區南蓮里中山路471號前行道樹遷移及排水溝復舊工程</text:p>
          </table:table-cell>
          <table:table-cell table:style-name="ce14" office:value-type="string" calcext:value-type="string">
            <text:p>阿蓮區</text:p>
          </table:table-cell>
          <table:table-cell table:number-columns-repeated="2" table:style-name="ce20" office:value-type="float" office:value="340" calcext:value-type="float">
            <text:p><text:s/>34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大正營造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新興區民享街（林森路至仁愛街）、苓雅區安業路、凱旋二路（同慶路至四維路）(民生醫院側)及河南路(同慶街至安業路)AC路面改善工程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1700" calcext:value-type="float">
            <text:p><text:s/>1,70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許福森</text:p>
          </table:table-cell>
          <table:table-cell table:style-name="ce6" office:value-type="string" calcext:value-type="string">
            <text:p>鳳山區二甲公園（公兒65）增設體健設施工程（併編號691案辦理）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180" calcext:value-type="float">
            <text:p><text:s/>18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千立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慧玉</text:p>
          </table:table-cell>
          <table:table-cell table:style-name="ce6" office:value-type="string" calcext:value-type="string">
            <text:p>大樹區統嶺里擋土牆改善工程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720" calcext:value-type="float">
            <text:p><text:s/>72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南帝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慧玉</text:p>
          </table:table-cell>
          <table:table-cell table:style-name="ce6" office:value-type="string" calcext:value-type="string">
            <text:p>大樹區興田大坑等里PC路面及水溝牆加高改善工程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350" calcext:value-type="float">
            <text:p><text:s/>35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南帝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慧玉</text:p>
          </table:table-cell>
          <table:table-cell table:style-name="ce6" office:value-type="string" calcext:value-type="string">
            <text:p>2-1「大樹區統嶺及水寮等里擋土牆改善工程」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450" calcext:value-type="float">
            <text:p><text:s/>45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南帝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許慧玉</text:p>
          </table:table-cell>
          <table:table-cell table:style-name="ce6" office:value-type="string" calcext:value-type="string">
            <text:p>2-2「大樹區和山里擋土牆改善工程」</text:p>
          </table:table-cell>
          <table:table-cell table:style-name="ce14" office:value-type="string" calcext:value-type="string">
            <text:p>大樹區</text:p>
          </table:table-cell>
          <table:table-cell table:style-name="ce20" office:value-type="float" office:value="1300" calcext:value-type="float">
            <text:p><text:s/>1,30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工務局</text:p>
          </table:table-cell>
          <table:table-cell table:style-name="ce26" table:number-columns-repeated="2"/>
          <table:table-cell table:number-columns-repeated="1015"/>
        </table:table-row>
        <table:table-row table:style-name="ro7">
          <table:table-cell table:style-name="ce5" office:value-type="string" calcext:value-type="string">
            <text:p>許慧玉</text:p>
          </table:table-cell>
          <table:table-cell table:style-name="ce6" office:value-type="string" calcext:value-type="string">
            <text:p>3-2大社區嘉誠里「道路擋土牆改善工程」</text:p>
          </table:table-cell>
          <table:table-cell table:style-name="ce14" office:value-type="string" calcext:value-type="string">
            <text:p>大社區</text:p>
          </table:table-cell>
          <table:table-cell table:style-name="ce20" office:value-type="float" office:value="870" calcext:value-type="float">
            <text:p><text:s/>87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工務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許慧玉</text:p>
          </table:table-cell>
          <table:table-cell table:style-name="ce6" office:value-type="string" calcext:value-type="string">
            <text:p>大樹區興山里5.6.7鄰興山路道路改善工程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565" calcext:value-type="float">
            <text:p><text:s/>565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南帝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慧玉</text:p>
          </table:table-cell>
          <table:table-cell table:style-name="ce6" office:value-type="string" calcext:value-type="string">
            <text:p>仁武區八德二路28巷及永和一街91號至永和三街104號路面改善工程</text:p>
          </table:table-cell>
          <table:table-cell table:style-name="ce14" office:value-type="string" calcext:value-type="string">
            <text:p>仁武區</text:p>
          </table:table-cell>
          <table:table-cell table:number-columns-repeated="2" table:style-name="ce20" office:value-type="float" office:value="720" calcext:value-type="float">
            <text:p><text:s/>72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許慧玉</text:p>
          </table:table-cell>
          <table:table-cell table:style-name="ce6" office:value-type="string" calcext:value-type="string">
            <text:p>大社區鹽埕巷路面改善工程</text:p>
          </table:table-cell>
          <table:table-cell table:style-name="ce14" office:value-type="string" calcext:value-type="string">
            <text:p>大社區</text:p>
          </table:table-cell>
          <table:table-cell table:number-columns-repeated="2" table:style-name="ce20" office:value-type="float" office:value="800" calcext:value-type="float">
            <text:p><text:s/>80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南帝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郭建盟</text:p>
          </table:table-cell>
          <table:table-cell table:style-name="ce6" office:value-type="string" calcext:value-type="string">
            <text:p>苓雅區建軍里「正文段182地號空地綠化景觀工程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547" calcext:value-type="float">
            <text:p><text:s/>547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智銘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郭建盟</text:p>
          </table:table-cell>
          <table:table-cell table:style-name="ce6" office:value-type="string" calcext:value-type="string">
            <text:p>福康兒童公園遊戲場欄杆維修工程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155" calcext:value-type="float">
            <text:p><text:s/>155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盛揚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郭建盟</text:p>
          </table:table-cell>
          <table:table-cell table:style-name="ce6" office:value-type="string" calcext:value-type="string">
            <text:p>武營路旁綠色植栽工程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360" calcext:value-type="float">
            <text:p><text:s/>36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陳政聞</text:p>
          </table:table-cell>
          <table:table-cell table:style-name="ce6" office:value-type="string" calcext:value-type="string">
            <text:p>燕巢區瓊中段0060-0000增設路邊護欄</text:p>
          </table:table-cell>
          <table:table-cell table:style-name="ce14" office:value-type="string" calcext:value-type="string">
            <text:p>燕巢區</text:p>
          </table:table-cell>
          <table:table-cell table:number-columns-repeated="2" table:style-name="ce20" office:value-type="float" office:value="146" calcext:value-type="float">
            <text:p><text:s/>146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豐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政聞</text:p>
          </table:table-cell>
          <table:table-cell table:style-name="ce6" office:value-type="string" calcext:value-type="string">
            <text:p>橋頭區1114公園增設運動器材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123" calcext:value-type="float">
            <text:p><text:s/>123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佑鋒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政聞</text:p>
          </table:table-cell>
          <table:table-cell table:style-name="ce6" office:value-type="string" calcext:value-type="string">
            <text:p>燕巢區瓊林里瓊林路138號前高32縣路面改善工程</text:p>
          </table:table-cell>
          <table:table-cell table:style-name="ce14" office:value-type="string" calcext:value-type="string">
            <text:p>燕巢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豐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政聞</text:p>
          </table:table-cell>
          <table:table-cell table:style-name="ce6" office:value-type="string" calcext:value-type="string">
            <text:p>橋頭區鐵道南巷（里林東路至五林路）AC路面改善工程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399" calcext:value-type="float">
            <text:p><text:s/>399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豐營造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政聞</text:p>
          </table:table-cell>
          <table:table-cell table:style-name="ce6" office:value-type="string" calcext:value-type="string">
            <text:p>橋頭區白樹路（美德街至合興街）AC路面改善工程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787" calcext:value-type="float">
            <text:p><text:s/>787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豐營造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政聞</text:p>
          </table:table-cell>
          <table:table-cell table:style-name="ce6" office:value-type="string" calcext:value-type="string">
            <text:p>橋頭區白樹里美德街(美德街116巷至白樹路)AC路面改善工程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郁豐營造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麗娜</text:p>
          </table:table-cell>
          <table:table-cell table:style-name="ce6" office:value-type="string" calcext:value-type="string">
            <text:p>小港區港墘里港中街AC路面改善工程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360" calcext:value-type="float">
            <text:p><text:s/>36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岡山區岡燕路33至83號AC刨鋪等七項工程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1319" calcext:value-type="float">
            <text:p><text:s/>1,319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7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燕巢區橫山里興龍路道路改善工程</text:p>
          </table:table-cell>
          <table:table-cell table:style-name="ce14" office:value-type="string" calcext:value-type="string">
            <text:p>燕巢區</text:p>
          </table:table-cell>
          <table:table-cell table:style-name="ce20" office:value-type="float" office:value="250" calcext:value-type="float">
            <text:p><text:s/>25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工務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小港區11-兒-2-3（店鎮）改善工程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1500" calcext:value-type="float">
            <text:p><text:s/>1,50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前鎮區忠純里中華五路1007巷及忠孝里25號、27號綠地新設遊具工程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164" calcext:value-type="float">
            <text:p><text:s/>164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前鎮區忠孝里桂林四巷1號至12號（梧州街至桂林街口）路面刨除重鋪柏油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277" calcext:value-type="float">
            <text:p><text:s/>277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小港區高松路6巷、10巷及宏平路460巷30弄AC路面改善工程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1088" calcext:value-type="float">
            <text:p><text:s/>1,088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前鎮區正勤路與中華五路等部分路段周邊人行道改善工程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2000" calcext:value-type="float">
            <text:p><text:s/>2,00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泰輝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天煌</text:p>
          </table:table-cell>
          <table:table-cell table:style-name="ce6" office:value-type="string" calcext:value-type="string">
            <text:p>大寮區光明路AC路面改善工程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華盛營造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天煌</text:p>
          </table:table-cell>
          <table:table-cell table:style-name="ce6" office:value-type="string" calcext:value-type="string">
            <text:p>大寮區江山里鳳屏二路180巷道路拓寬工程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463" calcext:value-type="float">
            <text:p><text:s/>463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黃石龍</text:p>
          </table:table-cell>
          <table:table-cell table:style-name="ce6" office:value-type="string" calcext:value-type="string">
            <text:p>楠梓區清豐里「仁翔公園增設2組搖搖樂」、左營區福山里「重愛公園增設1組單槓」</text:p>
          </table:table-cell>
          <table:table-cell table:style-name="ce14" office:value-type="string" calcext:value-type="string">
            <text:p>左營區、楠梓區</text:p>
          </table:table-cell>
          <table:table-cell table:number-columns-repeated="2" table:style-name="ce20" office:value-type="float" office:value="103" calcext:value-type="float">
            <text:p><text:s/>103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帝緯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石龍</text:p>
          </table:table-cell>
          <table:table-cell table:style-name="ce6" office:value-type="string" calcext:value-type="string">
            <text:p>左營區自由二路（新庄仔路至新下街）西側人行步道改善工程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帝緯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石龍</text:p>
          </table:table-cell>
          <table:table-cell table:style-name="ce6" office:value-type="string" calcext:value-type="string">
            <text:p>楠梓區東寧里東寧廣場增設2組體建設施、左營區新光里博愛公園增設1組體健設施及更換地墊</text:p>
          </table:table-cell>
          <table:table-cell table:style-name="ce14" office:value-type="string" calcext:value-type="string">
            <text:p>左營區、楠梓區</text:p>
          </table:table-cell>
          <table:table-cell table:number-columns-repeated="2" table:style-name="ce20" office:value-type="float" office:value="244" calcext:value-type="float">
            <text:p><text:s/>244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帝緯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石龍</text:p>
          </table:table-cell>
          <table:table-cell table:style-name="ce6" office:value-type="string" calcext:value-type="string">
            <text:p>楠梓區清豐里芎蕉公園增「設3組體建設施及軟墊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160" calcext:value-type="float">
            <text:p><text:s/>16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帝緯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劉德林</text:p>
          </table:table-cell>
          <table:table-cell table:style-name="ce6" office:value-type="string" calcext:value-type="string">
            <text:p>鳳山區文華里「增設體健設施工程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320" calcext:value-type="float">
            <text:p><text:s/>32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千立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大寮區光明路AC路面改善工程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2000" calcext:value-type="float">
            <text:p><text:s/>2,00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華盛營造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林園區公10公園開闢工程</text:p>
          </table:table-cell>
          <table:table-cell table:style-name="ce14" office:value-type="string" calcext:value-type="string">
            <text:p>林園區</text:p>
          </table:table-cell>
          <table:table-cell table:number-columns-repeated="2" table:style-name="ce20" office:value-type="float" office:value="2000" calcext:value-type="float">
            <text:p><text:s/>2,00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興發營造工程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大寮區江山里（5?）、上寮里（6盞）、過溪里（7盞）、會結里（6盞）、昭明里(10盞)、三隆里(2盞)等路燈增設工程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400" calcext:value-type="float">
            <text:p><text:s/>40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曜丞水電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大寮區大智街15巷道路改善工程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190" calcext:value-type="float">
            <text:p><text:s/>19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瑞華營造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大寮區鳳林三路373巷道路改善工程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228" calcext:value-type="float">
            <text:p><text:s/>228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瑞華營造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大寮區內厝路道路改善工程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863" calcext:value-type="float">
            <text:p><text:s/>863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瑞華營造工程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大寮區翁園路13巷225號、449號、巷尾路83-3號、等3處周遭路段整修工程(立隆街工程拆出至1501案)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1060" calcext:value-type="float">
            <text:p><text:s/>1,06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韓賜村</text:p>
          </table:table-cell>
          <table:table-cell table:style-name="ce6" office:value-type="string" calcext:value-type="string">
            <text:p>林園區公10公園開闢工程</text:p>
          </table:table-cell>
          <table:table-cell table:style-name="ce14" office:value-type="string" calcext:value-type="string">
            <text:p>林園區</text:p>
          </table:table-cell>
          <table:table-cell table:number-columns-repeated="2" table:style-name="ce20" office:value-type="float" office:value="5000" calcext:value-type="float">
            <text:p><text:s/>5,00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興發營造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藍星木</text:p>
          </table:table-cell>
          <table:table-cell table:style-name="ce6" office:value-type="string" calcext:value-type="string">
            <text:p>楠梓區清豐公園「增設健身器材工程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131" calcext:value-type="float">
            <text:p><text:s/>131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帝緯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藍星木</text:p>
          </table:table-cell>
          <table:table-cell table:style-name="ce6" office:value-type="string" calcext:value-type="string">
            <text:p>楠梓區軍校路880巷36弄（加昌路～軍校路880巷）AC路面改善工程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440" calcext:value-type="float">
            <text:p><text:s/>440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7">
          <table:table-cell table:style-name="ce5" office:value-type="string" calcext:value-type="string">
            <text:p>藍星木</text:p>
          </table:table-cell>
          <table:table-cell table:style-name="ce6" office:value-type="string" calcext:value-type="string">
            <text:p>美濃區竹頭角聯絡道路工程</text:p>
          </table:table-cell>
          <table:table-cell table:style-name="ce14" office:value-type="string" calcext:value-type="string">
            <text:p>美濃區</text:p>
          </table:table-cell>
          <table:table-cell table:style-name="ce20" office:value-type="float" office:value="230" calcext:value-type="float">
            <text:p><text:s/>23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工務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阿蓮區青旗里辦公處「視聽廣播設備改善工程」</text:p>
          </table:table-cell>
          <table:table-cell table:style-name="ce14" office:value-type="string" calcext:value-type="string">
            <text:p>阿蓮區</text:p>
          </table:table-cell>
          <table:table-cell table:style-name="ce20" office:value-type="float" office:value="120" calcext:value-type="float">
            <text:p><text:s/>120 </text:p>
          </table:table-cell>
          <table:table-cell table:style-name="ce20" office:value-type="float" office:value="77" calcext:value-type="float">
            <text:p><text:s/>77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田寮區三和社區活動中心「廚房及廁所設備整修改善工程」</text:p>
          </table:table-cell>
          <table:table-cell table:style-name="ce14" office:value-type="string" calcext:value-type="string">
            <text:p>田寮區</text:p>
          </table:table-cell>
          <table:table-cell table:style-name="ce20" office:value-type="float" office:value="204" calcext:value-type="float">
            <text:p><text:s/>204 </text:p>
          </table:table-cell>
          <table:table-cell table:style-name="ce20" office:value-type="float" office:value="184" calcext:value-type="float">
            <text:p><text:s/>184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路竹區文北社區活動中心「添購點唱機設備」</text:p>
          </table:table-cell>
          <table:table-cell table:style-name="ce14" office:value-type="string" calcext:value-type="string">
            <text:p>路竹區</text:p>
          </table:table-cell>
          <table:table-cell table:style-name="ce20" office:value-type="float" office:value="155" calcext:value-type="float">
            <text:p><text:s/>155 </text:p>
          </table:table-cell>
          <table:table-cell table:style-name="ce20" office:value-type="float" office:value="93" calcext:value-type="float">
            <text:p><text:s/>93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蕙蕙</text:p>
          </table:table-cell>
          <table:table-cell table:style-name="ce6" office:value-type="string" calcext:value-type="string">
            <text:p>彌陀區舊港社區發展協會「活動中心維修工程」</text:p>
          </table:table-cell>
          <table:table-cell table:style-name="ce14" office:value-type="string" calcext:value-type="string">
            <text:p>彌陀區</text:p>
          </table:table-cell>
          <table:table-cell table:style-name="ce20" office:value-type="float" office:value="177" calcext:value-type="float">
            <text:p><text:s/>177 </text:p>
          </table:table-cell>
          <table:table-cell table:style-name="ce20" office:value-type="float" office:value="159" calcext:value-type="float">
            <text:p><text:s/>159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美濃區廣林社區活動中心「改善影音設備及週邊設施工程」</text:p>
          </table:table-cell>
          <table:table-cell table:style-name="ce14" office:value-type="string" calcext:value-type="string">
            <text:p>美濃區</text:p>
          </table:table-cell>
          <table:table-cell table:style-name="ce20" office:value-type="float" office:value="182" calcext:value-type="float">
            <text:p><text:s/>182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社會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旗山區新光社區發展協會「改善社區環境及設備」</text:p>
          </table:table-cell>
          <table:table-cell table:style-name="ce14" office:value-type="string" calcext:value-type="string">
            <text:p>旗山區</text:p>
          </table:table-cell>
          <table:table-cell table:style-name="ce20" office:value-type="float" office:value="126" calcext:value-type="float">
            <text:p><text:s/>126 </text:p>
          </table:table-cell>
          <table:table-cell table:style-name="ce20" office:value-type="float" office:value="116" calcext:value-type="float">
            <text:p><text:s/>116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美濃區德興社區發展協會「改善社區環境及設備」</text:p>
          </table:table-cell>
          <table:table-cell table:style-name="ce14" office:value-type="string" calcext:value-type="string">
            <text:p>美濃區</text:p>
          </table:table-cell>
          <table:table-cell table:style-name="ce20" office:value-type="float" office:value="111" calcext:value-type="float">
            <text:p><text:s/>111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社會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六龜區荖濃社區發展協會「改善社區環境及設備」</text:p>
          </table:table-cell>
          <table:table-cell table:style-name="ce14" office:value-type="string" calcext:value-type="string">
            <text:p>六龜區</text:p>
          </table:table-cell>
          <table:table-cell table:style-name="ce20" office:value-type="float" office:value="137" calcext:value-type="float">
            <text:p><text:s/>137 </text:p>
          </table:table-cell>
          <table:table-cell table:style-name="ce20" office:value-type="float" office:value="129" calcext:value-type="float">
            <text:p><text:s/>129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洪秀錦</text:p>
          </table:table-cell>
          <table:table-cell table:style-name="ce6" office:value-type="string" calcext:value-type="string">
            <text:p>大寮區中庄社區發展協會「設備購置」</text:p>
          </table:table-cell>
          <table:table-cell table:style-name="ce14" office:value-type="string" calcext:value-type="string">
            <text:p>大寮區</text:p>
          </table:table-cell>
          <table:table-cell table:style-name="ce20" office:value-type="float" office:value="178" calcext:value-type="float">
            <text:p><text:s/>178 </text:p>
          </table:table-cell>
          <table:table-cell table:style-name="ce20" office:value-type="float" office:value="143" calcext:value-type="float">
            <text:p><text:s/>143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富寶</text:p>
          </table:table-cell>
          <table:table-cell table:style-name="ce6" office:value-type="string" calcext:value-type="string">
            <text:p>內門區東埔、內豐社區發展協會「辦公設備」</text:p>
          </table:table-cell>
          <table:table-cell table:style-name="ce14" office:value-type="string" calcext:value-type="string">
            <text:p>內門區</text:p>
          </table:table-cell>
          <table:table-cell table:style-name="ce20" office:value-type="float" office:value="142" calcext:value-type="float">
            <text:p><text:s/>142 </text:p>
          </table:table-cell>
          <table:table-cell table:style-name="ce20" office:value-type="float" office:value="86" calcext:value-type="float">
            <text:p><text:s/>86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杉林區新和社區發展協會充實設備</text:p>
          </table:table-cell>
          <table:table-cell table:style-name="ce14" office:value-type="string" calcext:value-type="string">
            <text:p>杉林區</text:p>
          </table:table-cell>
          <table:table-cell table:style-name="ce20" office:value-type="float" office:value="102" calcext:value-type="float">
            <text:p><text:s/>102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社會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陳政聞</text:p>
          </table:table-cell>
          <table:table-cell table:style-name="ce6" office:value-type="string" calcext:value-type="string">
            <text:p>橋頭區頂鹽社區發展協會「活動中心冷氣設備」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122" calcext:value-type="float">
            <text:p><text:s/>122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美濃區吉東社區發展協會「活動中心廁所整修工程」</text:p>
          </table:table-cell>
          <table:table-cell table:style-name="ce14" office:value-type="string" calcext:value-type="string">
            <text:p>美濃區</text:p>
          </table:table-cell>
          <table:table-cell table:style-name="ce20" office:value-type="float" office:value="217" calcext:value-type="float">
            <text:p><text:s/>217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社會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田寮區鹿埔社區發展協會「活動中心內部整修改善工程」</text:p>
          </table:table-cell>
          <table:table-cell table:style-name="ce14" office:value-type="string" calcext:value-type="string">
            <text:p>田寮區</text:p>
          </table:table-cell>
          <table:table-cell table:style-name="ce20" office:value-type="float" office:value="350" calcext:value-type="float">
            <text:p><text:s/>350 </text:p>
          </table:table-cell>
          <table:table-cell table:style-name="ce20" office:value-type="float" office:value="319" calcext:value-type="float">
            <text:p><text:s/>319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蘇琦莉</text:p>
          </table:table-cell>
          <table:table-cell table:style-name="ce6" office:value-type="string" calcext:value-type="string">
            <text:p>湖內區大湖社區發展協會「社區老人休閒活動設備及活動中心修繕」</text:p>
          </table:table-cell>
          <table:table-cell table:style-name="ce14" office:value-type="string" calcext:value-type="string">
            <text:p>湖內區</text:p>
          </table:table-cell>
          <table:table-cell table:style-name="ce20" office:value-type="float" office:value="290" calcext:value-type="float">
            <text:p><text:s/>290 </text:p>
          </table:table-cell>
          <table:table-cell table:style-name="ce20" office:value-type="float" office:value="270" calcext:value-type="float">
            <text:p><text:s/>270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阿蓮區石安社區發展協會「視聽教學及籃球架設備改善工程」</text:p>
          </table:table-cell>
          <table:table-cell table:style-name="ce14" office:value-type="string" calcext:value-type="string">
            <text:p>阿蓮區</text:p>
          </table:table-cell>
          <table:table-cell table:style-name="ce20" office:value-type="float" office:value="230" calcext:value-type="float">
            <text:p><text:s/>230 </text:p>
          </table:table-cell>
          <table:table-cell table:style-name="ce20" office:value-type="float" office:value="77" calcext:value-type="float">
            <text:p><text:s/>77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富寶</text:p>
          </table:table-cell>
          <table:table-cell table:style-name="ce6" office:value-type="string" calcext:value-type="string">
            <text:p>旗山區圓富社區發展協會「活動中心房舍修繕」</text:p>
          </table:table-cell>
          <table:table-cell table:style-name="ce14" office:value-type="string" calcext:value-type="string">
            <text:p>旗山區</text:p>
          </table:table-cell>
          <table:table-cell table:style-name="ce20" office:value-type="float" office:value="121" calcext:value-type="float">
            <text:p><text:s/>121 </text:p>
          </table:table-cell>
          <table:table-cell table:style-name="ce20" office:value-type="float" office:value="109" calcext:value-type="float">
            <text:p><text:s/>109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天煌</text:p>
          </table:table-cell>
          <table:table-cell table:style-name="ce6" office:value-type="string" calcext:value-type="string">
            <text:p>大寮區會結社區發展協會「增設會議桌、椅等設備」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165" calcext:value-type="float">
            <text:p><text:s/>165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翁瑞珠</text:p>
          </table:table-cell>
          <table:table-cell table:style-name="ce6" office:value-type="string" calcext:value-type="string">
            <text:p>橋頭區仕隆社區發展協會「購置投影機與會議桌等設備」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137" calcext:value-type="float">
            <text:p><text:s/>137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義迪</text:p>
          </table:table-cell>
          <table:table-cell table:style-name="ce6" office:value-type="string" calcext:value-type="string">
            <text:p>六龜區義寶社區發展協會「維修社區活動中心設施或設備」</text:p>
          </table:table-cell>
          <table:table-cell table:style-name="ce14" office:value-type="string" calcext:value-type="string">
            <text:p>六龜區</text:p>
          </table:table-cell>
          <table:table-cell table:style-name="ce20" office:value-type="float" office:value="300" calcext:value-type="float">
            <text:p><text:s/>300 </text:p>
          </table:table-cell>
          <table:table-cell table:style-name="ce20" office:value-type="float" office:value="283" calcext:value-type="float">
            <text:p><text:s/>283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彌陀區光和社區「增購社區活動中心會議桌椅」</text:p>
          </table:table-cell>
          <table:table-cell table:style-name="ce14" office:value-type="string" calcext:value-type="string">
            <text:p>彌陀區</text:p>
          </table:table-cell>
          <table:table-cell table:style-name="ce20" office:value-type="float" office:value="104" calcext:value-type="float">
            <text:p><text:s/>104 </text:p>
          </table:table-cell>
          <table:table-cell table:style-name="ce20" office:value-type="float" office:value="99" calcext:value-type="float">
            <text:p><text:s/>99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義迪</text:p>
          </table:table-cell>
          <table:table-cell table:style-name="ce6" office:value-type="string" calcext:value-type="string">
            <text:p>杉林區杉林社區發展協會「維修社區活動中心設施或設備」</text:p>
          </table:table-cell>
          <table:table-cell table:style-name="ce14" office:value-type="string" calcext:value-type="string">
            <text:p>杉林區</text:p>
          </table:table-cell>
          <table:table-cell table:style-name="ce20" office:value-type="float" office:value="125" calcext:value-type="float">
            <text:p><text:s/>125 </text:p>
          </table:table-cell>
          <table:table-cell table:style-name="ce20" office:value-type="float" office:value="89" calcext:value-type="float">
            <text:p><text:s/>89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富寶</text:p>
          </table:table-cell>
          <table:table-cell table:style-name="ce6" office:value-type="string" calcext:value-type="string">
            <text:p>旗山區中正社區發展協會「走廊遮雨棚」</text:p>
          </table:table-cell>
          <table:table-cell table:style-name="ce14" office:value-type="string" calcext:value-type="string">
            <text:p>旗山區</text:p>
          </table:table-cell>
          <table:table-cell table:number-columns-repeated="2" table:style-name="ce20" office:value-type="float" office:value="116" calcext:value-type="float">
            <text:p><text:s/>116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岡山區大後協社區發展協會「增購社區活動中心老人日托設備」</text:p>
          </table:table-cell>
          <table:table-cell table:style-name="ce14" office:value-type="string" calcext:value-type="string">
            <text:p>岡山區</text:p>
          </table:table-cell>
          <table:table-cell table:style-name="ce20" office:value-type="float" office:value="147" calcext:value-type="float">
            <text:p><text:s/>147 </text:p>
          </table:table-cell>
          <table:table-cell table:style-name="ce20" office:value-type="float" office:value="132" calcext:value-type="float">
            <text:p><text:s/>132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林義迪</text:p>
          </table:table-cell>
          <table:table-cell table:style-name="ce6" office:value-type="string" calcext:value-type="string">
            <text:p>旗山區圓富社區發展協會「環境綠美化工程」</text:p>
          </table:table-cell>
          <table:table-cell table:style-name="ce14" office:value-type="string" calcext:value-type="string">
            <text:p>旗山區</text:p>
          </table:table-cell>
          <table:table-cell table:style-name="ce20" office:value-type="float" office:value="200" calcext:value-type="float">
            <text:p><text:s/>20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社會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陳明澤</text:p>
          </table:table-cell>
          <table:table-cell table:style-name="ce6" office:value-type="string" calcext:value-type="string">
            <text:p>茄萣區保定社區發展協會「社區活動中心修繕工程」</text:p>
          </table:table-cell>
          <table:table-cell table:style-name="ce14" office:value-type="string" calcext:value-type="string">
            <text:p>茄萣區</text:p>
          </table:table-cell>
          <table:table-cell table:style-name="ce20" office:value-type="float" office:value="213" calcext:value-type="float">
            <text:p><text:s/>213 </text:p>
          </table:table-cell>
          <table:table-cell table:style-name="ce20" office:value-type="float" office:value="178" calcext:value-type="float">
            <text:p><text:s/>178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大樹區竹寮社區發展協會「購置文康活動交誼會館設備」</text:p>
          </table:table-cell>
          <table:table-cell table:style-name="ce14" office:value-type="string" calcext:value-type="string">
            <text:p>大樹區</text:p>
          </table:table-cell>
          <table:table-cell table:style-name="ce20" office:value-type="float" office:value="100" calcext:value-type="float">
            <text:p><text:s/>100 </text:p>
          </table:table-cell>
          <table:table-cell table:style-name="ce20" office:value-type="float" office:value="98" calcext:value-type="float">
            <text:p><text:s/>98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政聞</text:p>
          </table:table-cell>
          <table:table-cell table:style-name="ce6" office:value-type="string" calcext:value-type="string">
            <text:p>橋頭區甲南社區發展協會「增添社區設備」</text:p>
          </table:table-cell>
          <table:table-cell table:style-name="ce14" office:value-type="string" calcext:value-type="string">
            <text:p>橋頭區</text:p>
          </table:table-cell>
          <table:table-cell table:style-name="ce20" office:value-type="float" office:value="269" calcext:value-type="float">
            <text:p><text:s/>269 </text:p>
          </table:table-cell>
          <table:table-cell table:style-name="ce20" office:value-type="float" office:value="266" calcext:value-type="float">
            <text:p><text:s/>266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麗娜</text:p>
          </table:table-cell>
          <table:table-cell table:style-name="ce6" office:value-type="string" calcext:value-type="string">
            <text:p>小港區港興社區發展協會「社區活動中心冷氣、音響等基礎設備更新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282" calcext:value-type="float">
            <text:p><text:s/>282 </text:p>
          </table:table-cell>
          <table:table-cell table:style-name="ce20" office:value-type="float" office:value="228" calcext:value-type="float">
            <text:p><text:s/>228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義迪</text:p>
          </table:table-cell>
          <table:table-cell table:style-name="ce6" office:value-type="string" calcext:value-type="string">
            <text:p>旗山區湄鼓社區發展協會「活動中心設備」</text:p>
          </table:table-cell>
          <table:table-cell table:style-name="ce14" office:value-type="string" calcext:value-type="string">
            <text:p>旗山區</text:p>
          </table:table-cell>
          <table:table-cell table:number-columns-repeated="2" table:style-name="ce20" office:value-type="float" office:value="116" calcext:value-type="float">
            <text:p><text:s/>116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茄萣區白雲社區發展協會「社區活動中心添購冷氣設備工程」</text:p>
          </table:table-cell>
          <table:table-cell table:style-name="ce14" office:value-type="string" calcext:value-type="string">
            <text:p>茄萣區</text:p>
          </table:table-cell>
          <table:table-cell table:style-name="ce20" office:value-type="float" office:value="550" calcext:value-type="float">
            <text:p><text:s/>550 </text:p>
          </table:table-cell>
          <table:table-cell table:style-name="ce20" office:value-type="float" office:value="485" calcext:value-type="float">
            <text:p><text:s/>485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路竹區文南社區發展協會「社區活動中心添購冷氣、辦公設備及用電申請」</text:p>
          </table:table-cell>
          <table:table-cell table:style-name="ce14" office:value-type="string" calcext:value-type="string">
            <text:p>路竹區</text:p>
          </table:table-cell>
          <table:table-cell table:style-name="ce20" office:value-type="float" office:value="566" calcext:value-type="float">
            <text:p><text:s/>566 </text:p>
          </table:table-cell>
          <table:table-cell table:style-name="ce20" office:value-type="float" office:value="516" calcext:value-type="float">
            <text:p><text:s/>516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明澤</text:p>
          </table:table-cell>
          <table:table-cell table:style-name="ce6" office:value-type="string" calcext:value-type="string">
            <text:p>湖內區葉厝社區發展協會「社區活動中心設備更新及添購」</text:p>
          </table:table-cell>
          <table:table-cell table:style-name="ce14" office:value-type="string" calcext:value-type="string">
            <text:p>湖內區</text:p>
          </table:table-cell>
          <table:table-cell table:style-name="ce20" office:value-type="float" office:value="120" calcext:value-type="float">
            <text:p><text:s/>120 </text:p>
          </table:table-cell>
          <table:table-cell table:style-name="ce20" office:value-type="float" office:value="116" calcext:value-type="float">
            <text:p><text:s/>116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福森</text:p>
          </table:table-cell>
          <table:table-cell table:style-name="ce6" office:value-type="string" calcext:value-type="string">
            <text:p>岡山區嘉峰社區發展協會「活動中心牆壁油漆及更換籃板」</text:p>
          </table:table-cell>
          <table:table-cell table:style-name="ce14" office:value-type="string" calcext:value-type="string">
            <text:p>岡山區</text:p>
          </table:table-cell>
          <table:table-cell table:style-name="ce20" office:value-type="float" office:value="129" calcext:value-type="float">
            <text:p><text:s/>129 </text:p>
          </table:table-cell>
          <table:table-cell table:style-name="ce20" office:value-type="float" office:value="117" calcext:value-type="float">
            <text:p><text:s/>117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仁武區仁和社區發展協會「活動中心設備」</text:p>
          </table:table-cell>
          <table:table-cell table:style-name="ce14" office:value-type="string" calcext:value-type="string">
            <text:p>仁武區</text:p>
          </table:table-cell>
          <table:table-cell table:style-name="ce20" office:value-type="float" office:value="251" calcext:value-type="float">
            <text:p><text:s/>251 </text:p>
          </table:table-cell>
          <table:table-cell table:style-name="ce20" office:value-type="float" office:value="138" calcext:value-type="float">
            <text:p><text:s/>138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鄭光峰</text:p>
          </table:table-cell>
          <table:table-cell table:style-name="ce6" office:value-type="string" calcext:value-type="string">
            <text:p>小港區孔宅社區「充實社區設備暨維修」</text:p>
          </table:table-cell>
          <table:table-cell table:style-name="ce14" office:value-type="string" calcext:value-type="string">
            <text:p>小港區</text:p>
          </table:table-cell>
          <table:table-cell table:style-name="ce20" office:value-type="float" office:value="300" calcext:value-type="float">
            <text:p><text:s/>30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社會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張文瑞</text:p>
          </table:table-cell>
          <table:table-cell table:style-name="ce6" office:value-type="string" calcext:value-type="string">
            <text:p>田寮區田寮社區發展協會「社區活動中心廁所整修工程」</text:p>
          </table:table-cell>
          <table:table-cell table:style-name="ce14" office:value-type="string" calcext:value-type="string">
            <text:p>田寮區</text:p>
          </table:table-cell>
          <table:table-cell table:style-name="ce20" office:value-type="float" office:value="385" calcext:value-type="float">
            <text:p><text:s/>385 </text:p>
          </table:table-cell>
          <table:table-cell table:style-name="ce20" office:value-type="float" office:value="350" calcext:value-type="float">
            <text:p><text:s/>350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路竹區甲北社區發展協會「添購設備及設備修繕」</text:p>
          </table:table-cell>
          <table:table-cell table:style-name="ce14" office:value-type="string" calcext:value-type="string">
            <text:p>路竹區</text:p>
          </table:table-cell>
          <table:table-cell table:style-name="ce20" office:value-type="float" office:value="185" calcext:value-type="float">
            <text:p><text:s/>185 </text:p>
          </table:table-cell>
          <table:table-cell table:style-name="ce20" office:value-type="float" office:value="181" calcext:value-type="float">
            <text:p><text:s/>181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路竹區竹園社區發展協會「購置歌唱設備工程」</text:p>
          </table:table-cell>
          <table:table-cell table:style-name="ce14" office:value-type="string" calcext:value-type="string">
            <text:p>路竹區</text:p>
          </table:table-cell>
          <table:table-cell table:style-name="ce20" office:value-type="float" office:value="136" calcext:value-type="float">
            <text:p><text:s/>136 </text:p>
          </table:table-cell>
          <table:table-cell table:style-name="ce20" office:value-type="float" office:value="83" calcext:value-type="float">
            <text:p><text:s/>83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阿蓮區復安社區發展協會「社區活動中心廣場修繕工程」</text:p>
          </table:table-cell>
          <table:table-cell table:style-name="ce14" office:value-type="string" calcext:value-type="string">
            <text:p>阿蓮區</text:p>
          </table:table-cell>
          <table:table-cell table:style-name="ce20" office:value-type="float" office:value="120" calcext:value-type="float">
            <text:p><text:s/>120 </text:p>
          </table:table-cell>
          <table:table-cell table:style-name="ce20" office:value-type="float" office:value="109" calcext:value-type="float">
            <text:p><text:s/>109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福森</text:p>
          </table:table-cell>
          <table:table-cell table:style-name="ce6" office:value-type="string" calcext:value-type="string">
            <text:p>橋頭區仕豐社區發展協會「社區活動中心設施或設備」</text:p>
          </table:table-cell>
          <table:table-cell table:style-name="ce14" office:value-type="string" calcext:value-type="string">
            <text:p>橋頭區</text:p>
          </table:table-cell>
          <table:table-cell table:style-name="ce20" office:value-type="float" office:value="115" calcext:value-type="float">
            <text:p><text:s/>115 </text:p>
          </table:table-cell>
          <table:table-cell table:style-name="ce20" office:value-type="float" office:value="111" calcext:value-type="float">
            <text:p><text:s/>111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義迪</text:p>
          </table:table-cell>
          <table:table-cell table:style-name="ce6" office:value-type="string" calcext:value-type="string">
            <text:p>旗山區中洲社區發展協會「活動中心設施設備」</text:p>
          </table:table-cell>
          <table:table-cell table:style-name="ce14" office:value-type="string" calcext:value-type="string">
            <text:p>旗山區</text:p>
          </table:table-cell>
          <table:table-cell table:style-name="ce20" office:value-type="float" office:value="142" calcext:value-type="float">
            <text:p><text:s/>142 </text:p>
          </table:table-cell>
          <table:table-cell table:style-name="ce20" office:value-type="float" office:value="127" calcext:value-type="float">
            <text:p><text:s/>127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義迪</text:p>
          </table:table-cell>
          <table:table-cell table:style-name="ce6" office:value-type="string" calcext:value-type="string">
            <text:p>旗山區新光社區發展協會「活動中心修繕及充實設備」</text:p>
          </table:table-cell>
          <table:table-cell table:style-name="ce14" office:value-type="string" calcext:value-type="string">
            <text:p>旗山區</text:p>
          </table:table-cell>
          <table:table-cell table:style-name="ce20" office:value-type="float" office:value="298" calcext:value-type="float">
            <text:p><text:s/>298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社會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大樹區竹寮社區發展協會「影音設備及電腦設備」</text:p>
          </table:table-cell>
          <table:table-cell table:style-name="ce14" office:value-type="string" calcext:value-type="string">
            <text:p>大樹區</text:p>
          </table:table-cell>
          <table:table-cell table:style-name="ce20" office:value-type="float" office:value="229" calcext:value-type="float">
            <text:p><text:s/>229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社會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大樹區龍目社區發展協會「影音設備及電腦設備」</text:p>
          </table:table-cell>
          <table:table-cell table:style-name="ce14" office:value-type="string" calcext:value-type="string">
            <text:p>大樹區</text:p>
          </table:table-cell>
          <table:table-cell table:style-name="ce20" office:value-type="float" office:value="229" calcext:value-type="float">
            <text:p><text:s/>229 </text:p>
          </table:table-cell>
          <table:table-cell table:style-name="ce20" office:value-type="float" office:value="226" calcext:value-type="float">
            <text:p><text:s/>226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大樹區統領社區發展協會「影音設備及電腦設備」</text:p>
          </table:table-cell>
          <table:table-cell table:style-name="ce14" office:value-type="string" calcext:value-type="string">
            <text:p>大樹區</text:p>
          </table:table-cell>
          <table:table-cell table:style-name="ce20" office:value-type="float" office:value="201" calcext:value-type="float">
            <text:p><text:s/>201 </text:p>
          </table:table-cell>
          <table:table-cell table:style-name="ce20" office:value-type="float" office:value="186" calcext:value-type="float">
            <text:p><text:s/>186 </text:p>
          </table:table-cell>
          <table:table-cell table:style-name="ce26" office:value-type="string" calcext:value-type="string">
            <text:p>社區發展-社區發展</text:p>
          </table:table-cell>
          <table:table-cell table:style-name="ce26" office:value-type="string" calcext:value-type="string">
            <text:p>社會局</text:p>
          </table:table-cell>
          <table:table-cell table:style-name="ce26" office:value-type="string" calcext:value-type="string">
            <text:p>補助社區逕洽廠商辦理</text:p>
          </table:table-cell>
          <table:table-cell table:style-name="ce26" office:value-type="string" calcext:value-type="string">
            <text:p>社區發展協會自行辦理採購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連立堅</text:p>
          </table:table-cell>
          <table:table-cell table:style-name="ce6" office:value-type="string" calcext:value-type="string">
            <text:p>鹽埕區公所「充實敬老亭音響、冷氣設施」</text:p>
          </table:table-cell>
          <table:table-cell table:style-name="ce14" office:value-type="string" calcext:value-type="string">
            <text:p>鹽埕區</text:p>
          </table:table-cell>
          <table:table-cell table:number-columns-repeated="2"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福利服務-老人活動場所管理</text:p>
          </table:table-cell>
          <table:table-cell table:style-name="ce26" office:value-type="string" calcext:value-type="string">
            <text:p>社會局</text:p>
          </table:table-cell>
          <table:table-cell table:style-name="ce29" office:value-type="string" calcext:value-type="string">
            <text:p>小額採購</text:p>
          </table:table-cell>
          <table:table-cell table:style-name="ce29" office:value-type="string" calcext:value-type="string">
            <text:p>昭亨企業有限公司、中將資訊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鄭光峰</text:p>
          </table:table-cell>
          <table:table-cell table:style-name="ce6" office:value-type="string" calcext:value-type="string">
            <text:p>前鎮區崗山仔南區老人活動中心「女廁及公共區域整修工程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617" calcext:value-type="float">
            <text:p><text:s/>617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社會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方信淵</text:p>
          </table:table-cell>
          <table:table-cell table:style-name="ce6" office:value-type="string" calcext:value-type="string">
            <text:p>梓官區赤東里「共計1組14支鏡頭之監視錄影系統」</text:p>
          </table:table-cell>
          <table:table-cell table:style-name="ce14" office:value-type="string" calcext:value-type="string">
            <text:p>梓官區</text:p>
          </table:table-cell>
          <table:table-cell table:number-columns-repeated="2" table:style-name="ce20" office:value-type="float" office:value="547" calcext:value-type="float">
            <text:p><text:s/>54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方信淵</text:p>
          </table:table-cell>
          <table:table-cell table:style-name="ce6" office:value-type="string" calcext:value-type="string">
            <text:p>橋頭區西林里「共計1組8支鏡頭之監視錄影系統」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519" calcext:value-type="float">
            <text:p><text:s/>51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方信淵</text:p>
          </table:table-cell>
          <table:table-cell table:style-name="ce6" office:value-type="string" calcext:value-type="string">
            <text:p>橋頭區仕豐里「共計1組16支鏡頭之監視錄影系統」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679" calcext:value-type="float">
            <text:p><text:s/>67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方信淵</text:p>
          </table:table-cell>
          <table:table-cell table:style-name="ce6" office:value-type="string" calcext:value-type="string">
            <text:p>警察局岡山分局「辦公設備」</text:p>
          </table:table-cell>
          <table:table-cell table:style-name="ce14" office:value-type="string" calcext:value-type="string">
            <text:p>岡山區</text:p>
          </table:table-cell>
          <table:table-cell table:style-name="ce20" office:value-type="float" office:value="300" calcext:value-type="float">
            <text:p><text:s/>300 </text:p>
          </table:table-cell>
          <table:table-cell table:style-name="ce20" office:value-type="float" office:value="287" calcext:value-type="float">
            <text:p><text:s/>28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方信淵</text:p>
          </table:table-cell>
          <table:table-cell table:style-name="ce6" office:value-type="string" calcext:value-type="string">
            <text:p>警察局岡山分局赤崁派出所「辦公設備」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121" calcext:value-type="float">
            <text:p><text:s/>12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吳利成</text:p>
          </table:table-cell>
          <table:table-cell table:style-name="ce6" office:value-type="string" calcext:value-type="string">
            <text:p>鳥松區仁美里「共計1組15支鏡頭之監視錄影系統」</text:p>
          </table:table-cell>
          <table:table-cell table:style-name="ce14" office:value-type="string" calcext:value-type="string">
            <text:p>鳥松區</text:p>
          </table:table-cell>
          <table:table-cell table:number-columns-repeated="2" table:style-name="ce20" office:value-type="float" office:value="718" calcext:value-type="float">
            <text:p><text:s/>71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吳益政</text:p>
          </table:table-cell>
          <table:table-cell table:style-name="ce6" office:value-type="string" calcext:value-type="string">
            <text:p>警察局交通警察大隊「資訊設備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吳益政</text:p>
          </table:table-cell>
          <table:table-cell table:style-name="ce6" office:value-type="string" calcext:value-type="string">
            <text:p>警察局苓雅分局「資訊設備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120" calcext:value-type="float">
            <text:p><text:s/>12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警察局湖內分局「資訊設備」</text:p>
          </table:table-cell>
          <table:table-cell table:style-name="ce14" office:value-type="string" calcext:value-type="string">
            <text:p>湖內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路竹區竹南里「共計1組16支鏡頭之監視錄影系統」</text:p>
          </table:table-cell>
          <table:table-cell table:style-name="ce14" office:value-type="string" calcext:value-type="string">
            <text:p>路竹區</text:p>
          </table:table-cell>
          <table:table-cell table:number-columns-repeated="2" table:style-name="ce20" office:value-type="float" office:value="690" calcext:value-type="float">
            <text:p><text:s/>69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路竹區竹西里「共計1組16支鏡頭之監視錄影系統」</text:p>
          </table:table-cell>
          <table:table-cell table:style-name="ce14" office:value-type="string" calcext:value-type="string">
            <text:p>路竹區</text:p>
          </table:table-cell>
          <table:table-cell table:number-columns-repeated="2" table:style-name="ce20" office:value-type="float" office:value="652" calcext:value-type="float">
            <text:p><text:s/>65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路竹區社東里「共計1組16支鏡頭之監視錄影系統」</text:p>
          </table:table-cell>
          <table:table-cell table:style-name="ce14" office:value-type="string" calcext:value-type="string">
            <text:p>路竹區</text:p>
          </table:table-cell>
          <table:table-cell table:number-columns-repeated="2" table:style-name="ce20" office:value-type="float" office:value="655" calcext:value-type="float">
            <text:p><text:s/>655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茄萣區保定里「共計1組16支鏡頭之監視錄影系統」</text:p>
          </table:table-cell>
          <table:table-cell table:style-name="ce14" office:value-type="string" calcext:value-type="string">
            <text:p>茄萣區</text:p>
          </table:table-cell>
          <table:table-cell table:number-columns-repeated="2" table:style-name="ce20" office:value-type="float" office:value="605" calcext:value-type="float">
            <text:p><text:s/>605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路竹區甲南里「共計1組10支鏡頭之監視錄影系統」</text:p>
          </table:table-cell>
          <table:table-cell table:style-name="ce14" office:value-type="string" calcext:value-type="string">
            <text:p>路竹區</text:p>
          </table:table-cell>
          <table:table-cell table:number-columns-repeated="2" table:style-name="ce20" office:value-type="float" office:value="434" calcext:value-type="float">
            <text:p><text:s/>434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阿蓮區青旗里「共計1組9支鏡頭之監視錄影系統」</text:p>
          </table:table-cell>
          <table:table-cell table:style-name="ce14" office:value-type="string" calcext:value-type="string">
            <text:p>阿蓮區</text:p>
          </table:table-cell>
          <table:table-cell table:style-name="ce20" office:value-type="float" office:value="562" calcext:value-type="float">
            <text:p><text:s/>562 </text:p>
          </table:table-cell>
          <table:table-cell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14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阿蓮區清蓮里「共計7支鏡頭之監視錄影系統」</text:p>
          </table:table-cell>
          <table:table-cell table:style-name="ce14" office:value-type="string" calcext:value-type="string">
            <text:p>阿蓮區</text:p>
          </table:table-cell>
          <table:table-cell table:number-columns-repeated="2" table:style-name="ce20" office:value-type="float" office:value="215" calcext:value-type="float">
            <text:p><text:s/>215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路竹區社中里「監視錄影系統工程」</text:p>
          </table:table-cell>
          <table:table-cell table:style-name="ce14" office:value-type="string" calcext:value-type="string">
            <text:p>路竹區</text:p>
          </table:table-cell>
          <table:table-cell table:number-columns-repeated="2" table:style-name="ce20" office:value-type="float" office:value="633" calcext:value-type="float">
            <text:p><text:s/>63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眉蓁</text:p>
          </table:table-cell>
          <table:table-cell table:style-name="ce6" office:value-type="string" calcext:value-type="string">
            <text:p>警察局左營分局博愛所「資訊裝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40" calcext:value-type="float">
            <text:p><text:s/>14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眉蓁</text:p>
          </table:table-cell>
          <table:table-cell table:style-name="ce6" office:value-type="string" calcext:value-type="string">
            <text:p>警察局左營分局偵查隊「偵防及廳舍設備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306" calcext:value-type="float">
            <text:p><text:s/>306 </text:p>
          </table:table-cell>
          <table:table-cell table:style-name="ce20" office:value-type="float" office:value="298" calcext:value-type="float">
            <text:p><text:s/>29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新智實業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李眉蓁</text:p>
          </table:table-cell>
          <table:table-cell table:style-name="ce6" office:value-type="string" calcext:value-type="string">
            <text:p>警察局楠梓分局楠梓派出所「廳舍設備更新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202" calcext:value-type="float">
            <text:p><text:s/>20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、詮翊電腦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眉蓁</text:p>
          </table:table-cell>
          <table:table-cell table:style-name="ce6" office:value-type="string" calcext:value-type="string">
            <text:p>警察局左營分局「資訊裝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眉蓁</text:p>
          </table:table-cell>
          <table:table-cell table:style-name="ce6" office:value-type="string" calcext:value-type="string">
            <text:p>警察局左營分局「辦公廳舍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22" calcext:value-type="float">
            <text:p><text:s/>12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國祥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眉蓁</text:p>
          </table:table-cell>
          <table:table-cell table:style-name="ce6" office:value-type="string" calcext:value-type="string">
            <text:p>警察局左營分局舊城所「資訊設備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102" calcext:value-type="float">
            <text:p><text:s/>102 </text:p>
          </table:table-cell>
          <table:table-cell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風城企業社、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眉蓁</text:p>
          </table:table-cell>
          <table:table-cell table:style-name="ce6" office:value-type="string" calcext:value-type="string">
            <text:p>警察局旗山分局「資訊暨廳舍設備」</text:p>
          </table:table-cell>
          <table:table-cell table:style-name="ce14" office:value-type="string" calcext:value-type="string">
            <text:p>旗山區</text:p>
          </table:table-cell>
          <table:table-cell table:style-name="ce20" office:value-type="float" office:value="116" calcext:value-type="float">
            <text:p><text:s/>116 </text:p>
          </table:table-cell>
          <table:table-cell table:style-name="ce20" office:value-type="float" office:value="103" calcext:value-type="float">
            <text:p><text:s/>10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、八ㄚ旺實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眉蓁</text:p>
          </table:table-cell>
          <table:table-cell table:style-name="ce6" office:value-type="string" calcext:value-type="string">
            <text:p>警察局左營分局「資訊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103年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眉蓁</text:p>
          </table:table-cell>
          <table:table-cell table:style-name="ce6" office:value-type="string" calcext:value-type="string">
            <text:p>警察局鼓山分局「廳舍及資訊相關設備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295" calcext:value-type="float">
            <text:p><text:s/>295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眉蓁</text:p>
          </table:table-cell>
          <table:table-cell table:style-name="ce6" office:value-type="string" calcext:value-type="string">
            <text:p>警察局楠梓分局「廳舍設備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103年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喬如</text:p>
          </table:table-cell>
          <table:table-cell table:style-name="ce6" office:value-type="string" calcext:value-type="string">
            <text:p>鼓山區龍水里2「共計1組16支鏡頭之監視錄影系統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793" calcext:value-type="float">
            <text:p><text:s/>79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喬如</text:p>
          </table:table-cell>
          <table:table-cell table:style-name="ce6" office:value-type="string" calcext:value-type="string">
            <text:p>鼓山區龍子里「共計5支鏡頭之監視錄影系統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189" calcext:value-type="float">
            <text:p><text:s/>18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喬如</text:p>
          </table:table-cell>
          <table:table-cell table:style-name="ce6" office:value-type="string" calcext:value-type="string">
            <text:p>鼓山區龍水里「共計1組4支鏡頭之監視錄影系統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299" calcext:value-type="float">
            <text:p><text:s/>29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雅靜</text:p>
          </table:table-cell>
          <table:table-cell table:style-name="ce6" office:value-type="string" calcext:value-type="string">
            <text:p>鳳山區保安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88" calcext:value-type="float">
            <text:p><text:s/>68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雅靜</text:p>
          </table:table-cell>
          <table:table-cell table:style-name="ce6" office:value-type="string" calcext:value-type="string">
            <text:p>鳳山區鳳崗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581" calcext:value-type="float">
            <text:p><text:s/>58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雅靜</text:p>
          </table:table-cell>
          <table:table-cell table:style-name="ce6" office:value-type="string" calcext:value-type="string">
            <text:p>鳳山區誠智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59" calcext:value-type="float">
            <text:p><text:s/>65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雅靜</text:p>
          </table:table-cell>
          <table:table-cell table:style-name="ce6" office:value-type="string" calcext:value-type="string">
            <text:p>警察局鳳山分局埤頂派出所「資訊設備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144" calcext:value-type="float">
            <text:p><text:s/>144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雅靜</text:p>
          </table:table-cell>
          <table:table-cell table:style-name="ce6" office:value-type="string" calcext:value-type="string">
            <text:p>鳳山區國隆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18" calcext:value-type="float">
            <text:p><text:s/>61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雅靜</text:p>
          </table:table-cell>
          <table:table-cell table:style-name="ce6" office:value-type="string" calcext:value-type="string">
            <text:p>鳳山區新樂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61" calcext:value-type="float">
            <text:p><text:s/>66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雅靜</text:p>
          </table:table-cell>
          <table:table-cell table:style-name="ce6" office:value-type="string" calcext:value-type="string">
            <text:p>鳳山區武漢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79" calcext:value-type="float">
            <text:p><text:s/>67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雅靜</text:p>
          </table:table-cell>
          <table:table-cell table:style-name="ce6" office:value-type="string" calcext:value-type="string">
            <text:p>鳳山區忠孝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70" calcext:value-type="float">
            <text:p><text:s/>67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雅靜</text:p>
          </table:table-cell>
          <table:table-cell table:style-name="ce6" office:value-type="string" calcext:value-type="string">
            <text:p>鳳山區和德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56" calcext:value-type="float">
            <text:p><text:s/>65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雅靜</text:p>
          </table:table-cell>
          <table:table-cell table:style-name="ce6" office:value-type="string" calcext:value-type="string">
            <text:p>鳳山區海洋里「共計1組9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418" calcext:value-type="float">
            <text:p><text:s/>41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雅靜</text:p>
          </table:table-cell>
          <table:table-cell table:style-name="ce6" office:value-type="string" calcext:value-type="string">
            <text:p>鳳山區善美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95" calcext:value-type="float">
            <text:p><text:s/>695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雅靜</text:p>
          </table:table-cell>
          <table:table-cell table:style-name="ce6" office:value-type="string" calcext:value-type="string">
            <text:p>警察局鳳山分局忠孝、鳳崗派出所「資訊設備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168" calcext:value-type="float">
            <text:p><text:s/>16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雅靜</text:p>
          </table:table-cell>
          <table:table-cell table:style-name="ce6" office:value-type="string" calcext:value-type="string">
            <text:p>鳳山區龍成里「共計1組5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322" calcext:value-type="float">
            <text:p><text:s/>32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雅靜</text:p>
          </table:table-cell>
          <table:table-cell table:style-name="ce6" office:value-type="string" calcext:value-type="string">
            <text:p>警察局鳳山分局級忠孝、文山、過埤所「資訊、廳舍設備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207" calcext:value-type="float">
            <text:p><text:s/>207 </text:p>
          </table:table-cell>
          <table:table-cell table:style-name="ce20" office:value-type="float" office:value="205" calcext:value-type="float">
            <text:p><text:s/>205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風城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順進</text:p>
          </table:table-cell>
          <table:table-cell table:style-name="ce6" office:value-type="string" calcext:value-type="string">
            <text:p>前鎮區瑞誠里「共計1組16支鏡頭之監視錄影系統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693" calcext:value-type="float">
            <text:p><text:s/>69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順進</text:p>
          </table:table-cell>
          <table:table-cell table:style-name="ce6" office:value-type="string" calcext:value-type="string">
            <text:p>小港區桂林里「共計1組16支鏡頭之監視錄影系統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668" calcext:value-type="float">
            <text:p><text:s/>66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順進</text:p>
          </table:table-cell>
          <table:table-cell table:style-name="ce6" office:value-type="string" calcext:value-type="string">
            <text:p>小港區泰山里「共計1組8支鏡頭之監視錄影系統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398" calcext:value-type="float">
            <text:p><text:s/>39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順進</text:p>
          </table:table-cell>
          <table:table-cell table:style-name="ce6" office:value-type="string" calcext:value-type="string">
            <text:p>小港區正苓里「共計1組11支鏡頭之監視錄影系統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550" calcext:value-type="float">
            <text:p><text:s/>55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順進</text:p>
          </table:table-cell>
          <table:table-cell table:style-name="ce6" office:value-type="string" calcext:value-type="string">
            <text:p>小港區鳳森里「共計1組16支鏡頭之監視錄影系統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791" calcext:value-type="float">
            <text:p><text:s/>79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周鍾㴴</text:p>
          </table:table-cell>
          <table:table-cell table:style-name="ce6" office:value-type="string" calcext:value-type="string">
            <text:p>警察局楠梓分局楠梓派出所「廳舍設備更新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157" calcext:value-type="float">
            <text:p><text:s/>15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</text:p>
          </table:table-cell>
          <table:table-cell table:number-columns-repeated="1015"/>
        </table:table-row>
        <table:table-row table:style-name="ro16">
          <table:table-cell table:style-name="ce5" office:value-type="string" calcext:value-type="string">
            <text:p>周鍾㴴</text:p>
          </table:table-cell>
          <table:table-cell table:style-name="ce6" office:value-type="string" calcext:value-type="string">
            <text:p>警察局左營分局四海派出所「新購設備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155" calcext:value-type="float">
            <text:p><text:s/>155 </text:p>
          </table:table-cell>
          <table:table-cell table:style-name="ce20" office:value-type="float" office:value="152" calcext:value-type="float">
            <text:p><text:s/>15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、新智實業有限公司、詮翊電腦股份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周鍾㴴</text:p>
          </table:table-cell>
          <table:table-cell table:style-name="ce6" office:value-type="string" calcext:value-type="string">
            <text:p>警察局楠梓分局右昌派出所「辦公廳舍及資訊設備更新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149" calcext:value-type="float">
            <text:p><text:s/>14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、國祥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宛蓉</text:p>
          </table:table-cell>
          <table:table-cell table:style-name="ce6" office:value-type="string" calcext:value-type="string">
            <text:p>前鎮區信德里「共計1組5支鏡頭之監視錄影系統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320" calcext:value-type="float">
            <text:p><text:s/>32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林宛蓉</text:p>
          </table:table-cell>
          <table:table-cell table:style-name="ce6" office:value-type="string" calcext:value-type="string">
            <text:p>警察局保安警察大隊「改善辦公環境設備」</text:p>
          </table:table-cell>
          <table:table-cell table:style-name="ce14" office:value-type="string" calcext:value-type="string">
            <text:p>前金區</text:p>
          </table:table-cell>
          <table:table-cell table:style-name="ce20" office:value-type="float" office:value="306" calcext:value-type="float">
            <text:p><text:s/>306 </text:p>
          </table:table-cell>
          <table:table-cell table:style-name="ce20" office:value-type="float" office:value="302" calcext:value-type="float">
            <text:p><text:s/>30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武忠</text:p>
          </table:table-cell>
          <table:table-cell table:style-name="ce6" office:value-type="string" calcext:value-type="string">
            <text:p>三民區千秋里「共計1組8支鏡頭之監視錄影系統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409" calcext:value-type="float">
            <text:p><text:s/>40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武忠</text:p>
          </table:table-cell>
          <table:table-cell table:style-name="ce6" office:value-type="string" calcext:value-type="string">
            <text:p>三民區德智里「共計1組16支鏡頭之監視錄影系統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657" calcext:value-type="float">
            <text:p><text:s/>65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林武忠</text:p>
          </table:table-cell>
          <table:table-cell table:style-name="ce6" office:value-type="string" calcext:value-type="string">
            <text:p>警察局三民第二分局「偵查隊廳舍設備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武忠</text:p>
          </table:table-cell>
          <table:table-cell table:style-name="ce6" office:value-type="string" calcext:value-type="string">
            <text:p>三民區德仁里「共計1組16支鏡頭之監視錄影系統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631" calcext:value-type="float">
            <text:p><text:s/>63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武忠</text:p>
          </table:table-cell>
          <table:table-cell table:style-name="ce6" office:value-type="string" calcext:value-type="string">
            <text:p>警察局三民第二分局鼎山派出所「汰換資訊等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499" calcext:value-type="float">
            <text:p><text:s/>499 </text:p>
          </table:table-cell>
          <table:table-cell table:style-name="ce20" office:value-type="float" office:value="485" calcext:value-type="float">
            <text:p><text:s/>485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、八ㄚ旺實業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林武忠</text:p>
          </table:table-cell>
          <table:table-cell table:style-name="ce6" office:value-type="string" calcext:value-type="string">
            <text:p>警察局新興分局「資訊暨廳舍設備」</text:p>
          </table:table-cell>
          <table:table-cell table:style-name="ce14" office:value-type="string" calcext:value-type="string">
            <text:p>新興區</text:p>
          </table:table-cell>
          <table:table-cell table:style-name="ce20" office:value-type="float" office:value="1000" calcext:value-type="float">
            <text:p><text:s/>1,000 </text:p>
          </table:table-cell>
          <table:table-cell table:style-name="ce20" office:value-type="float" office:value="971" calcext:value-type="float">
            <text:p><text:s/>97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、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武忠</text:p>
          </table:table-cell>
          <table:table-cell table:style-name="ce6" office:value-type="string" calcext:value-type="string">
            <text:p>警察局左營分局「辦公廳舍設備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108" calcext:value-type="float">
            <text:p><text:s/>108 </text:p>
          </table:table-cell>
          <table:table-cell table:style-name="ce20" office:value-type="float" office:value="101" calcext:value-type="float">
            <text:p><text:s/>10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</text:p>
          </table:table-cell>
          <table:table-cell table:number-columns-repeated="1015"/>
        </table:table-row>
        <table:table-row table:style-name="ro12">
          <table:table-cell table:style-name="ce5" office:value-type="string" calcext:value-type="string">
            <text:p>林武忠</text:p>
          </table:table-cell>
          <table:table-cell table:style-name="ce6" office:value-type="string" calcext:value-type="string">
            <text:p>警察局三民第一分局十全所「辦公廳舍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480" calcext:value-type="float">
            <text:p><text:s/>480 </text:p>
          </table:table-cell>
          <table:table-cell table:style-name="ce20" office:value-type="float" office:value="455" calcext:value-type="float">
            <text:p><text:s/>455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、三普體育事業有限公司、新智實業有限公司、廣合開發行銷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林武忠</text:p>
          </table:table-cell>
          <table:table-cell table:style-name="ce6" office:value-type="string" calcext:value-type="string">
            <text:p>警察局三民第一分局偵查隊「辦公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103" calcext:value-type="float">
            <text:p><text:s/>103 </text:p>
          </table:table-cell>
          <table:table-cell table:style-name="ce20" office:value-type="float" office:value="101" calcext:value-type="float">
            <text:p><text:s/>10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新智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武忠</text:p>
          </table:table-cell>
          <table:table-cell table:style-name="ce6" office:value-type="string" calcext:value-type="string">
            <text:p>警察局三民第一分局三民派出所「裝備及設備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222" calcext:value-type="float">
            <text:p><text:s/>22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警聯軍有限公司、廣合開發行銷有限公司</text:p>
          </table:table-cell>
          <table:table-cell table:number-columns-repeated="1015"/>
        </table:table-row>
        <table:table-row table:style-name="ro16">
          <table:table-cell table:style-name="ce5" office:value-type="string" calcext:value-type="string">
            <text:p>林武忠</text:p>
          </table:table-cell>
          <table:table-cell table:style-name="ce6" office:value-type="string" calcext:value-type="string">
            <text:p>警察局三民第一分局哈爾濱街派出所「辦公廳舍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348" calcext:value-type="float">
            <text:p><text:s/>348 </text:p>
          </table:table-cell>
          <table:table-cell table:style-name="ce20" office:value-type="float" office:value="333" calcext:value-type="float">
            <text:p><text:s/>33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、國祥科技有限公司、廣合開發行銷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林武忠</text:p>
          </table:table-cell>
          <table:table-cell table:style-name="ce6" office:value-type="string" calcext:value-type="string">
            <text:p>警察局左營分局偵查隊「資訊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103年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12">
          <table:table-cell table:style-name="ce5" office:value-type="string" calcext:value-type="string">
            <text:p>林武忠</text:p>
          </table:table-cell>
          <table:table-cell table:style-name="ce6" office:value-type="string" calcext:value-type="string">
            <text:p>警察局三民第一分局（交通分隊）「辦公廳舍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255" calcext:value-type="float">
            <text:p><text:s/>255 </text:p>
          </table:table-cell>
          <table:table-cell table:style-name="ce20" office:value-type="float" office:value="228" calcext:value-type="float">
            <text:p><text:s/>22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、詮翊電腦股份有限公司、廣合開發行銷有限公司、新智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仁武區五和社區「守望相助隊巡守人員協勤裝備建置」</text:p>
          </table:table-cell>
          <table:table-cell table:style-name="ce14" office:value-type="string" calcext:value-type="string">
            <text:p>仁武區</text:p>
          </table:table-cell>
          <table:table-cell table:number-columns-repeated="2" table:style-name="ce20" office:value-type="float" office:value="118" calcext:value-type="float">
            <text:p><text:s/>11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仁武區中華社區「守望相助隊巡守人員協勤裝備建置」</text:p>
          </table:table-cell>
          <table:table-cell table:style-name="ce14" office:value-type="string" calcext:value-type="string">
            <text:p>仁武區</text:p>
          </table:table-cell>
          <table:table-cell table:number-columns-repeated="2" table:style-name="ce20" office:value-type="float" office:value="155" calcext:value-type="float">
            <text:p><text:s/>155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仁武區仁武社區「守望相助隊巡守人員協勤裝備建置」</text:p>
          </table:table-cell>
          <table:table-cell table:style-name="ce14" office:value-type="string" calcext:value-type="string">
            <text:p>仁武區</text:p>
          </table:table-cell>
          <table:table-cell table:number-columns-repeated="2" table:style-name="ce20" office:value-type="float" office:value="101" calcext:value-type="float">
            <text:p><text:s/>10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大樹區龍目社區「守望相助隊巡守人員協勤裝備建置」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191" calcext:value-type="float">
            <text:p><text:s/>19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大樹區統嶺社區「守望相助隊巡守人員協勤裝備建置」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鳥松區鳥松、大華社區「守望相助隊巡守人員協勤裝備建置」</text:p>
          </table:table-cell>
          <table:table-cell table:style-name="ce14" office:value-type="string" calcext:value-type="string">
            <text:p>鳥松區</text:p>
          </table:table-cell>
          <table:table-cell table:number-columns-repeated="2" table:style-name="ce20" office:value-type="float" office:value="193" calcext:value-type="float">
            <text:p><text:s/>19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富寶</text:p>
          </table:table-cell>
          <table:table-cell table:style-name="ce6" office:value-type="string" calcext:value-type="string">
            <text:p>警察局旗山分局杉林分駐所「增加設備」</text:p>
          </table:table-cell>
          <table:table-cell table:style-name="ce14" office:value-type="string" calcext:value-type="string">
            <text:p>杉林區</text:p>
          </table:table-cell>
          <table:table-cell table:style-name="ce20" office:value-type="float" office:value="216" calcext:value-type="float">
            <text:p><text:s/>216 </text:p>
          </table:table-cell>
          <table:table-cell table:style-name="ce20" office:value-type="float" office:value="132" calcext:value-type="float">
            <text:p><text:s/>13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益瀅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富寶</text:p>
          </table:table-cell>
          <table:table-cell table:style-name="ce6" office:value-type="string" calcext:value-type="string">
            <text:p>六龜區義寶、文武里「共計1組14支鏡頭之監視錄影系統」</text:p>
          </table:table-cell>
          <table:table-cell table:style-name="ce14" office:value-type="string" calcext:value-type="string">
            <text:p>六龜區</text:p>
          </table:table-cell>
          <table:table-cell table:number-columns-repeated="2" table:style-name="ce20" office:value-type="float" office:value="533" calcext:value-type="float">
            <text:p><text:s/>53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富寶</text:p>
          </table:table-cell>
          <table:table-cell table:style-name="ce6" office:value-type="string" calcext:value-type="string">
            <text:p>六龜區六龜里「共計1組6支鏡頭之監視錄影系統」</text:p>
          </table:table-cell>
          <table:table-cell table:style-name="ce14" office:value-type="string" calcext:value-type="string">
            <text:p>六龜區</text:p>
          </table:table-cell>
          <table:table-cell table:number-columns-repeated="2" table:style-name="ce20" office:value-type="float" office:value="254" calcext:value-type="float">
            <text:p><text:s/>254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16">
          <table:table-cell table:style-name="ce5" office:value-type="string" calcext:value-type="string">
            <text:p>林富寶</text:p>
          </table:table-cell>
          <table:table-cell table:style-name="ce6" office:value-type="string" calcext:value-type="string">
            <text:p>警察局旗山分局「添購辦公廳舍設備」</text:p>
          </table:table-cell>
          <table:table-cell table:style-name="ce14" office:value-type="string" calcext:value-type="string">
            <text:p>旗山區</text:p>
          </table:table-cell>
          <table:table-cell table:style-name="ce20" office:value-type="float" office:value="296" calcext:value-type="float">
            <text:p><text:s/>296 </text:p>
          </table:table-cell>
          <table:table-cell table:style-name="ce20" office:value-type="float" office:value="258" calcext:value-type="float">
            <text:p><text:s/>25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電具攝腦：八ㄚ旺實業有限公司、風城企業社、新智實業有限公司、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富寶</text:p>
          </table:table-cell>
          <table:table-cell table:style-name="ce6" office:value-type="string" calcext:value-type="string">
            <text:p>旗山區圓富里「共計1組7支鏡頭之監視錄影系統」</text:p>
          </table:table-cell>
          <table:table-cell table:style-name="ce14" office:value-type="string" calcext:value-type="string">
            <text:p>旗山區</text:p>
          </table:table-cell>
          <table:table-cell table:number-columns-repeated="2" table:style-name="ce20" office:value-type="float" office:value="431" calcext:value-type="float">
            <text:p><text:s/>43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富寶</text:p>
          </table:table-cell>
          <table:table-cell table:style-name="ce6" office:value-type="string" calcext:value-type="string">
            <text:p>旗山區鯤洲里「共計1組13支鏡頭之監視錄影系統」</text:p>
          </table:table-cell>
          <table:table-cell table:style-name="ce14" office:value-type="string" calcext:value-type="string">
            <text:p>旗山區</text:p>
          </table:table-cell>
          <table:table-cell table:number-columns-repeated="2" table:style-name="ce20" office:value-type="float" office:value="546" calcext:value-type="float">
            <text:p><text:s/>54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富寶</text:p>
          </table:table-cell>
          <table:table-cell table:style-name="ce6" office:value-type="string" calcext:value-type="string">
            <text:p>旗山區大德里「共計7支鏡頭之監視錄影系統」</text:p>
          </table:table-cell>
          <table:table-cell table:style-name="ce14" office:value-type="string" calcext:value-type="string">
            <text:p>旗山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義迪</text:p>
          </table:table-cell>
          <table:table-cell table:style-name="ce6" office:value-type="string" calcext:value-type="string">
            <text:p>警察局旗山分局杉林分駐所「增加設備」</text:p>
          </table:table-cell>
          <table:table-cell table:style-name="ce14" office:value-type="string" calcext:value-type="string">
            <text:p>杉林區</text:p>
          </table:table-cell>
          <table:table-cell table:style-name="ce20" office:value-type="float" office:value="230" calcext:value-type="float">
            <text:p><text:s/>230 </text:p>
          </table:table-cell>
          <table:table-cell table:style-name="ce20" office:value-type="float" office:value="197" calcext:value-type="float">
            <text:p><text:s/>19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益瀅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義迪</text:p>
          </table:table-cell>
          <table:table-cell table:style-name="ce6" office:value-type="string" calcext:value-type="string">
            <text:p>甲仙區和安里「守望相助隊巡守人員協勤裝備建置」</text:p>
          </table:table-cell>
          <table:table-cell table:style-name="ce14" office:value-type="string" calcext:value-type="string">
            <text:p>甲仙區</text:p>
          </table:table-cell>
          <table:table-cell table:number-columns-repeated="2" table:style-name="ce20" office:value-type="float" office:value="101" calcext:value-type="float">
            <text:p><text:s/>10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林瑩蓉</text:p>
          </table:table-cell>
          <table:table-cell table:style-name="ce6" office:value-type="string" calcext:value-type="string">
            <text:p>警察局左營分局新莊所「辦公廳舍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廣合開發行銷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林瑩蓉</text:p>
          </table:table-cell>
          <table:table-cell table:style-name="ce6" office:value-type="string" calcext:value-type="string">
            <text:p>警察局左營分局「資訊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60" calcext:value-type="float">
            <text:p><text:s/>160 </text:p>
          </table:table-cell>
          <table:table-cell table:style-name="ce26" office:value-type="string" calcext:value-type="string">
            <text:p>103年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俄鄧‧殷艾</text:p>
          </table:table-cell>
          <table:table-cell table:style-name="ce6" office:value-type="string" calcext:value-type="string">
            <text:p>警察局前鎮分局草衙派出所「資訊設備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102" calcext:value-type="float">
            <text:p><text:s/>102 </text:p>
          </table:table-cell>
          <table:table-cell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16">
          <table:table-cell table:style-name="ce5" office:value-type="string" calcext:value-type="string">
            <text:p>俄鄧‧殷艾</text:p>
          </table:table-cell>
          <table:table-cell table:style-name="ce6" office:value-type="string" calcext:value-type="string">
            <text:p>警察局前鎮分局草衙派出所「添購執勤裝備及辦公廳舍設備」（與編號522蔡副議長建議案合併辦理）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116" calcext:value-type="float">
            <text:p><text:s/>116 </text:p>
          </table:table-cell>
          <table:table-cell table:style-name="ce20" office:value-type="float" office:value="95" calcext:value-type="float">
            <text:p><text:s/>95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國祥科技有限公司、新智實業有限公司、廣合開發行銷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俄鄧‧殷艾</text:p>
          </table:table-cell>
          <table:table-cell table:style-name="ce6" office:value-type="string" calcext:value-type="string">
            <text:p>警察局小港分局桂楊所「資訊設備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131" calcext:value-type="float">
            <text:p><text:s/>131 </text:p>
          </table:table-cell>
          <table:table-cell table:style-name="ce26" office:value-type="string" calcext:value-type="string">
            <text:p>103年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柯路加</text:p>
          </table:table-cell>
          <table:table-cell table:style-name="ce6" office:value-type="string" calcext:value-type="string">
            <text:p>警察局左營分局啟文所「辦公廳舍設備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212" calcext:value-type="float">
            <text:p><text:s/>212 </text:p>
          </table:table-cell>
          <table:table-cell table:style-name="ce20" office:value-type="float" office:value="211" calcext:value-type="float">
            <text:p><text:s/>21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柯路加</text:p>
          </table:table-cell>
          <table:table-cell table:style-name="ce6" office:value-type="string" calcext:value-type="string">
            <text:p>警察局六龜分局達卡努瓦派出所「改善辦公廳舍設備」</text:p>
          </table:table-cell>
          <table:table-cell table:style-name="ce14" office:value-type="string" calcext:value-type="string">
            <text:p>六龜區</text:p>
          </table:table-cell>
          <table:table-cell table:style-name="ce20" office:value-type="float" office:value="110" calcext:value-type="float">
            <text:p><text:s/>110 </text:p>
          </table:table-cell>
          <table:table-cell table:style-name="ce20" office:value-type="float" office:value="101" calcext:value-type="float">
            <text:p><text:s/>10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</text:p>
          </table:table-cell>
          <table:table-cell table:number-columns-repeated="1015"/>
        </table:table-row>
        <table:table-row table:style-name="ro12">
          <table:table-cell table:style-name="ce5" office:value-type="string" calcext:value-type="string">
            <text:p>洪平朗</text:p>
          </table:table-cell>
          <table:table-cell table:style-name="ce6" office:value-type="string" calcext:value-type="string">
            <text:p>警察局苓雅分局「資訊設備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509" calcext:value-type="float">
            <text:p><text:s/>50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國祥科技有限公司、警聯軍有限公司、新智實業有限公司、廣合開發行銷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洪平朗</text:p>
          </table:table-cell>
          <table:table-cell table:style-name="ce6" office:value-type="string" calcext:value-type="string">
            <text:p>警察局鳳山分局偵查隊「資訊設備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洪平朗</text:p>
          </table:table-cell>
          <table:table-cell table:style-name="ce6" office:value-type="string" calcext:value-type="string">
            <text:p>警察局左營分局「資訊裝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洪平朗</text:p>
          </table:table-cell>
          <table:table-cell table:style-name="ce6" office:value-type="string" calcext:value-type="string">
            <text:p>田寮區新興里「共計1組16支鏡頭之監視錄影系統」</text:p>
          </table:table-cell>
          <table:table-cell table:style-name="ce14" office:value-type="string" calcext:value-type="string">
            <text:p>田寮區</text:p>
          </table:table-cell>
          <table:table-cell table:number-columns-repeated="2" table:style-name="ce20" office:value-type="float" office:value="827" calcext:value-type="float">
            <text:p><text:s/>82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洪平朗</text:p>
          </table:table-cell>
          <table:table-cell table:style-name="ce6" office:value-type="string" calcext:value-type="string">
            <text:p>三民區安泰里「共計1組16支鏡頭之監視錄影系統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687" calcext:value-type="float">
            <text:p><text:s/>68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唐惠美</text:p>
          </table:table-cell>
          <table:table-cell table:style-name="ce6" office:value-type="string" calcext:value-type="string">
            <text:p>警察局六龜分局「改善辦公廳舍設備」</text:p>
          </table:table-cell>
          <table:table-cell table:style-name="ce14" office:value-type="string" calcext:value-type="string">
            <text:p>六龜區</text:p>
          </table:table-cell>
          <table:table-cell table:style-name="ce20" office:value-type="float" office:value="352" calcext:value-type="float">
            <text:p><text:s/>352 </text:p>
          </table:table-cell>
          <table:table-cell table:style-name="ce20" office:value-type="float" office:value="331" calcext:value-type="float">
            <text:p><text:s/>33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徐榮延</text:p>
          </table:table-cell>
          <table:table-cell table:style-name="ce6" office:value-type="string" calcext:value-type="string">
            <text:p>鳳山區文衡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91" calcext:value-type="float">
            <text:p><text:s/>69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徐榮延</text:p>
          </table:table-cell>
          <table:table-cell table:style-name="ce6" office:value-type="string" calcext:value-type="string">
            <text:p>警察局鳳山分局新甲所「資訊設備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192" calcext:value-type="float">
            <text:p><text:s/>19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徐榮延</text:p>
          </table:table-cell>
          <table:table-cell table:style-name="ce6" office:value-type="string" calcext:value-type="string">
            <text:p>鳳山區南和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47" calcext:value-type="float">
            <text:p><text:s/>64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翁瑞珠</text:p>
          </table:table-cell>
          <table:table-cell table:style-name="ce6" office:value-type="string" calcext:value-type="string">
            <text:p>警察局岡山分局「資訊設備」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翁瑞珠</text:p>
          </table:table-cell>
          <table:table-cell table:style-name="ce6" office:value-type="string" calcext:value-type="string">
            <text:p>警察局交通警察大隊岡山分隊「資訊及廳舍設備」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124" calcext:value-type="float">
            <text:p><text:s/>124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、八ㄚ旺實業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康裕成</text:p>
          </table:table-cell>
          <table:table-cell table:style-name="ce6" office:value-type="string" calcext:value-type="string">
            <text:p>警察局刑事警察大隊偵七隊「資訊暨廳舍設備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508" calcext:value-type="float">
            <text:p><text:s/>508 </text:p>
          </table:table-cell>
          <table:table-cell table:style-name="ce20" office:value-type="float" office:value="501" calcext:value-type="float">
            <text:p><text:s/>50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、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康裕成</text:p>
          </table:table-cell>
          <table:table-cell table:style-name="ce6" office:value-type="string" calcext:value-type="string">
            <text:p>三民區本元里「共計1組16支鏡頭之監視錄影系統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707" calcext:value-type="float">
            <text:p><text:s/>70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康裕成</text:p>
          </table:table-cell>
          <table:table-cell table:style-name="ce6" office:value-type="string" calcext:value-type="string">
            <text:p>三民區寶德里「共計1組8支鏡頭之監視錄影系統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389" calcext:value-type="float">
            <text:p><text:s/>38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康裕成</text:p>
          </table:table-cell>
          <table:table-cell table:style-name="ce6" office:value-type="string" calcext:value-type="string">
            <text:p>三民區博惠里「共計1組8支鏡頭之監視錄影系統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452" calcext:value-type="float">
            <text:p><text:s/>45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張文瑞</text:p>
          </table:table-cell>
          <table:table-cell table:style-name="ce6" office:value-type="string" calcext:value-type="string">
            <text:p>警察局湖內分局「資訊設備」</text:p>
          </table:table-cell>
          <table:table-cell table:style-name="ce14" office:value-type="string" calcext:value-type="string">
            <text:p>湖內區</text:p>
          </table:table-cell>
          <table:table-cell table:number-columns-repeated="2" table:style-name="ce20" office:value-type="float" office:value="207" calcext:value-type="float">
            <text:p><text:s/>20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文瑞</text:p>
          </table:table-cell>
          <table:table-cell table:style-name="ce6" office:value-type="string" calcext:value-type="string">
            <text:p>警察局六龜分局森濤派出所「改善辦公廳舍設備」（合併它案發包）</text:p>
          </table:table-cell>
          <table:table-cell table:style-name="ce14" office:value-type="string" calcext:value-type="string">
            <text:p>六龜區</text:p>
          </table:table-cell>
          <table:table-cell table:style-name="ce20" office:value-type="float" office:value="50" calcext:value-type="float">
            <text:p><text:s/>50 </text:p>
          </table:table-cell>
          <table:table-cell table:style-name="ce20" office:value-type="float" office:value="44" calcext:value-type="float">
            <text:p><text:s/>44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勝富</text:p>
          </table:table-cell>
          <table:table-cell table:style-name="ce6" office:value-type="string" calcext:value-type="string">
            <text:p>大社區保安里「共計1組14支鏡頭之監視錄影系統」</text:p>
          </table:table-cell>
          <table:table-cell table:style-name="ce14" office:value-type="string" calcext:value-type="string">
            <text:p>大社區</text:p>
          </table:table-cell>
          <table:table-cell table:number-columns-repeated="2" table:style-name="ce20" office:value-type="float" office:value="630" calcext:value-type="float">
            <text:p><text:s/>63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勝富</text:p>
          </table:table-cell>
          <table:table-cell table:style-name="ce6" office:value-type="string" calcext:value-type="string">
            <text:p>大社區神農、中里、觀音里「共計1組16支鏡頭之監視錄影系統」</text:p>
          </table:table-cell>
          <table:table-cell table:style-name="ce14" office:value-type="string" calcext:value-type="string">
            <text:p>大社區</text:p>
          </table:table-cell>
          <table:table-cell table:number-columns-repeated="2" table:style-name="ce20" office:value-type="float" office:value="672" calcext:value-type="float">
            <text:p><text:s/>67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勝富</text:p>
          </table:table-cell>
          <table:table-cell table:style-name="ce6" office:value-type="string" calcext:value-type="string">
            <text:p>鳥松區坔埔里「共計2組16支鏡頭之監視錄影系統」</text:p>
          </table:table-cell>
          <table:table-cell table:style-name="ce14" office:value-type="string" calcext:value-type="string">
            <text:p>鳥松區</text:p>
          </table:table-cell>
          <table:table-cell table:number-columns-repeated="2" table:style-name="ce20" office:value-type="float" office:value="856" calcext:value-type="float">
            <text:p><text:s/>85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勝富</text:p>
          </table:table-cell>
          <table:table-cell table:style-name="ce6" office:value-type="string" calcext:value-type="string">
            <text:p>大社區保安里共計1組1支鏡頭之監視錄影系統</text:p>
          </table:table-cell>
          <table:table-cell table:style-name="ce14" office:value-type="string" calcext:value-type="string">
            <text:p>大社區</text:p>
          </table:table-cell>
          <table:table-cell table:number-columns-repeated="2" table:style-name="ce20" office:value-type="float" office:value="272" calcext:value-type="float">
            <text:p><text:s/>27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漢忠</text:p>
          </table:table-cell>
          <table:table-cell table:style-name="ce6" office:value-type="string" calcext:value-type="string">
            <text:p>鳳山區文山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729" calcext:value-type="float">
            <text:p><text:s/>72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漢忠</text:p>
          </table:table-cell>
          <table:table-cell table:style-name="ce6" office:value-type="string" calcext:value-type="string">
            <text:p>鳳山區正義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73" calcext:value-type="float">
            <text:p><text:s/>67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漢忠</text:p>
          </table:table-cell>
          <table:table-cell table:style-name="ce6" office:value-type="string" calcext:value-type="string">
            <text:p>鳳山區過埤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83" calcext:value-type="float">
            <text:p><text:s/>68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漢忠</text:p>
          </table:table-cell>
          <table:table-cell table:style-name="ce6" office:value-type="string" calcext:value-type="string">
            <text:p>鳳山區中崙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709" calcext:value-type="float">
            <text:p><text:s/>70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漢忠</text:p>
          </table:table-cell>
          <table:table-cell table:style-name="ce6" office:value-type="string" calcext:value-type="string">
            <text:p>鳳山區東門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703" calcext:value-type="float">
            <text:p><text:s/>70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漢忠</text:p>
          </table:table-cell>
          <table:table-cell table:style-name="ce6" office:value-type="string" calcext:value-type="string">
            <text:p>鳳山區鎮西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91" calcext:value-type="float">
            <text:p><text:s/>69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漢忠</text:p>
          </table:table-cell>
          <table:table-cell table:style-name="ce6" office:value-type="string" calcext:value-type="string">
            <text:p>鳳山區和德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86" calcext:value-type="float">
            <text:p><text:s/>68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漢忠</text:p>
          </table:table-cell>
          <table:table-cell table:style-name="ce6" office:value-type="string" calcext:value-type="string">
            <text:p>鳳山區中民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756" calcext:value-type="float">
            <text:p><text:s/>75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漢忠</text:p>
          </table:table-cell>
          <table:table-cell table:style-name="ce6" office:value-type="string" calcext:value-type="string">
            <text:p>鳳山區北門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55" calcext:value-type="float">
            <text:p><text:s/>655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張豐藤</text:p>
          </table:table-cell>
          <table:table-cell table:style-name="ce6" office:value-type="string" calcext:value-type="string">
            <text:p>警察局楠梓分局「廳舍設備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492" calcext:value-type="float">
            <text:p><text:s/>492 </text:p>
          </table:table-cell>
          <table:table-cell table:style-name="ce20" office:value-type="float" office:value="476" calcext:value-type="float">
            <text:p><text:s/>47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、紘棋興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張豐藤</text:p>
          </table:table-cell>
          <table:table-cell table:style-name="ce6" office:value-type="string" calcext:value-type="string">
            <text:p>警察局交通警察大隊「資訊設備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豐藤</text:p>
          </table:table-cell>
          <table:table-cell table:style-name="ce6" office:value-type="string" calcext:value-type="string">
            <text:p>警察局楠梓分局後勁派出所「電器、資訊設備更新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160" calcext:value-type="float">
            <text:p><text:s/>16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國祥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豐藤</text:p>
          </table:table-cell>
          <table:table-cell table:style-name="ce6" office:value-type="string" calcext:value-type="string">
            <text:p>警察局左營分局「員警裝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310" calcext:value-type="float">
            <text:p><text:s/>31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警聯軍有限公司實際決標金額335110元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張豐藤</text:p>
          </table:table-cell>
          <table:table-cell table:style-name="ce6" office:value-type="string" calcext:value-type="string">
            <text:p>警察局左營分局「資訊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60" calcext:value-type="float">
            <text:p><text:s/>160 </text:p>
          </table:table-cell>
          <table:table-cell table:style-name="ce26" office:value-type="string" calcext:value-type="string">
            <text:p>103年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張豐藤</text:p>
          </table:table-cell>
          <table:table-cell table:style-name="ce6" office:value-type="string" calcext:value-type="string">
            <text:p>警察局保安警察大隊『辦公廳舍設備』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159" calcext:value-type="float">
            <text:p><text:s/>159 </text:p>
          </table:table-cell>
          <table:table-cell table:style-name="ce20" office:value-type="float" office:value="136" calcext:value-type="float">
            <text:p><text:s/>13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張豐藤</text:p>
          </table:table-cell>
          <table:table-cell table:style-name="ce6" office:value-type="string" calcext:value-type="string">
            <text:p>警察局湖內分局『辦公廳舍設備』</text:p>
          </table:table-cell>
          <table:table-cell table:style-name="ce14" office:value-type="string" calcext:value-type="string">
            <text:p>湖內區</text:p>
          </table:table-cell>
          <table:table-cell table:style-name="ce20" office:value-type="float" office:value="139" calcext:value-type="float">
            <text:p><text:s/>139 </text:p>
          </table:table-cell>
          <table:table-cell table:style-name="ce20" office:value-type="float" office:value="119" calcext:value-type="float">
            <text:p><text:s/>11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莊啟旺</text:p>
          </table:table-cell>
          <table:table-cell table:style-name="ce6" office:value-type="string" calcext:value-type="string">
            <text:p>警察局苓雅分局「廳舍設備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168" calcext:value-type="float">
            <text:p><text:s/>168 </text:p>
          </table:table-cell>
          <table:table-cell table:style-name="ce20" office:value-type="float" office:value="166" calcext:value-type="float">
            <text:p><text:s/>16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、新智實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莊啟旺</text:p>
          </table:table-cell>
          <table:table-cell table:style-name="ce6" office:value-type="string" calcext:value-type="string">
            <text:p>警察局交通警察大隊「廳舍設備-電腦設備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莊啟旺</text:p>
          </table:table-cell>
          <table:table-cell table:style-name="ce6" office:value-type="string" calcext:value-type="string">
            <text:p>苓雅區正言里「共計1組11支鏡頭之監視錄影系統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469" calcext:value-type="float">
            <text:p><text:s/>46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莊啟旺</text:p>
          </table:table-cell>
          <table:table-cell table:style-name="ce6" office:value-type="string" calcext:value-type="string">
            <text:p>苓雅區博仁里「共計1組6支鏡頭之監視錄影系統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343" calcext:value-type="float">
            <text:p><text:s/>34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莊啟旺</text:p>
          </table:table-cell>
          <table:table-cell table:style-name="ce6" office:value-type="string" calcext:value-type="string">
            <text:p>前金區後金里「共計1支鏡頭之監視錄影系統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102" calcext:value-type="float">
            <text:p><text:s/>10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莊啟旺</text:p>
          </table:table-cell>
          <table:table-cell table:style-name="ce6" office:value-type="string" calcext:value-type="string">
            <text:p>警察局交通警察大隊苓雅分隊「資訊設備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114" calcext:value-type="float">
            <text:p><text:s/>114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廣合開發行銷有限公司</text:p>
          </table:table-cell>
          <table:table-cell table:number-columns-repeated="1015"/>
        </table:table-row>
        <table:table-row table:style-name="ro16">
          <table:table-cell table:style-name="ce5" office:value-type="string" calcext:value-type="string">
            <text:p>莊啟旺</text:p>
          </table:table-cell>
          <table:table-cell table:style-name="ce6" office:value-type="string" calcext:value-type="string">
            <text:p>警察局新興分局自強所「資訊及廳舍設備」</text:p>
          </table:table-cell>
          <table:table-cell table:style-name="ce14" office:value-type="string" calcext:value-type="string">
            <text:p>前金區</text:p>
          </table:table-cell>
          <table:table-cell table:style-name="ce20" office:value-type="float" office:value="150" calcext:value-type="float">
            <text:p><text:s/>150 </text:p>
          </table:table-cell>
          <table:table-cell table:style-name="ce20" office:value-type="float" office:value="144" calcext:value-type="float">
            <text:p><text:s/>144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國祥科技有限公司、新智實業有限公司、廣合開發行銷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莊啟旺</text:p>
          </table:table-cell>
          <table:table-cell table:style-name="ce6" office:value-type="string" calcext:value-type="string">
            <text:p>新興區浩然里「共計1組5支鏡頭之監視錄影系統」</text:p>
          </table:table-cell>
          <table:table-cell table:style-name="ce14" office:value-type="string" calcext:value-type="string">
            <text:p>新興區</text:p>
          </table:table-cell>
          <table:table-cell table:number-columns-repeated="2" table:style-name="ce20" office:value-type="float" office:value="297" calcext:value-type="float">
            <text:p><text:s/>29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莊啟旺</text:p>
          </table:table-cell>
          <table:table-cell table:style-name="ce6" office:value-type="string" calcext:value-type="string">
            <text:p>苓雅區福居里「共計1組16支鏡頭之監視錄影系統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723" calcext:value-type="float">
            <text:p><text:s/>72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莊啟旺</text:p>
          </table:table-cell>
          <table:table-cell table:style-name="ce6" office:value-type="string" calcext:value-type="string">
            <text:p>苓雅區鼓中里「共計3支鏡頭之監視錄影系統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123" calcext:value-type="float">
            <text:p><text:s/>12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阿蓮區南蓮里「共計1組10支鏡頭之監視錄影系統」</text:p>
          </table:table-cell>
          <table:table-cell table:style-name="ce14" office:value-type="string" calcext:value-type="string">
            <text:p>阿蓮區</text:p>
          </table:table-cell>
          <table:table-cell table:number-columns-repeated="2" table:style-name="ce20" office:value-type="float" office:value="414" calcext:value-type="float">
            <text:p><text:s/>414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阿蓮區復安里「共計1組8支鏡頭之監視錄影系統」</text:p>
          </table:table-cell>
          <table:table-cell table:style-name="ce14" office:value-type="string" calcext:value-type="string">
            <text:p>阿蓮區</text:p>
          </table:table-cell>
          <table:table-cell table:number-columns-repeated="2" table:style-name="ce20" office:value-type="float" office:value="565" calcext:value-type="float">
            <text:p><text:s/>565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路竹區竹園里「共計1組7支鏡頭之監視錄影系統」</text:p>
          </table:table-cell>
          <table:table-cell table:style-name="ce14" office:value-type="string" calcext:value-type="string">
            <text:p>路竹區</text:p>
          </table:table-cell>
          <table:table-cell table:number-columns-repeated="2" table:style-name="ce20" office:value-type="float" office:value="461" calcext:value-type="float">
            <text:p><text:s/>46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杉林區新庄社區發展協會「守望相助隊協勤裝備」</text:p>
          </table:table-cell>
          <table:table-cell table:style-name="ce14" office:value-type="string" calcext:value-type="string">
            <text:p>杉林區</text:p>
          </table:table-cell>
          <table:table-cell table:number-columns-repeated="2" table:style-name="ce20" office:value-type="float" office:value="103" calcext:value-type="float">
            <text:p><text:s/>10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美濃區吉和、吉東里「共計1組14支鏡頭之監視錄影系統」</text:p>
          </table:table-cell>
          <table:table-cell table:style-name="ce14" office:value-type="string" calcext:value-type="string">
            <text:p>美濃區</text:p>
          </table:table-cell>
          <table:table-cell table:number-columns-repeated="2" table:style-name="ce20" office:value-type="float" office:value="586" calcext:value-type="float">
            <text:p><text:s/>58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1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警察局旗山分局美濃分駐所「增加設備」</text:p>
          </table:table-cell>
          <table:table-cell table:style-name="ce14" office:value-type="string" calcext:value-type="string">
            <text:p>旗山區</text:p>
          </table:table-cell>
          <table:table-cell table:style-name="ce20" office:value-type="float" office:value="281" calcext:value-type="float">
            <text:p><text:s/>281 </text:p>
          </table:table-cell>
          <table:table-cell table:style-name="ce20" office:value-type="float" office:value="270" calcext:value-type="float">
            <text:p><text:s/>27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、詮翊電腦股份有限公司、國祥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鳳山區生明里、誠信里、埤頂里等三里「共計3組48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2018" calcext:value-type="float">
            <text:p><text:s/>2,01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鳳山區新武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79" calcext:value-type="float">
            <text:p><text:s/>67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鳳山區成功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04" calcext:value-type="float">
            <text:p><text:s/>604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鳳山區曹公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702" calcext:value-type="float">
            <text:p><text:s/>70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鳳山區三民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72" calcext:value-type="float">
            <text:p><text:s/>67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鳳山區文華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73" calcext:value-type="float">
            <text:p><text:s/>67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警察局苓雅分局「資訊設備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1497" calcext:value-type="float">
            <text:p><text:s/>1,49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苓雅區建軍里「共計1組8支鏡頭之監視錄影系統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435" calcext:value-type="float">
            <text:p><text:s/>435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苓雅區福東里「共計1組12支鏡頭之監視錄影系統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517" calcext:value-type="float">
            <text:p><text:s/>51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新興區正氣里「共計2支鏡頭之監視錄影系統」（併其他監視錄影系統案件辦理發包）</text:p>
          </table:table-cell>
          <table:table-cell table:style-name="ce14" office:value-type="string" calcext:value-type="string">
            <text:p>新興區</text:p>
          </table:table-cell>
          <table:table-cell table:number-columns-repeated="2" table:style-name="ce20" office:value-type="float" office:value="84" calcext:value-type="float">
            <text:p><text:s/>84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警察局苓雅分局成功派出所「廳舍設備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155" calcext:value-type="float">
            <text:p><text:s/>155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廣合開發行銷有限公司、三普體育事業有限公司</text:p>
          </table:table-cell>
          <table:table-cell table:number-columns-repeated="1015"/>
        </table:table-row>
        <table:table-row table:style-name="ro1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警察局苓雅分局三多派出所「廳舍設備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207" calcext:value-type="float">
            <text:p><text:s/>207 </text:p>
          </table:table-cell>
          <table:table-cell table:style-name="ce20" office:value-type="float" office:value="127" calcext:value-type="float">
            <text:p><text:s/>12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、國祥科技有限公司、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警察局苓雅分局三多派出所「廳舍設備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179" calcext:value-type="float">
            <text:p><text:s/>179 </text:p>
          </table:table-cell>
          <table:table-cell table:style-name="ce20" office:value-type="float" office:value="178" calcext:value-type="float">
            <text:p><text:s/>17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新智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田寮區古亭里「共計1組10支鏡頭之監視錄影系統」</text:p>
          </table:table-cell>
          <table:table-cell table:style-name="ce14" office:value-type="string" calcext:value-type="string">
            <text:p>田寮區</text:p>
          </table:table-cell>
          <table:table-cell table:number-columns-repeated="2" table:style-name="ce20" office:value-type="float" office:value="421" calcext:value-type="float">
            <text:p><text:s/>42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楠梓區東寧里「共計1組16支鏡頭之監視錄影系統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625" calcext:value-type="float">
            <text:p><text:s/>625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警察局旗山分局龍肚派出所「設備建置」</text:p>
          </table:table-cell>
          <table:table-cell table:style-name="ce14" office:value-type="string" calcext:value-type="string">
            <text:p>美濃區</text:p>
          </table:table-cell>
          <table:table-cell table:style-name="ce20" office:value-type="float" office:value="110" calcext:value-type="float">
            <text:p><text:s/>110 </text:p>
          </table:table-cell>
          <table:table-cell table:style-name="ce20" office:value-type="float" office:value="106" calcext:value-type="float">
            <text:p><text:s/>10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、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美濃區興隆里「共計1組6支鏡頭之監視錄影系統」</text:p>
          </table:table-cell>
          <table:table-cell table:style-name="ce14" office:value-type="string" calcext:value-type="string">
            <text:p>美濃區</text:p>
          </table:table-cell>
          <table:table-cell table:number-columns-repeated="2" table:style-name="ce20" office:value-type="float" office:value="312" calcext:value-type="float">
            <text:p><text:s/>31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美濃區廣林里「共計1組5支鏡頭之監視錄影系統」</text:p>
          </table:table-cell>
          <table:table-cell table:style-name="ce14" office:value-type="string" calcext:value-type="string">
            <text:p>美濃區</text:p>
          </table:table-cell>
          <table:table-cell table:number-columns-repeated="2" table:style-name="ce20" office:value-type="float" office:value="338" calcext:value-type="float">
            <text:p><text:s/>33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鳳山區武漢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701" calcext:value-type="float">
            <text:p><text:s/>70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鳳山區大德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58" calcext:value-type="float">
            <text:p><text:s/>65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12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警察局新興分局「資訊暨廳舍設備」</text:p>
          </table:table-cell>
          <table:table-cell table:style-name="ce14" office:value-type="string" calcext:value-type="string">
            <text:p>新興區</text:p>
          </table:table-cell>
          <table:table-cell table:style-name="ce20" office:value-type="float" office:value="1503" calcext:value-type="float">
            <text:p><text:s/>1,503 </text:p>
          </table:table-cell>
          <table:table-cell table:style-name="ce20" office:value-type="float" office:value="1446" calcext:value-type="float">
            <text:p><text:s/>1,44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、國祥科技有限公司、詮翊電腦股份有限公司、新智實業有限公司、廣合開發行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左營區屏山里「共計0組5支鏡頭之監視錄影系統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50" calcext:value-type="float">
            <text:p><text:s/>15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左營區屏山、祥和等2里「共計1組11支鏡頭之監視錄影系統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490" calcext:value-type="float">
            <text:p><text:s/>49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警察局（犯罪預防科）「辦公設備」</text:p>
          </table:table-cell>
          <table:table-cell table:style-name="ce14" office:value-type="string" calcext:value-type="string">
            <text:p>前金區</text:p>
          </table:table-cell>
          <table:table-cell table:style-name="ce20" office:value-type="float" office:value="100" calcext:value-type="float">
            <text:p><text:s/>100 </text:p>
          </table:table-cell>
          <table:table-cell table:style-name="ce20" office:value-type="float" office:value="96" calcext:value-type="float">
            <text:p><text:s/>9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警察局苓雅分局「廳舍設備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199" calcext:value-type="float">
            <text:p><text:s/>199 </text:p>
          </table:table-cell>
          <table:table-cell table:style-name="ce20" office:value-type="float" office:value="196" calcext:value-type="float">
            <text:p><text:s/>19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廣合開發行銷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前金區文東里「共計1組16支鏡頭之監視錄影系統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675" calcext:value-type="float">
            <text:p><text:s/>675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阿蓮區阿蓮里「共計1組12支鏡頭之監視錄影系統」</text:p>
          </table:table-cell>
          <table:table-cell table:style-name="ce14" office:value-type="string" calcext:value-type="string">
            <text:p>阿蓮區</text:p>
          </table:table-cell>
          <table:table-cell table:number-columns-repeated="2" table:style-name="ce20" office:value-type="float" office:value="517" calcext:value-type="float">
            <text:p><text:s/>51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阿蓮區港後里「共計1組10支鏡頭之監視錄影系統」</text:p>
          </table:table-cell>
          <table:table-cell table:style-name="ce14" office:value-type="string" calcext:value-type="string">
            <text:p>阿蓮區</text:p>
          </table:table-cell>
          <table:table-cell table:number-columns-repeated="2" table:style-name="ce20" office:value-type="float" office:value="579" calcext:value-type="float">
            <text:p><text:s/>57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苓雅區正大里「共計1組16支鏡頭之監視錄影系統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637" calcext:value-type="float">
            <text:p><text:s/>63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苓雅區林中里「共計1組9支鏡頭之監視錄影系統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428" calcext:value-type="float">
            <text:p><text:s/>42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小港區山明里2「共計1組16支鏡頭之監視錄影系統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838" calcext:value-type="float">
            <text:p><text:s/>83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小港區山明里1「共計1組16支鏡頭之監視錄影系統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742" calcext:value-type="float">
            <text:p><text:s/>74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警察局保安警察大隊「資訊設備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199" calcext:value-type="float">
            <text:p><text:s/>199 </text:p>
          </table:table-cell>
          <table:table-cell table:style-name="ce26" office:value-type="string" calcext:value-type="string">
            <text:p>103年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警察局新興分局「廳舍設備」</text:p>
          </table:table-cell>
          <table:table-cell table:style-name="ce14" office:value-type="string" calcext:value-type="string">
            <text:p>新興區</text:p>
          </table:table-cell>
          <table:table-cell table:style-name="ce20" office:value-type="float" office:value="150" calcext:value-type="float">
            <text:p><text:s/>150 </text:p>
          </table:table-cell>
          <table:table-cell table:style-name="ce20" office:value-type="float" office:value="131" calcext:value-type="float">
            <text:p><text:s/>13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前鎮區鎮海里「共計1組3支鏡頭之監視錄影系統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142" calcext:value-type="float">
            <text:p><text:s/>14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許福森</text:p>
          </table:table-cell>
          <table:table-cell table:style-name="ce6" office:value-type="string" calcext:value-type="string">
            <text:p>警察局岡山分局「資訊設備」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福森</text:p>
          </table:table-cell>
          <table:table-cell table:style-name="ce6" office:value-type="string" calcext:value-type="string">
            <text:p>岡山區大遼里「共計1組14支鏡頭之監視錄影系統」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707" calcext:value-type="float">
            <text:p><text:s/>70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福森</text:p>
          </table:table-cell>
          <table:table-cell table:style-name="ce6" office:value-type="string" calcext:value-type="string">
            <text:p>鳳山區中和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48" calcext:value-type="float">
            <text:p><text:s/>64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慧玉</text:p>
          </table:table-cell>
          <table:table-cell table:style-name="ce6" office:value-type="string" calcext:value-type="string">
            <text:p>鳥松區華安社區「守望相助隊巡守人員協勤裝備建置」</text:p>
          </table:table-cell>
          <table:table-cell table:style-name="ce14" office:value-type="string" calcext:value-type="string">
            <text:p>鳥松區</text:p>
          </table:table-cell>
          <table:table-cell table:number-columns-repeated="2" table:style-name="ce20" office:value-type="float" office:value="107" calcext:value-type="float">
            <text:p><text:s/>10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慧玉</text:p>
          </table:table-cell>
          <table:table-cell table:style-name="ce6" office:value-type="string" calcext:value-type="string">
            <text:p>仁武區八卦里「共計1組16支鏡頭之監視錄影系統」</text:p>
          </table:table-cell>
          <table:table-cell table:style-name="ce14" office:value-type="string" calcext:value-type="string">
            <text:p>仁武區</text:p>
          </table:table-cell>
          <table:table-cell table:number-columns-repeated="2" table:style-name="ce20" office:value-type="float" office:value="661" calcext:value-type="float">
            <text:p><text:s/>66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慧玉</text:p>
          </table:table-cell>
          <table:table-cell table:style-name="ce6" office:value-type="string" calcext:value-type="string">
            <text:p>仁武區八卦社區「守望相助隊巡守人員協勤裝備建置」</text:p>
          </table:table-cell>
          <table:table-cell table:style-name="ce14" office:value-type="string" calcext:value-type="string">
            <text:p>仁武區</text:p>
          </table:table-cell>
          <table:table-cell table:number-columns-repeated="2" table:style-name="ce20" office:value-type="float" office:value="160" calcext:value-type="float">
            <text:p><text:s/>16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連立堅</text:p>
          </table:table-cell>
          <table:table-cell table:style-name="ce6" office:value-type="string" calcext:value-type="string">
            <text:p>鼓山區龍水里1「共計1組15支鏡頭之監視錄影系統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657" calcext:value-type="float">
            <text:p><text:s/>65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連立堅</text:p>
          </table:table-cell>
          <table:table-cell table:style-name="ce6" office:value-type="string" calcext:value-type="string">
            <text:p>鼓山區龍水里2「共計1組13支鏡頭之監視錄影系統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633" calcext:value-type="float">
            <text:p><text:s/>63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連立堅</text:p>
          </table:table-cell>
          <table:table-cell table:style-name="ce6" office:value-type="string" calcext:value-type="string">
            <text:p>鼓山區龍子里1「共計1組16支鏡頭之監視錄影系統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728" calcext:value-type="float">
            <text:p><text:s/>72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連立堅</text:p>
          </table:table-cell>
          <table:table-cell table:style-name="ce6" office:value-type="string" calcext:value-type="string">
            <text:p>鼓山區龍子里2「共計1組11支鏡頭之監視錄影系統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539" calcext:value-type="float">
            <text:p><text:s/>53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連立堅</text:p>
          </table:table-cell>
          <table:table-cell table:style-name="ce6" office:value-type="string" calcext:value-type="string">
            <text:p>鼓山區龍水里3「共計1組10支鏡頭之監視錄影系統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368" calcext:value-type="float">
            <text:p><text:s/>36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郭建盟</text:p>
          </table:table-cell>
          <table:table-cell table:style-name="ce6" office:value-type="string" calcext:value-type="string">
            <text:p>警察局新興分局偵查隊「電腦資訊設備」</text:p>
          </table:table-cell>
          <table:table-cell table:style-name="ce14" office:value-type="string" calcext:value-type="string">
            <text:p>新興區</text:p>
          </table:table-cell>
          <table:table-cell table:number-columns-repeated="2" table:style-name="ce20" office:value-type="float" office:value="402" calcext:value-type="float">
            <text:p><text:s/>402 </text:p>
          </table:table-cell>
          <table:table-cell table:style-name="ce26" office:value-type="string" calcext:value-type="string">
            <text:p>103年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郭建盟</text:p>
          </table:table-cell>
          <table:table-cell table:style-name="ce6" office:value-type="string" calcext:value-type="string">
            <text:p>警察局苓雅分局「資訊設備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507" calcext:value-type="float">
            <text:p><text:s/>50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新智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郭建盟</text:p>
          </table:table-cell>
          <table:table-cell table:style-name="ce6" office:value-type="string" calcext:value-type="string">
            <text:p>苓雅區福祥里「共計1組10支鏡頭之監視錄影系統」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420" calcext:value-type="float">
            <text:p><text:s/>42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明澤</text:p>
          </table:table-cell>
          <table:table-cell table:style-name="ce6" office:value-type="string" calcext:value-type="string">
            <text:p>警察局湖內分局「資訊設備」</text:p>
          </table:table-cell>
          <table:table-cell table:style-name="ce14" office:value-type="string" calcext:value-type="string">
            <text:p>湖內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明澤</text:p>
          </table:table-cell>
          <table:table-cell table:style-name="ce6" office:value-type="string" calcext:value-type="string">
            <text:p>茄萣區大定里「共計2支鏡頭之監視錄影系統」</text:p>
          </table:table-cell>
          <table:table-cell table:style-name="ce14" office:value-type="string" calcext:value-type="string">
            <text:p>茄萣區</text:p>
          </table:table-cell>
          <table:table-cell table:number-columns-repeated="2" table:style-name="ce20" office:value-type="float" office:value="148" calcext:value-type="float">
            <text:p><text:s/>14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明澤</text:p>
          </table:table-cell>
          <table:table-cell table:style-name="ce6" office:value-type="string" calcext:value-type="string">
            <text:p>警察局湖內分局「資訊設備」</text:p>
          </table:table-cell>
          <table:table-cell table:style-name="ce14" office:value-type="string" calcext:value-type="string">
            <text:p>湖內區</text:p>
          </table:table-cell>
          <table:table-cell table:number-columns-repeated="2" table:style-name="ce20" office:value-type="float" office:value="125" calcext:value-type="float">
            <text:p><text:s/>125 </text:p>
          </table:table-cell>
          <table:table-cell table:style-name="ce26" office:value-type="string" calcext:value-type="string">
            <text:p>103年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玫娟</text:p>
          </table:table-cell>
          <table:table-cell table:style-name="ce6" office:value-type="string" calcext:value-type="string">
            <text:p>左營區新下里「建置監視錄影系統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261" calcext:value-type="float">
            <text:p><text:s/>26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玫娟</text:p>
          </table:table-cell>
          <table:table-cell table:style-name="ce6" office:value-type="string" calcext:value-type="string">
            <text:p>左營區合群里「建置監視錄影系統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551" calcext:value-type="float">
            <text:p><text:s/>55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玫娟</text:p>
          </table:table-cell>
          <table:table-cell table:style-name="ce6" office:value-type="string" calcext:value-type="string">
            <text:p>左營區菜公里「建置監視錄影系統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638" calcext:value-type="float">
            <text:p><text:s/>63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陳玫娟</text:p>
          </table:table-cell>
          <table:table-cell table:style-name="ce6" office:value-type="string" calcext:value-type="string">
            <text:p>警察局楠梓分局「廳舍設備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500" calcext:value-type="float">
            <text:p><text:s/>500 </text:p>
          </table:table-cell>
          <table:table-cell table:style-name="ce20" office:value-type="float" office:value="479" calcext:value-type="float">
            <text:p><text:s/>47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風城企業社、八ㄚ旺實業有限公司、警聯軍有限公司、國祥科技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玫娟</text:p>
          </table:table-cell>
          <table:table-cell table:style-name="ce6" office:value-type="string" calcext:value-type="string">
            <text:p>警察局交通警察大隊「資訊設備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玫娟</text:p>
          </table:table-cell>
          <table:table-cell table:style-name="ce6" office:value-type="string" calcext:value-type="string">
            <text:p>警察局左營分局啟文所「資訊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28" calcext:value-type="float">
            <text:p><text:s/>12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玫娟</text:p>
          </table:table-cell>
          <table:table-cell table:style-name="ce6" office:value-type="string" calcext:value-type="string">
            <text:p>警察局左營分局新莊所「資訊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103年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玫娟</text:p>
          </table:table-cell>
          <table:table-cell table:style-name="ce6" office:value-type="string" calcext:value-type="string">
            <text:p>左營區尾北、尾西里「守望相助隊巡守人員協勤裝備建置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67" calcext:value-type="float">
            <text:p><text:s/>16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玫娟</text:p>
          </table:table-cell>
          <table:table-cell table:style-name="ce6" office:value-type="string" calcext:value-type="string">
            <text:p>楠梓區宏毅里「共計1組9支鏡頭之監視錄影系統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443" calcext:value-type="float">
            <text:p><text:s/>44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警察局前鎮分局瑞隆派出所「資訊設備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140" calcext:value-type="float">
            <text:p><text:s/>14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前鎮區竹中里「共計1組6支鏡頭之監視錄影系統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347" calcext:value-type="float">
            <text:p><text:s/>34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警察局小港分局交通組「辦公資訊設備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127" calcext:value-type="float">
            <text:p><text:s/>127 </text:p>
          </table:table-cell>
          <table:table-cell table:style-name="ce26" office:value-type="string" calcext:value-type="string">
            <text:p>103年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前鎮區竹北里「共計1組2支鏡頭之監視錄影系統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234" calcext:value-type="float">
            <text:p><text:s/>234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前鎮區竹南里「守望相助隊巡守人員協勤裝備建置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131" calcext:value-type="float">
            <text:p><text:s/>13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前鎮區竹內、竹北、良和里「守望相助隊巡守人員協勤裝備建置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188" calcext:value-type="float">
            <text:p><text:s/>18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警察局交通警察大隊第一中隊八德拖吊隊「資訊設備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247" calcext:value-type="float">
            <text:p><text:s/>24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廣合開發行銷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警察局小港分局「廳舍設備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警聯軍有限公司實際決標金額225900元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警察局交通警察大隊第一中隊八德拖吊隊「資訊設備」</text:p>
          </table:table-cell>
          <table:table-cell table:style-name="ce14"/>
          <table:table-cell table:style-name="ce20" office:value-type="float" office:value="247" calcext:value-type="float">
            <text:p><text:s/>247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警察局</text:p>
          </table:table-cell>
          <table:table-cell table:style-name="ce26" table:number-columns-repeated="2"/>
          <table:table-cell table:number-columns-repeated="1015"/>
        </table:table-row>
        <table:table-row table:style-name="ro7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警察局前鎮分局「資訊設備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103年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警察局前鎮分局一心路派出所「資訊設備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140" calcext:value-type="float">
            <text:p><text:s/>140 </text:p>
          </table:table-cell>
          <table:table-cell table:style-name="ce26" office:value-type="string" calcext:value-type="string">
            <text:p>103年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警察局小港分局偵查隊「資訊設備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103年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政聞</text:p>
          </table:table-cell>
          <table:table-cell table:style-name="ce6" office:value-type="string" calcext:value-type="string">
            <text:p>警察局岡山分局「資訊設備」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900" calcext:value-type="float">
            <text:p><text:s/>9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政聞</text:p>
          </table:table-cell>
          <table:table-cell table:style-name="ce6" office:value-type="string" calcext:value-type="string">
            <text:p>橋頭區甲南社區、東林社區發展協會「守望相助隊巡守人員協勤裝備」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193" calcext:value-type="float">
            <text:p><text:s/>19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政聞</text:p>
          </table:table-cell>
          <table:table-cell table:style-name="ce6" office:value-type="string" calcext:value-type="string">
            <text:p>橋頭區甲北里「共計1組5支鏡頭之監視錄影系統」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269" calcext:value-type="float">
            <text:p><text:s/>26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政聞</text:p>
          </table:table-cell>
          <table:table-cell table:style-name="ce6" office:value-type="string" calcext:value-type="string">
            <text:p>橋頭區甲南里「共計1組16支鏡頭之監視錄影系統」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644" calcext:value-type="float">
            <text:p><text:s/>644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政聞</text:p>
          </table:table-cell>
          <table:table-cell table:style-name="ce6" office:value-type="string" calcext:value-type="string">
            <text:p>燕巢區深水里「共計1組8支鏡頭之監視錄影系統」</text:p>
          </table:table-cell>
          <table:table-cell table:style-name="ce14" office:value-type="string" calcext:value-type="string">
            <text:p>燕巢區</text:p>
          </table:table-cell>
          <table:table-cell table:number-columns-repeated="2" table:style-name="ce20" office:value-type="float" office:value="415" calcext:value-type="float">
            <text:p><text:s/>415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政聞</text:p>
          </table:table-cell>
          <table:table-cell table:style-name="ce6" office:value-type="string" calcext:value-type="string">
            <text:p>橋頭區白樹里「守望相助隊巡守人員協勤裝備建置」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161" calcext:value-type="float">
            <text:p><text:s/>16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政聞</text:p>
          </table:table-cell>
          <table:table-cell table:style-name="ce6" office:value-type="string" calcext:value-type="string">
            <text:p>橋頭區新莊里「守望相助隊巡守人員協勤裝備建置」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116" calcext:value-type="float">
            <text:p><text:s/>11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政聞</text:p>
          </table:table-cell>
          <table:table-cell table:style-name="ce6" office:value-type="string" calcext:value-type="string">
            <text:p>警察局三民第二分局偵查隊「資訊設備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330" calcext:value-type="float">
            <text:p><text:s/>330 </text:p>
          </table:table-cell>
          <table:table-cell table:style-name="ce26" office:value-type="string" calcext:value-type="string">
            <text:p>103年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陳美雅</text:p>
          </table:table-cell>
          <table:table-cell table:style-name="ce6" office:value-type="string" calcext:value-type="string">
            <text:p>警察局鼓山分局「廳舍及資訊相關設備」</text:p>
          </table:table-cell>
          <table:table-cell table:style-name="ce14" office:value-type="string" calcext:value-type="string">
            <text:p>鼓山區</text:p>
          </table:table-cell>
          <table:table-cell table:style-name="ce20" office:value-type="float" office:value="1103" calcext:value-type="float">
            <text:p><text:s/>1,103 </text:p>
          </table:table-cell>
          <table:table-cell table:style-name="ce20" office:value-type="float" office:value="1085" calcext:value-type="float">
            <text:p><text:s/>1,085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風城企業社、廣合開發行銷有限公司、新智實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美雅</text:p>
          </table:table-cell>
          <table:table-cell table:style-name="ce6" office:value-type="string" calcext:value-type="string">
            <text:p>警察局左營分局「資訊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69" calcext:value-type="float">
            <text:p><text:s/>169 </text:p>
          </table:table-cell>
          <table:table-cell table:style-name="ce26" office:value-type="string" calcext:value-type="string">
            <text:p>103年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陳美雅</text:p>
          </table:table-cell>
          <table:table-cell table:style-name="ce6" office:value-type="string" calcext:value-type="string">
            <text:p>警察局左營分局偵查隊「廳舍設備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101" calcext:value-type="float">
            <text:p><text:s/>101 </text:p>
          </table:table-cell>
          <table:table-cell table:style-name="ce20" office:value-type="float" office:value="72" calcext:value-type="float">
            <text:p><text:s/>7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新智實業有限公司、信基國際有限公司、新智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美雅</text:p>
          </table:table-cell>
          <table:table-cell table:style-name="ce6" office:value-type="string" calcext:value-type="string">
            <text:p>警察局左營分局新莊所「鑑識設備」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170" calcext:value-type="float">
            <text:p><text:s/>170 </text:p>
          </table:table-cell>
          <table:table-cell table:style-name="ce20" office:value-type="float" office:value="160" calcext:value-type="float">
            <text:p><text:s/>16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新智實業有限公司、廣合開發行銷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粹鑾</text:p>
          </table:table-cell>
          <table:table-cell table:style-name="ce6" office:value-type="string" calcext:value-type="string">
            <text:p>鳳山區鎮西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46" calcext:value-type="float">
            <text:p><text:s/>64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慧文</text:p>
          </table:table-cell>
          <table:table-cell table:style-name="ce6" office:value-type="string" calcext:value-type="string">
            <text:p>鳳山區文福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752" calcext:value-type="float">
            <text:p><text:s/>75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慧文</text:p>
          </table:table-cell>
          <table:table-cell table:style-name="ce6" office:value-type="string" calcext:value-type="string">
            <text:p>鳳山區老爺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76" calcext:value-type="float">
            <text:p><text:s/>67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慧文</text:p>
          </table:table-cell>
          <table:table-cell table:style-name="ce6" office:value-type="string" calcext:value-type="string">
            <text:p>鳳山區新強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68" calcext:value-type="float">
            <text:p><text:s/>66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慧文</text:p>
          </table:table-cell>
          <table:table-cell table:style-name="ce6" office:value-type="string" calcext:value-type="string">
            <text:p>警察局交通警察大隊「資訊設備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400" calcext:value-type="float">
            <text:p><text:s/>4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慧文</text:p>
          </table:table-cell>
          <table:table-cell table:style-name="ce6" office:value-type="string" calcext:value-type="string">
            <text:p>鳳山區中崙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729" calcext:value-type="float">
            <text:p><text:s/>72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慧文</text:p>
          </table:table-cell>
          <table:table-cell table:style-name="ce6" office:value-type="string" calcext:value-type="string">
            <text:p>龍成里等7隊「守望相助隊巡守人員協勤裝備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170" calcext:value-type="float">
            <text:p><text:s/>17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賽緹絲國際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慧文</text:p>
          </table:table-cell>
          <table:table-cell table:style-name="ce6" office:value-type="string" calcext:value-type="string">
            <text:p>警察局鳳山分局「資訊設備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108" calcext:value-type="float">
            <text:p><text:s/>108 </text:p>
          </table:table-cell>
          <table:table-cell table:style-name="ce26" office:value-type="string" calcext:value-type="string">
            <text:p>103年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麗珍</text:p>
          </table:table-cell>
          <table:table-cell table:style-name="ce6" office:value-type="string" calcext:value-type="string">
            <text:p>警察局左營分局文自所「辦公廳舍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廣合開發行銷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麗珍</text:p>
          </table:table-cell>
          <table:table-cell table:style-name="ce6" office:value-type="string" calcext:value-type="string">
            <text:p>警察局左營分局偵查隊「資訊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麗珍</text:p>
          </table:table-cell>
          <table:table-cell table:style-name="ce6" office:value-type="string" calcext:value-type="string">
            <text:p>警察局左營分局新莊所「辦公廳舍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65" calcext:value-type="float">
            <text:p><text:s/>165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新智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麗珍</text:p>
          </table:table-cell>
          <table:table-cell table:style-name="ce6" office:value-type="string" calcext:value-type="string">
            <text:p>楠梓區五常里「共計1組16支鏡頭之監視錄影系統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686" calcext:value-type="float">
            <text:p><text:s/>68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麗娜</text:p>
          </table:table-cell>
          <table:table-cell table:style-name="ce6" office:value-type="string" calcext:value-type="string">
            <text:p>警察局交通警察大隊「資訊設備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陳麗娜</text:p>
          </table:table-cell>
          <table:table-cell table:style-name="ce6" office:value-type="string" calcext:value-type="string">
            <text:p>警察局苓雅分局「廳舍設備」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102" calcext:value-type="float">
            <text:p><text:s/>102 </text:p>
          </table:table-cell>
          <table:table-cell table:style-name="ce20" office:value-type="float" office:value="99" calcext:value-type="float">
            <text:p><text:s/>9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新智實業有限公司、廣合開發行銷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麗娜</text:p>
          </table:table-cell>
          <table:table-cell table:style-name="ce6" office:value-type="string" calcext:value-type="string">
            <text:p>前鎮區前鎮里「共計1組16支鏡頭之監視錄影系統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632" calcext:value-type="float">
            <text:p><text:s/>63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麗娜</text:p>
          </table:table-cell>
          <table:table-cell table:style-name="ce6" office:value-type="string" calcext:value-type="string">
            <text:p>前鎮區良和里「共計1組14支鏡頭之監視錄影系統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628" calcext:value-type="float">
            <text:p><text:s/>62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麗娜</text:p>
          </table:table-cell>
          <table:table-cell table:style-name="ce6" office:value-type="string" calcext:value-type="string">
            <text:p>小港區二苓里「共計1組10支鏡頭之監視錄影系統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558" calcext:value-type="float">
            <text:p><text:s/>55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警察局岡山分局「資訊設備」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警察局少年警察隊「汰換資訊電腦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500" calcext:value-type="float">
            <text:p><text:s/>500 </text:p>
          </table:table-cell>
          <table:table-cell table:style-name="ce20" office:value-type="float" office:value="490" calcext:value-type="float">
            <text:p><text:s/>49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永安區新港里「共計1組8支鏡頭之監視錄影系統」</text:p>
          </table:table-cell>
          <table:table-cell table:style-name="ce14" office:value-type="string" calcext:value-type="string">
            <text:p>永安區</text:p>
          </table:table-cell>
          <table:table-cell table:number-columns-repeated="2" table:style-name="ce20" office:value-type="float" office:value="461" calcext:value-type="float">
            <text:p><text:s/>46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橋頭區德松里「共計1組8支鏡頭之監視錄影系統」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380" calcext:value-type="float">
            <text:p><text:s/>38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梓官區典寶里「共計1組16支鏡頭之監視錄影系統」</text:p>
          </table:table-cell>
          <table:table-cell table:style-name="ce14" office:value-type="string" calcext:value-type="string">
            <text:p>梓官區</text:p>
          </table:table-cell>
          <table:table-cell table:number-columns-repeated="2" table:style-name="ce20" office:value-type="float" office:value="755" calcext:value-type="float">
            <text:p><text:s/>755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梓官區赤崁里「共計1組15支鏡頭之監視錄影系統」</text:p>
          </table:table-cell>
          <table:table-cell table:style-name="ce14" office:value-type="string" calcext:value-type="string">
            <text:p>梓官區</text:p>
          </table:table-cell>
          <table:table-cell table:number-columns-repeated="2" table:style-name="ce20" office:value-type="float" office:value="688" calcext:value-type="float">
            <text:p><text:s/>68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路竹區三爺里「共計1組16支鏡頭之監視錄影系統」</text:p>
          </table:table-cell>
          <table:table-cell table:style-name="ce14" office:value-type="string" calcext:value-type="string">
            <text:p>路竹區</text:p>
          </table:table-cell>
          <table:table-cell table:number-columns-repeated="2" table:style-name="ce20" office:value-type="float" office:value="896" calcext:value-type="float">
            <text:p><text:s/>89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曾俊傑</text:p>
          </table:table-cell>
          <table:table-cell table:style-name="ce6" office:value-type="string" calcext:value-type="string">
            <text:p>警察局三民第二分局偵查隊「資訊設備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俊傑</text:p>
          </table:table-cell>
          <table:table-cell table:style-name="ce6" office:value-type="string" calcext:value-type="string">
            <text:p>三民區鼎金里「共計1組16支鏡頭之監視錄影系統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610" calcext:value-type="float">
            <text:p><text:s/>61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小港區鳳鳴里「共計1組16支鏡頭之監視錄影系統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623" calcext:value-type="float">
            <text:p><text:s/>62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17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警察局小港分局漢民派出所「汰換資訊設備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102" calcext:value-type="float">
            <text:p><text:s/>10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17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警察局小港分局大林派出所「汰換資訊設備」</text:p>
          </table:table-cell>
          <table:table-cell table:style-name="ce14" office:value-type="string" calcext:value-type="string">
            <text:p>小港區</text:p>
          </table:table-cell>
          <table:table-cell table:number-columns-repeated="2"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前鎮區德昌里「共計8支鏡頭之監視錄影系統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230" calcext:value-type="float">
            <text:p><text:s/>23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前鎮區竹西里「共計3支鏡頭之監視錄影系統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101" calcext:value-type="float">
            <text:p><text:s/>10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警察局交通警察大隊「廳舍設備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126" calcext:value-type="float">
            <text:p><text:s/>12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風城企業社、詮翊電腦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警察局前鎮分局復興派出所「資訊設備」</text:p>
          </table:table-cell>
          <table:table-cell table:style-name="ce14" office:value-type="string" calcext:value-type="string">
            <text:p>前鎮區</text:p>
          </table:table-cell>
          <table:table-cell table:style-name="ce20" office:value-type="float" office:value="102" calcext:value-type="float">
            <text:p><text:s/>102 </text:p>
          </table:table-cell>
          <table:table-cell table:style-name="ce20" office:value-type="float" office:value="100" calcext:value-type="float">
            <text:p><text:s/>1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前鎮區仁愛里「共計1組10支鏡頭之監視錄影系統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499" calcext:value-type="float">
            <text:p><text:s/>49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前鎮區西山里（社區）「守望相助隊巡守人員協勤裝備建置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110" calcext:value-type="float">
            <text:p><text:s/>11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前鎮區竹西、建隆、興東里（社區）「守望相助隊巡守人員協勤裝備建置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133" calcext:value-type="float">
            <text:p><text:s/>13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麗燕</text:p>
          </table:table-cell>
          <table:table-cell table:style-name="ce6" office:value-type="string" calcext:value-type="string">
            <text:p>前鎮區竹東里「共計1組16支鏡頭之監視錄影系統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626" calcext:value-type="float">
            <text:p><text:s/>62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童燕珍</text:p>
          </table:table-cell>
          <table:table-cell table:style-name="ce6" office:value-type="string" calcext:value-type="string">
            <text:p>三民區灣成里「共計1組8支鏡頭之監視錄影系統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372" calcext:value-type="float">
            <text:p><text:s/>37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天煌</text:p>
          </table:table-cell>
          <table:table-cell table:style-name="ce6" office:value-type="string" calcext:value-type="string">
            <text:p>大寮區內坑里「共計1組16支鏡頭之監視錄影系統」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670" calcext:value-type="float">
            <text:p><text:s/>67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天煌</text:p>
          </table:table-cell>
          <table:table-cell table:style-name="ce6" office:value-type="string" calcext:value-type="string">
            <text:p>大寮區大寮里「共計1組16支鏡頭之監視錄影系統」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741" calcext:value-type="float">
            <text:p><text:s/>74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天煌</text:p>
          </table:table-cell>
          <table:table-cell table:style-name="ce6" office:value-type="string" calcext:value-type="string">
            <text:p>大寮區三隆里「共計1組16支鏡頭之監視錄影系統」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679" calcext:value-type="float">
            <text:p><text:s/>67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天煌</text:p>
          </table:table-cell>
          <table:table-cell table:style-name="ce6" office:value-type="string" calcext:value-type="string">
            <text:p>大寮區後庄里1「共計1組16支鏡頭之監視錄影系統」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683" calcext:value-type="float">
            <text:p><text:s/>68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天煌</text:p>
          </table:table-cell>
          <table:table-cell table:style-name="ce6" office:value-type="string" calcext:value-type="string">
            <text:p>大寮區後庄里2「共計1組16支鏡頭之監視錄影系統」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773" calcext:value-type="float">
            <text:p><text:s/>77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天煌</text:p>
          </table:table-cell>
          <table:table-cell table:style-name="ce6" office:value-type="string" calcext:value-type="string">
            <text:p>大寮區中興里1「共計1組16支鏡頭之監視錄影系統」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667" calcext:value-type="float">
            <text:p><text:s/>66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天煌</text:p>
          </table:table-cell>
          <table:table-cell table:style-name="ce6" office:value-type="string" calcext:value-type="string">
            <text:p>大寮區中興里2「共計1組16支鏡頭之監視錄影系統」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633" calcext:value-type="float">
            <text:p><text:s/>63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天煌</text:p>
          </table:table-cell>
          <table:table-cell table:style-name="ce6" office:value-type="string" calcext:value-type="string">
            <text:p>大寮區大寮、上寮「守望相助隊巡守人員協勤裝備建置」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209" calcext:value-type="float">
            <text:p><text:s/>20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天煌</text:p>
          </table:table-cell>
          <table:table-cell table:style-name="ce6" office:value-type="string" calcext:value-type="string">
            <text:p>大寮區前庄里「共計1組16支鏡頭之監視錄影系統」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696" calcext:value-type="float">
            <text:p><text:s/>69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石龍</text:p>
          </table:table-cell>
          <table:table-cell table:style-name="ce6" office:value-type="string" calcext:value-type="string">
            <text:p>警察局楠梓分局後勁派出所「汰換資訊等設備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232" calcext:value-type="float">
            <text:p><text:s/>23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、新智實業有限公司</text:p>
          </table:table-cell>
          <table:table-cell table:number-columns-repeated="1015"/>
        </table:table-row>
        <table:table-row table:style-name="ro21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警察局三民第二分局陽明派出所「廳舍設備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197" calcext:value-type="float">
            <text:p><text:s/>19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、廣合開發行銷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警察局三民第二分局民族派出所「辦公廳舍設備」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警察局三民第二分局鼎金派出所「資訊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201" calcext:value-type="float">
            <text:p><text:s/>201 </text:p>
          </table:table-cell>
          <table:table-cell table:style-name="ce20" office:value-type="float" office:value="196" calcext:value-type="float">
            <text:p><text:s/>19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、廣合開發行銷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警察局三民第二分局鼎山派出所「廳舍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240" calcext:value-type="float">
            <text:p><text:s/>240 </text:p>
          </table:table-cell>
          <table:table-cell table:style-name="ce20" office:value-type="float" office:value="232" calcext:value-type="float">
            <text:p><text:s/>23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警聯軍有限公司、國祥科技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柏霖</text:p>
          </table:table-cell>
          <table:table-cell table:style-name="ce6" office:value-type="string" calcext:value-type="string">
            <text:p>警察局三民第二分局覺民派出所「廳舍設備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199" calcext:value-type="float">
            <text:p><text:s/>199 </text:p>
          </table:table-cell>
          <table:table-cell table:style-name="ce20" office:value-type="float" office:value="166" calcext:value-type="float">
            <text:p><text:s/>16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黃淑美</text:p>
          </table:table-cell>
          <table:table-cell table:style-name="ce6" office:value-type="string" calcext:value-type="string">
            <text:p>警察局交通警察大隊「資訊設備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淑美</text:p>
          </table:table-cell>
          <table:table-cell table:style-name="ce6" office:value-type="string" calcext:value-type="string">
            <text:p>警察局鼓山分局「增購（汰換）設備-影音蒐證器材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廣合開發行銷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劉德林</text:p>
          </table:table-cell>
          <table:table-cell table:style-name="ce6" office:value-type="string" calcext:value-type="string">
            <text:p>鳳山區鳳東里、鎮東里等2里「建置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1290" calcext:value-type="float">
            <text:p><text:s/>1,29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劉德林</text:p>
          </table:table-cell>
          <table:table-cell table:style-name="ce6" office:value-type="string" calcext:value-type="string">
            <text:p>警察局刑事鑑識中心「線性光源設備」</text:p>
          </table:table-cell>
          <table:table-cell table:style-name="ce14" office:value-type="string" calcext:value-type="string">
            <text:p>新興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勝興儀器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劉德林</text:p>
          </table:table-cell>
          <table:table-cell table:style-name="ce6" office:value-type="string" calcext:value-type="string">
            <text:p>警察局鳳山分局埤頂派出所「廳舍設備」</text:p>
          </table:table-cell>
          <table:table-cell table:style-name="ce14" office:value-type="string" calcext:value-type="string">
            <text:p>鳳山區</text:p>
          </table:table-cell>
          <table:table-cell table:style-name="ce20" office:value-type="float" office:value="112" calcext:value-type="float">
            <text:p><text:s/>112 </text:p>
          </table:table-cell>
          <table:table-cell table:style-name="ce20" office:value-type="float" office:value="107" calcext:value-type="float">
            <text:p><text:s/>10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劉德林</text:p>
          </table:table-cell>
          <table:table-cell table:style-name="ce6" office:value-type="string" calcext:value-type="string">
            <text:p>鳳山區文華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82" calcext:value-type="float">
            <text:p><text:s/>68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高雄市政府警察局六龜分局「改善辦公電腦設備」</text:p>
          </table:table-cell>
          <table:table-cell table:style-name="ce14" office:value-type="string" calcext:value-type="string">
            <text:p>六龜區</text:p>
          </table:table-cell>
          <table:table-cell table:style-name="ce20" office:value-type="float" office:value="500" calcext:value-type="float">
            <text:p><text:s/>500 </text:p>
          </table:table-cell>
          <table:table-cell table:style-name="ce20" office:value-type="float" office:value="480" calcext:value-type="float">
            <text:p><text:s/>48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鳳山區新強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686" calcext:value-type="float">
            <text:p><text:s/>68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16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警察局前鎮分局草衙派出所「添購執勤裝備及辦公廳舍設備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70" calcext:value-type="float">
            <text:p><text:s/>7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國祥科技有限公司、新智實業有限公司、廣合開發行銷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警察局鼓山分局「增購（汰換）設備」</text:p>
          </table:table-cell>
          <table:table-cell table:style-name="ce14" office:value-type="string" calcext:value-type="string">
            <text:p>鼓山區</text:p>
          </table:table-cell>
          <table:table-cell table:style-name="ce20" office:value-type="float" office:value="195" calcext:value-type="float">
            <text:p><text:s/>195 </text:p>
          </table:table-cell>
          <table:table-cell table:style-name="ce20" office:value-type="float" office:value="179" calcext:value-type="float">
            <text:p><text:s/>17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恆馳資訊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大寮區會社里「共計1組16支鏡頭之監視錄影系統」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631" calcext:value-type="float">
            <text:p><text:s/>63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大寮區拷潭里「共計1組16支鏡頭之監視錄影系統」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871" calcext:value-type="float">
            <text:p><text:s/>87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大寮區翁園里「共計1組16支鏡頭之監視錄影系統」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784" calcext:value-type="float">
            <text:p><text:s/>784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旗山區東平里「共計1組15支鏡頭之監視錄影系統」</text:p>
          </table:table-cell>
          <table:table-cell table:style-name="ce14" office:value-type="string" calcext:value-type="string">
            <text:p>旗山區</text:p>
          </table:table-cell>
          <table:table-cell table:number-columns-repeated="2" table:style-name="ce20" office:value-type="float" office:value="634" calcext:value-type="float">
            <text:p><text:s/>634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旗山區東昌里「共計1組13支鏡頭之監視錄影系統」</text:p>
          </table:table-cell>
          <table:table-cell table:style-name="ce14" office:value-type="string" calcext:value-type="string">
            <text:p>旗山區</text:p>
          </table:table-cell>
          <table:table-cell table:number-columns-repeated="2" table:style-name="ce20" office:value-type="float" office:value="559" calcext:value-type="float">
            <text:p><text:s/>55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蔡金晏</text:p>
          </table:table-cell>
          <table:table-cell table:style-name="ce6" office:value-type="string" calcext:value-type="string">
            <text:p>警察局交通警察大隊「資訊設備」</text:p>
          </table:table-cell>
          <table:table-cell table:style-name="ce14" office:value-type="string" calcext:value-type="string">
            <text:p>前金區</text:p>
          </table:table-cell>
          <table:table-cell table:number-columns-repeated="2" table:style-name="ce20" office:value-type="float" office:value="599" calcext:value-type="float">
            <text:p><text:s/>59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金晏</text:p>
          </table:table-cell>
          <table:table-cell table:style-name="ce6" office:value-type="string" calcext:value-type="string">
            <text:p>警察局鼓山分局「增購（汰換）辦公桌椅等設備」</text:p>
          </table:table-cell>
          <table:table-cell table:style-name="ce14" office:value-type="string" calcext:value-type="string">
            <text:p>鼓山區</text:p>
          </table:table-cell>
          <table:table-cell table:style-name="ce20" office:value-type="float" office:value="933" calcext:value-type="float">
            <text:p><text:s/>933 </text:p>
          </table:table-cell>
          <table:table-cell table:style-name="ce20" office:value-type="float" office:value="926" calcext:value-type="float">
            <text:p><text:s/>92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金晏</text:p>
          </table:table-cell>
          <table:table-cell table:style-name="ce6" office:value-type="string" calcext:value-type="string">
            <text:p>警察局鼓山分局「增換（購）個人電腦等設備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169" calcext:value-type="float">
            <text:p><text:s/>16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金晏</text:p>
          </table:table-cell>
          <table:table-cell table:style-name="ce6" office:value-type="string" calcext:value-type="string">
            <text:p>警察局鹽埕分局「資訊等設備」</text:p>
          </table:table-cell>
          <table:table-cell table:style-name="ce14" office:value-type="string" calcext:value-type="string">
            <text:p>鹽埕區</text:p>
          </table:table-cell>
          <table:table-cell table:style-name="ce20" office:value-type="float" office:value="816" calcext:value-type="float">
            <text:p><text:s/>816 </text:p>
          </table:table-cell>
          <table:table-cell table:style-name="ce20" office:value-type="float" office:value="785" calcext:value-type="float">
            <text:p><text:s/>785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新智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金晏</text:p>
          </table:table-cell>
          <table:table-cell table:style-name="ce6" office:value-type="string" calcext:value-type="string">
            <text:p>鼓山區龍子里、明誠里、龍水里「共計1組14支鏡頭之監視錄影系統」</text:p>
          </table:table-cell>
          <table:table-cell table:style-name="ce14" office:value-type="string" calcext:value-type="string">
            <text:p>鼓山區</text:p>
          </table:table-cell>
          <table:table-cell table:number-columns-repeated="2" table:style-name="ce20" office:value-type="float" office:value="677" calcext:value-type="float">
            <text:p><text:s/>67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鄭光峰</text:p>
          </table:table-cell>
          <table:table-cell table:style-name="ce6" office:value-type="string" calcext:value-type="string">
            <text:p>前鎮區鎮昌里「共計1組8支鏡頭之監視錄影系統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414" calcext:value-type="float">
            <text:p><text:s/>414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鄭光峰</text:p>
          </table:table-cell>
          <table:table-cell table:style-name="ce6" office:value-type="string" calcext:value-type="string">
            <text:p>前鎮區民權里「守望相助隊巡守人員協勤裝備建置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119" calcext:value-type="float">
            <text:p><text:s/>119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鄭光峰</text:p>
          </table:table-cell>
          <table:table-cell table:style-name="ce6" office:value-type="string" calcext:value-type="string">
            <text:p>前鎮區後國里「守望相助隊巡守人員協勤裝備建置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102" calcext:value-type="float">
            <text:p><text:s/>10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鄭光峰</text:p>
          </table:table-cell>
          <table:table-cell table:style-name="ce6" office:value-type="string" calcext:value-type="string">
            <text:p>前鎮區興中里「守望相助隊巡守人員協勤裝備建置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101" calcext:value-type="float">
            <text:p><text:s/>10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鄭光峰</text:p>
          </table:table-cell>
          <table:table-cell table:style-name="ce6" office:value-type="string" calcext:value-type="string">
            <text:p>前鎮區瑞文里「守望相助隊巡守人員協勤裝備建置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101" calcext:value-type="float">
            <text:p><text:s/>10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錢聖武</text:p>
          </table:table-cell>
          <table:table-cell table:style-name="ce6" office:value-type="string" calcext:value-type="string">
            <text:p>仁武區八卦里「共計1組16支鏡頭之監視錄影系統」</text:p>
          </table:table-cell>
          <table:table-cell table:style-name="ce14" office:value-type="string" calcext:value-type="string">
            <text:p>仁武區</text:p>
          </table:table-cell>
          <table:table-cell table:number-columns-repeated="2" table:style-name="ce20" office:value-type="float" office:value="697" calcext:value-type="float">
            <text:p><text:s/>69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錢聖武</text:p>
          </table:table-cell>
          <table:table-cell table:style-name="ce6" office:value-type="string" calcext:value-type="string">
            <text:p>仁武區仁和里「共計1組16支鏡頭之監視錄影系統」</text:p>
          </table:table-cell>
          <table:table-cell table:style-name="ce14" office:value-type="string" calcext:value-type="string">
            <text:p>仁武區</text:p>
          </table:table-cell>
          <table:table-cell table:number-columns-repeated="2" table:style-name="ce20" office:value-type="float" office:value="791" calcext:value-type="float">
            <text:p><text:s/>79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錢聖武</text:p>
          </table:table-cell>
          <table:table-cell table:style-name="ce6" office:value-type="string" calcext:value-type="string">
            <text:p>仁武區赤山里「共計1組16支鏡頭之監視錄影系統」</text:p>
          </table:table-cell>
          <table:table-cell table:style-name="ce14" office:value-type="string" calcext:value-type="string">
            <text:p>仁武區</text:p>
          </table:table-cell>
          <table:table-cell table:number-columns-repeated="2" table:style-name="ce20" office:value-type="float" office:value="715" calcext:value-type="float">
            <text:p><text:s/>715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鍾盛有</text:p>
          </table:table-cell>
          <table:table-cell table:style-name="ce6" office:value-type="string" calcext:value-type="string">
            <text:p>警察局旗山分局杉林分駐所「增加設備」</text:p>
          </table:table-cell>
          <table:table-cell table:style-name="ce14" office:value-type="string" calcext:value-type="string">
            <text:p>杉林區</text:p>
          </table:table-cell>
          <table:table-cell table:style-name="ce20" office:value-type="float" office:value="406" calcext:value-type="float">
            <text:p><text:s/>406 </text:p>
          </table:table-cell>
          <table:table-cell table:style-name="ce20" office:value-type="float" office:value="383" calcext:value-type="float">
            <text:p><text:s/>38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鍾盛有</text:p>
          </table:table-cell>
          <table:table-cell table:style-name="ce6" office:value-type="string" calcext:value-type="string">
            <text:p>旗山區南勝里「共計1組6支鏡頭之監視錄影系統」</text:p>
          </table:table-cell>
          <table:table-cell table:style-name="ce14" office:value-type="string" calcext:value-type="string">
            <text:p>旗山區</text:p>
          </table:table-cell>
          <table:table-cell table:number-columns-repeated="2" table:style-name="ce20" office:value-type="float" office:value="495" calcext:value-type="float">
            <text:p><text:s/>495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鍾盛有</text:p>
          </table:table-cell>
          <table:table-cell table:style-name="ce6" office:value-type="string" calcext:value-type="string">
            <text:p>旗山區月眉里「共計1組12支鏡頭之監視錄影系統」</text:p>
          </table:table-cell>
          <table:table-cell table:style-name="ce14" office:value-type="string" calcext:value-type="string">
            <text:p>旗山區</text:p>
          </table:table-cell>
          <table:table-cell table:number-columns-repeated="2" table:style-name="ce20" office:value-type="float" office:value="547" calcext:value-type="float">
            <text:p><text:s/>54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鍾盛有</text:p>
          </table:table-cell>
          <table:table-cell table:style-name="ce6" office:value-type="string" calcext:value-type="string">
            <text:p>警察局六龜分局「新興社區成立守望相助隊裝備」</text:p>
          </table:table-cell>
          <table:table-cell table:style-name="ce14" office:value-type="string" calcext:value-type="string">
            <text:p>六龜區</text:p>
          </table:table-cell>
          <table:table-cell table:style-name="ce20" office:value-type="float" office:value="100" calcext:value-type="float">
            <text:p><text:s/>10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警察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鍾盛有</text:p>
          </table:table-cell>
          <table:table-cell table:style-name="ce6" office:value-type="string" calcext:value-type="string">
            <text:p>旗山分局日光小林、新和「守望相助隊巡守人員協勤裝備建置」</text:p>
          </table:table-cell>
          <table:table-cell table:style-name="ce14" office:value-type="string" calcext:value-type="string">
            <text:p>旗山區</text:p>
          </table:table-cell>
          <table:table-cell table:number-columns-repeated="2" table:style-name="ce20" office:value-type="float" office:value="217" calcext:value-type="float">
            <text:p><text:s/>21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藍星木</text:p>
          </table:table-cell>
          <table:table-cell table:style-name="ce6" office:value-type="string" calcext:value-type="string">
            <text:p>警察局新興分局「辦公廳舍設備」</text:p>
          </table:table-cell>
          <table:table-cell table:style-name="ce14" office:value-type="string" calcext:value-type="string">
            <text:p>新興區</text:p>
          </table:table-cell>
          <table:table-cell table:style-name="ce20" office:value-type="float" office:value="501" calcext:value-type="float">
            <text:p><text:s/>501 </text:p>
          </table:table-cell>
          <table:table-cell table:style-name="ce20" office:value-type="float" office:value="483" calcext:value-type="float">
            <text:p><text:s/>48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風城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藍星木</text:p>
          </table:table-cell>
          <table:table-cell table:style-name="ce6" office:value-type="string" calcext:value-type="string">
            <text:p>警察局鼓山分局「辦公廳舍設備」</text:p>
          </table:table-cell>
          <table:table-cell table:style-name="ce14" office:value-type="string" calcext:value-type="string">
            <text:p>鼓山區</text:p>
          </table:table-cell>
          <table:table-cell table:style-name="ce20" office:value-type="float" office:value="299" calcext:value-type="float">
            <text:p><text:s/>299 </text:p>
          </table:table-cell>
          <table:table-cell table:style-name="ce20" office:value-type="float" office:value="293" calcext:value-type="float">
            <text:p><text:s/>29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</text:p>
          </table:table-cell>
          <table:table-cell table:number-columns-repeated="1015"/>
        </table:table-row>
        <table:table-row table:style-name="ro16">
          <table:table-cell table:style-name="ce5" office:value-type="string" calcext:value-type="string">
            <text:p>藍星木</text:p>
          </table:table-cell>
          <table:table-cell table:style-name="ce6" office:value-type="string" calcext:value-type="string">
            <text:p>警察局楠梓分局「電器、資訊設備更新」</text:p>
          </table:table-cell>
          <table:table-cell table:style-name="ce14" office:value-type="string" calcext:value-type="string">
            <text:p>楠梓區</text:p>
          </table:table-cell>
          <table:table-cell table:style-name="ce20" office:value-type="float" office:value="1118" calcext:value-type="float">
            <text:p><text:s/>1,118 </text:p>
          </table:table-cell>
          <table:table-cell table:style-name="ce20" office:value-type="float" office:value="1057" calcext:value-type="float">
            <text:p><text:s/>1,05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、三普體育事業有限公司、國祥科技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藍星木</text:p>
          </table:table-cell>
          <table:table-cell table:style-name="ce6" office:value-type="string" calcext:value-type="string">
            <text:p>警察局左營分局「資訊設備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300" calcext:value-type="float">
            <text:p><text:s/>300 </text:p>
          </table:table-cell>
          <table:table-cell table:style-name="ce26" office:value-type="string" calcext:value-type="string">
            <text:p>103年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藍星木</text:p>
          </table:table-cell>
          <table:table-cell table:style-name="ce6" office:value-type="string" calcext:value-type="string">
            <text:p>楠梓區久昌里「共計1組16支鏡頭之監視錄影系統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682" calcext:value-type="float">
            <text:p><text:s/>682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藍星木</text:p>
          </table:table-cell>
          <table:table-cell table:style-name="ce6" office:value-type="string" calcext:value-type="string">
            <text:p>楠梓區金田里「共計1組6支鏡頭之監視錄影系統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357" calcext:value-type="float">
            <text:p><text:s/>357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藍星木</text:p>
          </table:table-cell>
          <table:table-cell table:style-name="ce6" office:value-type="string" calcext:value-type="string">
            <text:p>橋頭區甲南里「共計1組16支鏡頭之監視錄影系統」</text:p>
          </table:table-cell>
          <table:table-cell table:style-name="ce14" office:value-type="string" calcext:value-type="string">
            <text:p>橋頭區</text:p>
          </table:table-cell>
          <table:table-cell table:number-columns-repeated="2" table:style-name="ce20" office:value-type="float" office:value="690" calcext:value-type="float">
            <text:p><text:s/>69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蘇炎城</text:p>
          </table:table-cell>
          <table:table-cell table:style-name="ce6" office:value-type="string" calcext:value-type="string">
            <text:p>鳳山區保安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700" calcext:value-type="float">
            <text:p><text:s/>7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蘇炎城</text:p>
          </table:table-cell>
          <table:table-cell table:style-name="ce6" office:value-type="string" calcext:value-type="string">
            <text:p>鳳山區福祥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708" calcext:value-type="float">
            <text:p><text:s/>70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蘇炎城</text:p>
          </table:table-cell>
          <table:table-cell table:style-name="ce6" office:value-type="string" calcext:value-type="string">
            <text:p>鳳山區文山里「共計1組16支鏡頭之監視錄影系統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744" calcext:value-type="float">
            <text:p><text:s/>744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蘇炎城</text:p>
          </table:table-cell>
          <table:table-cell table:style-name="ce6" office:value-type="string" calcext:value-type="string">
            <text:p>鳳山區富甲里「守望相助隊巡守人員協勤裝備建置」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101" calcext:value-type="float">
            <text:p><text:s/>101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穎國際實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蘇炎城</text:p>
          </table:table-cell>
          <table:table-cell table:style-name="ce6" office:value-type="string" calcext:value-type="string">
            <text:p>六龜區新興里「共計1組6支鏡頭之監視錄影系統」</text:p>
          </table:table-cell>
          <table:table-cell table:style-name="ce14" office:value-type="string" calcext:value-type="string">
            <text:p>六龜區</text:p>
          </table:table-cell>
          <table:table-cell table:number-columns-repeated="2" table:style-name="ce20" office:value-type="float" office:value="324" calcext:value-type="float">
            <text:p><text:s/>324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未決標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蘇炎城</text:p>
          </table:table-cell>
          <table:table-cell table:style-name="ce6" office:value-type="string" calcext:value-type="string">
            <text:p>警察局秘書室「廳舍設備」</text:p>
          </table:table-cell>
          <table:table-cell table:style-name="ce14" office:value-type="string" calcext:value-type="string">
            <text:p>前金區</text:p>
          </table:table-cell>
          <table:table-cell table:style-name="ce20" office:value-type="float" office:value="195" calcext:value-type="float">
            <text:p><text:s/>195 </text:p>
          </table:table-cell>
          <table:table-cell table:style-name="ce20" office:value-type="float" office:value="188" calcext:value-type="float">
            <text:p><text:s/>188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八ㄚ旺實業有限公司、風城企業社、國祥科技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蘇琦莉</text:p>
          </table:table-cell>
          <table:table-cell table:style-name="ce6" office:value-type="string" calcext:value-type="string">
            <text:p>警察局湖內分局「資訊設備」</text:p>
          </table:table-cell>
          <table:table-cell table:style-name="ce14" office:value-type="string" calcext:value-type="string">
            <text:p>湖內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蘇琦莉</text:p>
          </table:table-cell>
          <table:table-cell table:style-name="ce6" office:value-type="string" calcext:value-type="string">
            <text:p>路竹區新達里「共計1組16支鏡頭之監視錄影系統」</text:p>
          </table:table-cell>
          <table:table-cell table:style-name="ce14" office:value-type="string" calcext:value-type="string">
            <text:p>路竹區</text:p>
          </table:table-cell>
          <table:table-cell table:number-columns-repeated="2" table:style-name="ce20" office:value-type="float" office:value="626" calcext:value-type="float">
            <text:p><text:s/>626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蘇琦莉</text:p>
          </table:table-cell>
          <table:table-cell table:style-name="ce6" office:value-type="string" calcext:value-type="string">
            <text:p>路竹區鴨寮里「共計1組16支鏡頭之監視錄影系統」</text:p>
          </table:table-cell>
          <table:table-cell table:style-name="ce14" office:value-type="string" calcext:value-type="string">
            <text:p>路竹區</text:p>
          </table:table-cell>
          <table:table-cell table:number-columns-repeated="2" table:style-name="ce20" office:value-type="float" office:value="810" calcext:value-type="float">
            <text:p><text:s/>81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蘇琦莉</text:p>
          </table:table-cell>
          <table:table-cell table:style-name="ce6" office:value-type="string" calcext:value-type="string">
            <text:p>路竹區北嶺里「共計1組16支鏡頭之監視錄影系統」</text:p>
          </table:table-cell>
          <table:table-cell table:style-name="ce14" office:value-type="string" calcext:value-type="string">
            <text:p>路竹區</text:p>
          </table:table-cell>
          <table:table-cell table:number-columns-repeated="2" table:style-name="ce20" office:value-type="float" office:value="863" calcext:value-type="float">
            <text:p><text:s/>863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蘇琦莉</text:p>
          </table:table-cell>
          <table:table-cell table:style-name="ce6" office:value-type="string" calcext:value-type="string">
            <text:p>路竹區文北里「共計1組16支鏡頭之監視錄影系統」</text:p>
          </table:table-cell>
          <table:table-cell table:style-name="ce14" office:value-type="string" calcext:value-type="string">
            <text:p>路竹區</text:p>
          </table:table-cell>
          <table:table-cell table:number-columns-repeated="2" table:style-name="ce20" office:value-type="float" office:value="730" calcext:value-type="float">
            <text:p><text:s/>730 </text:p>
          </table:table-cell>
          <table:table-cell table:style-name="ce26" office:value-type="string" calcext:value-type="string">
            <text:p>行政業務-業務管理</text:p>
          </table:table-cell>
          <table:table-cell table:style-name="ce26" office:value-type="string" calcext:value-type="string">
            <text:p>警察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綜電腦系統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昌達</text:p>
          </table:table-cell>
          <table:table-cell table:style-name="ce6" office:value-type="string" calcext:value-type="string">
            <text:p>立隆街220-1號周遭路面改善工程</text:p>
          </table:table-cell>
          <table:table-cell table:style-name="ce14" office:value-type="string" calcext:value-type="string">
            <text:p>大寮區</text:p>
          </table:table-cell>
          <table:table-cell table:number-columns-repeated="2" table:style-name="ce20" office:value-type="float" office:value="195" calcext:value-type="float">
            <text:p><text:s/>195 </text:p>
          </table:table-cell>
          <table:table-cell table:style-name="ce26" office:value-type="string" calcext:value-type="string">
            <text:p>103年度土地開發業務-地上物拆遷補償及工程規劃</text:p>
          </table:table-cell>
          <table:table-cell table:style-name="ce26" office:value-type="string" calcext:value-type="string">
            <text:p>地政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7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湖內區劉家里新興街109巷內農路改善工程</text:p>
          </table:table-cell>
          <table:table-cell table:style-name="ce14" office:value-type="string" calcext:value-type="string">
            <text:p>湖內區</text:p>
          </table:table-cell>
          <table:table-cell table:number-columns-repeated="2" table:style-name="ce20" office:value-type="float" office:value="368" calcext:value-type="float">
            <text:p><text:s/>368 </text:p>
          </table:table-cell>
          <table:table-cell table:style-name="ce26" office:value-type="string" calcext:value-type="string">
            <text:p>農業業務-農村及農業發展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瑞華營造工程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眉蓁</text:p>
          </table:table-cell>
          <table:table-cell table:style-name="ce6" office:value-type="string" calcext:value-type="string">
            <text:p>蓮池潭高雄物產館音樂廣場設立工程</text:p>
          </table:table-cell>
          <table:table-cell table:style-name="ce14" office:value-type="string" calcext:value-type="string">
            <text:p>左營區</text:p>
          </table:table-cell>
          <table:table-cell table:style-name="ce20" office:value-type="float" office:value="1000" calcext:value-type="float">
            <text:p><text:s/>1,000 </text:p>
          </table:table-cell>
          <table:table-cell table:style-name="ce20" office:value-type="float" office:value="925" calcext:value-type="float">
            <text:p><text:s/>925 </text:p>
          </table:table-cell>
          <table:table-cell table:style-name="ce26" office:value-type="string" calcext:value-type="string">
            <text:p>農業業務-農產運銷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沛達科技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眉蓁</text:p>
          </table:table-cell>
          <table:table-cell table:style-name="ce6" office:value-type="string" calcext:value-type="string">
            <text:p>高雄市果菜市場「改善停車場及廁所整修工程」</text:p>
          </table:table-cell>
          <table:table-cell table:style-name="ce14" office:value-type="string" calcext:value-type="string">
            <text:p>三民區</text:p>
          </table:table-cell>
          <table:table-cell table:style-name="ce20" office:value-type="float" office:value="860" calcext:value-type="float">
            <text:p><text:s/>86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農業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林武忠</text:p>
          </table:table-cell>
          <table:table-cell table:style-name="ce6" office:value-type="string" calcext:value-type="string">
            <text:p>六龜區荖濃里「頂濃路附近農路改善工程」</text:p>
          </table:table-cell>
          <table:table-cell table:style-name="ce14" office:value-type="string" calcext:value-type="string">
            <text:p>六龜區</text:p>
          </table:table-cell>
          <table:table-cell table:number-columns-repeated="2" table:style-name="ce20" office:value-type="float" office:value="1320" calcext:value-type="float">
            <text:p><text:s/>1,320 </text:p>
          </table:table-cell>
          <table:table-cell table:style-name="ce26" office:value-type="string" calcext:value-type="string">
            <text:p>農業業務-農村及農業發展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瑞華營造工程有限公司（開口契約廠商）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大樹區水寮里產業道路擋土牆工程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460" calcext:value-type="float">
            <text:p><text:s/>460 </text:p>
          </table:table-cell>
          <table:table-cell table:style-name="ce26" office:value-type="string" calcext:value-type="string">
            <text:p>農業業務-農村及農業發展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7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大樹區興田里麻竹園道路改善工程</text:p>
          </table:table-cell>
          <table:table-cell table:style-name="ce14" office:value-type="string" calcext:value-type="string">
            <text:p>大樹區</text:p>
          </table:table-cell>
          <table:table-cell table:style-name="ce20" office:value-type="float" office:value="150" calcext:value-type="float">
            <text:p><text:s/>15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農業局</text:p>
          </table:table-cell>
          <table:table-cell table:style-name="ce26" table:number-columns-repeated="2"/>
          <table:table-cell table:number-columns-repeated="1015"/>
        </table:table-row>
        <table:table-row table:style-name="ro7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大樹區姑山里道路擋土牆改善工程</text:p>
          </table:table-cell>
          <table:table-cell table:style-name="ce14" office:value-type="string" calcext:value-type="string">
            <text:p>大樹區</text:p>
          </table:table-cell>
          <table:table-cell table:style-name="ce20" office:value-type="float" office:value="300" calcext:value-type="float">
            <text:p><text:s/>300 </text:p>
          </table:table-cell>
          <table:table-cell table:style-name="ce20" office:value-type="float" office:value="150" calcext:value-type="float">
            <text:p><text:s/>150 </text:p>
          </table:table-cell>
          <table:table-cell table:style-name="ce26" office:value-type="string" calcext:value-type="string">
            <text:p>農業業務-農村及農業發展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7">
          <table:table-cell table:style-name="ce5" office:value-type="string" calcext:value-type="string">
            <text:p>林富寶</text:p>
          </table:table-cell>
          <table:table-cell table:style-name="ce6" office:value-type="string" calcext:value-type="string">
            <text:p>高43線旁路面改善工程</text:p>
          </table:table-cell>
          <table:table-cell table:style-name="ce14" office:value-type="string" calcext:value-type="string">
            <text:p>旗山區</text:p>
          </table:table-cell>
          <table:table-cell table:number-columns-repeated="2" table:style-name="ce20" office:value-type="float" office:value="370" calcext:value-type="float">
            <text:p><text:s/>370 </text:p>
          </table:table-cell>
          <table:table-cell table:style-name="ce26" office:value-type="string" calcext:value-type="string">
            <text:p>農業業務-農村及農業發展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7">
          <table:table-cell table:style-name="ce5" office:value-type="string" calcext:value-type="string">
            <text:p>林富寶</text:p>
          </table:table-cell>
          <table:table-cell table:style-name="ce6" office:value-type="string" calcext:value-type="string">
            <text:p>內門區溝坪九采崙農路工程等2處</text:p>
          </table:table-cell>
          <table:table-cell table:style-name="ce14" office:value-type="string" calcext:value-type="string">
            <text:p>內門區</text:p>
          </table:table-cell>
          <table:table-cell table:style-name="ce20" office:value-type="float" office:value="205" calcext:value-type="float">
            <text:p><text:s/>205 </text:p>
          </table:table-cell>
          <table:table-cell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農業業務-農村及農業發展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林義迪</text:p>
          </table:table-cell>
          <table:table-cell table:style-name="ce6" office:value-type="string" calcext:value-type="string">
            <text:p>旗山區旗南二路往中寮道路合作農場產業道路修繕</text:p>
          </table:table-cell>
          <table:table-cell table:style-name="ce14" office:value-type="string" calcext:value-type="string">
            <text:p>旗山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農業業務-農村及農業發展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瑞華營造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林瑩蓉</text:p>
          </table:table-cell>
          <table:table-cell table:style-name="ce6" office:value-type="string" calcext:value-type="string">
            <text:p>蓮池潭高雄物產館「開心農場水稻田區環境改善工程」</text:p>
          </table:table-cell>
          <table:table-cell table:style-name="ce14" office:value-type="string" calcext:value-type="string">
            <text:p>左營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農業發展與產銷調節支出-委辦費-高雄物產館蓮潭旗艦店營運相關費用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駿展土木包工業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康裕成</text:p>
          </table:table-cell>
          <table:table-cell table:style-name="ce6" office:value-type="string" calcext:value-type="string">
            <text:p>桃源區農路維修工程</text:p>
          </table:table-cell>
          <table:table-cell table:style-name="ce14" office:value-type="string" calcext:value-type="string">
            <text:p>桃源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農業業務-農村及農業發展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7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六龜區新威里「台27線附近道路改善工程」</text:p>
          </table:table-cell>
          <table:table-cell table:style-name="ce14" office:value-type="string" calcext:value-type="string">
            <text:p>六龜區</text:p>
          </table:table-cell>
          <table:table-cell table:style-name="ce20" office:value-type="float" office:value="530" calcext:value-type="float">
            <text:p><text:s/>53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農業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許福森</text:p>
          </table:table-cell>
          <table:table-cell table:style-name="ce6" office:value-type="string" calcext:value-type="string">
            <text:p>內門區三平里通往光興里、內豐里農路改善工程</text:p>
          </table:table-cell>
          <table:table-cell table:style-name="ce14" office:value-type="string" calcext:value-type="string">
            <text:p>內門區</text:p>
          </table:table-cell>
          <table:table-cell table:number-columns-repeated="2" table:style-name="ce20" office:value-type="float" office:value="450" calcext:value-type="float">
            <text:p><text:s/>450 </text:p>
          </table:table-cell>
          <table:table-cell table:style-name="ce26" office:value-type="string" calcext:value-type="string">
            <text:p>農業業務-農村及農業發展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7">
          <table:table-cell table:style-name="ce5" office:value-type="string" calcext:value-type="string">
            <text:p>許慧玉</text:p>
          </table:table-cell>
          <table:table-cell table:style-name="ce6" office:value-type="string" calcext:value-type="string">
            <text:p>大樹區統嶺大坑等里AC路面改善工程</text:p>
          </table:table-cell>
          <table:table-cell table:style-name="ce14" office:value-type="string" calcext:value-type="string">
            <text:p>大樹區</text:p>
          </table:table-cell>
          <table:table-cell table:style-name="ce20" office:value-type="float" office:value="700" calcext:value-type="float">
            <text:p><text:s/>70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農業局</text:p>
          </table:table-cell>
          <table:table-cell table:style-name="ce26" table:number-columns-repeated="2"/>
          <table:table-cell table:number-columns-repeated="1015"/>
        </table:table-row>
        <table:table-row table:style-name="ro7">
          <table:table-cell table:style-name="ce5" office:value-type="string" calcext:value-type="string">
            <text:p>郭建盟</text:p>
          </table:table-cell>
          <table:table-cell table:style-name="ce6" office:value-type="string" calcext:value-type="string">
            <text:p>甲仙區嘉雲巷農路修繕工程</text:p>
          </table:table-cell>
          <table:table-cell table:style-name="ce14" office:value-type="string" calcext:value-type="string">
            <text:p>甲仙區</text:p>
          </table:table-cell>
          <table:table-cell table:number-columns-repeated="2" table:style-name="ce20" office:value-type="float" office:value="3200" calcext:value-type="float">
            <text:p><text:s/>3,200 </text:p>
          </table:table-cell>
          <table:table-cell table:style-name="ce26" office:value-type="string" calcext:value-type="string">
            <text:p>農業業務-農村及農業發展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見興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杉林區集來里「金興往南勢坑道路工程」</text:p>
          </table:table-cell>
          <table:table-cell table:style-name="ce14" office:value-type="string" calcext:value-type="string">
            <text:p>杉林區</text:p>
          </table:table-cell>
          <table:table-cell table:number-columns-repeated="2" table:style-name="ce20" office:value-type="float" office:value="700" calcext:value-type="float">
            <text:p><text:s/>700 </text:p>
          </table:table-cell>
          <table:table-cell table:style-name="ce26" office:value-type="string" calcext:value-type="string">
            <text:p>農業業務-農村及農業發展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帝緯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慧文</text:p>
          </table:table-cell>
          <table:table-cell table:style-name="ce6" office:value-type="string" calcext:value-type="string">
            <text:p>美濃區美濃段1843地號土地旁產業道路修繕工程（第2期）</text:p>
          </table:table-cell>
          <table:table-cell table:style-name="ce14" office:value-type="string" calcext:value-type="string">
            <text:p>美濃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農業業務-農村及農業發展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千立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燕巢區東燕里163巷往61巷產業道路柏油路面改善工程</text:p>
          </table:table-cell>
          <table:table-cell table:style-name="ce14" office:value-type="string" calcext:value-type="string">
            <text:p>燕巢區</text:p>
          </table:table-cell>
          <table:table-cell table:number-columns-repeated="2" table:style-name="ce20" office:value-type="float" office:value="550" calcext:value-type="float">
            <text:p><text:s/>550 </text:p>
          </table:table-cell>
          <table:table-cell table:style-name="ce26" office:value-type="string" calcext:value-type="string">
            <text:p>農業業務-農村及農業發展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瑞華營造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蘇琦莉</text:p>
          </table:table-cell>
          <table:table-cell table:style-name="ce6" office:value-type="string" calcext:value-type="string">
            <text:p>內門區內東里（花籃）等農路改善工程</text:p>
          </table:table-cell>
          <table:table-cell table:style-name="ce14" office:value-type="string" calcext:value-type="string">
            <text:p>內門區</text:p>
          </table:table-cell>
          <table:table-cell table:number-columns-repeated="2" table:style-name="ce20" office:value-type="float" office:value="1085" calcext:value-type="float">
            <text:p><text:s/>1,085 </text:p>
          </table:table-cell>
          <table:table-cell table:style-name="ce26" office:value-type="string" calcext:value-type="string">
            <text:p>農業業務-農村及農業發展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瑞華營造工程有限公司（開口契約廠商）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勞工局新成立會議室及設備</text:p>
          </table:table-cell>
          <table:table-cell table:style-name="ce14" office:value-type="string" calcext:value-type="string">
            <text:p>勞工局</text:p>
          </table:table-cell>
          <table:table-cell table:style-name="ce20" office:value-type="float" office:value="500" calcext:value-type="float">
            <text:p><text:s/>50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勞工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消防局第五救災救護大隊第一中隊茄萣分隊「2樓會議室冷氣安裝」</text:p>
          </table:table-cell>
          <table:table-cell table:style-name="ce14" office:value-type="string" calcext:value-type="string">
            <text:p>茄萣區</text:p>
          </table:table-cell>
          <table:table-cell table:number-columns-repeated="2" table:style-name="ce20" office:value-type="float" office:value="120" calcext:value-type="float">
            <text:p><text:s/>120 </text:p>
          </table:table-cell>
          <table:table-cell table:style-name="ce26" office:value-type="string" calcext:value-type="string">
            <text:p>一般行政-業務管理</text:p>
          </table:table-cell>
          <table:table-cell table:style-name="ce26" office:value-type="string" calcext:value-type="string">
            <text:p>消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吉鳳祥行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市政府消防局緊急救護科「購置救護背心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200" calcext:value-type="float">
            <text:p><text:s/>200 </text:p>
          </table:table-cell>
          <table:table-cell table:style-name="ce26" office:value-type="string" calcext:value-type="string">
            <text:p>消防業務-緊急救護業務</text:p>
          </table:table-cell>
          <table:table-cell table:style-name="ce26" office:value-type="string" calcext:value-type="string">
            <text:p>消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榮格服裝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市政府消防局緊急救護科「購置救護耗材（檢診手套及外科口罩）」</text:p>
          </table:table-cell>
          <table:table-cell table:style-name="ce14" office:value-type="string" calcext:value-type="string">
            <text:p>前鎮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消防業務-緊急救護業務</text:p>
          </table:table-cell>
          <table:table-cell table:style-name="ce26" office:value-type="string" calcext:value-type="string">
            <text:p>消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外科口罩-觀達公司  </text:p>
            <text:p>PVC手套-強利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瑩蓉</text:p>
          </table:table-cell>
          <table:table-cell table:style-name="ce6" office:value-type="string" calcext:value-type="string">
            <text:p>消防局第二大隊右昌分隊「駐地汙水排放整建工程」</text:p>
          </table:table-cell>
          <table:table-cell table:style-name="ce14" office:value-type="string" calcext:value-type="string">
            <text:p>楠梓區</text:p>
          </table:table-cell>
          <table:table-cell table:number-columns-repeated="2" table:style-name="ce20" office:value-type="float" office:value="197" calcext:value-type="float">
            <text:p><text:s/>197 </text:p>
          </table:table-cell>
          <table:table-cell table:style-name="ce26" office:value-type="string" calcext:value-type="string">
            <text:p>一般行政-業務管理</text:p>
          </table:table-cell>
          <table:table-cell table:style-name="ce26" office:value-type="string" calcext:value-type="string">
            <text:p>消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金土木包工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天煌</text:p>
          </table:table-cell>
          <table:table-cell table:style-name="ce6" office:value-type="string" calcext:value-type="string">
            <text:p>市立圖書館林園分館增設防蚊氣密盤及水溝蓋</text:p>
          </table:table-cell>
          <table:table-cell table:style-name="ce14" office:value-type="string" calcext:value-type="string">
            <text:p>市立圖書館林園分館</text:p>
          </table:table-cell>
          <table:table-cell table:style-name="ce20" office:value-type="float" office:value="365" calcext:value-type="float">
            <text:p><text:s/>365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文化局</text:p>
          </table:table-cell>
          <table:table-cell table:style-name="ce26" table:number-columns-repeated="2"/>
          <table:table-cell table:number-columns-repeated="1015"/>
        </table:table-row>
        <table:table-row table:style-name="ro6">
          <table:table-cell table:style-name="ce5" office:value-type="string" calcext:value-type="string">
            <text:p>林芳如</text:p>
          </table:table-cell>
          <table:table-cell table:style-name="ce6" office:value-type="string" calcext:value-type="string">
            <text:p>九曲國小前「轉運候車亭新建工程」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1250" calcext:value-type="float">
            <text:p><text:s/>1,250 </text:p>
          </table:table-cell>
          <table:table-cell table:style-name="ce26" office:value-type="string" calcext:value-type="string">
            <text:p>101應付歲出保留款-交通規劃及管理-運輸規劃</text:p>
          </table:table-cell>
          <table:table-cell table:style-name="ce26" office:value-type="string" calcext:value-type="string">
            <text:p>交通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巨采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順進</text:p>
          </table:table-cell>
          <table:table-cell table:style-name="ce6" office:value-type="string" calcext:value-type="string">
            <text:p>高雄區漁會魚市場購置裝卸魚貨機械(堆高機)設備</text:p>
          </table:table-cell>
          <table:table-cell table:style-name="ce14" office:value-type="string" calcext:value-type="string">
            <text:p>前鎮魚市場</text:p>
          </table:table-cell>
          <table:table-cell table:style-name="ce20" office:value-type="float" office:value="200" calcext:value-type="float">
            <text:p><text:s/>200 </text:p>
          </table:table-cell>
          <table:table-cell table:style-name="ce20" office:value-type="float" office:value="194" calcext:value-type="float">
            <text:p><text:s/>194 </text:p>
          </table:table-cell>
          <table:table-cell table:style-name="ce26" office:value-type="string" calcext:value-type="string">
            <text:p>漁業行政-漁業輔導及推廣</text:p>
          </table:table-cell>
          <table:table-cell table:style-name="ce26" office:value-type="string" calcext:value-type="string">
            <text:p>海洋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金章重機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蘇炎城</text:p>
          </table:table-cell>
          <table:table-cell table:style-name="ce6" office:value-type="string" calcext:value-type="string">
            <text:p>鳳山區中崙二標社區公園採光罩修繕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268" calcext:value-type="float">
            <text:p><text:s/>268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都市發展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苓雅區林南里四維國宅社區兒童遊戲場旁設置體健設施</text:p>
          </table:table-cell>
          <table:table-cell table:style-name="ce14" office:value-type="string" calcext:value-type="string">
            <text:p>苓雅區</text:p>
          </table:table-cell>
          <table:table-cell table:style-name="ce20" office:value-type="float" office:value="104.832" calcext:value-type="float">
            <text:p><text:s/>105 </text:p>
          </table:table-cell>
          <table:table-cell table:style-name="ce20" office:value-type="float" office:value="105" calcext:value-type="float">
            <text:p><text:s/>105 </text:p>
          </table:table-cell>
          <table:table-cell table:style-name="ce26" office:value-type="string" calcext:value-type="string">
            <text:p>公共建設-公共設施改善工程</text:p>
          </table:table-cell>
          <table:table-cell table:style-name="ce26" office:value-type="string" calcext:value-type="string">
            <text:p>都市發展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帝緯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梓官區「赤崁海堤（通安宮前）保護工程」</text:p>
          </table:table-cell>
          <table:table-cell table:style-name="ce14" office:value-type="string" calcext:value-type="string">
            <text:p>梓官區</text:p>
          </table:table-cell>
          <table:table-cell table:number-columns-repeated="2" table:style-name="ce20" office:value-type="float" office:value="2000" calcext:value-type="float">
            <text:p><text:s/>2,000 </text:p>
          </table:table-cell>
          <table:table-cell table:style-name="ce26" office:value-type="string" calcext:value-type="string">
            <text:p>水利工程-排水防洪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日益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內門區「東埔里等排水溝改善工程」</text:p>
          </table:table-cell>
          <table:table-cell table:style-name="ce14" office:value-type="string" calcext:value-type="string">
            <text:p>內門區</text:p>
          </table:table-cell>
          <table:table-cell table:number-columns-repeated="2" table:style-name="ce20" office:value-type="float" office:value="235" calcext:value-type="float">
            <text:p><text:s/>235 </text:p>
          </table:table-cell>
          <table:table-cell table:style-name="ce26" office:value-type="string" calcext:value-type="string">
            <text:p>水利工程-排水防洪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開口契約-弈翔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新興區八德一路雙側（林森一路至中山一路）一帶排水改善工程</text:p>
          </table:table-cell>
          <table:table-cell table:style-name="ce14" office:value-type="string" calcext:value-type="string">
            <text:p>新興區</text:p>
          </table:table-cell>
          <table:table-cell table:number-columns-repeated="2" table:style-name="ce20" office:value-type="float" office:value="1500" calcext:value-type="float">
            <text:p><text:s/>1,500 </text:p>
          </table:table-cell>
          <table:table-cell table:style-name="ce26" office:value-type="string" calcext:value-type="string">
            <text:p>水利工程-排水防洪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獅湖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苓雅區青年一路（光華一路至廣州一街）側溝改善工程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水利工程-排水防洪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亞門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許崑源</text:p>
          </table:table-cell>
          <table:table-cell table:style-name="ce6" office:value-type="string" calcext:value-type="string">
            <text:p>苓雅區四維二路（和平一路至光華一路）北側人行道側溝溝頂改善工程</text:p>
          </table:table-cell>
          <table:table-cell table:style-name="ce14" office:value-type="string" calcext:value-type="string">
            <text:p>苓雅區</text:p>
          </table:table-cell>
          <table:table-cell table:number-columns-repeated="2" table:style-name="ce20" office:value-type="float" office:value="700" calcext:value-type="float">
            <text:p><text:s/>700 </text:p>
          </table:table-cell>
          <table:table-cell table:style-name="ce26" office:value-type="string" calcext:value-type="string">
            <text:p>水利工程-排水防洪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陸淑美</text:p>
          </table:table-cell>
          <table:table-cell table:style-name="ce6" office:value-type="string" calcext:value-type="string">
            <text:p>大樹區水寮分線二排水（新水安段72、43地號）護岸新建工程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2000" calcext:value-type="float">
            <text:p><text:s/>2,000 </text:p>
          </table:table-cell>
          <table:table-cell table:style-name="ce26" office:value-type="string" calcext:value-type="string">
            <text:p>水利工程-排水防洪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亞力山大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許福森</text:p>
          </table:table-cell>
          <table:table-cell table:style-name="ce6" office:value-type="string" calcext:value-type="string">
            <text:p>彌陀區彌陀里海新排水下游護岸改善工程</text:p>
          </table:table-cell>
          <table:table-cell table:style-name="ce14" office:value-type="string" calcext:value-type="string">
            <text:p>彌陀區</text:p>
          </table:table-cell>
          <table:table-cell table:number-columns-repeated="2" table:style-name="ce20" office:value-type="float" office:value="645" calcext:value-type="float">
            <text:p><text:s/>645 </text:p>
          </table:table-cell>
          <table:table-cell table:style-name="ce26" office:value-type="string" calcext:value-type="string">
            <text:p>水利工程-排水防洪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坤暉營造有限公司</text:p>
          </table:table-cell>
          <table:table-cell table:number-columns-repeated="1015"/>
        </table:table-row>
        <table:table-row table:style-name="ro8">
          <table:table-cell table:style-name="ce5" office:value-type="string" calcext:value-type="string">
            <text:p>許福森</text:p>
          </table:table-cell>
          <table:table-cell table:style-name="ce6" office:value-type="string" calcext:value-type="string">
            <text:p>岡山區岡山路186巷28弄兩側排水溝改善工程</text:p>
          </table:table-cell>
          <table:table-cell table:style-name="ce14" office:value-type="string" calcext:value-type="string">
            <text:p>岡山區</text:p>
          </table:table-cell>
          <table:table-cell table:number-columns-repeated="2" table:style-name="ce20" office:value-type="float" office:value="800" calcext:value-type="float">
            <text:p><text:s/>800 </text:p>
          </table:table-cell>
          <table:table-cell table:style-name="ce26" office:value-type="string" calcext:value-type="string">
            <text:p>水利工程-排水防洪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富宸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許福森</text:p>
          </table:table-cell>
          <table:table-cell table:style-name="ce6" office:value-type="string" calcext:value-type="string">
            <text:p>內門區中埔里大竹圍道路工程</text:p>
          </table:table-cell>
          <table:table-cell table:style-name="ce14" office:value-type="string" calcext:value-type="string">
            <text:p>內門區</text:p>
          </table:table-cell>
          <table:table-cell table:number-columns-repeated="2" table:style-name="ce20" office:value-type="float" office:value="636" calcext:value-type="float">
            <text:p><text:s/>636 </text:p>
          </table:table-cell>
          <table:table-cell table:style-name="ce26" office:value-type="string" calcext:value-type="string">
            <text:p>水利工程-水土保持 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百益土木包工業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黃石龍</text:p>
          </table:table-cell>
          <table:table-cell table:style-name="ce6" office:value-type="string" calcext:value-type="string">
            <text:p>梓官區「赤崁海堤（通安宮前）保護工程」</text:p>
          </table:table-cell>
          <table:table-cell table:style-name="ce14" office:value-type="string" calcext:value-type="string">
            <text:p>梓官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水利工程-排水防洪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日益營造有限公司</text:p>
          </table:table-cell>
          <table:table-cell table:number-columns-repeated="1015"/>
        </table:table-row>
        <table:table-row table:style-name="ro17">
          <table:table-cell table:style-name="ce5" office:value-type="string" calcext:value-type="string">
            <text:p>李眉蓁</text:p>
          </table:table-cell>
          <table:table-cell table:style-name="ce6" office:value-type="string" calcext:value-type="string">
            <text:p>田寮區南安里大崗山段道路排水擋土改善工程</text:p>
          </table:table-cell>
          <table:table-cell table:style-name="ce14" office:value-type="string" calcext:value-type="string">
            <text:p>田寮區</text:p>
          </table:table-cell>
          <table:table-cell table:number-columns-repeated="2" table:style-name="ce20" office:value-type="float" office:value="2000" calcext:value-type="float">
            <text:p><text:s/>2,000 </text:p>
          </table:table-cell>
          <table:table-cell table:style-name="ce26" office:value-type="string" calcext:value-type="string">
            <text:p>水利工程-排水防洪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6">
          <table:table-cell table:style-name="ce5" office:value-type="string" calcext:value-type="string">
            <text:p>吳利成</text:p>
          </table:table-cell>
          <table:table-cell table:style-name="ce6" office:value-type="string" calcext:value-type="string">
            <text:p>大樹區小坪及水安等里排水溝及道路擋土牆加高改善工程</text:p>
          </table:table-cell>
          <table:table-cell table:style-name="ce14" office:value-type="string" calcext:value-type="string">
            <text:p>大樹區</text:p>
          </table:table-cell>
          <table:table-cell table:number-columns-repeated="2" table:style-name="ce20" office:value-type="float" office:value="750" calcext:value-type="float">
            <text:p><text:s/>750 </text:p>
          </table:table-cell>
          <table:table-cell table:style-name="ce26" office:value-type="string" calcext:value-type="string">
            <text:p>水利工程-排水防洪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尚未辦理</text:p>
          </table:table-cell>
          <table:table-cell table:style-name="ce26"/>
          <table:table-cell table:number-columns-repeated="1015"/>
        </table:table-row>
        <table:table-row table:style-name="ro7">
          <table:table-cell table:style-name="ce5" office:value-type="string" calcext:value-type="string">
            <text:p>張勝富</text:p>
          </table:table-cell>
          <table:table-cell table:style-name="ce6" office:value-type="string" calcext:value-type="string">
            <text:p>梓官區「赤崁海堤（通安宮前）保護工程」</text:p>
          </table:table-cell>
          <table:table-cell table:style-name="ce14" office:value-type="string" calcext:value-type="string">
            <text:p>梓官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水利工程-排水防洪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日益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林富寶</text:p>
          </table:table-cell>
          <table:table-cell table:style-name="ce6" office:value-type="string" calcext:value-type="string">
            <text:p>內門區內東里「虎頭山排水改善工程」</text:p>
          </table:table-cell>
          <table:table-cell table:style-name="ce14" office:value-type="string" calcext:value-type="string">
            <text:p>內門區</text:p>
          </table:table-cell>
          <table:table-cell table:number-columns-repeated="2" table:style-name="ce20" office:value-type="float" office:value="400" calcext:value-type="float">
            <text:p><text:s/>400 </text:p>
          </table:table-cell>
          <table:table-cell table:style-name="ce26" office:value-type="string" calcext:value-type="string">
            <text:p>水利工程-水土保持 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尚未辦理</text:p>
          </table:table-cell>
          <table:table-cell table:style-name="ce26" office:value-type="string" calcext:value-type="string">
            <text:p>百益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富寶</text:p>
          </table:table-cell>
          <table:table-cell table:style-name="ce6" office:value-type="string" calcext:value-type="string">
            <text:p>旗山區南勝里「磱碡坑段935-584號邊坡擋土牆工程」</text:p>
          </table:table-cell>
          <table:table-cell table:style-name="ce14" office:value-type="string" calcext:value-type="string">
            <text:p>旗山區</text:p>
          </table:table-cell>
          <table:table-cell table:number-columns-repeated="2" table:style-name="ce20" office:value-type="float" office:value="400" calcext:value-type="float">
            <text:p><text:s/>400 </text:p>
          </table:table-cell>
          <table:table-cell table:style-name="ce26" office:value-type="string" calcext:value-type="string">
            <text:p>水利工程-水土保持 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百益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富寶</text:p>
          </table:table-cell>
          <table:table-cell table:style-name="ce6" office:value-type="string" calcext:value-type="string">
            <text:p>內門區中埔里往觀亭里瓦寮聯絡道路排水及護岸改善工程（水利局）</text:p>
          </table:table-cell>
          <table:table-cell table:style-name="ce14" office:value-type="string" calcext:value-type="string">
            <text:p>內門區</text:p>
          </table:table-cell>
          <table:table-cell table:number-columns-repeated="2" table:style-name="ce20" office:value-type="float" office:value="400" calcext:value-type="float">
            <text:p><text:s/>400 </text:p>
          </table:table-cell>
          <table:table-cell table:style-name="ce26" office:value-type="string" calcext:value-type="string">
            <text:p>水利工程-水土保持 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尚未辦理</text:p>
          </table:table-cell>
          <table:table-cell table:style-name="ce26" office:value-type="string" calcext:value-type="string">
            <text:p>百益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洪平朗</text:p>
          </table:table-cell>
          <table:table-cell table:style-name="ce6" office:value-type="string" calcext:value-type="string">
            <text:p>路竹區復興段713、714、715、716及643地號旁新建擋土牆工程</text:p>
          </table:table-cell>
          <table:table-cell table:style-name="ce14" office:value-type="string" calcext:value-type="string">
            <text:p>路竹區</text:p>
          </table:table-cell>
          <table:table-cell table:number-columns-repeated="2" table:style-name="ce20" office:value-type="float" office:value="2000" calcext:value-type="float">
            <text:p><text:s/>2,000 </text:p>
          </table:table-cell>
          <table:table-cell table:style-name="ce26" office:value-type="string" calcext:value-type="string">
            <text:p>水利工程-排水防洪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鑫豐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武忠</text:p>
          </table:table-cell>
          <table:table-cell table:style-name="ce6" office:value-type="string" calcext:value-type="string">
            <text:p>三民區永吉街（瀋陽街至自由一路））雙側溝渠維護工程</text:p>
          </table:table-cell>
          <table:table-cell table:style-name="ce14" office:value-type="string" calcext:value-type="string">
            <text:p>三民區</text:p>
          </table:table-cell>
          <table:table-cell table:number-columns-repeated="2" table:style-name="ce20" office:value-type="float" office:value="700" calcext:value-type="float">
            <text:p><text:s/>700 </text:p>
          </table:table-cell>
          <table:table-cell table:style-name="ce26" office:value-type="string" calcext:value-type="string">
            <text:p>水利工程-排水防洪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獅湖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蕭永達</text:p>
          </table:table-cell>
          <table:table-cell table:style-name="ce6" office:value-type="string" calcext:value-type="string">
            <text:p>新興區仁愛二街東側（五福二路至民生一路）一帶排水改善工程</text:p>
          </table:table-cell>
          <table:table-cell table:style-name="ce14" office:value-type="string" calcext:value-type="string">
            <text:p>新興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水利工程-排水防洪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獅湖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李雅靜</text:p>
          </table:table-cell>
          <table:table-cell table:style-name="ce6" office:value-type="string" calcext:value-type="string">
            <text:p>鳳山區過埤排水（園茂路328巷～鳳頂路）護欄改善工程</text:p>
          </table:table-cell>
          <table:table-cell table:style-name="ce14" office:value-type="string" calcext:value-type="string">
            <text:p>鳳山區</text:p>
          </table:table-cell>
          <table:table-cell table:number-columns-repeated="2" table:style-name="ce20" office:value-type="float" office:value="1000" calcext:value-type="float">
            <text:p><text:s/>1,000 </text:p>
          </table:table-cell>
          <table:table-cell table:style-name="ce26" office:value-type="string" calcext:value-type="string">
            <text:p>水利工程-排水防洪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唐邦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李長生</text:p>
          </table:table-cell>
          <table:table-cell table:style-name="ce6" office:value-type="string" calcext:value-type="string">
            <text:p>田寮區西德里「排水改善工程」</text:p>
          </table:table-cell>
          <table:table-cell table:style-name="ce14" office:value-type="string" calcext:value-type="string">
            <text:p>田寮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水利工程-排水防洪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立聖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韓賜村</text:p>
          </table:table-cell>
          <table:table-cell table:style-name="ce6" office:value-type="string" calcext:value-type="string">
            <text:p>旗山區南勝里「華川社區邊坡擋土牆工程」</text:p>
          </table:table-cell>
          <table:table-cell table:style-name="ce14" office:value-type="string" calcext:value-type="string">
            <text:p>旗山區</text:p>
          </table:table-cell>
          <table:table-cell table:number-columns-repeated="2" table:style-name="ce20" office:value-type="float" office:value="1200" calcext:value-type="float">
            <text:p><text:s/>1,200 </text:p>
          </table:table-cell>
          <table:table-cell table:style-name="ce26" office:value-type="string" calcext:value-type="string">
            <text:p>水利工程-排水防洪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茂富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張文瑞</text:p>
          </table:table-cell>
          <table:table-cell table:style-name="ce6" office:value-type="string" calcext:value-type="string">
            <text:p>茄萣區外溝排水支流護岸加高工程</text:p>
          </table:table-cell>
          <table:table-cell table:style-name="ce14" office:value-type="string" calcext:value-type="string">
            <text:p>茄萣區</text:p>
          </table:table-cell>
          <table:table-cell table:number-columns-repeated="2" table:style-name="ce20" office:value-type="float" office:value="500" calcext:value-type="float">
            <text:p><text:s/>500 </text:p>
          </table:table-cell>
          <table:table-cell table:style-name="ce26" office:value-type="string" calcext:value-type="string">
            <text:p>水利工程-排水防洪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承宥土木包工業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張文瑞</text:p>
          </table:table-cell>
          <table:table-cell table:style-name="ce6" office:value-type="string" calcext:value-type="string">
            <text:p>田寮區南安路83-2號宅前排水溝改善工程</text:p>
          </table:table-cell>
          <table:table-cell table:style-name="ce14" office:value-type="string" calcext:value-type="string">
            <text:p>田寮區</text:p>
          </table:table-cell>
          <table:table-cell table:number-columns-repeated="2" table:style-name="ce20" office:value-type="float" office:value="120" calcext:value-type="float">
            <text:p><text:s/>120 </text:p>
          </table:table-cell>
          <table:table-cell table:style-name="ce26" office:value-type="string" calcext:value-type="string">
            <text:p>水利工程-排水防洪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申福土木包工業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張文瑞</text:p>
          </table:table-cell>
          <table:table-cell table:style-name="ce6" office:value-type="string" calcext:value-type="string">
            <text:p>茄萣區大湖埤排水右側護岸改善工程</text:p>
          </table:table-cell>
          <table:table-cell table:style-name="ce14" office:value-type="string" calcext:value-type="string">
            <text:p>茄萣區</text:p>
          </table:table-cell>
          <table:table-cell table:number-columns-repeated="2" table:style-name="ce20" office:value-type="float" office:value="600" calcext:value-type="float">
            <text:p><text:s/>600 </text:p>
          </table:table-cell>
          <table:table-cell table:style-name="ce26" office:value-type="string" calcext:value-type="string">
            <text:p>水利工程-排水防洪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富宸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林義迪</text:p>
          </table:table-cell>
          <table:table-cell table:style-name="ce6" office:value-type="string" calcext:value-type="string">
            <text:p>旗山區三協里大坑巷崩塌地處理工程</text:p>
          </table:table-cell>
          <table:table-cell table:style-name="ce14" office:value-type="string" calcext:value-type="string">
            <text:p>旗山區</text:p>
          </table:table-cell>
          <table:table-cell table:number-columns-repeated="2" table:style-name="ce20" office:value-type="float" office:value="700" calcext:value-type="float">
            <text:p><text:s/>700 </text:p>
          </table:table-cell>
          <table:table-cell table:style-name="ce26" office:value-type="string" calcext:value-type="string">
            <text:p>水利工程-水土保持 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定南土木包工業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許慧玉</text:p>
          </table:table-cell>
          <table:table-cell table:style-name="ce6" office:value-type="string" calcext:value-type="string">
            <text:p>3-1大社區嘉誠里「道路排水改善工程」</text:p>
          </table:table-cell>
          <table:table-cell table:style-name="ce14" office:value-type="string" calcext:value-type="string">
            <text:p>大社區</text:p>
          </table:table-cell>
          <table:table-cell table:style-name="ce20" office:value-type="float" office:value="650" calcext:value-type="float">
            <text:p><text:s/>65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水利局</text:p>
          </table:table-cell>
          <table:table-cell table:style-name="ce26" table:number-columns-repeated="2"/>
          <table:table-cell table:number-columns-repeated="1015"/>
        </table:table-row>
        <table:table-row table:style-name="ro7">
          <table:table-cell table:style-name="ce5" office:value-type="string" calcext:value-type="string">
            <text:p>陳明澤</text:p>
          </table:table-cell>
          <table:table-cell table:style-name="ce6" office:value-type="string" calcext:value-type="string">
            <text:p>田寮區崇德里「月世界崩塌地處理工程」</text:p>
          </table:table-cell>
          <table:table-cell table:style-name="ce14" office:value-type="string" calcext:value-type="string">
            <text:p>田寮區</text:p>
          </table:table-cell>
          <table:table-cell table:number-columns-repeated="2" table:style-name="ce20" office:value-type="float" office:value="2400" calcext:value-type="float">
            <text:p><text:s/>2,400 </text:p>
          </table:table-cell>
          <table:table-cell table:style-name="ce26" office:value-type="string" calcext:value-type="string">
            <text:p>水利工程-水土保持 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僑春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明澤</text:p>
          </table:table-cell>
          <table:table-cell table:style-name="ce6" office:value-type="string" calcext:value-type="string">
            <text:p>路竹區復興段713、714、715、716及643地號旁新建擋土牆工程</text:p>
          </table:table-cell>
          <table:table-cell table:style-name="ce14" office:value-type="string" calcext:value-type="string">
            <text:p>路竹區</text:p>
          </table:table-cell>
          <table:table-cell table:number-columns-repeated="2" table:style-name="ce20" office:value-type="float" office:value="2000" calcext:value-type="float">
            <text:p><text:s/>2,000 </text:p>
          </table:table-cell>
          <table:table-cell table:style-name="ce26" office:value-type="string" calcext:value-type="string">
            <text:p>水利工程-排水防洪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鑫豐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蘇琦莉</text:p>
          </table:table-cell>
          <table:table-cell table:style-name="ce6" office:value-type="string" calcext:value-type="string">
            <text:p>湖內區天真福廟排水箱涵改道工程</text:p>
          </table:table-cell>
          <table:table-cell table:style-name="ce14" office:value-type="string" calcext:value-type="string">
            <text:p>湖內區</text:p>
          </table:table-cell>
          <table:table-cell table:number-columns-repeated="2" table:style-name="ce20" office:value-type="float" office:value="1500" calcext:value-type="float">
            <text:p><text:s/>1,500 </text:p>
          </table:table-cell>
          <table:table-cell table:style-name="ce26" office:value-type="string" calcext:value-type="string">
            <text:p>水利工程-排水防洪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耀鴻營造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陳信瑜</text:p>
          </table:table-cell>
          <table:table-cell table:style-name="ce6" office:value-type="string" calcext:value-type="string">
            <text:p>市立空中大學「圖書館電梯整修」</text:p>
          </table:table-cell>
          <table:table-cell table:style-name="ce14" office:value-type="string" calcext:value-type="string">
            <text:p>高雄市立空中大學</text:p>
          </table:table-cell>
          <table:table-cell table:style-name="ce20" office:value-type="float" office:value="200" calcext:value-type="float">
            <text:p><text:s/>200 </text:p>
          </table:table-cell>
          <table:table-cell table:style-name="ce23" office:value-type="float" office:value="0" calcext:value-type="float">
            <text:p>0 </text:p>
          </table:table-cell>
          <table:table-cell table:style-name="ce26"/>
          <table:table-cell table:style-name="ce26" office:value-type="string" calcext:value-type="string">
            <text:p>高雄市立空中大學</text:p>
          </table:table-cell>
          <table:table-cell table:style-name="ce26" table:number-columns-repeated="2"/>
          <table:table-cell table:number-columns-repeated="1015"/>
        </table:table-row>
        <table:table-row table:style-name="ro22">
          <table:table-cell table:style-name="ce7" office:value-type="string" calcext:value-type="string" table:number-columns-spanned="3" table:number-rows-spanned="1">
            <text:p>合 <text:s text:c="9"/>計</text:p>
          </table:table-cell>
          <table:covered-table-cell table:style-name="ce11"/>
          <table:covered-table-cell table:style-name="ce15"/>
          <table:table-cell table:style-name="ce20" table:formula="of:=SUM([.D6:.D1396])" office:value-type="float" office:value="853955.537" calcext:value-type="float">
            <text:p><text:s/>853,956 </text:p>
          </table:table-cell>
          <table:table-cell table:style-name="ce20" table:formula="of:=SUM([.E6:.E1396])" office:value-type="float" office:value="746504.772" calcext:value-type="float">
            <text:p><text:s/>746,505 </text:p>
          </table:table-cell>
          <table:table-cell table:style-name="ce27"/>
          <table:table-cell table:style-name="ce30"/>
          <table:table-cell table:style-name="ce27" table:number-columns-repeated="2"/>
          <table:table-cell table:number-columns-repeated="1015"/>
        </table:table-row>
        <table:table-row table:style-name="ro7" table:number-rows-repeated="104717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議員4.$A$1" table:cell-range-address="$議員4.$A$1:.$I$1397" table:range-usable-as="print-range"/>
          <table:named-range table:name="_xlnm.Print_Titles" table:base-cell-address="$議員4.$A$1" table:cell-range-address="$議員4.$A$1:.$AMJ$5" table:range-usable-as="repeat-column repeat-row"/>
          <table:named-range table:name="_xlnm._FilterDatabase" table:base-cell-address="$議員4.$A$1" table:cell-range-address="$議員4.$A$5:.$S$1397"/>
        </table:named-expressions>
      </table:table>
      <table:named-expressions/>
      <table:database-ranges>
        <table:database-range table:name="__Anonymous_Sheet_DB__0" table:target-range-address="議員4.A5:議員4.S139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Helv" svg:font-family="Helv" style:font-family-generic="swiss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">
      <number:number number:decimal-places="0" loext:min-decimal-places="0" number:min-integer-digits="1" number:grouping="true"/>
      <number:text> </number:text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currency-style style:name="N10160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2" style:volatile="true" number:language="zh" number:country="TW">
      <loext:text> $</loext:text>
      <loext:fill-character> </loext:fill-character>
      <number:text>- </number:text>
    </number:currency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family="標楷體" style:font-family-generic="script" fo:font-size="11pt" fo:font-style="normal" fo:text-shadow="none" style:text-underline-style="none" fo:font-weight="normal" style:font-name-asian="標楷體" style:font-family-asian="標楷體" style:font-family-generic-asian="script" style:font-size-asian="11pt" style:font-style-asian="normal" style:font-weight-asian="normal" style:font-size-complex="11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20_7" style:display-name="一般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20_8_5f_102桃源控帳-核對完成版" style:display-name="一般 8_102桃源控帳-核對完成版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議員所提地方建設建議事項處理明細表Y1" style:display-name="一般_議員所提地方建設建議事項處理明細表Y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size-complex="10pt" style:font-style-complex="normal" style:font-weight-complex="normal"/>
    </style:style>
    <style:style style:name="千分位_20_2" style:display-name="千分位 2" style:family="table-cell" style:parent-style-name="Default" style:data-style-name="N138"/>
    <style:style style:name="千分位_20_3" style:display-name="千分位 3" style:family="table-cell" style:parent-style-name="Default" style:data-style-name="N138"/>
    <style:style style:name="壞_5f_社會局主管暫列額度表0116" style:display-name="壞_社會局主管暫列額度表0116" style:family="table-cell" style:parent-style-name="Default">
      <style:table-cell-properties fo:background-color="#cc99ff"/>
      <style:text-properties fo:color="#80008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壞_5f_縣府各處額度外明細表-瓊瑛" style:display-name="壞_縣府各處額度外明細表-瓊瑛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壞_5f_總表0218_28_2003版_29_" style:display-name="壞_總表0218(2003版)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標楷體" fo:font-family="標楷體" style:font-family-generic="script" fo:font-size="12pt" fo:font-style="normal" fo:text-shadow="none" style:text-underline-style="none" fo:font-weight="normal" style:font-name-asian="標楷體" style:font-family-asian="標楷體" style:font-family-generic-asian="script" style:font-size-asian="12pt" style:font-style-asian="normal" style:font-weight-asian="normal" style:font-size-complex="12pt" style:font-style-complex="normal" style:font-weight-complex="normal"/>
    </style:style>
    <style:style style:name="壞_5f_高縣100年預算調編表" style:display-name="壞_高縣100年預算調編表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好_5f_100年度預算執行情形_28_柏霖_29_" style:display-name="好_100年度預算執行情形(柏霖)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好_5f_100年度預算執行情形概況表" style:display-name="好_100年度預算執行情形概況表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好_5f_100年度預算執行情形概況表1125" style:display-name="好_100年度預算執行情形概況表1125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好_5f_100年度預算執行情形概況表xls" style:display-name="好_100年度預算執行情形概況表xls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好_5f_101年度預算執行情形概況表" style:display-name="好_101年度預算執行情形概況表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好_5f_Book1" style:display-name="好_Book1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好_5f_SOC_20_101中央預算考核1010225" style:display-name="好_SOC 101中央預算考核1010225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好_5f_社會局主管暫列額度表0116" style:display-name="好_社會局主管暫列額度表0116" style:family="table-cell" style:parent-style-name="Default">
      <style:table-cell-properties fo:background-color="#ccffff"/>
      <style:text-properties fo:color="#008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好_5f_縣府各處額度外明細表-瓊瑛" style:display-name="好_縣府各處額度外明細表-瓊瑛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好_5f_總表0218_28_2003版_29_" style:display-name="好_總表0218(2003版)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標楷體" fo:font-family="標楷體" style:font-family-generic="script" fo:font-size="12pt" fo:font-style="normal" fo:text-shadow="none" style:text-underline-style="none" fo:font-weight="normal" style:font-name-asian="標楷體" style:font-family-asian="標楷體" style:font-family-generic-asian="script" style:font-size-asian="12pt" style:font-style-asian="normal" style:font-weight-asian="normal" style:font-size-complex="12pt" style:font-style-complex="normal" style:font-weight-complex="normal"/>
    </style:style>
    <style:style style:name="好_5f_高縣100年預算調編表" style:display-name="好_高縣100年預算調編表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38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4.99mm" fo:margin-left="10mm" fo:margin-right="10m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svg:height="3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user</dc:creator>
    <meta:creation-date>2014-02-20T10:15:25</meta:creation-date>
    <dc:date>2014-02-21T08:38:38</dc:date>
    <meta:generator>LibreOffice/5.0.6.3$Windows_x86 LibreOffice_project/490fc03b25318460cfc54456516ea2519c11d1aa</meta:generator>
    <meta:document-statistic meta:table-count="1" meta:cell-count="1226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